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61f69" officeooo:paragraph-rsid="01161f69"/>
    </style:style>
    <style:style style:name="P23" style:family="paragraph" style:parent-style-name="Text_20_body">
      <style:text-properties officeooo:rsid="011acf22" officeooo:paragraph-rsid="011acf22"/>
    </style:style>
    <style:style style:name="P24" style:family="paragraph" style:parent-style-name="Text_20_body">
      <style:text-properties officeooo:rsid="011acf22" officeooo:paragraph-rsid="015c75cf"/>
    </style:style>
    <style:style style:name="P25" style:family="paragraph" style:parent-style-name="Text_20_body">
      <style:text-properties officeooo:rsid="011acf22" officeooo:paragraph-rsid="08446432"/>
    </style:style>
    <style:style style:name="P26" style:family="paragraph" style:parent-style-name="Text_20_body">
      <style:text-properties officeooo:rsid="011acf22" officeooo:paragraph-rsid="0845f5a3"/>
    </style:style>
    <style:style style:name="P27" style:family="paragraph" style:parent-style-name="Text_20_body">
      <style:text-properties officeooo:rsid="013020bf" officeooo:paragraph-rsid="013020bf"/>
    </style:style>
    <style:style style:name="P28" style:family="paragraph" style:parent-style-name="Text_20_body">
      <style:text-properties officeooo:rsid="013020bf" officeooo:paragraph-rsid="0139fdf0"/>
    </style:style>
    <style:style style:name="P29" style:family="paragraph" style:parent-style-name="Text_20_body">
      <style:text-properties officeooo:rsid="0133721b" officeooo:paragraph-rsid="013563e5"/>
    </style:style>
    <style:style style:name="P30" style:family="paragraph" style:parent-style-name="Text_20_body">
      <style:text-properties officeooo:rsid="0133721b" officeooo:paragraph-rsid="0139fdf0"/>
    </style:style>
    <style:style style:name="P31" style:family="paragraph" style:parent-style-name="Text_20_body">
      <style:text-properties officeooo:rsid="013563e5" officeooo:paragraph-rsid="013563e5"/>
    </style:style>
    <style:style style:name="P32" style:family="paragraph" style:parent-style-name="Text_20_body">
      <style:text-properties officeooo:rsid="013563e5" officeooo:paragraph-rsid="0139fdf0"/>
    </style:style>
    <style:style style:name="P33" style:family="paragraph" style:parent-style-name="Text_20_body">
      <style:text-properties officeooo:rsid="0149df48" officeooo:paragraph-rsid="014aa14f"/>
    </style:style>
    <style:style style:name="P34" style:family="paragraph" style:parent-style-name="Text_20_body">
      <style:text-properties officeooo:rsid="0149df48" officeooo:paragraph-rsid="017a0847"/>
    </style:style>
    <style:style style:name="P35" style:family="paragraph" style:parent-style-name="Text_20_body">
      <style:text-properties officeooo:rsid="0149df48" officeooo:paragraph-rsid="0185fa46"/>
    </style:style>
    <style:style style:name="P36" style:family="paragraph" style:parent-style-name="Text_20_body">
      <style:text-properties officeooo:rsid="014ea467" officeooo:paragraph-rsid="0152f675"/>
    </style:style>
    <style:style style:name="P37" style:family="paragraph" style:parent-style-name="Text_20_body">
      <style:text-properties officeooo:rsid="015f105a" officeooo:paragraph-rsid="015f105a"/>
    </style:style>
    <style:style style:name="P38" style:family="paragraph" style:parent-style-name="Text_20_body">
      <style:text-properties officeooo:rsid="016e4581" officeooo:paragraph-rsid="016e4581"/>
    </style:style>
    <style:style style:name="P39" style:family="paragraph" style:parent-style-name="Text_20_body">
      <style:text-properties officeooo:rsid="017303f4" officeooo:paragraph-rsid="017303f4"/>
    </style:style>
    <style:style style:name="P40" style:family="paragraph" style:parent-style-name="Text_20_body">
      <style:text-properties officeooo:rsid="01806862" officeooo:paragraph-rsid="01806862"/>
    </style:style>
    <style:style style:name="P41" style:family="paragraph" style:parent-style-name="Text_20_body">
      <style:text-properties officeooo:rsid="0185fa46" officeooo:paragraph-rsid="018949bc"/>
    </style:style>
    <style:style style:name="P42" style:family="paragraph" style:parent-style-name="Text_20_body">
      <style:text-properties officeooo:rsid="01974461" officeooo:paragraph-rsid="019e2b1f"/>
    </style:style>
    <style:style style:name="P43" style:family="paragraph" style:parent-style-name="Text_20_body">
      <style:text-properties officeooo:rsid="019e43e9" officeooo:paragraph-rsid="019e43e9"/>
    </style:style>
    <style:style style:name="P44" style:family="paragraph" style:parent-style-name="Text_20_body">
      <style:text-properties officeooo:rsid="019e92fb" officeooo:paragraph-rsid="019e92fb"/>
    </style:style>
    <style:style style:name="P45" style:family="paragraph" style:parent-style-name="Исходный_20_код">
      <style:text-properties officeooo:paragraph-rsid="01a94156"/>
    </style:style>
    <style:style style:name="P46" style:family="paragraph" style:parent-style-name="Исходный_20_код">
      <style:text-properties officeooo:paragraph-rsid="01ad1496"/>
    </style:style>
    <style:style style:name="P47" style:family="paragraph" style:parent-style-name="Text_20_body">
      <style:text-properties officeooo:rsid="01bd93c7" officeooo:paragraph-rsid="01bd93c7"/>
    </style:style>
    <style:style style:name="P48" style:family="paragraph" style:parent-style-name="Исходный_20_код">
      <style:text-properties officeooo:paragraph-rsid="01be261b"/>
    </style:style>
    <style:style style:name="P49" style:family="paragraph" style:parent-style-name="Исходный_20_код">
      <style:text-properties officeooo:paragraph-rsid="01cf1236"/>
    </style:style>
    <style:style style:name="P50" style:family="paragraph" style:parent-style-name="Исходный_20_код">
      <style:text-properties officeooo:paragraph-rsid="01d85de3"/>
    </style:style>
    <style:style style:name="P51" style:family="paragraph" style:parent-style-name="Text_20_body">
      <style:text-properties officeooo:rsid="01c5a1f7" officeooo:paragraph-rsid="01c5a1f7"/>
    </style:style>
    <style:style style:name="P52" style:family="paragraph" style:parent-style-name="Text_20_body">
      <style:text-properties officeooo:rsid="01dfee0d" officeooo:paragraph-rsid="01dfee0d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3" style:family="paragraph" style:parent-style-name="Text_20_body">
      <style:text-properties officeooo:rsid="01e1da00" officeooo:paragraph-rsid="01e1da00"/>
    </style:style>
    <style:style style:name="P64" style:family="paragraph" style:parent-style-name="Text_20_body">
      <style:text-properties officeooo:rsid="01e486af" officeooo:paragraph-rsid="01e486af"/>
    </style:style>
    <style:style style:name="P65" style:family="paragraph" style:parent-style-name="Text_20_body">
      <style:text-properties officeooo:rsid="01e486af" officeooo:paragraph-rsid="01e51e3c"/>
    </style:style>
    <style:style style:name="P66" style:family="paragraph" style:parent-style-name="Text_20_body">
      <style:text-properties officeooo:rsid="01e486af" officeooo:paragraph-rsid="021d47a9"/>
    </style:style>
    <style:style style:name="P67" style:family="paragraph" style:parent-style-name="Text_20_body">
      <style:text-properties officeooo:rsid="01e486af" officeooo:paragraph-rsid="02413593"/>
    </style:style>
    <style:style style:name="P68" style:family="paragraph" style:parent-style-name="Text_20_body">
      <style:text-properties officeooo:rsid="02062994" officeooo:paragraph-rsid="02062994"/>
    </style:style>
    <style:style style:name="P69" style:family="paragraph" style:parent-style-name="Text_20_body">
      <style:text-properties officeooo:rsid="02089710" officeooo:paragraph-rsid="0208971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2" style:family="paragraph" style:parent-style-name="Исходный_20_код">
      <style:text-properties officeooo:paragraph-rsid="0244da5c"/>
    </style:style>
    <style:style style:name="P73" style:family="paragraph" style:parent-style-name="Исходный_20_код">
      <style:text-properties officeooo:paragraph-rsid="0247bca1"/>
    </style:style>
    <style:style style:name="P74" style:family="paragraph" style:parent-style-name="Исходный_20_код">
      <style:text-properties officeooo:paragraph-rsid="02489750"/>
    </style:style>
    <style:style style:name="P75" style:family="paragraph" style:parent-style-name="Text_20_body">
      <style:text-properties officeooo:paragraph-rsid="02d46ef4"/>
    </style:style>
    <style:style style:name="P76" style:family="paragraph" style:parent-style-name="Исходный_20_код">
      <style:text-properties officeooo:paragraph-rsid="02d46ef4"/>
    </style:style>
    <style:style style:name="P77" style:family="paragraph" style:parent-style-name="Text_20_body">
      <style:text-properties officeooo:rsid="025bc158" officeooo:paragraph-rsid="025e6b69"/>
    </style:style>
    <style:style style:name="P78" style:family="paragraph" style:parent-style-name="Исходный_20_код">
      <style:text-properties officeooo:rsid="025bc158" officeooo:paragraph-rsid="025e6b69"/>
    </style:style>
    <style:style style:name="P79" style:family="paragraph" style:parent-style-name="Text_20_body">
      <style:text-properties officeooo:rsid="025bc158" officeooo:paragraph-rsid="0263206f"/>
    </style:style>
    <style:style style:name="P80" style:family="paragraph" style:parent-style-name="Исходный_20_код">
      <style:text-properties officeooo:rsid="025bc158" officeooo:paragraph-rsid="026171d5"/>
    </style:style>
    <style:style style:name="P81" style:family="paragraph" style:parent-style-name="Text_20_body">
      <style:text-properties officeooo:rsid="025caa0e" officeooo:paragraph-rsid="025caa0e"/>
    </style:style>
    <style:style style:name="P82" style:family="paragraph" style:parent-style-name="Text_20_body">
      <style:text-properties officeooo:rsid="0260d318" officeooo:paragraph-rsid="0260d318"/>
    </style:style>
    <style:style style:name="P83" style:family="paragraph" style:parent-style-name="Text_20_body">
      <style:text-properties officeooo:rsid="0260d318" officeooo:paragraph-rsid="0263206f"/>
    </style:style>
    <style:style style:name="P84" style:family="paragraph" style:parent-style-name="Text_20_body">
      <style:text-properties officeooo:rsid="026171d5" officeooo:paragraph-rsid="026171d5"/>
    </style:style>
    <style:style style:name="P85" style:family="paragraph" style:parent-style-name="Text_20_body">
      <style:text-properties officeooo:paragraph-rsid="0263206f"/>
    </style:style>
    <style:style style:name="P86" style:family="paragraph" style:parent-style-name="Text_20_body">
      <style:text-properties officeooo:rsid="02783f62" officeooo:paragraph-rsid="02783f62"/>
    </style:style>
    <style:style style:name="P87" style:family="paragraph" style:parent-style-name="Text_20_body">
      <style:text-properties officeooo:rsid="02af0e08" officeooo:paragraph-rsid="02af0e08"/>
    </style:style>
    <style:style style:name="P88" style:family="paragraph" style:parent-style-name="Text_20_body">
      <style:text-properties officeooo:rsid="02af0e08" officeooo:paragraph-rsid="02b17efc"/>
    </style:style>
    <style:style style:name="P89" style:family="paragraph" style:parent-style-name="Text_20_body">
      <style:text-properties officeooo:rsid="02af0e08" officeooo:paragraph-rsid="02c1ad2c"/>
    </style:style>
    <style:style style:name="P90" style:family="paragraph" style:parent-style-name="Text_20_body">
      <style:text-properties officeooo:rsid="02af0e08" officeooo:paragraph-rsid="02d46ef4"/>
    </style:style>
    <style:style style:name="P91" style:family="paragraph" style:parent-style-name="Text_20_body">
      <style:text-properties officeooo:rsid="02af0e08" officeooo:paragraph-rsid="02dac4c6"/>
    </style:style>
    <style:style style:name="P92" style:family="paragraph" style:parent-style-name="Text_20_body">
      <style:text-properties officeooo:rsid="02af0e08" officeooo:paragraph-rsid="0c5cade4"/>
    </style:style>
    <style:style style:name="P93" style:family="paragraph" style:parent-style-name="Text_20_body">
      <style:text-properties officeooo:rsid="02af0e08" officeooo:paragraph-rsid="0c5d9a16"/>
    </style:style>
    <style:style style:name="P94" style:family="paragraph" style:parent-style-name="Text_20_body">
      <style:text-properties officeooo:rsid="02b7f9fd" officeooo:paragraph-rsid="02b7f9fd"/>
    </style:style>
    <style:style style:name="P95" style:family="paragraph" style:parent-style-name="Text_20_body">
      <style:text-properties officeooo:rsid="02c4c5c1" officeooo:paragraph-rsid="02c4c5c1"/>
    </style:style>
    <style:style style:name="P96" style:family="paragraph" style:parent-style-name="Text_20_body">
      <style:text-properties officeooo:rsid="02cab066" officeooo:paragraph-rsid="02cab066"/>
    </style:style>
    <style:style style:name="P97" style:family="paragraph" style:parent-style-name="Исходный_20_код">
      <style:text-properties officeooo:rsid="02cab066" officeooo:paragraph-rsid="02cfc5de"/>
    </style:style>
    <style:style style:name="P98" style:family="paragraph" style:parent-style-name="Text_20_body">
      <style:text-properties officeooo:rsid="02cab066" officeooo:paragraph-rsid="04321c81"/>
    </style:style>
    <style:style style:name="P99" style:family="paragraph" style:parent-style-name="Text_20_body">
      <style:text-properties officeooo:rsid="02cab066" officeooo:paragraph-rsid="0432b9bb"/>
    </style:style>
    <style:style style:name="P100" style:family="paragraph" style:parent-style-name="Text_20_body">
      <style:text-properties officeooo:rsid="02cab066" officeooo:paragraph-rsid="084270b7"/>
    </style:style>
    <style:style style:name="P101" style:family="paragraph" style:parent-style-name="Text_20_body">
      <style:text-properties officeooo:rsid="02cb2221" officeooo:paragraph-rsid="02cb2221"/>
    </style:style>
    <style:style style:name="P102" style:family="paragraph" style:parent-style-name="Исходный_20_код">
      <style:text-properties officeooo:rsid="02cb2221" officeooo:paragraph-rsid="02d18386"/>
    </style:style>
    <style:style style:name="P103" style:family="paragraph" style:parent-style-name="Text_20_body">
      <style:text-properties officeooo:rsid="02e891ee" officeooo:paragraph-rsid="02e891ee"/>
    </style:style>
    <style:style style:name="P104" style:family="paragraph" style:parent-style-name="Text_20_body">
      <style:text-properties officeooo:rsid="02e891ee" officeooo:paragraph-rsid="02e99c25"/>
    </style:style>
    <style:style style:name="P105" style:family="paragraph" style:parent-style-name="Исходный_20_код">
      <style:text-properties officeooo:paragraph-rsid="025bc158"/>
    </style:style>
    <style:style style:name="P106" style:family="paragraph" style:parent-style-name="Исходный_20_код">
      <style:text-properties officeooo:paragraph-rsid="0296e52a"/>
    </style:style>
    <style:style style:name="P107" style:family="paragraph" style:parent-style-name="Исходный_20_код">
      <style:text-properties officeooo:paragraph-rsid="02abf696"/>
    </style:style>
    <style:style style:name="P108" style:family="paragraph" style:parent-style-name="Исходный_20_код">
      <style:text-properties officeooo:paragraph-rsid="02b17efc"/>
    </style:style>
    <style:style style:name="P109" style:family="paragraph" style:parent-style-name="Исходный_20_код">
      <style:text-properties officeooo:paragraph-rsid="02ba83eb"/>
    </style:style>
    <style:style style:name="P110" style:family="paragraph" style:parent-style-name="Исходный_20_код">
      <style:text-properties officeooo:paragraph-rsid="02bce96f"/>
    </style:style>
    <style:style style:name="P111" style:family="paragraph" style:parent-style-name="Исходный_20_код">
      <style:text-properties officeooo:paragraph-rsid="02d75df3"/>
    </style:style>
    <style:style style:name="P112" style:family="paragraph" style:parent-style-name="Text_20_body">
      <style:text-properties officeooo:rsid="034fdf84" officeooo:paragraph-rsid="03d7655a"/>
    </style:style>
    <style:style style:name="P113" style:family="paragraph" style:parent-style-name="Text_20_body">
      <style:text-properties officeooo:rsid="0306ec04" officeooo:paragraph-rsid="0306ec04"/>
    </style:style>
    <style:style style:name="P114" style:family="paragraph" style:parent-style-name="Text_20_body">
      <style:text-properties officeooo:rsid="0306ec04" officeooo:paragraph-rsid="03d3cd60"/>
    </style:style>
    <style:style style:name="P11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6" style:family="paragraph" style:parent-style-name="Text_20_body">
      <style:text-properties officeooo:rsid="032459a6" officeooo:paragraph-rsid="03d57526"/>
    </style:style>
    <style:style style:name="P117" style:family="paragraph" style:parent-style-name="Text_20_body">
      <style:text-properties officeooo:rsid="03262ea4" officeooo:paragraph-rsid="03262ea4"/>
    </style:style>
    <style:style style:name="P118" style:family="paragraph" style:parent-style-name="Text_20_body">
      <style:text-properties officeooo:rsid="03286131" officeooo:paragraph-rsid="03286131"/>
    </style:style>
    <style:style style:name="P119" style:family="paragraph" style:parent-style-name="Text_20_body">
      <style:text-properties officeooo:rsid="033607f8" officeooo:paragraph-rsid="033607f8"/>
    </style:style>
    <style:style style:name="P120" style:family="paragraph" style:parent-style-name="Text_20_body">
      <style:text-properties officeooo:rsid="033b93d8" officeooo:paragraph-rsid="033b93d8"/>
    </style:style>
    <style:style style:name="P121" style:family="paragraph" style:parent-style-name="Text_20_body">
      <style:text-properties officeooo:rsid="0346311e" officeooo:paragraph-rsid="0346311e"/>
    </style:style>
    <style:style style:name="P122" style:family="paragraph" style:parent-style-name="Text_20_body">
      <style:text-properties officeooo:rsid="03474a37" officeooo:paragraph-rsid="03474a37"/>
    </style:style>
    <style:style style:name="P123" style:family="paragraph" style:parent-style-name="Text_20_body">
      <style:text-properties officeooo:rsid="03483b87" officeooo:paragraph-rsid="03483b87"/>
    </style:style>
    <style:style style:name="P124" style:family="paragraph" style:parent-style-name="Text_20_body">
      <style:text-properties officeooo:rsid="0355e154" officeooo:paragraph-rsid="0355e154"/>
    </style:style>
    <style:style style:name="P125" style:family="paragraph" style:parent-style-name="Text_20_body">
      <style:text-properties officeooo:rsid="035b4341" officeooo:paragraph-rsid="035b4341"/>
    </style:style>
    <style:style style:name="P126" style:family="paragraph" style:parent-style-name="Text_20_body">
      <style:text-properties officeooo:rsid="035d2bfb" officeooo:paragraph-rsid="035d2bfb"/>
    </style:style>
    <style:style style:name="P127" style:family="paragraph" style:parent-style-name="Text_20_body">
      <style:text-properties officeooo:rsid="0362a45f" officeooo:paragraph-rsid="0362a45f"/>
    </style:style>
    <style:style style:name="P128" style:family="paragraph" style:parent-style-name="Text_20_body">
      <style:text-properties officeooo:rsid="03650859" officeooo:paragraph-rsid="03650859"/>
    </style:style>
    <style:style style:name="P129" style:family="paragraph" style:parent-style-name="Text_20_body">
      <style:text-properties officeooo:rsid="0371138e" officeooo:paragraph-rsid="03dd9cce"/>
    </style:style>
    <style:style style:name="P130" style:family="paragraph" style:parent-style-name="Text_20_body">
      <style:text-properties officeooo:rsid="0381fdd0" officeooo:paragraph-rsid="0381fdd0"/>
    </style:style>
    <style:style style:name="P131" style:family="paragraph" style:parent-style-name="Text_20_body">
      <style:text-properties officeooo:rsid="0384973e" officeooo:paragraph-rsid="0384973e"/>
    </style:style>
    <style:style style:name="P132" style:family="paragraph" style:parent-style-name="Text_20_body">
      <style:text-properties officeooo:rsid="038a54cd" officeooo:paragraph-rsid="0391faf2"/>
    </style:style>
    <style:style style:name="P133" style:family="paragraph" style:parent-style-name="Text_20_body">
      <style:text-properties officeooo:rsid="03944949" officeooo:paragraph-rsid="03e28553"/>
    </style:style>
    <style:style style:name="P134" style:family="paragraph" style:parent-style-name="Text_20_body">
      <style:text-properties officeooo:rsid="039b49d2" officeooo:paragraph-rsid="039b49d2"/>
    </style:style>
    <style:style style:name="P135" style:family="paragraph" style:parent-style-name="Text_20_body">
      <style:text-properties officeooo:rsid="039b49d2" officeooo:paragraph-rsid="04392cbd"/>
    </style:style>
    <style:style style:name="P136" style:family="paragraph" style:parent-style-name="Text_20_body">
      <style:text-properties officeooo:rsid="039cc364" officeooo:paragraph-rsid="039cc364"/>
    </style:style>
    <style:style style:name="P137" style:family="paragraph" style:parent-style-name="Text_20_body">
      <style:text-properties officeooo:rsid="03a5250a" officeooo:paragraph-rsid="03a5250a"/>
    </style:style>
    <style:style style:name="P138" style:family="paragraph" style:parent-style-name="Text_20_body">
      <style:text-properties officeooo:rsid="03a5250a" officeooo:paragraph-rsid="061d21be"/>
    </style:style>
    <style:style style:name="P139" style:family="paragraph" style:parent-style-name="Text_20_body">
      <style:text-properties officeooo:rsid="03a5ab3e" officeooo:paragraph-rsid="03a5ab3e"/>
    </style:style>
    <style:style style:name="P140" style:family="paragraph" style:parent-style-name="Исходный_20_код">
      <style:text-properties officeooo:rsid="03a5ab3e" officeooo:paragraph-rsid="03a87793"/>
    </style:style>
    <style:style style:name="P141" style:family="paragraph" style:parent-style-name="Text_20_body">
      <style:text-properties officeooo:rsid="03b0896a" officeooo:paragraph-rsid="03b0896a"/>
    </style:style>
    <style:style style:name="P142" style:family="paragraph" style:parent-style-name="Text_20_body">
      <style:text-properties officeooo:rsid="03c824d3" officeooo:paragraph-rsid="03c824d3"/>
    </style:style>
    <style:style style:name="P143" style:family="paragraph" style:parent-style-name="Text_20_body">
      <style:text-properties officeooo:rsid="03e43ce1" officeooo:paragraph-rsid="03e43ce1"/>
    </style:style>
    <style:style style:name="P144" style:family="paragraph" style:parent-style-name="Text_20_body">
      <style:text-properties officeooo:rsid="03e43ce1" officeooo:paragraph-rsid="061d21be"/>
    </style:style>
    <style:style style:name="P145" style:family="paragraph" style:parent-style-name="Text_20_body">
      <style:text-properties officeooo:rsid="03ee20c7" officeooo:paragraph-rsid="03ee20c7"/>
    </style:style>
    <style:style style:name="P146" style:family="paragraph" style:parent-style-name="Text_20_body">
      <style:text-properties officeooo:rsid="03f0b6a4" officeooo:paragraph-rsid="03f0b6a4"/>
    </style:style>
    <style:style style:name="P147" style:family="paragraph" style:parent-style-name="Исходный_20_код">
      <style:text-properties officeooo:paragraph-rsid="03089834"/>
    </style:style>
    <style:style style:name="P148" style:family="paragraph" style:parent-style-name="Исходный_20_код">
      <style:text-properties officeooo:paragraph-rsid="03140d82"/>
    </style:style>
    <style:style style:name="P149" style:family="paragraph" style:parent-style-name="Исходный_20_код">
      <style:text-properties officeooo:paragraph-rsid="0319339e"/>
    </style:style>
    <style:style style:name="P150" style:family="paragraph" style:parent-style-name="Исходный_20_код">
      <style:text-properties officeooo:paragraph-rsid="037ebd1d"/>
    </style:style>
    <style:style style:name="P151" style:family="paragraph" style:parent-style-name="Исходный_20_код">
      <style:text-properties officeooo:paragraph-rsid="038a54cd"/>
    </style:style>
    <style:style style:name="P152" style:family="paragraph" style:parent-style-name="Исходный_20_код">
      <style:text-properties officeooo:paragraph-rsid="03a87793"/>
    </style:style>
    <style:style style:name="P153" style:family="paragraph" style:parent-style-name="Исходный_20_код">
      <style:text-properties officeooo:paragraph-rsid="03dc075e"/>
    </style:style>
    <style:style style:name="P154" style:family="paragraph" style:parent-style-name="Исходный_20_код">
      <style:text-properties officeooo:rsid="03c44fba" officeooo:paragraph-rsid="03dc075e"/>
    </style:style>
    <style:style style:name="P155" style:family="paragraph" style:parent-style-name="Text_20_body">
      <style:text-properties officeooo:rsid="038ab6dd" officeooo:paragraph-rsid="0391faf2"/>
    </style:style>
    <style:style style:name="P156" style:family="paragraph" style:parent-style-name="Text_20_body">
      <style:text-properties officeooo:rsid="026903af" officeooo:paragraph-rsid="03ffc6a0"/>
    </style:style>
    <style:style style:name="P157" style:family="paragraph" style:parent-style-name="Text_20_body">
      <style:text-properties officeooo:rsid="04232c1c" officeooo:paragraph-rsid="042556b2"/>
    </style:style>
    <style:style style:name="P158" style:family="paragraph" style:parent-style-name="Исходный_20_код">
      <style:text-properties officeooo:paragraph-rsid="04321c81"/>
    </style:style>
    <style:style style:name="P159" style:family="paragraph" style:parent-style-name="Исходный_20_код">
      <style:text-properties officeooo:paragraph-rsid="0432b9bb"/>
    </style:style>
    <style:style style:name="P160" style:family="paragraph" style:parent-style-name="Исходный_20_код">
      <style:text-properties officeooo:paragraph-rsid="043b125e"/>
    </style:style>
    <style:style style:name="P161" style:family="paragraph" style:parent-style-name="Исходный_20_код">
      <style:text-properties officeooo:paragraph-rsid="043ce005"/>
    </style:style>
    <style:style style:name="P162" style:family="paragraph" style:parent-style-name="Исходный_20_код">
      <style:text-properties officeooo:paragraph-rsid="043f83fe"/>
    </style:style>
    <style:style style:name="P163" style:family="paragraph" style:parent-style-name="Text_20_body">
      <style:text-properties officeooo:rsid="043c53b9" officeooo:paragraph-rsid="043c53b9"/>
    </style:style>
    <style:style style:name="P164" style:family="paragraph" style:parent-style-name="Text_20_body">
      <style:text-properties officeooo:rsid="043ce005" officeooo:paragraph-rsid="043ce005"/>
    </style:style>
    <style:style style:name="P165" style:family="paragraph" style:parent-style-name="Text_20_body">
      <style:text-properties officeooo:rsid="043ce005" officeooo:paragraph-rsid="043f83fe"/>
    </style:style>
    <style:style style:name="P166" style:family="paragraph" style:parent-style-name="Исходный_20_код">
      <style:text-properties officeooo:paragraph-rsid="04406dcf"/>
    </style:style>
    <style:style style:name="P167" style:family="paragraph" style:parent-style-name="Исходный_20_код">
      <style:text-properties officeooo:paragraph-rsid="04423082"/>
    </style:style>
    <style:style style:name="P168" style:family="paragraph" style:parent-style-name="Исходный_20_код">
      <style:text-properties officeooo:paragraph-rsid="04429bdc"/>
    </style:style>
    <style:style style:name="P169" style:family="paragraph" style:parent-style-name="Исходный_20_код">
      <style:text-properties officeooo:paragraph-rsid="0443e35b"/>
    </style:style>
    <style:style style:name="P170" style:family="paragraph" style:parent-style-name="Text_20_body">
      <style:text-properties officeooo:rsid="043f9f48" officeooo:paragraph-rsid="043f9f48"/>
    </style:style>
    <style:style style:name="P171" style:family="paragraph" style:parent-style-name="Text_20_body">
      <style:text-properties officeooo:rsid="043f9f48" officeooo:paragraph-rsid="04406dcf"/>
    </style:style>
    <style:style style:name="P172" style:family="paragraph" style:parent-style-name="Text_20_body">
      <style:text-properties officeooo:rsid="043f9f48" officeooo:paragraph-rsid="04423082"/>
    </style:style>
    <style:style style:name="P173" style:family="paragraph" style:parent-style-name="Text_20_body">
      <style:text-properties officeooo:rsid="043f9f48" officeooo:paragraph-rsid="04429bdc"/>
    </style:style>
    <style:style style:name="P174" style:family="paragraph" style:parent-style-name="Text_20_body">
      <style:text-properties officeooo:rsid="043f9f48" officeooo:paragraph-rsid="0443e35b"/>
    </style:style>
    <style:style style:name="P175" style:family="paragraph" style:parent-style-name="Text_20_body">
      <style:text-properties officeooo:paragraph-rsid="0445fa1d"/>
    </style:style>
    <style:style style:name="P176" style:family="paragraph" style:parent-style-name="Text_20_body">
      <style:text-properties officeooo:rsid="044907a9" officeooo:paragraph-rsid="044907a9"/>
    </style:style>
    <style:style style:name="P177" style:family="paragraph" style:parent-style-name="Text_20_body">
      <style:paragraph-properties fo:margin-top="0.302cm" fo:margin-bottom="0.302cm" style:contextual-spacing="false"/>
    </style:style>
    <style:style style:name="P178" style:family="paragraph" style:parent-style-name="Исходный_20_код">
      <style:text-properties officeooo:paragraph-rsid="04525b31"/>
    </style:style>
    <style:style style:name="P179" style:family="paragraph" style:parent-style-name="Text_20_body">
      <style:text-properties officeooo:rsid="04a0107e" officeooo:paragraph-rsid="04a0107e"/>
    </style:style>
    <style:style style:name="P180" style:family="paragraph" style:parent-style-name="Text_20_body">
      <style:text-properties officeooo:rsid="04a0107e" officeooo:paragraph-rsid="04d2ca81"/>
    </style:style>
    <style:style style:name="P181" style:family="paragraph" style:parent-style-name="Text_20_body">
      <style:text-properties officeooo:rsid="04aa6536" officeooo:paragraph-rsid="04aa6536"/>
    </style:style>
    <style:style style:name="P182" style:family="paragraph" style:parent-style-name="Text_20_body">
      <style:text-properties officeooo:rsid="049fac84" officeooo:paragraph-rsid="049fac84"/>
    </style:style>
    <style:style style:name="P183" style:family="paragraph" style:parent-style-name="Text_20_body">
      <style:text-properties officeooo:rsid="04a3d7bd" officeooo:paragraph-rsid="04a3d7bd"/>
    </style:style>
    <style:style style:name="P184" style:family="paragraph" style:parent-style-name="Text_20_body">
      <style:text-properties officeooo:rsid="04a3d7bd" officeooo:paragraph-rsid="0c373b60"/>
    </style:style>
    <style:style style:name="P185" style:family="paragraph" style:parent-style-name="Text_20_body">
      <style:text-properties officeooo:rsid="04a4a5b3" officeooo:paragraph-rsid="04a4a5b3"/>
    </style:style>
    <style:style style:name="P186" style:family="paragraph" style:parent-style-name="Text_20_body">
      <style:text-properties officeooo:rsid="04a4a5b3" officeooo:paragraph-rsid="04a6d9be"/>
    </style:style>
    <style:style style:name="P187" style:family="paragraph" style:parent-style-name="Text_20_body">
      <style:text-properties officeooo:rsid="04a4a5b3" officeooo:paragraph-rsid="0c33d1f1"/>
    </style:style>
    <style:style style:name="P188" style:family="paragraph" style:parent-style-name="Text_20_body">
      <style:text-properties officeooo:rsid="04a4a5b3" officeooo:paragraph-rsid="0c356a37"/>
    </style:style>
    <style:style style:name="P189" style:family="paragraph" style:parent-style-name="Text_20_body">
      <style:text-properties officeooo:rsid="04a924c4" officeooo:paragraph-rsid="04a924c4"/>
    </style:style>
    <style:style style:name="P190" style:family="paragraph" style:parent-style-name="Text_20_body">
      <style:text-properties officeooo:rsid="04ab3f23" officeooo:paragraph-rsid="04ab3f23"/>
    </style:style>
    <style:style style:name="P191" style:family="paragraph" style:parent-style-name="Text_20_body">
      <style:text-properties officeooo:rsid="04ab3f23" officeooo:paragraph-rsid="04b01eb2"/>
    </style:style>
    <style:style style:name="P192" style:family="paragraph" style:parent-style-name="Text_20_body">
      <style:text-properties officeooo:rsid="04ab3f23" officeooo:paragraph-rsid="04b1ba7e"/>
    </style:style>
    <style:style style:name="P193" style:family="paragraph" style:parent-style-name="Text_20_body">
      <style:text-properties officeooo:rsid="04ace429" officeooo:paragraph-rsid="04ace429"/>
    </style:style>
    <style:style style:name="P194" style:family="paragraph" style:parent-style-name="Text_20_body">
      <style:text-properties officeooo:rsid="04ace429" officeooo:paragraph-rsid="04b01eb2"/>
    </style:style>
    <style:style style:name="P195" style:family="paragraph" style:parent-style-name="Text_20_body">
      <style:text-properties officeooo:rsid="04b4ae37" officeooo:paragraph-rsid="04b4ae37"/>
    </style:style>
    <style:style style:name="P196" style:family="paragraph" style:parent-style-name="Text_20_body">
      <style:text-properties officeooo:rsid="04b54b2f" officeooo:paragraph-rsid="04b8dd0c"/>
    </style:style>
    <style:style style:name="P197" style:family="paragraph" style:parent-style-name="Исходный_20_код">
      <style:text-properties officeooo:paragraph-rsid="04902187"/>
    </style:style>
    <style:style style:name="P198" style:family="paragraph" style:parent-style-name="Исходный_20_код">
      <style:text-properties officeooo:paragraph-rsid="048d357d"/>
    </style:style>
    <style:style style:name="P199" style:family="paragraph" style:parent-style-name="Исходный_20_код">
      <style:text-properties officeooo:paragraph-rsid="049cf4da"/>
    </style:style>
    <style:style style:name="P200" style:family="paragraph" style:parent-style-name="Исходный_20_код">
      <style:text-properties officeooo:paragraph-rsid="04c9d0e6"/>
    </style:style>
    <style:style style:name="P201" style:family="paragraph" style:parent-style-name="Text_20_body">
      <style:text-properties officeooo:rsid="04d2ca81" officeooo:paragraph-rsid="04d2ca81"/>
    </style:style>
    <style:style style:name="P202" style:family="paragraph" style:parent-style-name="Text_20_body">
      <style:text-properties officeooo:rsid="027ae434" officeooo:paragraph-rsid="027ae434"/>
    </style:style>
    <style:style style:name="P203" style:family="paragraph" style:parent-style-name="Text_20_body">
      <style:text-properties officeooo:rsid="04e47d98" officeooo:paragraph-rsid="04e47d98"/>
    </style:style>
    <style:style style:name="P204" style:family="paragraph" style:parent-style-name="Исходный_20_код">
      <style:text-properties officeooo:paragraph-rsid="05049cfa"/>
    </style:style>
    <style:style style:name="P205" style:family="paragraph" style:parent-style-name="Text_20_body">
      <style:text-properties officeooo:paragraph-rsid="050502b2"/>
    </style:style>
    <style:style style:name="P206" style:family="paragraph" style:parent-style-name="Text_20_body">
      <style:text-properties officeooo:rsid="0507ef00" officeooo:paragraph-rsid="0c23ba8f"/>
    </style:style>
    <style:style style:name="P207" style:family="paragraph" style:parent-style-name="Text_20_body">
      <style:text-properties officeooo:rsid="050abf9a" officeooo:paragraph-rsid="050abf9a"/>
    </style:style>
    <style:style style:name="P208" style:family="paragraph" style:parent-style-name="Text_20_body">
      <style:text-properties officeooo:rsid="0510db32" officeooo:paragraph-rsid="0510db32"/>
    </style:style>
    <style:style style:name="P209" style:family="paragraph" style:parent-style-name="Text_20_body">
      <style:text-properties officeooo:rsid="0512ffb4" officeooo:paragraph-rsid="0512ffb4"/>
    </style:style>
    <style:style style:name="P210" style:family="paragraph" style:parent-style-name="Text_20_body">
      <style:text-properties officeooo:rsid="051ab4f0" officeooo:paragraph-rsid="051ab4f0"/>
    </style:style>
    <style:style style:name="P211" style:family="paragraph" style:parent-style-name="Text_20_body">
      <style:text-properties officeooo:rsid="051d031f" officeooo:paragraph-rsid="051d031f"/>
    </style:style>
    <style:style style:name="P212" style:family="paragraph" style:parent-style-name="Text_20_body">
      <style:text-properties officeooo:rsid="052166d2" officeooo:paragraph-rsid="052166d2"/>
    </style:style>
    <style:style style:name="P213" style:family="paragraph" style:parent-style-name="Text_20_body">
      <style:text-properties officeooo:rsid="052166d2" officeooo:paragraph-rsid="05354e78"/>
    </style:style>
    <style:style style:name="P214" style:family="paragraph" style:parent-style-name="Text_20_body">
      <style:text-properties officeooo:rsid="0530753c" officeooo:paragraph-rsid="053248e7"/>
    </style:style>
    <style:style style:name="P215" style:family="paragraph" style:parent-style-name="Text_20_body">
      <style:text-properties officeooo:rsid="0530753c" officeooo:paragraph-rsid="0530753c"/>
    </style:style>
    <style:style style:name="P216" style:family="paragraph" style:parent-style-name="Text_20_body">
      <style:text-properties officeooo:rsid="0533cbdb" officeooo:paragraph-rsid="0533cbdb"/>
    </style:style>
    <style:style style:name="P217" style:family="paragraph" style:parent-style-name="Text_20_body">
      <style:text-properties officeooo:rsid="055251ce" officeooo:paragraph-rsid="055251ce"/>
    </style:style>
    <style:style style:name="P218" style:family="paragraph" style:parent-style-name="Text_20_body">
      <style:text-properties officeooo:rsid="0553fa1d" officeooo:paragraph-rsid="056fabf7"/>
    </style:style>
    <style:style style:name="P219" style:family="paragraph" style:parent-style-name="Text_20_body">
      <style:text-properties officeooo:rsid="0564b2e0" officeooo:paragraph-rsid="0564b2e0"/>
    </style:style>
    <style:style style:name="P220" style:family="paragraph" style:parent-style-name="Исходный_20_код">
      <style:text-properties officeooo:rsid="0565ca3e" officeooo:paragraph-rsid="0565ca3e"/>
    </style:style>
    <style:style style:name="P221" style:family="paragraph" style:parent-style-name="Text_20_body">
      <style:text-properties officeooo:rsid="05738872" officeooo:paragraph-rsid="05738872"/>
    </style:style>
    <style:style style:name="P222" style:family="paragraph" style:parent-style-name="Text_20_body">
      <style:text-properties officeooo:rsid="05861cab" officeooo:paragraph-rsid="05861cab"/>
    </style:style>
    <style:style style:name="P223" style:family="paragraph" style:parent-style-name="Исходный_20_код">
      <style:text-properties officeooo:rsid="05598566" officeooo:paragraph-rsid="0584226d"/>
    </style:style>
    <style:style style:name="P224" style:family="paragraph" style:parent-style-name="Text_20_body">
      <style:text-properties officeooo:rsid="05920142" officeooo:paragraph-rsid="05920142"/>
    </style:style>
    <style:style style:name="P225" style:family="paragraph" style:parent-style-name="Text_20_body">
      <style:text-properties officeooo:rsid="0593a96b" officeooo:paragraph-rsid="0593a96b"/>
    </style:style>
    <style:style style:name="P226" style:family="paragraph" style:parent-style-name="Text_20_body">
      <style:text-properties officeooo:rsid="0598e2b5" officeooo:paragraph-rsid="0598e2b5"/>
    </style:style>
    <style:style style:name="P227" style:family="paragraph" style:parent-style-name="Text_20_body">
      <style:text-properties officeooo:rsid="059ad923" officeooo:paragraph-rsid="059ad923"/>
    </style:style>
    <style:style style:name="P228" style:family="paragraph" style:parent-style-name="Text_20_body">
      <style:text-properties officeooo:rsid="059c866d" officeooo:paragraph-rsid="059c866d"/>
    </style:style>
    <style:style style:name="P229" style:family="paragraph" style:parent-style-name="Text_20_body">
      <style:text-properties officeooo:rsid="059de58d" officeooo:paragraph-rsid="059de58d"/>
    </style:style>
    <style:style style:name="P230" style:family="paragraph" style:parent-style-name="Text_20_body">
      <style:text-properties officeooo:rsid="05adf266" officeooo:paragraph-rsid="05adf266"/>
    </style:style>
    <style:style style:name="P231" style:family="paragraph" style:parent-style-name="Text_20_body">
      <style:text-properties officeooo:rsid="05b0dc3b" officeooo:paragraph-rsid="05b0dc3b"/>
    </style:style>
    <style:style style:name="P232" style:family="paragraph" style:parent-style-name="Text_20_body">
      <style:text-properties officeooo:rsid="05b0dc3b" officeooo:paragraph-rsid="0aad3452"/>
    </style:style>
    <style:style style:name="P233" style:family="paragraph" style:parent-style-name="Исходный_20_код">
      <style:text-properties officeooo:paragraph-rsid="05a292c6"/>
    </style:style>
    <style:style style:name="P234" style:family="paragraph" style:parent-style-name="Исходный_20_код">
      <style:text-properties officeooo:paragraph-rsid="05b36f57"/>
    </style:style>
    <style:style style:name="P235" style:family="paragraph" style:parent-style-name="Исходный_20_код">
      <style:text-properties officeooo:paragraph-rsid="05b53f40"/>
    </style:style>
    <style:style style:name="P236" style:family="paragraph" style:parent-style-name="Text_20_body">
      <style:text-properties officeooo:rsid="05cb0c17" officeooo:paragraph-rsid="05ebd4ef"/>
    </style:style>
    <style:style style:name="P237" style:family="paragraph" style:parent-style-name="Text_20_body">
      <style:text-properties officeooo:rsid="05cc541c" officeooo:paragraph-rsid="05cc541c"/>
    </style:style>
    <style:style style:name="P238" style:family="paragraph" style:parent-style-name="Text_20_body">
      <style:text-properties officeooo:rsid="05cc541c" officeooo:paragraph-rsid="0b408571"/>
    </style:style>
    <style:style style:name="P239" style:family="paragraph" style:parent-style-name="Исходный_20_код">
      <style:text-properties officeooo:paragraph-rsid="05eba585"/>
    </style:style>
    <style:style style:name="P240" style:family="paragraph" style:parent-style-name="Исходный_20_код">
      <style:text-properties officeooo:rsid="0315ed85" officeooo:paragraph-rsid="0315ed85"/>
    </style:style>
    <style:style style:name="P241" style:family="paragraph" style:parent-style-name="Исходный_20_код">
      <style:text-properties officeooo:rsid="05eba585" officeooo:paragraph-rsid="05eba585"/>
    </style:style>
    <style:style style:name="P242" style:family="paragraph" style:parent-style-name="Text_20_body">
      <style:text-properties officeooo:rsid="05f7b27b" officeooo:paragraph-rsid="05f7b27b"/>
    </style:style>
    <style:style style:name="P243" style:family="paragraph" style:parent-style-name="Text_20_body">
      <style:text-properties officeooo:rsid="05f7b27b" officeooo:paragraph-rsid="09582543"/>
    </style:style>
    <style:style style:name="P244" style:family="paragraph" style:parent-style-name="Text_20_body">
      <style:text-properties officeooo:rsid="05f7b27b" officeooo:paragraph-rsid="0975b3ad"/>
    </style:style>
    <style:style style:name="P245" style:family="paragraph" style:parent-style-name="Text_20_body">
      <style:text-properties officeooo:rsid="05f86f03" officeooo:paragraph-rsid="05f86f03"/>
    </style:style>
    <style:style style:name="P246" style:family="paragraph" style:parent-style-name="Text_20_body">
      <style:text-properties officeooo:rsid="05f86f03" officeooo:paragraph-rsid="0975b3ad"/>
    </style:style>
    <style:style style:name="P247" style:family="paragraph" style:parent-style-name="Text_20_body">
      <style:text-properties officeooo:rsid="05f86f03" officeooo:paragraph-rsid="0bd1a9f6"/>
    </style:style>
    <style:style style:name="P248" style:family="paragraph" style:parent-style-name="Text_20_body">
      <style:text-properties officeooo:rsid="05fc5a8b" officeooo:paragraph-rsid="05fc5a8b"/>
    </style:style>
    <style:style style:name="P249" style:family="paragraph" style:parent-style-name="Text_20_body">
      <style:text-properties officeooo:rsid="05fc5a8b" officeooo:paragraph-rsid="09582543"/>
    </style:style>
    <style:style style:name="P250" style:family="paragraph" style:parent-style-name="Text_20_body">
      <style:text-properties officeooo:rsid="06005d4c" officeooo:paragraph-rsid="06005d4c"/>
    </style:style>
    <style:style style:name="P251" style:family="paragraph" style:parent-style-name="Text_20_body">
      <style:text-properties officeooo:rsid="06005d4c" officeooo:paragraph-rsid="09582543"/>
    </style:style>
    <style:style style:name="P252" style:family="paragraph" style:parent-style-name="Text_20_body">
      <style:text-properties officeooo:rsid="06005d4c" officeooo:paragraph-rsid="0975b3ad"/>
    </style:style>
    <style:style style:name="P253" style:family="paragraph" style:parent-style-name="Text_20_body">
      <style:text-properties officeooo:rsid="0601ba37" officeooo:paragraph-rsid="0601ba37"/>
    </style:style>
    <style:style style:name="P254" style:family="paragraph" style:parent-style-name="Text_20_body">
      <style:text-properties officeooo:rsid="0601ba37" officeooo:paragraph-rsid="09582543"/>
    </style:style>
    <style:style style:name="P255" style:family="paragraph" style:parent-style-name="Text_20_body">
      <style:text-properties officeooo:rsid="0601ba37" officeooo:paragraph-rsid="0975b3ad"/>
    </style:style>
    <style:style style:name="P256" style:family="paragraph" style:parent-style-name="Text_20_body">
      <style:text-properties officeooo:rsid="03112720" officeooo:paragraph-rsid="03112720"/>
    </style:style>
    <style:style style:name="P257" style:family="paragraph" style:parent-style-name="Text_20_body">
      <style:text-properties officeooo:paragraph-rsid="06086fbd"/>
    </style:style>
    <style:style style:name="P258" style:family="paragraph" style:parent-style-name="Исходный_20_код">
      <style:text-properties officeooo:paragraph-rsid="06086fbd"/>
    </style:style>
    <style:style style:name="P259" style:family="paragraph" style:parent-style-name="Text_20_body">
      <style:text-properties officeooo:rsid="033764c2" officeooo:paragraph-rsid="033764c2"/>
    </style:style>
    <style:style style:name="P260" style:family="paragraph" style:parent-style-name="Text_20_body">
      <style:text-properties officeooo:rsid="033764c2" officeooo:paragraph-rsid="0609f852"/>
    </style:style>
    <style:style style:name="P261" style:family="paragraph" style:parent-style-name="Text_20_body">
      <style:text-properties officeooo:rsid="03bfd133" officeooo:paragraph-rsid="03daeedf"/>
    </style:style>
    <style:style style:name="P262" style:family="paragraph" style:parent-style-name="Text_20_body">
      <style:text-properties officeooo:rsid="03bfd133" officeooo:paragraph-rsid="060ad3d7"/>
    </style:style>
    <style:style style:name="P263" style:family="paragraph" style:parent-style-name="Text_20_body">
      <style:text-properties officeooo:paragraph-rsid="060af3f5"/>
    </style:style>
    <style:style style:name="P264" style:family="paragraph" style:parent-style-name="Исходный_20_код">
      <style:text-properties officeooo:paragraph-rsid="060af3f5"/>
    </style:style>
    <style:style style:name="P265" style:family="paragraph" style:parent-style-name="Text_20_body">
      <style:text-properties officeooo:rsid="03a412d8" officeooo:paragraph-rsid="03a412d8"/>
    </style:style>
    <style:style style:name="P266" style:family="paragraph" style:parent-style-name="Text_20_body">
      <style:text-properties officeooo:rsid="03a412d8" officeooo:paragraph-rsid="060c39b8"/>
    </style:style>
    <style:style style:name="P267" style:family="paragraph" style:parent-style-name="Text_20_body">
      <style:text-properties officeooo:rsid="03a412d8" officeooo:paragraph-rsid="060f284b"/>
    </style:style>
    <style:style style:name="P268" style:family="paragraph" style:parent-style-name="Text_20_body">
      <style:text-properties officeooo:rsid="03a412d8" officeooo:paragraph-rsid="061d21be"/>
    </style:style>
    <style:style style:name="P269" style:family="paragraph" style:parent-style-name="Text_20_body">
      <style:text-properties officeooo:rsid="03a412d8" officeooo:paragraph-rsid="06cd0ea7"/>
    </style:style>
    <style:style style:name="P270" style:family="paragraph" style:parent-style-name="Text_20_body">
      <style:text-properties officeooo:rsid="0613474a" officeooo:paragraph-rsid="0613474a"/>
    </style:style>
    <style:style style:name="P271" style:family="paragraph" style:parent-style-name="Text_20_body">
      <style:text-properties officeooo:rsid="0613474a" officeooo:paragraph-rsid="096ff565"/>
    </style:style>
    <style:style style:name="P272" style:family="paragraph" style:parent-style-name="Text_20_body">
      <style:text-properties officeooo:rsid="0613474a" officeooo:paragraph-rsid="0975b3ad"/>
    </style:style>
    <style:style style:name="P273" style:family="paragraph" style:parent-style-name="Исходный_20_код">
      <style:text-properties officeooo:paragraph-rsid="05fab04e"/>
    </style:style>
    <style:style style:name="P274" style:family="paragraph" style:parent-style-name="Исходный_20_код">
      <style:text-properties officeooo:paragraph-rsid="0609f852"/>
    </style:style>
    <style:style style:name="P275" style:family="paragraph" style:parent-style-name="Исходный_20_код">
      <style:text-properties officeooo:paragraph-rsid="060ad3d7"/>
    </style:style>
    <style:style style:name="P276" style:family="paragraph" style:parent-style-name="Исходный_20_код">
      <style:text-properties officeooo:paragraph-rsid="060c39b8"/>
    </style:style>
    <style:style style:name="P277" style:family="paragraph" style:parent-style-name="Исходный_20_код">
      <style:text-properties officeooo:paragraph-rsid="061d21be"/>
    </style:style>
    <style:style style:name="P278" style:family="paragraph" style:parent-style-name="Text_20_body">
      <style:text-properties officeooo:rsid="03a87793" officeooo:paragraph-rsid="03a87793"/>
    </style:style>
    <style:style style:name="P279" style:family="paragraph" style:parent-style-name="Text_20_body">
      <style:text-properties officeooo:rsid="0620e95d" officeooo:paragraph-rsid="063e9233"/>
    </style:style>
    <style:style style:name="P280" style:family="paragraph" style:parent-style-name="Text_20_body">
      <style:text-properties officeooo:rsid="0634c7b6" officeooo:paragraph-rsid="0634c7b6"/>
    </style:style>
    <style:style style:name="P281" style:family="paragraph" style:parent-style-name="Text_20_body">
      <style:text-properties officeooo:rsid="05002b32" officeooo:paragraph-rsid="05002b32"/>
    </style:style>
    <style:style style:name="P282" style:family="paragraph" style:parent-style-name="Исходный_20_код">
      <style:text-properties officeooo:paragraph-rsid="066218da"/>
    </style:style>
    <style:style style:name="P283" style:family="paragraph" style:parent-style-name="Исходный_20_код">
      <style:text-properties officeooo:rsid="066218da" officeooo:paragraph-rsid="066218da"/>
    </style:style>
    <style:style style:name="P284" style:family="paragraph" style:parent-style-name="Исходный_20_код">
      <style:text-properties officeooo:rsid="066218da" officeooo:paragraph-rsid="087a0a4f"/>
    </style:style>
    <style:style style:name="P285" style:family="paragraph" style:parent-style-name="Исходный_20_код">
      <style:text-properties officeooo:paragraph-rsid="066b3141"/>
    </style:style>
    <style:style style:name="P286" style:family="paragraph" style:parent-style-name="Исходный_20_код">
      <style:text-properties officeooo:paragraph-rsid="066b5984"/>
    </style:style>
    <style:style style:name="P287" style:family="paragraph" style:parent-style-name="Text_20_body">
      <style:text-properties officeooo:rsid="0627815a" officeooo:paragraph-rsid="06d42fd3"/>
    </style:style>
    <style:style style:name="P288" style:family="paragraph" style:parent-style-name="Text_20_body">
      <style:text-properties officeooo:rsid="062a8f9d" officeooo:paragraph-rsid="06d42fd3"/>
    </style:style>
    <style:style style:name="P289" style:family="paragraph" style:parent-style-name="Исходный_20_код">
      <style:text-properties officeooo:paragraph-rsid="06903f5c"/>
    </style:style>
    <style:style style:name="P290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1" style:family="paragraph" style:parent-style-name="Исходный_20_код">
      <style:text-properties officeooo:paragraph-rsid="069e3f3c"/>
    </style:style>
    <style:style style:name="P292" style:family="paragraph" style:parent-style-name="Text_20_body">
      <style:text-properties officeooo:rsid="00e49875" officeooo:paragraph-rsid="072afc5d"/>
    </style:style>
    <style:style style:name="P293" style:family="paragraph" style:parent-style-name="Text_20_body">
      <style:text-properties officeooo:rsid="07577a03" officeooo:paragraph-rsid="07577a03"/>
    </style:style>
    <style:style style:name="P294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5" style:family="paragraph" style:parent-style-name="Text_20_body">
      <style:text-properties officeooo:rsid="07577a03" officeooo:paragraph-rsid="076dde53"/>
    </style:style>
    <style:style style:name="P296" style:family="paragraph" style:parent-style-name="Text_20_body">
      <style:text-properties officeooo:rsid="07577a03" officeooo:paragraph-rsid="076ee35a"/>
    </style:style>
    <style:style style:name="P297" style:family="paragraph" style:parent-style-name="Text_20_body">
      <style:text-properties officeooo:rsid="075b1c15" officeooo:paragraph-rsid="075b1c15"/>
    </style:style>
    <style:style style:name="P298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9" style:family="paragraph" style:parent-style-name="Text_20_body">
      <style:text-properties officeooo:rsid="075fe862" officeooo:paragraph-rsid="075fe862"/>
    </style:style>
    <style:style style:name="P300" style:family="paragraph" style:parent-style-name="Text_20_body">
      <style:text-properties officeooo:rsid="075fe862" officeooo:paragraph-rsid="0c6969eb"/>
    </style:style>
    <style:style style:name="P301" style:family="paragraph" style:parent-style-name="Text_20_body">
      <style:text-properties officeooo:rsid="0764e0b4" officeooo:paragraph-rsid="0764e0b4"/>
    </style:style>
    <style:style style:name="P302" style:family="paragraph" style:parent-style-name="Text_20_body">
      <style:text-properties officeooo:rsid="0764e0b4" officeooo:paragraph-rsid="076c388a"/>
    </style:style>
    <style:style style:name="P303" style:family="paragraph" style:parent-style-name="Text_20_body">
      <style:text-properties officeooo:rsid="01e6a17f" officeooo:paragraph-rsid="07b729ce"/>
    </style:style>
    <style:style style:name="P304" style:family="paragraph" style:parent-style-name="Исходный_20_код">
      <style:text-properties officeooo:paragraph-rsid="0750966a"/>
    </style:style>
    <style:style style:name="P305" style:family="paragraph" style:parent-style-name="Исходный_20_код">
      <style:text-properties officeooo:paragraph-rsid="06690a4e"/>
    </style:style>
    <style:style style:name="P306" style:family="paragraph" style:parent-style-name="Исходный_20_код">
      <style:text-properties officeooo:paragraph-rsid="07632cc8"/>
    </style:style>
    <style:style style:name="P307" style:family="paragraph" style:parent-style-name="Text_20_body">
      <style:text-properties officeooo:rsid="07bc1eef" officeooo:paragraph-rsid="07be8631"/>
    </style:style>
    <style:style style:name="P308" style:family="paragraph" style:parent-style-name="Text_20_body">
      <style:text-properties officeooo:rsid="07bd6177" officeooo:paragraph-rsid="07bd6177"/>
    </style:style>
    <style:style style:name="P309" style:family="paragraph" style:parent-style-name="Text_20_body">
      <style:text-properties officeooo:rsid="07bd96ca" officeooo:paragraph-rsid="07bd96ca"/>
    </style:style>
    <style:style style:name="P310" style:family="paragraph" style:parent-style-name="Text_20_body">
      <style:text-properties officeooo:rsid="07c16ce6" officeooo:paragraph-rsid="07c16ce6"/>
    </style:style>
    <style:style style:name="P311" style:family="paragraph" style:parent-style-name="Исходный_20_код">
      <style:text-properties officeooo:paragraph-rsid="06fa67cc"/>
    </style:style>
    <style:style style:name="P312" style:family="paragraph" style:parent-style-name="Text_20_body">
      <style:text-properties officeooo:rsid="07c974ee" officeooo:paragraph-rsid="07c974ee"/>
    </style:style>
    <style:style style:name="P313" style:family="paragraph" style:parent-style-name="Text_20_body">
      <style:text-properties officeooo:rsid="07cc2237" officeooo:paragraph-rsid="07cc2237"/>
    </style:style>
    <style:style style:name="P314" style:family="paragraph" style:parent-style-name="Text_20_body">
      <style:text-properties officeooo:rsid="07cc2237" officeooo:paragraph-rsid="07e7abec"/>
    </style:style>
    <style:style style:name="P315" style:family="paragraph" style:parent-style-name="Text_20_body">
      <style:text-properties officeooo:rsid="07ce040e" officeooo:paragraph-rsid="07ec9397"/>
    </style:style>
    <style:style style:name="P316" style:family="paragraph" style:parent-style-name="Text_20_body">
      <style:text-properties officeooo:rsid="07ce040e" officeooo:paragraph-rsid="07eeae75"/>
    </style:style>
    <style:style style:name="P317" style:family="paragraph" style:parent-style-name="Text_20_body">
      <style:text-properties officeooo:rsid="07ce040e" officeooo:paragraph-rsid="07f12425"/>
    </style:style>
    <style:style style:name="P318" style:family="paragraph" style:parent-style-name="Text_20_body">
      <style:text-properties officeooo:rsid="07ce040e" officeooo:paragraph-rsid="07f22e13"/>
    </style:style>
    <style:style style:name="P319" style:family="paragraph" style:parent-style-name="Text_20_body">
      <style:text-properties officeooo:rsid="07e30975" officeooo:paragraph-rsid="07e30975"/>
    </style:style>
    <style:style style:name="P320" style:family="paragraph" style:parent-style-name="Исходный_20_код">
      <style:text-properties officeooo:paragraph-rsid="066f57ff"/>
    </style:style>
    <style:style style:name="P321" style:family="paragraph" style:parent-style-name="Исходный_20_код">
      <style:text-properties officeooo:paragraph-rsid="0672426f"/>
    </style:style>
    <style:style style:name="P322" style:family="paragraph" style:parent-style-name="Text_20_body">
      <style:text-properties officeooo:rsid="08376563" officeooo:paragraph-rsid="08376563"/>
    </style:style>
    <style:style style:name="P323" style:family="paragraph" style:parent-style-name="Text_20_body">
      <style:text-properties officeooo:rsid="05da01fa" officeooo:paragraph-rsid="05da01fa"/>
    </style:style>
    <style:style style:name="P324" style:family="paragraph" style:parent-style-name="Text_20_body">
      <style:text-properties officeooo:rsid="0815f31e" officeooo:paragraph-rsid="0815f31e"/>
    </style:style>
    <style:style style:name="P325" style:family="paragraph" style:parent-style-name="Text_20_body">
      <style:text-properties officeooo:rsid="0815f31e" officeooo:paragraph-rsid="0aa4b11b"/>
    </style:style>
    <style:style style:name="P326" style:family="paragraph" style:parent-style-name="Text_20_body">
      <style:text-properties officeooo:rsid="08195eda" officeooo:paragraph-rsid="081d68db"/>
    </style:style>
    <style:style style:name="P327" style:family="paragraph" style:parent-style-name="Text_20_body">
      <style:text-properties officeooo:paragraph-rsid="081a0aa8"/>
    </style:style>
    <style:style style:name="P328" style:family="paragraph" style:parent-style-name="Text_20_body">
      <style:text-properties officeooo:rsid="00c42a1b" officeooo:paragraph-rsid="08376563"/>
    </style:style>
    <style:style style:name="P329" style:family="paragraph" style:parent-style-name="Исходный_20_код">
      <style:text-properties officeooo:paragraph-rsid="0822c67e"/>
    </style:style>
    <style:style style:name="P330" style:family="paragraph" style:parent-style-name="Исходный_20_код">
      <style:text-properties officeooo:paragraph-rsid="0845f5a3"/>
    </style:style>
    <style:style style:name="P331" style:family="paragraph" style:parent-style-name="Text_20_body">
      <style:text-properties officeooo:rsid="084794a4" officeooo:paragraph-rsid="084a7113"/>
    </style:style>
    <style:style style:name="P332" style:family="paragraph" style:parent-style-name="Text_20_body">
      <style:text-properties officeooo:rsid="084794a4" officeooo:paragraph-rsid="0c613b27"/>
    </style:style>
    <style:style style:name="P333" style:family="paragraph" style:parent-style-name="Text_20_body">
      <style:text-properties officeooo:rsid="084e411f" officeooo:paragraph-rsid="084e411f"/>
    </style:style>
    <style:style style:name="P334" style:family="paragraph" style:parent-style-name="Text_20_body">
      <style:text-properties officeooo:rsid="084e411f" officeooo:paragraph-rsid="08505a1a"/>
    </style:style>
    <style:style style:name="P335" style:family="paragraph" style:parent-style-name="Исходный_20_код">
      <style:text-properties officeooo:paragraph-rsid="083e787c"/>
    </style:style>
    <style:style style:name="P336" style:family="paragraph" style:parent-style-name="Исходный_20_код">
      <style:text-properties officeooo:paragraph-rsid="08446432"/>
    </style:style>
    <style:style style:name="P337" style:family="paragraph" style:parent-style-name="Исходный_20_код">
      <style:text-properties officeooo:paragraph-rsid="08505a1a"/>
    </style:style>
    <style:style style:name="P338" style:family="paragraph" style:parent-style-name="Исходный_20_код">
      <style:text-properties officeooo:paragraph-rsid="0858963c"/>
    </style:style>
    <style:style style:name="P339" style:family="paragraph" style:parent-style-name="Text_20_body">
      <style:text-properties officeooo:rsid="08569c4b" officeooo:paragraph-rsid="08569c4b"/>
    </style:style>
    <style:style style:name="P340" style:family="paragraph" style:parent-style-name="Text_20_body">
      <style:text-properties officeooo:rsid="08569c4b" officeooo:paragraph-rsid="085e8842"/>
    </style:style>
    <style:style style:name="P341" style:family="paragraph" style:parent-style-name="Text_20_body">
      <style:text-properties officeooo:rsid="085cffdc" officeooo:paragraph-rsid="085cffdc"/>
    </style:style>
    <style:style style:name="P342" style:family="paragraph" style:parent-style-name="Text_20_body">
      <style:text-properties officeooo:rsid="0861cddb" officeooo:paragraph-rsid="0869d2bd"/>
    </style:style>
    <style:style style:name="P343" style:family="paragraph" style:parent-style-name="Text_20_body">
      <style:text-properties officeooo:rsid="0861cddb" officeooo:paragraph-rsid="087306ba"/>
    </style:style>
    <style:style style:name="P344" style:family="paragraph" style:parent-style-name="Text_20_body">
      <style:text-properties officeooo:rsid="0861cddb" officeooo:paragraph-rsid="0874e748"/>
    </style:style>
    <style:style style:name="P345" style:family="paragraph" style:parent-style-name="Text_20_body">
      <style:text-properties officeooo:rsid="0861cddb" officeooo:paragraph-rsid="087d3abf"/>
    </style:style>
    <style:style style:name="P346" style:family="paragraph" style:parent-style-name="Text_20_body">
      <style:text-properties officeooo:rsid="0861cddb" officeooo:paragraph-rsid="087290ff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306ba"/>
    </style:style>
    <style:style style:name="P350" style:family="paragraph" style:parent-style-name="Исходный_20_код">
      <style:text-properties officeooo:paragraph-rsid="0874e748"/>
    </style:style>
    <style:style style:name="P351" style:family="paragraph" style:parent-style-name="Исходный_20_код">
      <style:text-properties officeooo:paragraph-rsid="087d3abf"/>
    </style:style>
    <style:style style:name="P352" style:family="paragraph" style:parent-style-name="Исходный_20_код">
      <style:text-properties officeooo:paragraph-rsid="087f2f39"/>
    </style:style>
    <style:style style:name="P353" style:family="paragraph" style:parent-style-name="Исходный_20_код">
      <style:text-properties officeooo:paragraph-rsid="08828c49"/>
    </style:style>
    <style:style style:name="P354" style:family="paragraph" style:parent-style-name="Text_20_body">
      <style:text-properties officeooo:rsid="087768a5" officeooo:paragraph-rsid="087768a5"/>
    </style:style>
    <style:style style:name="P355" style:family="paragraph" style:parent-style-name="Text_20_body">
      <style:text-properties officeooo:rsid="087f2f39" officeooo:paragraph-rsid="087f2f39"/>
    </style:style>
    <style:style style:name="P356" style:family="paragraph" style:parent-style-name="Text_20_body">
      <style:text-properties officeooo:rsid="087f2f39" officeooo:paragraph-rsid="08828c49"/>
    </style:style>
    <style:style style:name="P357" style:family="paragraph" style:parent-style-name="Исходный_20_код">
      <style:text-properties officeooo:paragraph-rsid="088437af"/>
    </style:style>
    <style:style style:name="P358" style:family="paragraph" style:parent-style-name="Исходный_20_код">
      <style:text-properties officeooo:paragraph-rsid="088978d3"/>
    </style:style>
    <style:style style:name="P359" style:family="paragraph" style:parent-style-name="Text_20_body">
      <style:text-properties officeooo:rsid="089fcd00" officeooo:paragraph-rsid="089fcd00"/>
    </style:style>
    <style:style style:name="P360" style:family="paragraph" style:parent-style-name="Исходный_20_код">
      <style:text-properties officeooo:paragraph-rsid="089539aa"/>
    </style:style>
    <style:style style:name="P361" style:family="paragraph" style:parent-style-name="Text_20_body">
      <style:text-properties officeooo:rsid="088f2807" officeooo:paragraph-rsid="088f2807"/>
    </style:style>
    <style:style style:name="P362" style:family="paragraph" style:parent-style-name="Text_20_body">
      <style:text-properties officeooo:rsid="089539aa" officeooo:paragraph-rsid="089c4f1c"/>
    </style:style>
    <style:style style:name="P363" style:family="paragraph" style:parent-style-name="Text_20_body">
      <style:text-properties officeooo:rsid="089830a1" officeooo:paragraph-rsid="089830a1"/>
    </style:style>
    <style:style style:name="P364" style:family="paragraph" style:parent-style-name="Text_20_body">
      <style:text-properties officeooo:rsid="089fff8f" officeooo:paragraph-rsid="089fff8f"/>
    </style:style>
    <style:style style:name="P365" style:family="paragraph" style:parent-style-name="Text_20_body">
      <style:text-properties officeooo:rsid="08ab5a51" officeooo:paragraph-rsid="08ab5a51"/>
    </style:style>
    <style:style style:name="P366" style:family="paragraph" style:parent-style-name="Text_20_body">
      <style:text-properties officeooo:rsid="08ae6576" officeooo:paragraph-rsid="08b5bdc5"/>
    </style:style>
    <style:style style:name="P367" style:family="paragraph" style:parent-style-name="Text_20_body">
      <style:text-properties officeooo:rsid="08af039e" officeooo:paragraph-rsid="08af039e"/>
    </style:style>
    <style:style style:name="P368" style:family="paragraph" style:parent-style-name="Исходный_20_код">
      <style:text-properties officeooo:paragraph-rsid="08928c6c"/>
    </style:style>
    <style:style style:name="P369" style:family="paragraph" style:parent-style-name="Text_20_body">
      <style:text-properties officeooo:paragraph-rsid="08d53d8c"/>
    </style:style>
    <style:style style:name="P370" style:family="paragraph" style:parent-style-name="Исходный_20_код">
      <style:text-properties officeooo:paragraph-rsid="08d53d8c"/>
    </style:style>
    <style:style style:name="P371" style:family="paragraph" style:parent-style-name="Text_20_body">
      <style:text-properties officeooo:rsid="08dd77e6" officeooo:paragraph-rsid="08dd77e6"/>
    </style:style>
    <style:style style:name="P372" style:family="paragraph" style:parent-style-name="Text_20_body">
      <style:text-properties officeooo:rsid="08dd77e6" officeooo:paragraph-rsid="09260fd6"/>
    </style:style>
    <style:style style:name="P373" style:family="paragraph" style:parent-style-name="Text_20_body">
      <style:text-properties officeooo:rsid="00951bc6" officeooo:paragraph-rsid="08d53d8c"/>
    </style:style>
    <style:style style:name="P374" style:family="paragraph" style:parent-style-name="Text_20_body">
      <style:text-properties officeooo:rsid="08e4c7b0" officeooo:paragraph-rsid="08e4c7b0"/>
    </style:style>
    <style:style style:name="P375" style:family="paragraph" style:parent-style-name="Text_20_body">
      <style:text-properties officeooo:rsid="08e6ddf6" officeooo:paragraph-rsid="08e6ddf6"/>
    </style:style>
    <style:style style:name="P376" style:family="paragraph" style:parent-style-name="Text_20_body">
      <style:text-properties officeooo:rsid="08ee940e" officeooo:paragraph-rsid="08ee940e"/>
    </style:style>
    <style:style style:name="P377" style:family="paragraph" style:parent-style-name="Text_20_body">
      <style:text-properties officeooo:rsid="08f17972" officeooo:paragraph-rsid="08f17972"/>
    </style:style>
    <style:style style:name="P378" style:family="paragraph" style:parent-style-name="Text_20_body">
      <style:text-properties officeooo:rsid="08f6b53a" officeooo:paragraph-rsid="08f6b53a"/>
    </style:style>
    <style:style style:name="P379" style:family="paragraph" style:parent-style-name="Text_20_body">
      <style:text-properties officeooo:rsid="08f815b1" officeooo:paragraph-rsid="08f815b1"/>
    </style:style>
    <style:style style:name="P380" style:family="paragraph" style:parent-style-name="Text_20_body">
      <style:text-properties officeooo:rsid="08f89a21" officeooo:paragraph-rsid="08f89a21"/>
    </style:style>
    <style:style style:name="P381" style:family="paragraph" style:parent-style-name="Text_20_body">
      <style:text-properties officeooo:rsid="0901a250" officeooo:paragraph-rsid="0901a250"/>
    </style:style>
    <style:style style:name="P382" style:family="paragraph" style:parent-style-name="Text_20_body">
      <style:text-properties officeooo:rsid="09048a2d" officeooo:paragraph-rsid="09048a2d"/>
    </style:style>
    <style:style style:name="P383" style:family="paragraph" style:parent-style-name="Text_20_body">
      <style:text-properties officeooo:rsid="0904b99b" officeooo:paragraph-rsid="0904b99b"/>
    </style:style>
    <style:style style:name="P384" style:family="paragraph" style:parent-style-name="Text_20_body">
      <style:text-properties officeooo:rsid="09089e80" officeooo:paragraph-rsid="09089e80"/>
    </style:style>
    <style:style style:name="P385" style:family="paragraph" style:parent-style-name="Text_20_body">
      <style:text-properties officeooo:rsid="09089e80" officeooo:paragraph-rsid="090c53cb"/>
    </style:style>
    <style:style style:name="P386" style:family="paragraph" style:parent-style-name="Text_20_body">
      <style:text-properties officeooo:rsid="090ffc8a" officeooo:paragraph-rsid="090ffc8a"/>
    </style:style>
    <style:style style:name="P387" style:family="paragraph" style:parent-style-name="Text_20_body">
      <style:text-properties officeooo:rsid="091162cc" officeooo:paragraph-rsid="091162cc"/>
    </style:style>
    <style:style style:name="P388" style:family="paragraph" style:parent-style-name="Text_20_body">
      <style:text-properties officeooo:rsid="091a5b33" officeooo:paragraph-rsid="091a5b33"/>
    </style:style>
    <style:style style:name="P389" style:family="paragraph" style:parent-style-name="Text_20_body">
      <style:text-properties officeooo:rsid="09294072" officeooo:paragraph-rsid="09294072"/>
    </style:style>
    <style:style style:name="P390" style:family="paragraph" style:parent-style-name="Text_20_body">
      <style:text-properties officeooo:paragraph-rsid="08a66b1d"/>
    </style:style>
    <style:style style:name="P391" style:family="paragraph" style:parent-style-name="Text_20_body">
      <style:text-properties officeooo:rsid="092b0c67" officeooo:paragraph-rsid="092b0c67"/>
    </style:style>
    <style:style style:name="P392" style:family="paragraph" style:parent-style-name="Text_20_body">
      <style:text-properties officeooo:rsid="092dc161" officeooo:paragraph-rsid="092dc161"/>
    </style:style>
    <style:style style:name="P393" style:family="paragraph" style:parent-style-name="Text_20_body">
      <style:text-properties officeooo:rsid="092e9839" officeooo:paragraph-rsid="092e9839"/>
    </style:style>
    <style:style style:name="P394" style:family="paragraph" style:parent-style-name="Text_20_body">
      <style:text-properties officeooo:rsid="092ffedd" officeooo:paragraph-rsid="092ffedd"/>
    </style:style>
    <style:style style:name="P395" style:family="paragraph" style:parent-style-name="Text_20_body">
      <style:text-properties officeooo:rsid="093a1e20" officeooo:paragraph-rsid="093a1e20"/>
    </style:style>
    <style:style style:name="P396" style:family="paragraph" style:parent-style-name="Исходный_20_код">
      <style:text-properties officeooo:paragraph-rsid="08e2bf57"/>
    </style:style>
    <style:style style:name="P397" style:family="paragraph" style:parent-style-name="Исходный_20_код">
      <style:text-properties officeooo:rsid="09124caa" officeooo:paragraph-rsid="09124caa"/>
    </style:style>
    <style:style style:name="P398" style:family="paragraph" style:parent-style-name="Исходный_20_код">
      <style:text-properties officeooo:rsid="09124caa" officeooo:paragraph-rsid="09234619"/>
    </style:style>
    <style:style style:name="P399" style:family="paragraph" style:parent-style-name="Text_20_body">
      <style:text-properties officeooo:rsid="0942c874" officeooo:paragraph-rsid="0942c874"/>
    </style:style>
    <style:style style:name="P400" style:family="paragraph" style:parent-style-name="Text_20_body">
      <style:text-properties officeooo:rsid="095623d0" officeooo:paragraph-rsid="095623d0"/>
    </style:style>
    <style:style style:name="P401" style:family="paragraph" style:parent-style-name="Исходный_20_код">
      <style:text-properties officeooo:paragraph-rsid="09582543"/>
    </style:style>
    <style:style style:name="P402" style:family="paragraph" style:parent-style-name="Исходный_20_код">
      <style:text-properties officeooo:paragraph-rsid="0975b3ad"/>
    </style:style>
    <style:style style:name="P403" style:family="paragraph" style:parent-style-name="Text_20_body">
      <style:text-properties officeooo:rsid="0969828e" officeooo:paragraph-rsid="0969828e"/>
    </style:style>
    <style:style style:name="P404" style:family="paragraph" style:parent-style-name="Text_20_body">
      <style:text-properties officeooo:rsid="09795fcf" officeooo:paragraph-rsid="09795fcf"/>
    </style:style>
    <style:style style:name="P405" style:family="paragraph" style:parent-style-name="Text_20_body">
      <style:text-properties officeooo:rsid="097a17ce" officeooo:paragraph-rsid="097a17ce"/>
    </style:style>
    <style:style style:name="P406" style:family="paragraph" style:parent-style-name="Исходный_20_код">
      <style:text-properties officeooo:paragraph-rsid="096892a8"/>
    </style:style>
    <style:style style:name="P407" style:family="paragraph" style:parent-style-name="Исходный_20_код">
      <style:text-properties officeooo:paragraph-rsid="096bc028"/>
    </style:style>
    <style:style style:name="P408" style:family="paragraph" style:parent-style-name="Исходный_20_код">
      <style:text-properties officeooo:paragraph-rsid="0970fb78"/>
    </style:style>
    <style:style style:name="P409" style:family="paragraph" style:parent-style-name="Text_20_body">
      <style:text-properties officeooo:rsid="0985a3ec" officeooo:paragraph-rsid="0985a3ec"/>
    </style:style>
    <style:style style:name="P410" style:family="paragraph" style:parent-style-name="Text_20_body">
      <style:text-properties officeooo:rsid="09866926" officeooo:paragraph-rsid="09866926"/>
    </style:style>
    <style:style style:name="P411" style:family="paragraph" style:parent-style-name="Text_20_body">
      <style:text-properties officeooo:rsid="098772db" officeooo:paragraph-rsid="09af3c4c"/>
    </style:style>
    <style:style style:name="P412" style:family="paragraph" style:parent-style-name="Text_20_body">
      <style:text-properties officeooo:rsid="098772db" officeooo:paragraph-rsid="09b7465e"/>
    </style:style>
    <style:style style:name="P413" style:family="paragraph" style:parent-style-name="Text_20_body">
      <style:text-properties officeooo:rsid="098772db" officeooo:paragraph-rsid="0b5213bb"/>
    </style:style>
    <style:style style:name="P414" style:family="paragraph" style:parent-style-name="Text_20_body">
      <style:text-properties officeooo:rsid="098772db" officeooo:paragraph-rsid="0989914e"/>
    </style:style>
    <style:style style:name="P415" style:family="paragraph" style:parent-style-name="Text_20_body">
      <style:text-properties officeooo:rsid="098772db" officeooo:paragraph-rsid="0bc4ab9e"/>
    </style:style>
    <style:style style:name="P416" style:family="paragraph" style:parent-style-name="Text_20_body">
      <style:text-properties officeooo:rsid="098772db" officeooo:paragraph-rsid="0f2e6fea"/>
    </style:style>
    <style:style style:name="P417" style:family="paragraph" style:parent-style-name="Text_20_body">
      <style:text-properties officeooo:rsid="09912f37" officeooo:paragraph-rsid="09912f37"/>
    </style:style>
    <style:style style:name="P418" style:family="paragraph" style:parent-style-name="Text_20_body">
      <style:text-properties officeooo:rsid="09957784" officeooo:paragraph-rsid="09a88a41"/>
    </style:style>
    <style:style style:name="P419" style:family="paragraph" style:parent-style-name="Text_20_body">
      <style:text-properties officeooo:rsid="09957784" officeooo:paragraph-rsid="09af3c4c"/>
    </style:style>
    <style:style style:name="P420" style:family="paragraph" style:parent-style-name="Text_20_body">
      <style:text-properties officeooo:rsid="09972dd3" officeooo:paragraph-rsid="09972dd3"/>
    </style:style>
    <style:style style:name="P421" style:family="paragraph" style:parent-style-name="Text_20_body">
      <style:text-properties officeooo:rsid="09973b55" officeooo:paragraph-rsid="09973b55"/>
    </style:style>
    <style:style style:name="P422" style:family="paragraph" style:parent-style-name="Text_20_body">
      <style:text-properties officeooo:rsid="099a0df6" officeooo:paragraph-rsid="09af3c4c"/>
    </style:style>
    <style:style style:name="P423" style:family="paragraph" style:parent-style-name="Text_20_body">
      <style:text-properties officeooo:rsid="09b39771" officeooo:paragraph-rsid="09b39771"/>
    </style:style>
    <style:style style:name="P424" style:family="paragraph" style:parent-style-name="Text_20_body">
      <style:text-properties officeooo:rsid="09bb1301" officeooo:paragraph-rsid="09bb1301"/>
    </style:style>
    <style:style style:name="P425" style:family="paragraph" style:parent-style-name="Text_20_body">
      <style:text-properties officeooo:rsid="09dd7bfb" officeooo:paragraph-rsid="09dd7bfb"/>
    </style:style>
    <style:style style:name="P426" style:family="paragraph" style:parent-style-name="Text_20_body">
      <style:text-properties officeooo:rsid="09e0ece4" officeooo:paragraph-rsid="09e0ece4"/>
    </style:style>
    <style:style style:name="P427" style:family="paragraph" style:parent-style-name="Text_20_body">
      <style:text-properties officeooo:rsid="09e30721" officeooo:paragraph-rsid="09e30721"/>
    </style:style>
    <style:style style:name="P428" style:family="paragraph" style:parent-style-name="Text_20_body">
      <style:text-properties officeooo:rsid="09e9b60b" officeooo:paragraph-rsid="09eb7d22"/>
    </style:style>
    <style:style style:name="P429" style:family="paragraph" style:parent-style-name="Исходный_20_код">
      <style:text-properties officeooo:paragraph-rsid="09e16604"/>
    </style:style>
    <style:style style:name="P430" style:family="paragraph" style:parent-style-name="Исходный_20_код">
      <style:text-properties officeooo:paragraph-rsid="09e99054"/>
    </style:style>
    <style:style style:name="P431" style:family="paragraph" style:parent-style-name="Text_20_body">
      <style:text-properties officeooo:rsid="09efb48b" officeooo:paragraph-rsid="09efb48b"/>
    </style:style>
    <style:style style:name="P432" style:family="paragraph" style:parent-style-name="Text_20_body">
      <style:text-properties officeooo:rsid="09efb48b" officeooo:paragraph-rsid="0bfc58d4"/>
    </style:style>
    <style:style style:name="P433" style:family="paragraph" style:parent-style-name="Text_20_body">
      <style:text-properties officeooo:rsid="09f1d0ec" officeooo:paragraph-rsid="09f1d0ec"/>
    </style:style>
    <style:style style:name="P434" style:family="paragraph" style:parent-style-name="Text_20_body">
      <style:text-properties officeooo:rsid="09f5b3fd" officeooo:paragraph-rsid="09f5b3fd"/>
    </style:style>
    <style:style style:name="P435" style:family="paragraph" style:parent-style-name="Text_20_body">
      <style:text-properties officeooo:rsid="09fdb381" officeooo:paragraph-rsid="09fdb381"/>
    </style:style>
    <style:style style:name="P436" style:family="paragraph" style:parent-style-name="Text_20_body">
      <style:text-properties officeooo:rsid="0a06bbfc" officeooo:paragraph-rsid="0a072126"/>
    </style:style>
    <style:style style:name="P437" style:family="paragraph" style:parent-style-name="Text_20_body">
      <style:text-properties officeooo:rsid="0a09a764" officeooo:paragraph-rsid="0a09a764"/>
    </style:style>
    <style:style style:name="P438" style:family="paragraph" style:parent-style-name="Text_20_body">
      <style:text-properties officeooo:rsid="0a0eac73" officeooo:paragraph-rsid="0a0eac73"/>
    </style:style>
    <style:style style:name="P439" style:family="paragraph" style:parent-style-name="Text_20_body">
      <style:text-properties officeooo:rsid="0a1162ae" officeooo:paragraph-rsid="0a1162ae"/>
    </style:style>
    <style:style style:name="P440" style:family="paragraph" style:parent-style-name="Text_20_body">
      <style:text-properties officeooo:rsid="0a1162ae" officeooo:paragraph-rsid="0a6abdfc"/>
    </style:style>
    <style:style style:name="P441" style:family="paragraph" style:parent-style-name="Исходный_20_код">
      <style:text-properties officeooo:paragraph-rsid="0a21f69c"/>
    </style:style>
    <style:style style:name="P442" style:family="paragraph" style:parent-style-name="Text_20_body">
      <style:text-properties officeooo:rsid="0a14d7d2" officeooo:paragraph-rsid="0a959714"/>
    </style:style>
    <style:style style:name="P443" style:family="paragraph" style:parent-style-name="Text_20_body">
      <style:text-properties officeooo:rsid="0a14d7d2" officeooo:paragraph-rsid="0a14d7d2"/>
    </style:style>
    <style:style style:name="P444" style:family="paragraph" style:parent-style-name="Text_20_body">
      <style:text-properties officeooo:rsid="0a14d7d2" officeooo:paragraph-rsid="0a6abdfc"/>
    </style:style>
    <style:style style:name="P445" style:family="paragraph" style:parent-style-name="Text_20_body">
      <style:text-properties officeooo:rsid="0a3c5021" officeooo:paragraph-rsid="0a3c5021"/>
    </style:style>
    <style:style style:name="P446" style:family="paragraph" style:parent-style-name="Text_20_body">
      <style:text-properties officeooo:rsid="0a3d22c6" officeooo:paragraph-rsid="0a3d22c6"/>
    </style:style>
    <style:style style:name="P447" style:family="paragraph" style:parent-style-name="Text_20_body">
      <style:text-properties officeooo:rsid="0a3d460c" officeooo:paragraph-rsid="0a3d460c"/>
    </style:style>
    <style:style style:name="P448" style:family="paragraph" style:parent-style-name="Text_20_body">
      <style:text-properties officeooo:rsid="0a3d460c" officeooo:paragraph-rsid="0a48fc08"/>
    </style:style>
    <style:style style:name="P449" style:family="paragraph" style:parent-style-name="Text_20_body">
      <style:text-properties officeooo:rsid="0a5d69ef" officeooo:paragraph-rsid="0a5d69ef"/>
    </style:style>
    <style:style style:name="P450" style:family="paragraph" style:parent-style-name="Исходный_20_код">
      <style:text-properties officeooo:paragraph-rsid="0a48fc08"/>
    </style:style>
    <style:style style:name="P451" style:family="paragraph" style:parent-style-name="Исходный_20_код">
      <style:text-properties officeooo:rsid="0a50630e" officeooo:paragraph-rsid="0a576a46"/>
    </style:style>
    <style:style style:name="P452" style:family="paragraph" style:parent-style-name="Text_20_body">
      <style:text-properties style:text-underline-style="none" officeooo:rsid="0a8bb85d" officeooo:paragraph-rsid="0a8bb85d"/>
    </style:style>
    <style:style style:name="P453" style:family="paragraph" style:parent-style-name="Text_20_body">
      <style:text-properties style:text-underline-style="none" officeooo:rsid="0a8c203b" officeooo:paragraph-rsid="0a8c203b"/>
    </style:style>
    <style:style style:name="P454" style:family="paragraph" style:parent-style-name="Text_20_body">
      <style:text-properties style:text-underline-style="none" officeooo:rsid="0a8cca7f" officeooo:paragraph-rsid="0a8cca7f"/>
    </style:style>
    <style:style style:name="P455" style:family="paragraph" style:parent-style-name="Text_20_body">
      <style:text-properties officeooo:rsid="0a8f1e09" officeooo:paragraph-rsid="0a8f1e09"/>
    </style:style>
    <style:style style:name="P456" style:family="paragraph" style:parent-style-name="Text_20_body">
      <style:text-properties officeooo:rsid="0a9145db" officeooo:paragraph-rsid="0a9145db"/>
    </style:style>
    <style:style style:name="P457" style:family="paragraph" style:parent-style-name="Text_20_body">
      <style:text-properties officeooo:rsid="0823fcfa" officeooo:paragraph-rsid="0823fcfa"/>
    </style:style>
    <style:style style:name="P458" style:family="paragraph" style:parent-style-name="Text_20_body">
      <style:text-properties officeooo:rsid="0a997589" officeooo:paragraph-rsid="0aa0afd0"/>
    </style:style>
    <style:style style:name="P459" style:family="paragraph" style:parent-style-name="Text_20_body">
      <style:text-properties officeooo:rsid="08194868" officeooo:paragraph-rsid="08194868"/>
    </style:style>
    <style:style style:name="P460" style:family="paragraph" style:parent-style-name="Text_20_body">
      <style:text-properties officeooo:rsid="0aaded0a" officeooo:paragraph-rsid="0aaded0a"/>
    </style:style>
    <style:style style:name="P461" style:family="paragraph" style:parent-style-name="Text_20_body">
      <style:text-properties officeooo:rsid="052e20cd" officeooo:paragraph-rsid="052e20cd"/>
    </style:style>
    <style:style style:name="P462" style:family="paragraph" style:parent-style-name="Text_20_body">
      <style:text-properties officeooo:rsid="0ab8db10" officeooo:paragraph-rsid="0ab8db10"/>
    </style:style>
    <style:style style:name="P463" style:family="paragraph" style:parent-style-name="Text_20_body">
      <style:text-properties officeooo:rsid="0aced00b" officeooo:paragraph-rsid="0aced00b"/>
    </style:style>
    <style:style style:name="P464" style:family="paragraph" style:parent-style-name="Text_20_body">
      <style:text-properties officeooo:rsid="0ad205ef" officeooo:paragraph-rsid="0ad205ef"/>
    </style:style>
    <style:style style:name="P465" style:family="paragraph" style:parent-style-name="Text_20_body">
      <style:text-properties officeooo:rsid="0ae208eb" officeooo:paragraph-rsid="0ae208eb"/>
    </style:style>
    <style:style style:name="P466" style:family="paragraph" style:parent-style-name="Text_20_body">
      <style:text-properties officeooo:rsid="0ae208eb" officeooo:paragraph-rsid="0ae9a132"/>
    </style:style>
    <style:style style:name="P467" style:family="paragraph" style:parent-style-name="Text_20_body">
      <style:text-properties officeooo:rsid="0ae430c1" officeooo:paragraph-rsid="0ae430c1"/>
    </style:style>
    <style:style style:name="P468" style:family="paragraph" style:parent-style-name="Text_20_body">
      <style:text-properties officeooo:rsid="0ae430c1" officeooo:paragraph-rsid="0ae9a132"/>
    </style:style>
    <style:style style:name="P469" style:family="paragraph" style:parent-style-name="Исходный_20_код">
      <style:text-properties officeooo:paragraph-rsid="052ec773"/>
    </style:style>
    <style:style style:name="P470" style:family="paragraph" style:parent-style-name="Исходный_20_код">
      <style:text-properties officeooo:paragraph-rsid="0aba05b1"/>
    </style:style>
    <style:style style:name="P471" style:family="paragraph" style:parent-style-name="Исходный_20_код">
      <style:text-properties officeooo:paragraph-rsid="09af3c4c"/>
    </style:style>
    <style:style style:name="P472" style:family="paragraph" style:parent-style-name="Text_20_body">
      <style:text-properties officeooo:paragraph-rsid="0b408571"/>
    </style:style>
    <style:style style:name="P473" style:family="paragraph" style:parent-style-name="Text_20_body">
      <style:text-properties officeooo:rsid="0b484b4e" officeooo:paragraph-rsid="0b484b4e"/>
    </style:style>
    <style:style style:name="P474" style:family="paragraph" style:parent-style-name="Text_20_body">
      <style:text-properties officeooo:rsid="0b4dddfd" officeooo:paragraph-rsid="0b4dddfd"/>
    </style:style>
    <style:style style:name="P475" style:family="paragraph" style:parent-style-name="Text_20_body">
      <style:text-properties officeooo:rsid="0b5bb9eb" officeooo:paragraph-rsid="0b5bb9eb"/>
    </style:style>
    <style:style style:name="P476" style:family="paragraph" style:parent-style-name="Text_20_body">
      <style:text-properties officeooo:rsid="0b5e5f62" officeooo:paragraph-rsid="0b5f8f0b"/>
    </style:style>
    <style:style style:name="P477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3" style:family="paragraph" style:parent-style-name="Исходный_20_код">
      <style:text-properties officeooo:paragraph-rsid="0b590892"/>
    </style:style>
    <style:style style:name="P484" style:family="paragraph" style:parent-style-name="Text_20_body">
      <style:text-properties officeooo:rsid="0b9b4934" officeooo:paragraph-rsid="0b9b4934"/>
    </style:style>
    <style:style style:name="P485" style:family="paragraph" style:parent-style-name="Text_20_body">
      <style:text-properties officeooo:rsid="0ba6cac0" officeooo:paragraph-rsid="0ba6cac0"/>
    </style:style>
    <style:style style:name="P486" style:family="paragraph" style:parent-style-name="Исходный_20_код">
      <style:text-properties officeooo:paragraph-rsid="08e4c7b0"/>
    </style:style>
    <style:style style:name="P487" style:family="paragraph" style:parent-style-name="Исходный_20_код">
      <style:text-properties officeooo:paragraph-rsid="0bae9d3e"/>
    </style:style>
    <style:style style:name="P488" style:family="paragraph" style:parent-style-name="Исходный_20_код">
      <style:text-properties officeooo:paragraph-rsid="0bbdb743"/>
    </style:style>
    <style:style style:name="P489" style:family="paragraph" style:parent-style-name="Исходный_20_код">
      <style:text-properties officeooo:rsid="0bc4ab9e" officeooo:paragraph-rsid="0bc4ab9e"/>
    </style:style>
    <style:style style:name="P490" style:family="paragraph" style:parent-style-name="Text_20_body">
      <style:text-properties officeooo:rsid="0bc4ab9e" officeooo:paragraph-rsid="0bc4ab9e"/>
    </style:style>
    <style:style style:name="P491" style:family="paragraph" style:parent-style-name="Text_20_body">
      <style:text-properties officeooo:paragraph-rsid="06354b6b"/>
    </style:style>
    <style:style style:name="P492" style:family="paragraph" style:parent-style-name="Text_20_body">
      <style:text-properties officeooo:rsid="0991581f" officeooo:paragraph-rsid="0991581f"/>
    </style:style>
    <style:style style:name="P493" style:family="paragraph" style:parent-style-name="Исходный_20_код">
      <style:text-properties officeooo:paragraph-rsid="0c23ba8f"/>
    </style:style>
    <style:style style:name="P494" style:family="paragraph" style:parent-style-name="Text_20_body">
      <style:text-properties officeooo:rsid="0bd1a9f6" officeooo:paragraph-rsid="0bd1a9f6"/>
    </style:style>
    <style:style style:name="P495" style:family="paragraph" style:parent-style-name="Text_20_body">
      <style:text-properties officeooo:rsid="0bd1a9f6" officeooo:paragraph-rsid="0c0b9bba"/>
    </style:style>
    <style:style style:name="P496" style:family="paragraph" style:parent-style-name="Text_20_body">
      <style:text-properties officeooo:rsid="0bd7b049" officeooo:paragraph-rsid="0bd7b049"/>
    </style:style>
    <style:style style:name="P497" style:family="paragraph" style:parent-style-name="Text_20_body">
      <style:text-properties officeooo:rsid="0a001ed1" officeooo:paragraph-rsid="0a001ed1"/>
    </style:style>
    <style:style style:name="P498" style:family="paragraph" style:parent-style-name="Исходный_20_код">
      <style:text-properties officeooo:paragraph-rsid="09f1055c"/>
    </style:style>
    <style:style style:name="P499" style:family="paragraph" style:parent-style-name="Исходный_20_код">
      <style:text-properties officeooo:rsid="0c047e03" officeooo:paragraph-rsid="0c057cdb"/>
    </style:style>
    <style:style style:name="P500" style:family="paragraph" style:parent-style-name="Исходный_20_код">
      <style:text-properties officeooo:paragraph-rsid="0c33d1f1"/>
    </style:style>
    <style:style style:name="P501" style:family="paragraph" style:parent-style-name="Исходный_20_код">
      <style:text-properties officeooo:paragraph-rsid="0c356a37"/>
    </style:style>
    <style:style style:name="P502" style:family="paragraph" style:parent-style-name="Исходный_20_код">
      <style:text-properties officeooo:paragraph-rsid="0c373b60"/>
    </style:style>
    <style:style style:name="P503" style:family="paragraph" style:parent-style-name="Text_20_body">
      <style:text-properties officeooo:rsid="0c4b7951" officeooo:paragraph-rsid="0c4b7951"/>
    </style:style>
    <style:style style:name="P504" style:family="paragraph" style:parent-style-name="Text_20_body">
      <style:text-properties officeooo:rsid="0c4bef8f" officeooo:paragraph-rsid="0c4bef8f"/>
    </style:style>
    <style:style style:name="P505" style:family="paragraph" style:parent-style-name="Text_20_body">
      <style:text-properties officeooo:rsid="0c52afdd" officeooo:paragraph-rsid="0c52afdd"/>
    </style:style>
    <style:style style:name="P506" style:family="paragraph" style:parent-style-name="Исходный_20_код">
      <style:text-properties officeooo:rsid="0c4b3268" officeooo:paragraph-rsid="0c4b3268"/>
    </style:style>
    <style:style style:name="P507" style:family="paragraph" style:parent-style-name="Исходный_20_код">
      <style:text-properties officeooo:paragraph-rsid="0c57aa60"/>
    </style:style>
    <style:style style:name="P508" style:family="paragraph" style:parent-style-name="Исходный_20_код">
      <style:text-properties officeooo:paragraph-rsid="0c5cade4"/>
    </style:style>
    <style:style style:name="P509" style:family="paragraph" style:parent-style-name="Исходный_20_код">
      <style:text-properties officeooo:paragraph-rsid="0c5d9a16"/>
    </style:style>
    <style:style style:name="P510" style:family="paragraph" style:parent-style-name="Text_20_body">
      <style:text-properties officeooo:rsid="0c691123" officeooo:paragraph-rsid="0c691123"/>
    </style:style>
    <style:style style:name="P511" style:family="paragraph" style:parent-style-name="Исходный_20_код">
      <style:text-properties officeooo:paragraph-rsid="0c613b27"/>
    </style:style>
    <style:style style:name="P512" style:family="paragraph" style:parent-style-name="Исходный_20_код">
      <style:text-properties officeooo:paragraph-rsid="0c643a78"/>
    </style:style>
    <style:style style:name="P513" style:family="paragraph" style:parent-style-name="Text_20_body">
      <style:text-properties officeooo:rsid="0c7087ef" officeooo:paragraph-rsid="0c776df9"/>
    </style:style>
    <style:style style:name="P514" style:family="paragraph" style:parent-style-name="Text_20_body">
      <style:text-properties officeooo:rsid="0c7087ef" officeooo:paragraph-rsid="0c7c09e1"/>
    </style:style>
    <style:style style:name="P515" style:family="paragraph" style:parent-style-name="Text_20_body">
      <style:text-properties officeooo:rsid="0c7087ef" officeooo:paragraph-rsid="0c82c35b"/>
    </style:style>
    <style:style style:name="P516" style:family="paragraph" style:parent-style-name="Text_20_body">
      <style:text-properties officeooo:rsid="0c7087ef" officeooo:paragraph-rsid="0c920456"/>
    </style:style>
    <style:style style:name="P517" style:family="paragraph" style:parent-style-name="Text_20_body">
      <style:text-properties officeooo:rsid="0c7087ef" officeooo:paragraph-rsid="0cab45fa"/>
    </style:style>
    <style:style style:name="P518" style:family="paragraph" style:parent-style-name="Text_20_body">
      <style:text-properties officeooo:rsid="0c7087ef" officeooo:paragraph-rsid="0cabf085"/>
    </style:style>
    <style:style style:name="P519" style:family="paragraph" style:parent-style-name="Text_20_body">
      <style:text-properties officeooo:rsid="0c7087ef" officeooo:paragraph-rsid="0cb10098"/>
    </style:style>
    <style:style style:name="P520" style:family="paragraph" style:parent-style-name="Text_20_body">
      <style:text-properties officeooo:rsid="0c7087ef" officeooo:paragraph-rsid="0cc81f7f"/>
    </style:style>
    <style:style style:name="P521" style:family="paragraph" style:parent-style-name="Text_20_body">
      <style:text-properties officeooo:rsid="0c7087ef" officeooo:paragraph-rsid="0cee8336"/>
    </style:style>
    <style:style style:name="P522" style:family="paragraph" style:parent-style-name="Text_20_body">
      <style:text-properties officeooo:rsid="0c7087ef" officeooo:paragraph-rsid="0cf98c2a"/>
    </style:style>
    <style:style style:name="P523" style:family="paragraph" style:parent-style-name="Text_20_body">
      <style:text-properties officeooo:rsid="0c7087ef" officeooo:paragraph-rsid="0cbf9957"/>
    </style:style>
    <style:style style:name="P524" style:family="paragraph" style:parent-style-name="Text_20_body">
      <style:text-properties officeooo:rsid="0c7087ef" officeooo:paragraph-rsid="0d5e6c01"/>
    </style:style>
    <style:style style:name="P525" style:family="paragraph" style:parent-style-name="Text_20_body">
      <style:text-properties officeooo:rsid="0c7087ef" officeooo:paragraph-rsid="0e5c770c"/>
    </style:style>
    <style:style style:name="P526" style:family="paragraph" style:parent-style-name="Text_20_body">
      <style:text-properties officeooo:rsid="0c776df9" officeooo:paragraph-rsid="0c776df9"/>
    </style:style>
    <style:style style:name="P527" style:family="paragraph" style:parent-style-name="Text_20_body">
      <style:text-properties officeooo:rsid="0c776df9" officeooo:paragraph-rsid="0c7c09e1"/>
    </style:style>
    <style:style style:name="P528" style:family="paragraph" style:parent-style-name="Исходный_20_код">
      <style:text-properties officeooo:paragraph-rsid="0c7340a0"/>
    </style:style>
    <style:style style:name="P529" style:family="paragraph" style:parent-style-name="Исходный_20_код">
      <style:text-properties officeooo:paragraph-rsid="0c7859b0"/>
    </style:style>
    <style:style style:name="P530" style:family="paragraph" style:parent-style-name="Исходный_20_код">
      <style:text-properties officeooo:paragraph-rsid="0c7c09e1"/>
    </style:style>
    <style:style style:name="P531" style:family="paragraph" style:parent-style-name="Исходный_20_код">
      <style:text-properties officeooo:paragraph-rsid="0c82c35b"/>
    </style:style>
    <style:style style:name="P532" style:family="paragraph" style:parent-style-name="Исходный_20_код">
      <style:text-properties officeooo:paragraph-rsid="0c8724a6"/>
    </style:style>
    <style:style style:name="P533" style:family="paragraph" style:parent-style-name="Text_20_body">
      <style:text-properties officeooo:rsid="0c9a5ec9" officeooo:paragraph-rsid="0c9e3651"/>
    </style:style>
    <style:style style:name="P534" style:family="paragraph" style:parent-style-name="Text_20_body">
      <style:text-properties officeooo:rsid="0c9a5ec9" officeooo:paragraph-rsid="0d35aa8b"/>
    </style:style>
    <style:style style:name="P535" style:family="paragraph" style:parent-style-name="Text_20_body">
      <style:text-properties officeooo:rsid="0c9a5ec9" officeooo:paragraph-rsid="0cf98c2a"/>
    </style:style>
    <style:style style:name="P536" style:family="paragraph" style:parent-style-name="Text_20_body">
      <style:text-properties officeooo:rsid="0c9a5ec9" officeooo:paragraph-rsid="0c9a5ec9"/>
    </style:style>
    <style:style style:name="P537" style:family="paragraph" style:parent-style-name="Text_20_body">
      <style:text-properties officeooo:rsid="0c9dc9be" officeooo:paragraph-rsid="0d1d6138"/>
    </style:style>
    <style:style style:name="P538" style:family="paragraph" style:parent-style-name="Text_20_body">
      <style:text-properties officeooo:rsid="0c9dc9be" officeooo:paragraph-rsid="0c9dc9be"/>
    </style:style>
    <style:style style:name="P539" style:family="paragraph" style:parent-style-name="Исходный_20_код">
      <style:text-properties officeooo:paragraph-rsid="0c920456"/>
    </style:style>
    <style:style style:name="P540" style:family="paragraph" style:parent-style-name="Исходный_20_код">
      <style:text-properties officeooo:paragraph-rsid="0cb22524"/>
    </style:style>
    <style:style style:name="P541" style:family="paragraph" style:parent-style-name="Исходный_20_код">
      <style:text-properties officeooo:paragraph-rsid="0cb8d406"/>
    </style:style>
    <style:style style:name="P542" style:family="paragraph" style:parent-style-name="Text_20_body">
      <style:text-properties officeooo:rsid="0caf372f" officeooo:paragraph-rsid="0cb10098"/>
    </style:style>
    <style:style style:name="P543" style:family="paragraph" style:parent-style-name="Text_20_body">
      <style:text-properties officeooo:rsid="0caf372f" officeooo:paragraph-rsid="0cba1cd6"/>
    </style:style>
    <style:style style:name="P544" style:family="paragraph" style:parent-style-name="Text_20_body">
      <style:text-properties officeooo:rsid="0caf372f" officeooo:paragraph-rsid="0cc5b67f"/>
    </style:style>
    <style:style style:name="P545" style:family="paragraph" style:parent-style-name="Text_20_body">
      <style:text-properties officeooo:rsid="0caf372f" officeooo:paragraph-rsid="0cee8336"/>
    </style:style>
    <style:style style:name="P546" style:family="paragraph" style:parent-style-name="Text_20_body">
      <style:text-properties officeooo:rsid="0caf372f" officeooo:paragraph-rsid="0cb22524"/>
    </style:style>
    <style:style style:name="P547" style:family="paragraph" style:parent-style-name="Text_20_body">
      <style:text-properties officeooo:rsid="0caf372f" officeooo:paragraph-rsid="0d2b5581"/>
    </style:style>
    <style:style style:name="P548" style:family="paragraph" style:parent-style-name="Text_20_body">
      <style:text-properties officeooo:rsid="0caf372f" officeooo:paragraph-rsid="0d5e6c01"/>
    </style:style>
    <style:style style:name="P549" style:family="paragraph" style:parent-style-name="Text_20_body">
      <style:text-properties officeooo:rsid="0caf372f" officeooo:paragraph-rsid="0e35b34d"/>
    </style:style>
    <style:style style:name="P550" style:family="paragraph" style:parent-style-name="Text_20_body">
      <style:text-properties officeooo:rsid="0caf372f" officeooo:paragraph-rsid="0e3d26e9"/>
    </style:style>
    <style:style style:name="P551" style:family="paragraph" style:parent-style-name="Text_20_body">
      <style:text-properties officeooo:rsid="0cb10098" officeooo:paragraph-rsid="0cb10098"/>
    </style:style>
    <style:style style:name="P552" style:family="paragraph" style:parent-style-name="Text_20_body">
      <style:text-properties officeooo:rsid="0cb10098" officeooo:paragraph-rsid="0e64d313"/>
    </style:style>
    <style:style style:name="P553" style:family="paragraph" style:parent-style-name="Text_20_body">
      <style:text-properties officeooo:rsid="0cb10098" officeooo:paragraph-rsid="0e6634d2"/>
    </style:style>
    <style:style style:name="P554" style:family="paragraph" style:parent-style-name="Исходный_20_код">
      <style:text-properties officeooo:paragraph-rsid="0ca9246c"/>
    </style:style>
    <style:style style:name="P555" style:family="paragraph" style:parent-style-name="Исходный_20_код">
      <style:text-properties officeooo:paragraph-rsid="0cc5b67f"/>
    </style:style>
    <style:style style:name="P556" style:family="paragraph" style:parent-style-name="Text_20_body">
      <style:text-properties officeooo:rsid="0cc38c18" officeooo:paragraph-rsid="0cc38c18"/>
    </style:style>
    <style:style style:name="P557" style:family="paragraph" style:parent-style-name="Text_20_body">
      <style:text-properties officeooo:rsid="0ba1daf7" officeooo:paragraph-rsid="0ce06748"/>
    </style:style>
    <style:style style:name="P558" style:family="paragraph" style:parent-style-name="Исходный_20_код">
      <style:text-properties officeooo:paragraph-rsid="0cee8336"/>
    </style:style>
    <style:style style:name="P559" style:family="paragraph" style:parent-style-name="Исходный_20_код">
      <style:text-properties officeooo:paragraph-rsid="0cf1cd55"/>
    </style:style>
    <style:style style:name="P560" style:family="paragraph" style:parent-style-name="Text_20_body">
      <style:text-properties officeooo:rsid="0cfe3c1f" officeooo:paragraph-rsid="0cfe3c1f"/>
    </style:style>
    <style:style style:name="P561" style:family="paragraph" style:parent-style-name="Text_20_body">
      <style:text-properties officeooo:rsid="0d03691f" officeooo:paragraph-rsid="0d03691f"/>
    </style:style>
    <style:style style:name="P562" style:family="paragraph" style:parent-style-name="Text_20_body">
      <style:text-properties officeooo:rsid="0d03691f" officeooo:paragraph-rsid="0d1fdc8a"/>
    </style:style>
    <style:style style:name="P563" style:family="paragraph" style:parent-style-name="Исходный_20_код">
      <style:text-properties officeooo:rsid="0c907039" officeooo:paragraph-rsid="0c907039"/>
    </style:style>
    <style:style style:name="P564" style:family="paragraph" style:parent-style-name="Исходный_20_код">
      <style:text-properties officeooo:rsid="0c907039" officeooo:paragraph-rsid="0cf743e2"/>
    </style:style>
    <style:style style:name="P565" style:family="paragraph" style:parent-style-name="Исходный_20_код">
      <style:text-properties officeooo:paragraph-rsid="0cf98c2a"/>
    </style:style>
    <style:style style:name="P566" style:family="paragraph" style:parent-style-name="Text_20_body">
      <style:text-properties officeooo:rsid="0c60ed75" officeooo:paragraph-rsid="0c60ed75"/>
    </style:style>
    <style:style style:name="P567" style:family="paragraph" style:parent-style-name="Исходный_20_код">
      <style:text-properties officeooo:paragraph-rsid="0d26178e"/>
    </style:style>
    <style:style style:name="P568" style:family="paragraph" style:parent-style-name="Исходный_20_код">
      <style:text-properties officeooo:paragraph-rsid="0d2b5581"/>
    </style:style>
    <style:style style:name="P569" style:family="paragraph" style:parent-style-name="Исходный_20_код">
      <style:text-properties officeooo:paragraph-rsid="0d2b7d13"/>
    </style:style>
    <style:style style:name="P570" style:family="paragraph" style:parent-style-name="Text_20_body">
      <style:text-properties officeooo:rsid="0cfe5efc" officeooo:paragraph-rsid="0d22de60"/>
    </style:style>
    <style:style style:name="P571" style:family="paragraph" style:parent-style-name="Text_20_body">
      <style:text-properties officeooo:rsid="0d333f78" officeooo:paragraph-rsid="0d333f78"/>
    </style:style>
    <style:style style:name="P572" style:family="paragraph" style:parent-style-name="Исходный_20_код">
      <style:text-properties officeooo:paragraph-rsid="0d40f4d9"/>
    </style:style>
    <style:style style:name="P573" style:family="paragraph" style:parent-style-name="Text_20_body">
      <style:text-properties officeooo:rsid="0d408d65" officeooo:paragraph-rsid="0d408d65"/>
    </style:style>
    <style:style style:name="P574" style:family="paragraph" style:parent-style-name="Text_20_body">
      <style:text-properties officeooo:rsid="0d408d65" officeooo:paragraph-rsid="0e4088b7"/>
    </style:style>
    <style:style style:name="P575" style:family="paragraph" style:parent-style-name="Исходный_20_код">
      <style:text-properties officeooo:paragraph-rsid="0d3d9139"/>
    </style:style>
    <style:style style:name="P576" style:family="paragraph" style:parent-style-name="Исходный_20_код">
      <style:text-properties officeooo:paragraph-rsid="0d5e6c01"/>
    </style:style>
    <style:style style:name="P577" style:family="paragraph" style:parent-style-name="Text_20_body">
      <style:text-properties officeooo:rsid="0d4ddce5" officeooo:paragraph-rsid="0d5e6c01"/>
    </style:style>
    <style:style style:name="P578" style:family="paragraph" style:parent-style-name="Text_20_body">
      <style:text-properties officeooo:rsid="0da1746d" officeooo:paragraph-rsid="0da1746d"/>
    </style:style>
    <style:style style:name="P579" style:family="paragraph" style:parent-style-name="Text_20_body">
      <style:text-properties officeooo:rsid="0da1746d" officeooo:paragraph-rsid="0dbc64e8"/>
    </style:style>
    <style:style style:name="P580" style:family="paragraph" style:parent-style-name="Text_20_body">
      <style:text-properties officeooo:rsid="0da1d2ef" officeooo:paragraph-rsid="0dc0ffa8"/>
    </style:style>
    <style:style style:name="P581" style:family="paragraph" style:parent-style-name="Text_20_body">
      <style:text-properties officeooo:rsid="0da1d2ef" officeooo:paragraph-rsid="0dc87814"/>
    </style:style>
    <style:style style:name="P582" style:family="paragraph" style:parent-style-name="Исходный_20_код">
      <style:text-properties officeooo:rsid="0da1d2ef" officeooo:paragraph-rsid="0dc87814"/>
    </style:style>
    <style:style style:name="P583" style:family="paragraph" style:parent-style-name="Исходный_20_код">
      <style:text-properties officeooo:paragraph-rsid="0d9d607c"/>
    </style:style>
    <style:style style:name="P584" style:family="paragraph" style:parent-style-name="Исходный_20_код">
      <style:text-properties officeooo:paragraph-rsid="0dc0ffa8"/>
    </style:style>
    <style:style style:name="P585" style:family="paragraph" style:parent-style-name="Исходный_20_код">
      <style:text-properties officeooo:paragraph-rsid="0dbc64e8"/>
    </style:style>
    <style:style style:name="P586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7" style:family="paragraph" style:parent-style-name="Text_20_body">
      <style:text-properties officeooo:rsid="0db31d94" officeooo:paragraph-rsid="0dc87814"/>
    </style:style>
    <style:style style:name="P588" style:family="paragraph" style:parent-style-name="Исходный_20_код">
      <style:text-properties officeooo:paragraph-rsid="0dc87814"/>
    </style:style>
    <style:style style:name="P589" style:family="paragraph" style:parent-style-name="Text_20_body">
      <style:text-properties officeooo:rsid="0da68bc7" officeooo:paragraph-rsid="0dc87814"/>
    </style:style>
    <style:style style:name="P590" style:family="paragraph" style:parent-style-name="Text_20_body">
      <style:text-properties officeooo:rsid="0db21a5e" officeooo:paragraph-rsid="0dc87814"/>
    </style:style>
    <style:style style:name="P591" style:family="paragraph" style:parent-style-name="Text_20_body">
      <style:text-properties officeooo:rsid="0c6165dd" officeooo:paragraph-rsid="0c6165dd"/>
    </style:style>
    <style:style style:name="P592" style:family="paragraph" style:parent-style-name="Text_20_body">
      <style:text-properties officeooo:rsid="0df8d1f6" officeooo:paragraph-rsid="0dfbc8bb"/>
    </style:style>
    <style:style style:name="P593" style:family="paragraph" style:parent-style-name="Исходный_20_код">
      <style:text-properties officeooo:paragraph-rsid="0dec26e0"/>
    </style:style>
    <style:style style:name="P594" style:family="paragraph" style:parent-style-name="Исходный_20_код">
      <style:text-properties officeooo:paragraph-rsid="0e0905d3"/>
    </style:style>
    <style:style style:name="P595" style:family="paragraph" style:parent-style-name="Text_20_body">
      <style:text-properties officeooo:rsid="0d2cc923" officeooo:paragraph-rsid="0e35b34d"/>
    </style:style>
    <style:style style:name="P596" style:family="paragraph" style:parent-style-name="Text_20_body">
      <style:text-properties officeooo:rsid="0eaad947" officeooo:paragraph-rsid="0eaad947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Text_20_body">
      <style:text-properties officeooo:rsid="0ee06a17" officeooo:paragraph-rsid="0ee06a17"/>
    </style:style>
    <style:style style:name="P609" style:family="paragraph" style:parent-style-name="Исходный_20_код">
      <style:text-properties officeooo:paragraph-rsid="0ea26c46"/>
    </style:style>
    <style:style style:name="P610" style:family="paragraph" style:parent-style-name="Исходный_20_код">
      <style:text-properties officeooo:paragraph-rsid="0ea7c2ca"/>
    </style:style>
    <style:style style:name="P611" style:family="paragraph" style:parent-style-name="Исходный_20_код">
      <style:text-properties officeooo:paragraph-rsid="0ecb2199"/>
    </style:style>
    <style:style style:name="P612" style:family="paragraph" style:parent-style-name="Исходный_20_код">
      <style:text-properties officeooo:paragraph-rsid="0ec80259"/>
    </style:style>
    <style:style style:name="P613" style:family="paragraph" style:parent-style-name="Text_20_body">
      <style:text-properties officeooo:rsid="0ed5075c" officeooo:paragraph-rsid="0efbdaeb"/>
    </style:style>
    <style:style style:name="P614" style:family="paragraph" style:parent-style-name="Исходный_20_код">
      <style:text-properties officeooo:paragraph-rsid="0effa1b9"/>
    </style:style>
    <style:style style:name="P615" style:family="paragraph" style:parent-style-name="Text_20_body">
      <style:text-properties officeooo:rsid="0f06a00d" officeooo:paragraph-rsid="0f06a00d"/>
    </style:style>
    <style:style style:name="P616" style:family="paragraph" style:parent-style-name="Text_20_body">
      <style:text-properties officeooo:rsid="0f06a00d" officeooo:paragraph-rsid="0f1787a1"/>
    </style:style>
    <style:style style:name="P617" style:family="paragraph" style:parent-style-name="Text_20_body">
      <style:text-properties officeooo:rsid="0f06a00d" officeooo:paragraph-rsid="0f30ffdf"/>
    </style:style>
    <style:style style:name="P618" style:family="paragraph" style:parent-style-name="Text_20_body">
      <style:text-properties officeooo:rsid="0f06a00d" officeooo:paragraph-rsid="0f310911"/>
    </style:style>
    <style:style style:name="P619" style:family="paragraph" style:parent-style-name="Text_20_body">
      <style:text-properties officeooo:rsid="0f06a00d" officeooo:paragraph-rsid="0f322749"/>
    </style:style>
    <style:style style:name="P620" style:family="paragraph" style:parent-style-name="Text_20_body">
      <style:text-properties officeooo:rsid="0f2e6fea" officeooo:paragraph-rsid="0f30b818"/>
    </style:style>
    <style:style style:name="P621" style:family="paragraph" style:parent-style-name="Text_20_body">
      <style:text-properties officeooo:rsid="0f2e6fea" officeooo:paragraph-rsid="0f35292a"/>
    </style:style>
    <style:style style:name="P622" style:family="paragraph" style:parent-style-name="Исходный_20_код">
      <style:text-properties officeooo:paragraph-rsid="0f2f8c2f"/>
    </style:style>
    <style:style style:name="P623" style:family="paragraph" style:parent-style-name="Text_20_body">
      <style:text-properties officeooo:rsid="0f4c9ab9" officeooo:paragraph-rsid="0f4c9ab9"/>
    </style:style>
    <style:style style:name="P624" style:family="paragraph" style:parent-style-name="Text_20_body">
      <style:text-properties officeooo:rsid="0f4c9ab9" officeooo:paragraph-rsid="0f4fce3a"/>
    </style:style>
    <style:style style:name="P625" style:family="paragraph" style:parent-style-name="Text_20_body">
      <style:text-properties officeooo:rsid="0f4c9ab9" officeooo:paragraph-rsid="0f503e94"/>
    </style:style>
    <style:style style:name="P626" style:family="paragraph" style:parent-style-name="Исходный_20_код">
      <style:text-properties officeooo:paragraph-rsid="0f23426f"/>
    </style:style>
    <style:style style:name="P627" style:family="paragraph" style:parent-style-name="Исходный_20_код">
      <style:text-properties officeooo:paragraph-rsid="0f1787a1"/>
    </style:style>
    <style:style style:name="P628" style:family="paragraph" style:parent-style-name="Text_20_body">
      <style:text-properties officeooo:rsid="0f6a36a3" officeooo:paragraph-rsid="0f6a36a3"/>
    </style:style>
    <style:style style:name="P629" style:family="paragraph" style:parent-style-name="Text_20_body">
      <style:text-properties officeooo:rsid="0f6ffae0" officeooo:paragraph-rsid="0f740b34"/>
    </style:style>
    <style:style style:name="P630" style:family="paragraph" style:parent-style-name="Исходный_20_код">
      <style:text-properties officeooo:rsid="0a59dd24" officeooo:paragraph-rsid="0a5a3afc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8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6" style:family="paragraph" style:parent-style-name="Text_20_body">
      <style:text-properties officeooo:rsid="0f9d303d" officeooo:paragraph-rsid="0f9d303d"/>
    </style:style>
    <style:style style:name="P647" style:family="paragraph" style:parent-style-name="Text_20_body">
      <style:text-properties officeooo:rsid="00d615d9" officeooo:paragraph-rsid="0723ea59"/>
    </style:style>
    <style:style style:name="P648" style:family="paragraph" style:parent-style-name="Text_20_body">
      <style:text-properties officeooo:rsid="0fac5dfd" officeooo:paragraph-rsid="0fac5dfd"/>
    </style:style>
    <style:style style:name="P649" style:family="paragraph" style:parent-style-name="Text_20_body">
      <style:text-properties officeooo:rsid="0fac859d" officeooo:paragraph-rsid="0fac859d"/>
    </style:style>
    <style:style style:name="P650" style:family="paragraph" style:parent-style-name="Text_20_body">
      <style:text-properties officeooo:rsid="0fb526b3" officeooo:paragraph-rsid="0fb526b3"/>
    </style:style>
    <style:style style:name="P651" style:family="paragraph" style:parent-style-name="Text_20_body">
      <style:text-properties officeooo:rsid="0fbb4a16" officeooo:paragraph-rsid="0fbb4a16"/>
    </style:style>
    <style:style style:name="P652" style:family="paragraph" style:parent-style-name="Исходный_20_код">
      <style:text-properties officeooo:paragraph-rsid="0fb1300e"/>
    </style:style>
    <style:style style:name="P653" style:family="paragraph" style:parent-style-name="Исходный_20_код">
      <style:text-properties officeooo:paragraph-rsid="0fbfba00"/>
    </style:style>
    <style:style style:name="P654" style:family="paragraph" style:parent-style-name="Исходный_20_код">
      <style:text-properties officeooo:paragraph-rsid="0fc5bf1f"/>
    </style:style>
    <style:style style:name="P655" style:family="paragraph" style:parent-style-name="Исходный_20_код">
      <style:text-properties officeooo:paragraph-rsid="0fcd65ab"/>
    </style:style>
    <style:style style:name="P656" style:family="paragraph" style:parent-style-name="Исходный_20_код">
      <style:text-properties officeooo:rsid="0fe98ebf" officeooo:paragraph-rsid="0fe98ebf"/>
    </style:style>
    <style:style style:name="P657" style:family="paragraph" style:parent-style-name="Исходный_20_код">
      <style:text-properties officeooo:paragraph-rsid="1007e8f1"/>
    </style:style>
    <style:style style:name="P658" style:family="paragraph" style:parent-style-name="Text_20_body">
      <style:text-properties officeooo:rsid="0935eb79" officeooo:paragraph-rsid="0945e383"/>
    </style:style>
    <style:style style:name="P659" style:family="paragraph" style:parent-style-name="Text_20_body">
      <style:text-properties officeooo:rsid="0feadb3e" officeooo:paragraph-rsid="0feadb3e"/>
    </style:style>
    <style:style style:name="P660" style:family="paragraph" style:parent-style-name="Text_20_body">
      <style:text-properties officeooo:rsid="0ff3f8bb" officeooo:paragraph-rsid="0ff3f8bb"/>
    </style:style>
    <style:style style:name="P661" style:family="paragraph" style:parent-style-name="Text_20_body">
      <style:text-properties officeooo:rsid="0ff8ecf1" officeooo:paragraph-rsid="0ff8ecf1"/>
    </style:style>
    <style:style style:name="P662" style:family="paragraph" style:parent-style-name="Text_20_body">
      <style:text-properties officeooo:rsid="0fff5294" officeooo:paragraph-rsid="0fff5294"/>
    </style:style>
    <style:style style:name="P663" style:family="paragraph" style:parent-style-name="Text_20_body">
      <style:text-properties officeooo:rsid="100175d0" officeooo:paragraph-rsid="100175d0"/>
    </style:style>
    <style:style style:name="P664" style:family="paragraph" style:parent-style-name="Text_20_body">
      <style:text-properties officeooo:rsid="04d6ed33" officeooo:paragraph-rsid="1007e8f1"/>
    </style:style>
    <style:style style:name="P665" style:family="paragraph" style:parent-style-name="Text_20_body">
      <style:text-properties officeooo:rsid="04da2339" officeooo:paragraph-rsid="1007e8f1"/>
    </style:style>
    <style:style style:name="P666" style:family="paragraph" style:parent-style-name="Text_20_body">
      <style:text-properties officeooo:rsid="04da2413" officeooo:paragraph-rsid="1007e8f1"/>
    </style:style>
    <style:style style:name="P667" style:family="paragraph" style:parent-style-name="Text_20_body">
      <style:text-properties officeooo:rsid="0bb94d4a" officeooo:paragraph-rsid="1007e8f1"/>
    </style:style>
    <style:style style:name="P668" style:family="paragraph" style:parent-style-name="Text_20_body">
      <style:text-properties officeooo:rsid="04dc9a9f" officeooo:paragraph-rsid="1007e8f1"/>
    </style:style>
    <style:style style:name="P669" style:family="paragraph" style:parent-style-name="Text_20_body">
      <style:text-properties officeooo:rsid="0bb8dced" officeooo:paragraph-rsid="1007e8f1"/>
    </style:style>
    <style:style style:name="P670" style:family="paragraph" style:parent-style-name="Text_20_body">
      <style:text-properties officeooo:rsid="100c1453" officeooo:paragraph-rsid="100c1453"/>
    </style:style>
    <style:style style:name="P671" style:family="paragraph" style:parent-style-name="Heading_20_1">
      <style:text-properties officeooo:rsid="030668d5" officeooo:paragraph-rsid="09af3c4c"/>
    </style:style>
    <style:style style:name="P672" style:family="paragraph" style:parent-style-name="Heading_20_1">
      <style:text-properties officeooo:rsid="08376563" officeooo:paragraph-rsid="0975b3ad"/>
    </style:style>
    <style:style style:name="P673" style:family="paragraph" style:parent-style-name="Heading_20_1">
      <style:text-properties officeooo:paragraph-rsid="0f9d303d"/>
    </style:style>
    <style:style style:name="P674" style:family="paragraph" style:parent-style-name="Heading_20_2">
      <style:text-properties officeooo:rsid="0ff39871" officeooo:paragraph-rsid="0ff39871"/>
    </style:style>
    <style:style style:name="P675" style:family="paragraph" style:parent-style-name="Heading_20_2">
      <style:text-properties officeooo:paragraph-rsid="09af3c4c"/>
    </style:style>
    <style:style style:name="P676" style:family="paragraph" style:parent-style-name="Heading_20_2">
      <style:text-properties officeooo:rsid="0b4cbee6" officeooo:paragraph-rsid="0b4cbee6"/>
    </style:style>
    <style:style style:name="P677" style:family="paragraph" style:parent-style-name="Heading_20_2">
      <style:text-properties officeooo:rsid="0b9b4934" officeooo:paragraph-rsid="0b9b4934"/>
    </style:style>
    <style:style style:name="P678" style:family="paragraph" style:parent-style-name="Heading_20_2">
      <style:text-properties officeooo:paragraph-rsid="0bc0ed1b"/>
    </style:style>
    <style:style style:name="P679" style:family="paragraph" style:parent-style-name="Heading_20_2">
      <style:text-properties officeooo:paragraph-rsid="07294ebc"/>
    </style:style>
    <style:style style:name="P680" style:family="paragraph" style:parent-style-name="Heading_20_2">
      <style:text-properties officeooo:rsid="0007ce7d" officeooo:paragraph-rsid="01023fd0"/>
    </style:style>
    <style:style style:name="P681" style:family="paragraph" style:parent-style-name="Heading_20_2">
      <style:text-properties officeooo:rsid="0506f2f0" officeooo:paragraph-rsid="0c23ba8f"/>
    </style:style>
    <style:style style:name="P682" style:family="paragraph" style:parent-style-name="Heading_20_2">
      <style:text-properties officeooo:paragraph-rsid="0c23ba8f"/>
    </style:style>
    <style:style style:name="P683" style:family="paragraph" style:parent-style-name="Heading_20_2">
      <style:text-properties officeooo:rsid="0fac5dfd" officeooo:paragraph-rsid="0fac5dfd"/>
    </style:style>
    <style:style style:name="P684" style:family="paragraph" style:parent-style-name="Heading_20_2">
      <style:text-properties officeooo:paragraph-rsid="0be41be8"/>
    </style:style>
    <style:style style:name="P685" style:family="paragraph" style:parent-style-name="Heading_20_2">
      <style:text-properties officeooo:paragraph-rsid="0ae9a132"/>
    </style:style>
    <style:style style:name="P686" style:family="paragraph" style:parent-style-name="Heading_20_2">
      <style:text-properties officeooo:rsid="10091087" officeooo:paragraph-rsid="10091087"/>
    </style:style>
    <style:style style:name="P687" style:family="paragraph" style:parent-style-name="Heading_20_2">
      <style:text-properties officeooo:paragraph-rsid="047bd7da"/>
    </style:style>
    <style:style style:name="P688" style:family="paragraph" style:parent-style-name="Heading_20_2">
      <style:text-properties officeooo:paragraph-rsid="1007e8f1"/>
    </style:style>
    <style:style style:name="P689" style:family="paragraph" style:parent-style-name="Heading_20_2">
      <style:text-properties officeooo:rsid="0c60ed75" officeooo:paragraph-rsid="0c60ed75"/>
    </style:style>
    <style:style style:name="P690" style:family="paragraph" style:parent-style-name="Heading_20_2">
      <style:text-properties officeooo:rsid="0e79e90b" officeooo:paragraph-rsid="0e79e90b"/>
    </style:style>
    <style:style style:name="P691" style:family="paragraph" style:parent-style-name="Heading_20_3">
      <style:text-properties officeooo:rsid="0c495917" officeooo:paragraph-rsid="0c495917"/>
    </style:style>
    <style:style style:name="P692" style:family="paragraph" style:parent-style-name="Heading_20_3">
      <style:text-properties officeooo:rsid="061d21be" officeooo:paragraph-rsid="061d21be"/>
    </style:style>
    <style:style style:name="P693" style:family="paragraph" style:parent-style-name="Heading_20_3">
      <style:text-properties officeooo:rsid="09582543" officeooo:paragraph-rsid="09582543"/>
    </style:style>
    <style:style style:name="P694" style:family="paragraph" style:parent-style-name="Heading_20_3">
      <style:text-properties officeooo:rsid="0975b3ad" officeooo:paragraph-rsid="0975b3ad"/>
    </style:style>
    <style:style style:name="P695" style:family="paragraph" style:parent-style-name="Heading_20_3">
      <style:text-properties officeooo:paragraph-rsid="01023fd0"/>
    </style:style>
    <style:style style:name="P696" style:family="paragraph" style:parent-style-name="Heading_20_3">
      <style:text-properties officeooo:rsid="00fb200b" officeooo:paragraph-rsid="01023fd0"/>
    </style:style>
    <style:style style:name="P697" style:family="paragraph" style:parent-style-name="Heading_20_3">
      <style:text-properties officeooo:rsid="02524ea3" officeooo:paragraph-rsid="02524ea3"/>
    </style:style>
    <style:style style:name="P698" style:family="paragraph" style:parent-style-name="Heading_20_3">
      <style:text-properties officeooo:rsid="0251c04e" officeooo:paragraph-rsid="089539aa"/>
    </style:style>
    <style:style style:name="P699" style:family="paragraph" style:parent-style-name="Heading_20_3">
      <style:text-properties officeooo:rsid="0251c04e" officeooo:paragraph-rsid="0c5cade4"/>
    </style:style>
    <style:style style:name="P700" style:family="paragraph" style:parent-style-name="Heading_20_3">
      <style:text-properties officeooo:rsid="0251c04e" officeooo:paragraph-rsid="05049cfa"/>
    </style:style>
    <style:style style:name="P701" style:family="paragraph" style:parent-style-name="Heading_20_3">
      <style:text-properties officeooo:rsid="0251c04e" officeooo:paragraph-rsid="0251c04e"/>
    </style:style>
    <style:style style:name="P702" style:family="paragraph" style:parent-style-name="Heading_20_3">
      <style:text-properties officeooo:rsid="04306acc" officeooo:paragraph-rsid="04306acc"/>
    </style:style>
    <style:style style:name="P703" style:family="paragraph" style:parent-style-name="Heading_20_3">
      <style:text-properties officeooo:paragraph-rsid="0845f5a3"/>
    </style:style>
    <style:style style:name="P704" style:family="paragraph" style:parent-style-name="Heading_20_3">
      <style:text-properties officeooo:rsid="07060c18" officeooo:paragraph-rsid="07060c18"/>
    </style:style>
    <style:style style:name="P705" style:family="paragraph" style:parent-style-name="Heading_20_3">
      <style:text-properties officeooo:rsid="04a0107e" officeooo:paragraph-rsid="04c9d0e6"/>
    </style:style>
    <style:style style:name="P706" style:family="paragraph" style:parent-style-name="Heading_20_3">
      <style:text-properties officeooo:rsid="04a0107e" officeooo:paragraph-rsid="04a0107e"/>
    </style:style>
    <style:style style:name="P707" style:family="paragraph" style:parent-style-name="Heading_20_3">
      <style:text-properties officeooo:rsid="04a234b8" officeooo:paragraph-rsid="04a234b8"/>
    </style:style>
    <style:style style:name="P708" style:family="paragraph" style:parent-style-name="Heading_20_3">
      <style:text-properties officeooo:rsid="04a234b8" officeooo:paragraph-rsid="0c373b60"/>
    </style:style>
    <style:style style:name="P709" style:family="paragraph" style:parent-style-name="Heading_20_3">
      <style:text-properties officeooo:rsid="04a4a5b3" officeooo:paragraph-rsid="04a4a5b3"/>
    </style:style>
    <style:style style:name="P710" style:family="paragraph" style:parent-style-name="Heading_20_3">
      <style:text-properties officeooo:rsid="04a4a5b3" officeooo:paragraph-rsid="0c373b60"/>
    </style:style>
    <style:style style:name="P711" style:family="paragraph" style:parent-style-name="Heading_20_3">
      <style:text-properties officeooo:rsid="04a4a5b3" officeooo:paragraph-rsid="0c356a37"/>
    </style:style>
    <style:style style:name="P712" style:family="paragraph" style:parent-style-name="Heading_20_3">
      <style:text-properties officeooo:rsid="04a4e6c6" officeooo:paragraph-rsid="04a4e6c6"/>
    </style:style>
    <style:style style:name="P713" style:family="paragraph" style:parent-style-name="Heading_20_3">
      <style:text-properties officeooo:rsid="04a88932" officeooo:paragraph-rsid="0c356a37"/>
    </style:style>
    <style:style style:name="P714" style:family="paragraph" style:parent-style-name="Heading_20_3">
      <style:text-properties officeooo:rsid="04aa6536" officeooo:paragraph-rsid="04aa6536"/>
    </style:style>
    <style:style style:name="P715" style:family="paragraph" style:parent-style-name="Heading_20_3">
      <style:text-properties officeooo:rsid="04b01eb2" officeooo:paragraph-rsid="04b01eb2"/>
    </style:style>
    <style:style style:name="P716" style:family="paragraph" style:parent-style-name="Heading_20_3">
      <style:text-properties officeooo:paragraph-rsid="1007e8f1"/>
    </style:style>
    <style:style style:name="P717" style:family="paragraph" style:parent-style-name="Heading_20_3">
      <style:text-properties officeooo:rsid="088978d3" officeooo:paragraph-rsid="088978d3"/>
    </style:style>
    <style:style style:name="P718" style:family="paragraph" style:parent-style-name="Heading_20_3">
      <style:text-properties officeooo:paragraph-rsid="087a0a4f"/>
    </style:style>
    <style:style style:name="P719" style:family="paragraph" style:parent-style-name="Heading_20_3">
      <style:text-properties officeooo:paragraph-rsid="069e3f3c"/>
    </style:style>
    <style:style style:name="P720" style:family="paragraph" style:parent-style-name="Heading_20_3">
      <style:text-properties officeooo:paragraph-rsid="06903f5c"/>
    </style:style>
    <style:style style:name="P721" style:family="paragraph" style:parent-style-name="Heading_20_3">
      <style:text-properties officeooo:rsid="07d05194" officeooo:paragraph-rsid="084bf5e0"/>
    </style:style>
    <style:style style:name="P722" style:family="paragraph" style:parent-style-name="Heading_20_3">
      <style:text-properties officeooo:rsid="07d05194" officeooo:paragraph-rsid="08505a1a"/>
    </style:style>
    <style:style style:name="P723" style:family="paragraph" style:parent-style-name="Heading_20_3">
      <style:text-properties officeooo:paragraph-rsid="0858963c"/>
    </style:style>
    <style:style style:name="P724" style:family="paragraph" style:parent-style-name="Heading_20_3">
      <style:text-properties officeooo:paragraph-rsid="087290ff"/>
    </style:style>
    <style:style style:name="P725" style:family="paragraph" style:parent-style-name="Heading_20_3">
      <style:text-properties officeooo:rsid="0861cddb" officeooo:paragraph-rsid="0d9b3c16"/>
    </style:style>
    <style:style style:name="P726" style:family="paragraph" style:parent-style-name="Heading_20_3">
      <style:text-properties officeooo:rsid="0861cddb" officeooo:paragraph-rsid="0d9d607c"/>
    </style:style>
    <style:style style:name="P727" style:family="paragraph" style:parent-style-name="Heading_20_3">
      <style:text-properties officeooo:rsid="0861cddb" officeooo:paragraph-rsid="0dbc64e8"/>
    </style:style>
    <style:style style:name="P728" style:family="paragraph" style:parent-style-name="Heading_20_3">
      <style:text-properties officeooo:paragraph-rsid="087306ba"/>
    </style:style>
    <style:style style:name="P729" style:family="paragraph" style:parent-style-name="Heading_20_3">
      <style:text-properties officeooo:paragraph-rsid="0874e748"/>
    </style:style>
    <style:style style:name="P730" style:family="paragraph" style:parent-style-name="Heading_20_3">
      <style:text-properties officeooo:paragraph-rsid="087d3abf"/>
    </style:style>
    <style:style style:name="P731" style:family="paragraph" style:parent-style-name="Heading_20_3">
      <style:text-properties officeooo:paragraph-rsid="087f2f39"/>
    </style:style>
    <style:style style:name="P732" style:family="paragraph" style:parent-style-name="Heading_20_3">
      <style:text-properties officeooo:paragraph-rsid="08828c49"/>
    </style:style>
    <style:style style:name="P733" style:family="paragraph" style:parent-style-name="Heading_20_3">
      <style:text-properties officeooo:paragraph-rsid="089539aa"/>
    </style:style>
    <style:style style:name="P734" style:family="paragraph" style:parent-style-name="Heading_20_3">
      <style:text-properties officeooo:rsid="0cf554b6" officeooo:paragraph-rsid="0cf554b6"/>
    </style:style>
    <style:style style:name="P735" style:family="paragraph" style:parent-style-name="Heading_20_3">
      <style:text-properties officeooo:rsid="0c7e0be5" officeooo:paragraph-rsid="0c7e0be5"/>
    </style:style>
    <style:style style:name="P736" style:family="paragraph" style:parent-style-name="Heading_20_3">
      <style:text-properties officeooo:rsid="084794a4" officeooo:paragraph-rsid="0c613b27"/>
    </style:style>
    <style:style style:name="P737" style:family="paragraph" style:parent-style-name="Heading_20_3">
      <style:text-properties officeooo:rsid="084794a4" officeooo:paragraph-rsid="0c643a78"/>
    </style:style>
    <style:style style:name="P738" style:family="paragraph" style:parent-style-name="Heading_20_3">
      <style:text-properties officeooo:rsid="084794a4" officeooo:paragraph-rsid="0c704f8f"/>
    </style:style>
    <style:style style:name="P739" style:family="paragraph" style:parent-style-name="Heading_20_3">
      <style:text-properties officeooo:rsid="084794a4" officeooo:paragraph-rsid="0c7340a0"/>
    </style:style>
    <style:style style:name="P740" style:family="paragraph" style:parent-style-name="Heading_20_3">
      <style:text-properties officeooo:rsid="084794a4" officeooo:paragraph-rsid="0c7c09e1"/>
    </style:style>
    <style:style style:name="P741" style:family="paragraph" style:parent-style-name="Heading_20_3">
      <style:text-properties officeooo:rsid="084794a4" officeooo:paragraph-rsid="0c82c35b"/>
    </style:style>
    <style:style style:name="P742" style:family="paragraph" style:parent-style-name="Heading_20_3">
      <style:text-properties officeooo:rsid="084794a4" officeooo:paragraph-rsid="0c920456"/>
    </style:style>
    <style:style style:name="P743" style:family="paragraph" style:parent-style-name="Heading_20_3">
      <style:text-properties officeooo:rsid="084794a4" officeooo:paragraph-rsid="0cf98c2a"/>
    </style:style>
    <style:style style:name="P744" style:family="paragraph" style:parent-style-name="Heading_20_3">
      <style:text-properties officeooo:rsid="084794a4" officeooo:paragraph-rsid="0c8724a6"/>
    </style:style>
    <style:style style:name="P745" style:family="paragraph" style:parent-style-name="Heading_20_3">
      <style:text-properties officeooo:rsid="084794a4" officeooo:paragraph-rsid="0ca9246c"/>
    </style:style>
    <style:style style:name="P746" style:family="paragraph" style:parent-style-name="Heading_20_3">
      <style:text-properties officeooo:paragraph-rsid="0d5e6c01"/>
    </style:style>
    <style:style style:name="P747" style:family="paragraph" style:parent-style-name="Heading_20_3">
      <style:text-properties officeooo:paragraph-rsid="0d2b5581"/>
    </style:style>
    <style:style style:name="P748" style:family="paragraph" style:parent-style-name="Heading_20_3">
      <style:text-properties officeooo:paragraph-rsid="0cc5b67f"/>
    </style:style>
    <style:style style:name="P749" style:family="paragraph" style:parent-style-name="Heading_20_3">
      <style:text-properties officeooo:paragraph-rsid="0cee8336"/>
    </style:style>
    <style:style style:name="P750" style:family="paragraph" style:parent-style-name="Heading_20_3">
      <style:text-properties officeooo:paragraph-rsid="0cb22524"/>
    </style:style>
    <style:style style:name="P751" style:family="paragraph" style:parent-style-name="Heading_20_3">
      <style:text-properties officeooo:paragraph-rsid="0cf1cd55"/>
    </style:style>
    <style:style style:name="P752" style:family="paragraph" style:parent-style-name="Heading_20_3">
      <style:text-properties officeooo:paragraph-rsid="0cb8d406"/>
    </style:style>
    <style:style style:name="P753" style:family="paragraph" style:parent-style-name="Heading_20_3">
      <style:text-properties officeooo:paragraph-rsid="0d2b7d13"/>
    </style:style>
    <style:style style:name="P754" style:family="paragraph" style:parent-style-name="Heading_20_3">
      <style:text-properties officeooo:paragraph-rsid="0d40f4d9"/>
    </style:style>
    <style:style style:name="P755" style:family="paragraph" style:parent-style-name="Heading_20_3">
      <style:text-properties officeooo:paragraph-rsid="0d26178e"/>
    </style:style>
    <style:style style:name="P756" style:family="paragraph" style:parent-style-name="Heading_20_3">
      <style:text-properties officeooo:paragraph-rsid="0dc87814"/>
    </style:style>
    <style:style style:name="P757" style:family="paragraph" style:parent-style-name="Heading_20_3">
      <style:text-properties officeooo:paragraph-rsid="0dc0ffa8"/>
    </style:style>
    <style:style style:name="P758" style:family="paragraph" style:parent-style-name="Heading_20_3">
      <style:text-properties officeooo:paragraph-rsid="0d733e38"/>
    </style:style>
    <style:style style:name="P759" style:family="paragraph" style:parent-style-name="Heading_20_3">
      <style:text-properties officeooo:rsid="0e822ae8" officeooo:paragraph-rsid="0ec80259"/>
    </style:style>
    <style:style style:name="P760" style:family="paragraph" style:parent-style-name="Heading_20_3">
      <style:text-properties officeooo:rsid="0e79e90b" officeooo:paragraph-rsid="0e79e90b"/>
    </style:style>
    <style:style style:name="P761" style:family="paragraph" style:parent-style-name="Heading_20_3">
      <style:text-properties officeooo:rsid="0e79e90b" officeooo:paragraph-rsid="0ea7c2ca"/>
    </style:style>
    <style:style style:name="P762" style:family="paragraph" style:parent-style-name="Heading_20_3">
      <style:text-properties officeooo:paragraph-rsid="0e79e90b"/>
    </style:style>
    <style:style style:name="P763" style:family="paragraph" style:parent-style-name="Heading_20_3">
      <style:text-properties officeooo:paragraph-rsid="0e7a1ee1"/>
    </style:style>
    <style:style style:name="P764" style:family="paragraph" style:parent-style-name="Heading_20_4">
      <style:text-properties officeooo:rsid="06051fca" officeooo:paragraph-rsid="06051fca"/>
    </style:style>
    <style:style style:name="P765" style:family="paragraph" style:parent-style-name="Heading_20_4">
      <style:text-properties officeooo:rsid="06051fca" officeooo:paragraph-rsid="06086fbd"/>
    </style:style>
    <style:style style:name="P766" style:family="paragraph" style:parent-style-name="Heading_20_4">
      <style:text-properties officeooo:rsid="06051fca" officeooo:paragraph-rsid="0609f852"/>
    </style:style>
    <style:style style:name="P767" style:family="paragraph" style:parent-style-name="Heading_20_4">
      <style:text-properties officeooo:rsid="06051fca" officeooo:paragraph-rsid="060ad3d7"/>
    </style:style>
    <style:style style:name="P768" style:family="paragraph" style:parent-style-name="Heading_20_4">
      <style:text-properties officeooo:rsid="06051fca" officeooo:paragraph-rsid="060af3f5"/>
    </style:style>
    <style:style style:name="P769" style:family="paragraph" style:parent-style-name="Heading_20_4">
      <style:text-properties officeooo:rsid="06051fca" officeooo:paragraph-rsid="060c39b8"/>
    </style:style>
    <style:style style:name="P770" style:family="paragraph" style:parent-style-name="Heading_20_4">
      <style:text-properties officeooo:rsid="06051fca" officeooo:paragraph-rsid="06d1b10a"/>
    </style:style>
    <style:style style:name="P771" style:family="paragraph" style:parent-style-name="Heading_20_4">
      <style:text-properties officeooo:rsid="034fdf84" officeooo:paragraph-rsid="03d7655a"/>
    </style:style>
    <style:style style:name="P772" style:family="paragraph" style:parent-style-name="Heading_20_4">
      <style:text-properties officeooo:rsid="034fdf84" officeooo:paragraph-rsid="03dd9cce"/>
    </style:style>
    <style:style style:name="P773" style:family="paragraph" style:parent-style-name="Heading_20_4">
      <style:text-properties officeooo:rsid="060f284b" officeooo:paragraph-rsid="060f284b"/>
    </style:style>
    <style:style style:name="P774" style:family="paragraph" style:parent-style-name="Heading_20_4">
      <style:text-properties officeooo:rsid="060f284b" officeooo:paragraph-rsid="061d21be"/>
    </style:style>
    <style:style style:name="P775" style:family="paragraph" style:parent-style-name="Heading_20_4">
      <style:text-properties officeooo:paragraph-rsid="061d21be"/>
    </style:style>
    <style:style style:name="P776" style:family="paragraph" style:parent-style-name="Heading_20_4">
      <style:text-properties officeooo:rsid="060d7cba" officeooo:paragraph-rsid="060d7cba"/>
    </style:style>
    <style:style style:name="P777" style:family="paragraph" style:parent-style-name="Heading_20_4">
      <style:text-properties officeooo:rsid="060d7cba" officeooo:paragraph-rsid="09582543"/>
    </style:style>
    <style:style style:name="P778" style:family="paragraph" style:parent-style-name="Heading_20_4">
      <style:text-properties officeooo:rsid="060d7cba" officeooo:paragraph-rsid="0975b3ad"/>
    </style:style>
    <style:style style:name="P779" style:family="paragraph" style:parent-style-name="Heading_20_4">
      <style:text-properties officeooo:rsid="0f16228b" officeooo:paragraph-rsid="0f23426f"/>
    </style:style>
    <style:style style:name="P780" style:family="paragraph" style:parent-style-name="Heading_20_4">
      <style:text-properties officeooo:rsid="0f16228b" officeooo:paragraph-rsid="0f16228b"/>
    </style:style>
    <style:style style:name="P781" style:family="paragraph" style:parent-style-name="Heading_20_4">
      <style:text-properties officeooo:paragraph-rsid="09582543"/>
    </style:style>
    <style:style style:name="P782" style:family="paragraph" style:parent-style-name="Heading_20_4">
      <style:text-properties officeooo:rsid="0f05a903" officeooo:paragraph-rsid="0f05a903"/>
    </style:style>
    <style:style style:name="P783" style:family="paragraph" style:parent-style-name="Heading_20_4">
      <style:text-properties officeooo:paragraph-rsid="0975b3ad"/>
    </style:style>
    <style:style style:name="P784" style:family="paragraph" style:parent-style-name="Heading_20_4">
      <style:text-properties officeooo:paragraph-rsid="025e6b69"/>
    </style:style>
    <style:style style:name="P785" style:family="paragraph" style:parent-style-name="Heading_20_4">
      <style:text-properties officeooo:rsid="096892a8" officeooo:paragraph-rsid="096892a8"/>
    </style:style>
    <style:style style:name="P786" style:family="paragraph" style:parent-style-name="Heading_20_4">
      <style:text-properties officeooo:rsid="096892a8" officeooo:paragraph-rsid="096a22d5"/>
    </style:style>
    <style:style style:name="P787" style:family="paragraph" style:parent-style-name="Heading_20_4">
      <style:text-properties officeooo:paragraph-rsid="0c5cade4"/>
    </style:style>
    <style:style style:name="P788" style:family="paragraph" style:parent-style-name="Heading_20_4">
      <style:text-properties officeooo:paragraph-rsid="096a22d5"/>
    </style:style>
    <style:style style:name="P789" style:family="paragraph" style:parent-style-name="Heading_20_4">
      <style:text-properties officeooo:paragraph-rsid="02d46ef4"/>
    </style:style>
    <style:style style:name="P790" style:family="paragraph" style:parent-style-name="Heading_20_4">
      <style:text-properties officeooo:paragraph-rsid="0c5d9a16"/>
    </style:style>
    <style:style style:name="P791" style:family="paragraph" style:parent-style-name="Heading_20_4">
      <style:text-properties officeooo:paragraph-rsid="04321c81"/>
    </style:style>
    <style:style style:name="P792" style:family="paragraph" style:parent-style-name="Heading_20_4">
      <style:text-properties officeooo:paragraph-rsid="0432b9bb"/>
    </style:style>
    <style:style style:name="P793" style:family="paragraph" style:parent-style-name="Heading_20_4">
      <style:text-properties officeooo:paragraph-rsid="043b125e"/>
    </style:style>
    <style:style style:name="P794" style:family="paragraph" style:parent-style-name="Heading_20_4">
      <style:text-properties officeooo:paragraph-rsid="043ce005"/>
    </style:style>
    <style:style style:name="P795" style:family="paragraph" style:parent-style-name="Heading_20_4">
      <style:text-properties officeooo:paragraph-rsid="043f83fe"/>
    </style:style>
    <style:style style:name="P796" style:family="paragraph" style:parent-style-name="Heading_20_4">
      <style:text-properties officeooo:paragraph-rsid="04406dcf"/>
    </style:style>
    <style:style style:name="P797" style:family="paragraph" style:parent-style-name="Heading_20_4">
      <style:text-properties officeooo:paragraph-rsid="04423082"/>
    </style:style>
    <style:style style:name="P798" style:family="paragraph" style:parent-style-name="Heading_20_4">
      <style:text-properties officeooo:paragraph-rsid="04429bdc"/>
    </style:style>
    <style:style style:name="P799" style:family="paragraph" style:parent-style-name="Heading_20_4">
      <style:text-properties officeooo:paragraph-rsid="0443e35b"/>
    </style:style>
    <style:style style:name="P800" style:family="paragraph" style:parent-style-name="Heading_20_4">
      <style:text-properties officeooo:paragraph-rsid="05049cfa"/>
    </style:style>
    <style:style style:name="P801" style:family="paragraph" style:parent-style-name="Heading_20_4">
      <style:text-properties officeooo:paragraph-rsid="01091fb4"/>
    </style:style>
    <style:style style:name="P802" style:family="paragraph" style:parent-style-name="Heading_20_4">
      <style:text-properties officeooo:rsid="0112e62a" officeooo:paragraph-rsid="0112e62a"/>
    </style:style>
    <style:style style:name="P803" style:family="paragraph" style:parent-style-name="Heading_20_4">
      <style:text-properties officeooo:rsid="0112e62a" officeooo:paragraph-rsid="08446432"/>
    </style:style>
    <style:style style:name="P804" style:family="paragraph" style:parent-style-name="Heading_20_4">
      <style:text-properties officeooo:rsid="0112e62a" officeooo:paragraph-rsid="0845f5a3"/>
    </style:style>
    <style:style style:name="P805" style:family="paragraph" style:parent-style-name="Heading_20_4">
      <style:text-properties officeooo:paragraph-rsid="0139fdf0"/>
    </style:style>
    <style:style style:name="P806" style:family="paragraph" style:parent-style-name="Heading_20_4">
      <style:text-properties officeooo:rsid="01c5a1f7" officeooo:paragraph-rsid="01dfee0d"/>
    </style:style>
    <style:style style:name="P807" style:family="paragraph" style:parent-style-name="Heading_20_4">
      <style:text-properties officeooo:rsid="084794a4" officeooo:paragraph-rsid="084794a4"/>
    </style:style>
    <style:style style:name="P808" style:family="paragraph" style:parent-style-name="Heading_20_4">
      <style:text-properties officeooo:paragraph-rsid="07e7abec"/>
    </style:style>
    <style:style style:name="P809" style:family="paragraph" style:parent-style-name="Heading_20_4">
      <style:text-properties officeooo:paragraph-rsid="07ec9397"/>
    </style:style>
    <style:style style:name="P810" style:family="paragraph" style:parent-style-name="Heading_20_5">
      <style:text-properties officeooo:paragraph-rsid="022f637c"/>
    </style:style>
    <style:style style:name="P811" style:family="paragraph" style:parent-style-name="Text_20_body" style:list-style-name="L1">
      <style:text-properties officeooo:paragraph-rsid="089fff8f"/>
    </style:style>
    <style:style style:name="P812" style:family="paragraph" style:parent-style-name="Text_20_body" style:list-style-name="L1">
      <style:text-properties officeooo:rsid="08a73dc6" officeooo:paragraph-rsid="08a73dc6"/>
    </style:style>
    <style:style style:name="P813" style:family="paragraph" style:parent-style-name="Text_20_body" style:list-style-name="L1">
      <style:text-properties officeooo:rsid="089fff8f" officeooo:paragraph-rsid="089fff8f"/>
    </style:style>
    <style:style style:name="P814" style:family="paragraph" style:parent-style-name="Text_20_body" style:list-style-name="L2">
      <style:text-properties officeooo:rsid="08ae6576" officeooo:paragraph-rsid="08b5bdc5"/>
    </style:style>
    <style:style style:name="P815" style:family="paragraph" style:parent-style-name="Text_20_body" style:list-style-name="L3">
      <style:text-properties officeooo:rsid="08ae6576" officeooo:paragraph-rsid="08ae6576"/>
    </style:style>
    <style:style style:name="P816" style:family="paragraph" style:parent-style-name="Text_20_body" style:list-style-name="L3">
      <style:text-properties officeooo:paragraph-rsid="08ab5a51"/>
    </style:style>
    <style:style style:name="P817" style:family="paragraph" style:parent-style-name="Text_20_body" style:list-style-name="L3">
      <style:text-properties officeooo:rsid="08bbbe4a" officeooo:paragraph-rsid="08bbbe4a"/>
    </style:style>
    <style:style style:name="P818" style:family="paragraph" style:parent-style-name="Text_20_body" style:list-style-name="L3">
      <style:text-properties officeooo:rsid="08c2cdb8" officeooo:paragraph-rsid="08c2cdb8"/>
    </style:style>
    <style:style style:name="P819" style:family="paragraph" style:parent-style-name="Text_20_body" style:list-style-name="L3">
      <style:text-properties officeooo:rsid="08c5140a" officeooo:paragraph-rsid="08c5140a"/>
    </style:style>
    <style:style style:name="P820" style:family="paragraph" style:parent-style-name="Text_20_body" style:list-style-name="L3">
      <style:text-properties officeooo:rsid="08c6f77f" officeooo:paragraph-rsid="08d35a7d"/>
    </style:style>
    <style:style style:name="P821" style:family="paragraph" style:parent-style-name="Text_20_body" style:list-style-name="L4">
      <style:text-properties officeooo:rsid="092e9839" officeooo:paragraph-rsid="092e9839"/>
    </style:style>
    <style:style style:name="P822" style:family="paragraph" style:parent-style-name="Text_20_body" style:list-style-name="L5">
      <style:text-properties officeooo:paragraph-rsid="093a1e20"/>
    </style:style>
    <style:style style:name="P823" style:family="paragraph" style:parent-style-name="Text_20_body" style:list-style-name="L5">
      <style:text-properties officeooo:rsid="093b0e08" officeooo:paragraph-rsid="093b0e08"/>
    </style:style>
    <style:style style:name="P824" style:family="paragraph" style:parent-style-name="Text_20_body" style:list-style-name="L6">
      <style:text-properties officeooo:rsid="0b5bb9eb" officeooo:paragraph-rsid="0b5bb9eb"/>
    </style:style>
    <style:style style:name="P825" style:family="paragraph" style:parent-style-name="Text_20_body" style:list-style-name="L7">
      <style:text-properties officeooo:paragraph-rsid="0ba4d5c3"/>
    </style:style>
    <style:style style:name="P826" style:family="paragraph" style:parent-style-name="Text_20_body" style:list-style-name="L8">
      <style:text-properties officeooo:rsid="039cc364" officeooo:paragraph-rsid="0473ccea"/>
    </style:style>
    <style:style style:name="P827" style:family="paragraph" style:parent-style-name="Text_20_body" style:list-style-name="L8">
      <style:text-properties officeooo:rsid="039cc364" officeooo:paragraph-rsid="039cc364"/>
    </style:style>
    <style:style style:name="P82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29" style:family="paragraph" style:parent-style-name="Text_20_body" style:list-style-name="L9">
      <style:text-properties officeooo:paragraph-rsid="00c89376"/>
    </style:style>
    <style:style style:name="P830" style:family="paragraph" style:parent-style-name="Text_20_body" style:list-style-name="L9">
      <style:text-properties officeooo:rsid="00c6b5db" officeooo:paragraph-rsid="00c89376"/>
    </style:style>
    <style:style style:name="P831" style:family="paragraph" style:parent-style-name="Text_20_body" style:list-style-name="L9">
      <style:text-properties officeooo:rsid="00ca897b" officeooo:paragraph-rsid="00ca897b"/>
    </style:style>
    <style:style style:name="P832" style:family="paragraph" style:parent-style-name="Text_20_body" style:list-style-name="L9">
      <style:text-properties officeooo:rsid="00cab932" officeooo:paragraph-rsid="00cab932"/>
    </style:style>
    <style:style style:name="P833" style:family="paragraph" style:parent-style-name="Text_20_body" style:list-style-name="L9">
      <style:text-properties officeooo:rsid="06ea49fa" officeooo:paragraph-rsid="06ea49fa"/>
    </style:style>
    <style:style style:name="P834" style:family="paragraph" style:parent-style-name="Text_20_body" style:list-style-name="L10">
      <style:text-properties officeooo:paragraph-rsid="0ad205ef"/>
    </style:style>
    <style:style style:name="P835" style:family="paragraph" style:parent-style-name="Text_20_body" style:list-style-name="L10">
      <style:text-properties officeooo:rsid="0ad205ef" officeooo:paragraph-rsid="0ad205ef"/>
    </style:style>
    <style:style style:name="P836" style:family="paragraph" style:parent-style-name="Text_20_body" style:list-style-name="L11">
      <style:text-properties officeooo:rsid="001998ef" officeooo:paragraph-rsid="01023fd0"/>
    </style:style>
    <style:style style:name="P837" style:family="paragraph" style:parent-style-name="Text_20_body" style:list-style-name="L12">
      <style:text-properties officeooo:rsid="001998ef" officeooo:paragraph-rsid="01023fd0"/>
    </style:style>
    <style:style style:name="P838" style:family="paragraph" style:parent-style-name="Text_20_body" style:list-style-name="L13">
      <style:text-properties officeooo:rsid="05b0dc3b" officeooo:paragraph-rsid="05b0dc3b"/>
    </style:style>
    <style:style style:name="P839" style:family="paragraph" style:parent-style-name="Text_20_body" style:list-style-name="L14">
      <style:text-properties officeooo:paragraph-rsid="05cc541c"/>
    </style:style>
    <style:style style:name="P840" style:family="paragraph" style:parent-style-name="Text_20_body" style:list-style-name="L14">
      <style:text-properties officeooo:rsid="05cc541c" officeooo:paragraph-rsid="05cc541c"/>
    </style:style>
    <style:style style:name="P841" style:family="paragraph" style:parent-style-name="Text_20_body" style:list-style-name="L15">
      <style:text-properties officeooo:rsid="0a5d69ef" officeooo:paragraph-rsid="0a5d69ef"/>
    </style:style>
    <style:style style:name="P842" style:family="paragraph" style:parent-style-name="Text_20_body" style:list-style-name="L16">
      <style:text-properties officeooo:rsid="0a6abdfc" officeooo:paragraph-rsid="0a6abdfc"/>
    </style:style>
    <style:style style:name="P843" style:family="paragraph" style:parent-style-name="Text_20_body" style:list-style-name="L17">
      <style:text-properties officeooo:paragraph-rsid="04078734"/>
    </style:style>
    <style:style style:name="P844" style:family="paragraph" style:parent-style-name="Text_20_body" style:list-style-name="L17">
      <style:text-properties officeooo:rsid="026903af" officeooo:paragraph-rsid="026903af"/>
    </style:style>
    <style:style style:name="P845" style:family="paragraph" style:parent-style-name="Text_20_body" style:list-style-name="L17">
      <style:text-properties officeooo:rsid="026ade76" officeooo:paragraph-rsid="0417c449"/>
    </style:style>
    <style:style style:name="P846" style:family="paragraph" style:parent-style-name="Text_20_body" style:list-style-name="L18">
      <style:text-properties officeooo:paragraph-rsid="07c16ce6"/>
    </style:style>
    <style:style style:name="P847" style:family="paragraph" style:parent-style-name="Text_20_body" style:list-style-name="L18">
      <style:text-properties officeooo:rsid="07c16ce6" officeooo:paragraph-rsid="07c16ce6"/>
    </style:style>
    <style:style style:name="P848" style:family="paragraph" style:parent-style-name="Text_20_body" style:list-style-name="L19">
      <style:text-properties officeooo:paragraph-rsid="07ce040e"/>
    </style:style>
    <style:style style:name="P849" style:family="paragraph" style:parent-style-name="Text_20_body" style:list-style-name="L19">
      <style:text-properties officeooo:paragraph-rsid="07e7abec"/>
    </style:style>
    <style:style style:name="P850" style:family="paragraph" style:parent-style-name="Text_20_body" style:list-style-name="L19">
      <style:text-properties officeooo:rsid="07ce040e" officeooo:paragraph-rsid="07ce040e"/>
    </style:style>
    <style:style style:name="P851" style:family="paragraph" style:parent-style-name="Text_20_body" style:list-style-name="L19">
      <style:text-properties officeooo:rsid="07ce0f00" officeooo:paragraph-rsid="07ce0f00"/>
    </style:style>
    <style:style style:name="P852" style:family="paragraph" style:parent-style-name="Text_20_body" style:list-style-name="L19">
      <style:text-properties officeooo:rsid="07ce0f00" officeooo:paragraph-rsid="07e7abec"/>
    </style:style>
    <style:style style:name="P853" style:family="paragraph" style:parent-style-name="Text_20_body" style:list-style-name="L19">
      <style:text-properties officeooo:rsid="07d05194" officeooo:paragraph-rsid="07d05194"/>
    </style:style>
    <style:style style:name="P854" style:family="paragraph" style:parent-style-name="Text_20_body" style:list-style-name="L19">
      <style:text-properties officeooo:rsid="07d05194" officeooo:paragraph-rsid="07e7abec"/>
    </style:style>
    <style:style style:name="P855" style:family="paragraph" style:parent-style-name="Text_20_body" style:list-style-name="L19">
      <style:text-properties officeooo:rsid="07d05194" officeooo:paragraph-rsid="07ec9397"/>
    </style:style>
    <style:style style:name="P856" style:family="paragraph" style:parent-style-name="Text_20_body" style:list-style-name="L20">
      <style:text-properties officeooo:rsid="07d05194" officeooo:paragraph-rsid="07d42575"/>
    </style:style>
    <style:style style:name="P857" style:family="paragraph" style:parent-style-name="Text_20_body" style:list-style-name="L20">
      <style:text-properties officeooo:rsid="07d1e99f" officeooo:paragraph-rsid="07d1e99f"/>
    </style:style>
    <style:style style:name="P858" style:family="paragraph" style:parent-style-name="Text_20_body" style:list-style-name="L19">
      <style:text-properties officeooo:rsid="07d1e99f" officeooo:paragraph-rsid="07ec9397"/>
    </style:style>
    <style:style style:name="P859" style:family="paragraph" style:parent-style-name="Text_20_body" style:list-style-name="L20">
      <style:text-properties officeooo:rsid="07d2dfac" officeooo:paragraph-rsid="07d2dfac"/>
    </style:style>
    <style:style style:name="P860" style:family="paragraph" style:parent-style-name="Text_20_body" style:list-style-name="L19">
      <style:text-properties officeooo:rsid="07d2dfac" officeooo:paragraph-rsid="07ec9397"/>
    </style:style>
    <style:style style:name="P861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6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6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64" style:family="paragraph" style:parent-style-name="Text_20_body" style:list-style-name="L21">
      <style:text-properties officeooo:rsid="0eda592f" officeooo:paragraph-rsid="0eda592f"/>
    </style:style>
    <style:style style:name="P865" style:family="paragraph" style:parent-style-name="Text_20_body">
      <style:text-properties officeooo:rsid="101dbb12" officeooo:paragraph-rsid="101dbb12"/>
    </style:style>
    <style:style style:name="P866" style:family="paragraph" style:parent-style-name="Text_20_body">
      <style:text-properties officeooo:rsid="101f96d9" officeooo:paragraph-rsid="101f96d9"/>
    </style:style>
    <style:style style:name="P867" style:family="paragraph" style:parent-style-name="Text_20_body">
      <style:text-properties officeooo:rsid="10204e58" officeooo:paragraph-rsid="10204e58"/>
    </style:style>
    <style:style style:name="P868" style:family="paragraph" style:parent-style-name="Text_20_body">
      <style:text-properties officeooo:rsid="10224e47" officeooo:paragraph-rsid="10224e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2" style:family="text">
      <style:text-properties fo:font-style="italic" officeooo:rsid="0fc1faae" style:font-style-asian="italic" style:font-style-complex="italic"/>
    </style:style>
    <style:style style:name="T203" style:family="text">
      <style:text-properties fo:font-style="italic" officeooo:rsid="0fc53d37" style:font-style-asian="italic" style:font-style-complex="italic"/>
    </style:style>
    <style:style style:name="T204" style:family="text">
      <style:text-properties officeooo:rsid="01a5ba4a"/>
    </style:style>
    <style:style style:name="T205" style:family="text">
      <style:text-properties officeooo:rsid="01a94156"/>
    </style:style>
    <style:style style:name="T206" style:family="text">
      <style:text-properties officeooo:rsid="01aaa7d7"/>
    </style:style>
    <style:style style:name="T207" style:family="text">
      <style:text-properties officeooo:rsid="01aae690"/>
    </style:style>
    <style:style style:name="T208" style:family="text">
      <style:text-properties officeooo:rsid="01abcdd8"/>
    </style:style>
    <style:style style:name="T209" style:family="text">
      <style:text-properties officeooo:rsid="01abf68c"/>
    </style:style>
    <style:style style:name="T210" style:family="text">
      <style:text-properties officeooo:rsid="01ad1496"/>
    </style:style>
    <style:style style:name="T211" style:family="text">
      <style:text-properties officeooo:rsid="01ae729f"/>
    </style:style>
    <style:style style:name="T212" style:family="text">
      <style:text-properties officeooo:rsid="01b41e90"/>
    </style:style>
    <style:style style:name="T213" style:family="text">
      <style:text-properties officeooo:rsid="01b58856"/>
    </style:style>
    <style:style style:name="T214" style:family="text">
      <style:text-properties officeooo:rsid="01b71cae"/>
    </style:style>
    <style:style style:name="T215" style:family="text">
      <style:text-properties officeooo:rsid="01b76a58"/>
    </style:style>
    <style:style style:name="T216" style:family="text">
      <style:text-properties officeooo:rsid="01bb3fb3"/>
    </style:style>
    <style:style style:name="T217" style:family="text">
      <style:text-properties officeooo:rsid="01bf3ed5"/>
    </style:style>
    <style:style style:name="T218" style:family="text">
      <style:text-properties officeooo:rsid="01c6a9f5"/>
    </style:style>
    <style:style style:name="T219" style:family="text">
      <style:text-properties officeooo:rsid="01c832ff"/>
    </style:style>
    <style:style style:name="T220" style:family="text">
      <style:text-properties officeooo:rsid="01c882b9"/>
    </style:style>
    <style:style style:name="T221" style:family="text">
      <style:text-properties officeooo:rsid="01c8da3c"/>
    </style:style>
    <style:style style:name="T222" style:family="text">
      <style:text-properties officeooo:rsid="01cb6914"/>
    </style:style>
    <style:style style:name="T223" style:family="text">
      <style:text-properties officeooo:rsid="01cd684b"/>
    </style:style>
    <style:style style:name="T224" style:family="text">
      <style:text-properties officeooo:rsid="01cf0e85"/>
    </style:style>
    <style:style style:name="T225" style:family="text">
      <style:text-properties officeooo:rsid="01cf1236"/>
    </style:style>
    <style:style style:name="T226" style:family="text">
      <style:text-properties officeooo:rsid="01cf521d"/>
    </style:style>
    <style:style style:name="T227" style:family="text">
      <style:text-properties officeooo:rsid="01d4361f"/>
    </style:style>
    <style:style style:name="T228" style:family="text">
      <style:text-properties officeooo:rsid="01d6d942"/>
    </style:style>
    <style:style style:name="T229" style:family="text">
      <style:text-properties officeooo:rsid="01d85de3"/>
    </style:style>
    <style:style style:name="T230" style:family="text">
      <style:text-properties officeooo:rsid="01ddf533"/>
    </style:style>
    <style:style style:name="T231" style:family="text">
      <style:text-properties officeooo:rsid="01dfee0d"/>
    </style:style>
    <style:style style:name="T232" style:family="text">
      <style:text-properties officeooo:rsid="01e198b0"/>
    </style:style>
    <style:style style:name="T233" style:family="text">
      <style:text-properties officeooo:rsid="01e29e5c"/>
    </style:style>
    <style:style style:name="T234" style:family="text">
      <style:text-properties officeooo:rsid="01e513ea"/>
    </style:style>
    <style:style style:name="T235" style:family="text">
      <style:text-properties officeooo:rsid="01e51e3c"/>
    </style:style>
    <style:style style:name="T236" style:family="text">
      <style:text-properties officeooo:rsid="01e7f486"/>
    </style:style>
    <style:style style:name="T237" style:family="text">
      <style:text-properties officeooo:rsid="01ec8359"/>
    </style:style>
    <style:style style:name="T238" style:family="text">
      <style:text-properties officeooo:rsid="01edff67"/>
    </style:style>
    <style:style style:name="T239" style:family="text">
      <style:text-properties officeooo:rsid="01efa177"/>
    </style:style>
    <style:style style:name="T240" style:family="text">
      <style:text-properties officeooo:rsid="01f3bbe6"/>
    </style:style>
    <style:style style:name="T241" style:family="text">
      <style:text-properties officeooo:rsid="01f59790"/>
    </style:style>
    <style:style style:name="T242" style:family="text">
      <style:text-properties officeooo:rsid="01f7aba1"/>
    </style:style>
    <style:style style:name="T243" style:family="text">
      <style:text-properties officeooo:rsid="01fae4cf"/>
    </style:style>
    <style:style style:name="T244" style:family="text">
      <style:text-properties officeooo:rsid="02023326"/>
    </style:style>
    <style:style style:name="T245" style:family="text">
      <style:text-properties officeooo:rsid="0203c2be"/>
    </style:style>
    <style:style style:name="T246" style:family="text">
      <style:text-properties officeooo:rsid="0207536f"/>
    </style:style>
    <style:style style:name="T247" style:family="text">
      <style:text-properties officeooo:rsid="02089710"/>
    </style:style>
    <style:style style:name="T248" style:family="text">
      <style:text-properties officeooo:rsid="02096631"/>
    </style:style>
    <style:style style:name="T249" style:family="text">
      <style:text-properties officeooo:rsid="020a53c1"/>
    </style:style>
    <style:style style:name="T250" style:family="text">
      <style:text-properties officeooo:rsid="020d04e9"/>
    </style:style>
    <style:style style:name="T251" style:family="text">
      <style:text-properties officeooo:rsid="020d9699"/>
    </style:style>
    <style:style style:name="T252" style:family="text">
      <style:text-properties officeooo:rsid="020efbcf"/>
    </style:style>
    <style:style style:name="T253" style:family="text">
      <style:text-properties officeooo:rsid="02106f81"/>
    </style:style>
    <style:style style:name="T254" style:family="text">
      <style:text-properties officeooo:rsid="02113e85"/>
    </style:style>
    <style:style style:name="T255" style:family="text">
      <style:text-properties officeooo:rsid="02124031"/>
    </style:style>
    <style:style style:name="T256" style:family="text">
      <style:text-properties officeooo:rsid="02129465"/>
    </style:style>
    <style:style style:name="T257" style:family="text">
      <style:text-properties officeooo:rsid="02143c22"/>
    </style:style>
    <style:style style:name="T258" style:family="text">
      <style:text-properties officeooo:rsid="02193569"/>
    </style:style>
    <style:style style:name="T259" style:family="text">
      <style:text-properties officeooo:rsid="0219b4bb"/>
    </style:style>
    <style:style style:name="T260" style:family="text">
      <style:text-properties officeooo:rsid="021ae34c"/>
    </style:style>
    <style:style style:name="T261" style:family="text">
      <style:text-properties officeooo:rsid="021c9192"/>
    </style:style>
    <style:style style:name="T262" style:family="text">
      <style:text-properties officeooo:rsid="021d47a9"/>
    </style:style>
    <style:style style:name="T263" style:family="text">
      <style:text-properties officeooo:rsid="021e2e85"/>
    </style:style>
    <style:style style:name="T264" style:family="text">
      <style:text-properties officeooo:rsid="0220026f"/>
    </style:style>
    <style:style style:name="T265" style:family="text">
      <style:text-properties officeooo:rsid="0222103b"/>
    </style:style>
    <style:style style:name="T266" style:family="text">
      <style:text-properties officeooo:rsid="02227558"/>
    </style:style>
    <style:style style:name="T267" style:family="text">
      <style:text-properties officeooo:rsid="02252b73"/>
    </style:style>
    <style:style style:name="T268" style:family="text">
      <style:text-properties officeooo:rsid="02298a11"/>
    </style:style>
    <style:style style:name="T269" style:family="text">
      <style:text-properties officeooo:rsid="0229e3b9"/>
    </style:style>
    <style:style style:name="T270" style:family="text">
      <style:text-properties officeooo:rsid="022acebe"/>
    </style:style>
    <style:style style:name="T271" style:family="text">
      <style:text-properties officeooo:rsid="022d1c2c"/>
    </style:style>
    <style:style style:name="T272" style:family="text">
      <style:text-properties officeooo:rsid="0230fbe9"/>
    </style:style>
    <style:style style:name="T273" style:family="text">
      <style:text-properties officeooo:rsid="02328a24"/>
    </style:style>
    <style:style style:name="T274" style:family="text">
      <style:text-properties officeooo:rsid="0232e02c"/>
    </style:style>
    <style:style style:name="T275" style:family="text">
      <style:text-properties officeooo:rsid="02374d4e"/>
    </style:style>
    <style:style style:name="T276" style:family="text">
      <style:text-properties officeooo:rsid="023c4b73"/>
    </style:style>
    <style:style style:name="T277" style:family="text">
      <style:text-properties officeooo:rsid="02413593"/>
    </style:style>
    <style:style style:name="T278" style:family="text">
      <style:text-properties officeooo:rsid="0247bca1"/>
    </style:style>
    <style:style style:name="T279" style:family="text">
      <style:text-properties officeooo:rsid="02489750"/>
    </style:style>
    <style:style style:name="T280" style:family="text">
      <style:text-properties officeooo:rsid="0248b6e9"/>
    </style:style>
    <style:style style:name="T281" style:family="text">
      <style:text-properties officeooo:rsid="025bc158"/>
    </style:style>
    <style:style style:name="T282" style:family="text">
      <style:text-properties officeooo:rsid="025caa0e"/>
    </style:style>
    <style:style style:name="T283" style:family="text">
      <style:text-properties officeooo:rsid="025e6b69"/>
    </style:style>
    <style:style style:name="T284" style:family="text">
      <style:text-properties officeooo:rsid="025fa6d6"/>
    </style:style>
    <style:style style:name="T285" style:family="text">
      <style:text-properties officeooo:rsid="02618de7"/>
    </style:style>
    <style:style style:name="T286" style:family="text">
      <style:text-properties officeooo:rsid="026302a4"/>
    </style:style>
    <style:style style:name="T287" style:family="text">
      <style:text-properties officeooo:rsid="02630a57"/>
    </style:style>
    <style:style style:name="T288" style:family="text">
      <style:text-properties officeooo:rsid="02649f85"/>
    </style:style>
    <style:style style:name="T289" style:family="text">
      <style:text-properties officeooo:rsid="0265b83e"/>
    </style:style>
    <style:style style:name="T290" style:family="text">
      <style:text-properties officeooo:rsid="0267117f"/>
    </style:style>
    <style:style style:name="T291" style:family="text">
      <style:text-properties officeooo:rsid="026903af"/>
    </style:style>
    <style:style style:name="T292" style:family="text">
      <style:text-properties officeooo:rsid="026a496d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6724b"/>
    </style:style>
    <style:style style:name="T297" style:family="text">
      <style:text-properties officeooo:rsid="02783f62"/>
    </style:style>
    <style:style style:name="T298" style:family="text">
      <style:text-properties officeooo:rsid="0279ac81"/>
    </style:style>
    <style:style style:name="T299" style:family="text">
      <style:text-properties officeooo:rsid="027a6621"/>
    </style:style>
    <style:style style:name="T300" style:family="text">
      <style:text-properties officeooo:rsid="027ac61a"/>
    </style:style>
    <style:style style:name="T301" style:family="text">
      <style:text-properties officeooo:rsid="027c0b03"/>
    </style:style>
    <style:style style:name="T302" style:family="text">
      <style:text-properties officeooo:rsid="02807284"/>
    </style:style>
    <style:style style:name="T303" style:family="text">
      <style:text-properties officeooo:rsid="028106f2"/>
    </style:style>
    <style:style style:name="T304" style:family="text">
      <style:text-properties officeooo:rsid="028230ea"/>
    </style:style>
    <style:style style:name="T305" style:family="text">
      <style:text-properties officeooo:rsid="0283fe61"/>
    </style:style>
    <style:style style:name="T306" style:family="text">
      <style:text-properties officeooo:rsid="02877614"/>
    </style:style>
    <style:style style:name="T307" style:family="text">
      <style:text-properties officeooo:rsid="0288aaee"/>
    </style:style>
    <style:style style:name="T308" style:family="text">
      <style:text-properties officeooo:rsid="028b32a4"/>
    </style:style>
    <style:style style:name="T309" style:family="text">
      <style:text-properties officeooo:rsid="028b8780"/>
    </style:style>
    <style:style style:name="T310" style:family="text">
      <style:text-properties officeooo:rsid="028d8cf7"/>
    </style:style>
    <style:style style:name="T311" style:family="text">
      <style:text-properties officeooo:rsid="0291f5f4"/>
    </style:style>
    <style:style style:name="T312" style:family="text">
      <style:text-properties officeooo:rsid="02989196"/>
    </style:style>
    <style:style style:name="T313" style:family="text">
      <style:text-properties officeooo:rsid="029a7cc6"/>
    </style:style>
    <style:style style:name="T314" style:family="text">
      <style:text-properties officeooo:rsid="029cd95d"/>
    </style:style>
    <style:style style:name="T315" style:family="text">
      <style:text-properties officeooo:rsid="029eceda"/>
    </style:style>
    <style:style style:name="T316" style:family="text">
      <style:text-properties officeooo:rsid="029fa2ed"/>
    </style:style>
    <style:style style:name="T317" style:family="text">
      <style:text-properties officeooo:rsid="02a960a4"/>
    </style:style>
    <style:style style:name="T318" style:family="text">
      <style:text-properties officeooo:rsid="02aaebe6"/>
    </style:style>
    <style:style style:name="T319" style:family="text">
      <style:text-properties officeooo:rsid="02abf696"/>
    </style:style>
    <style:style style:name="T320" style:family="text">
      <style:text-properties officeooo:rsid="02b17efc"/>
    </style:style>
    <style:style style:name="T321" style:family="text">
      <style:text-properties officeooo:rsid="02b21d4e"/>
    </style:style>
    <style:style style:name="T322" style:family="text">
      <style:text-properties officeooo:rsid="02b3acad"/>
    </style:style>
    <style:style style:name="T323" style:family="text">
      <style:text-properties officeooo:rsid="02b3e303"/>
    </style:style>
    <style:style style:name="T324" style:family="text">
      <style:text-properties officeooo:rsid="02b559c8"/>
    </style:style>
    <style:style style:name="T325" style:family="text">
      <style:text-properties officeooo:rsid="02ba83eb"/>
    </style:style>
    <style:style style:name="T326" style:family="text">
      <style:text-properties officeooo:rsid="02bce96f"/>
    </style:style>
    <style:style style:name="T327" style:family="text">
      <style:text-properties officeooo:rsid="02bdff85"/>
    </style:style>
    <style:style style:name="T328" style:family="text">
      <style:text-properties officeooo:rsid="02bf9f20"/>
    </style:style>
    <style:style style:name="T329" style:family="text">
      <style:text-properties officeooo:rsid="02bfee2a"/>
    </style:style>
    <style:style style:name="T330" style:family="text">
      <style:text-properties officeooo:rsid="02c27374"/>
    </style:style>
    <style:style style:name="T331" style:family="text">
      <style:text-properties officeooo:rsid="02c8afb1"/>
    </style:style>
    <style:style style:name="T332" style:family="text">
      <style:text-properties officeooo:rsid="02cfc5de"/>
    </style:style>
    <style:style style:name="T333" style:family="text">
      <style:text-properties officeooo:rsid="02d18386"/>
    </style:style>
    <style:style style:name="T334" style:family="text">
      <style:text-properties officeooo:rsid="02d5a489"/>
    </style:style>
    <style:style style:name="T335" style:family="text">
      <style:text-properties officeooo:rsid="02d66ad7"/>
    </style:style>
    <style:style style:name="T336" style:family="text">
      <style:text-properties officeooo:rsid="02d75df3"/>
    </style:style>
    <style:style style:name="T337" style:family="text">
      <style:text-properties officeooo:rsid="02d7f4b0"/>
    </style:style>
    <style:style style:name="T338" style:family="text">
      <style:text-properties officeooo:rsid="02d9118e"/>
    </style:style>
    <style:style style:name="T339" style:family="text">
      <style:text-properties officeooo:rsid="02db5400"/>
    </style:style>
    <style:style style:name="T340" style:family="text">
      <style:text-properties officeooo:rsid="02dce639"/>
    </style:style>
    <style:style style:name="T341" style:family="text">
      <style:text-properties officeooo:rsid="02deda76"/>
    </style:style>
    <style:style style:name="T342" style:family="text">
      <style:text-properties officeooo:rsid="02dee797"/>
    </style:style>
    <style:style style:name="T343" style:family="text">
      <style:text-properties officeooo:rsid="02e0831e"/>
    </style:style>
    <style:style style:name="T344" style:family="text">
      <style:text-properties officeooo:rsid="02e0db8c"/>
    </style:style>
    <style:style style:name="T345" style:family="text">
      <style:text-properties officeooo:rsid="02e2ba83"/>
    </style:style>
    <style:style style:name="T346" style:family="text">
      <style:text-properties officeooo:rsid="02e317f6"/>
    </style:style>
    <style:style style:name="T347" style:family="text">
      <style:text-properties officeooo:rsid="02e4cc24"/>
    </style:style>
    <style:style style:name="T348" style:family="text">
      <style:text-properties officeooo:rsid="02e61189"/>
    </style:style>
    <style:style style:name="T349" style:family="text">
      <style:text-properties officeooo:rsid="02e6e887"/>
    </style:style>
    <style:style style:name="T350" style:family="text">
      <style:text-properties officeooo:rsid="02e99c25"/>
    </style:style>
    <style:style style:name="T351" style:family="text">
      <style:text-properties officeooo:rsid="02eaec55"/>
    </style:style>
    <style:style style:name="T352" style:family="text">
      <style:text-properties officeooo:rsid="02ed213d"/>
    </style:style>
    <style:style style:name="T353" style:family="text">
      <style:text-properties officeooo:rsid="02f3caaa"/>
    </style:style>
    <style:style style:name="T354" style:family="text">
      <style:text-properties officeooo:rsid="02fabaf0"/>
    </style:style>
    <style:style style:name="T355" style:family="text">
      <style:text-properties officeooo:rsid="02fb9645"/>
    </style:style>
    <style:style style:name="T356" style:family="text">
      <style:text-properties officeooo:rsid="02ff9eba"/>
    </style:style>
    <style:style style:name="T357" style:family="text">
      <style:text-properties officeooo:rsid="03003bce"/>
    </style:style>
    <style:style style:name="T358" style:family="text">
      <style:text-properties officeooo:rsid="03079981"/>
    </style:style>
    <style:style style:name="T359" style:family="text">
      <style:text-properties officeooo:rsid="030cf816"/>
    </style:style>
    <style:style style:name="T360" style:family="text">
      <style:text-properties officeooo:rsid="0310e900"/>
    </style:style>
    <style:style style:name="T361" style:family="text">
      <style:text-properties officeooo:rsid="0312d470"/>
    </style:style>
    <style:style style:name="T362" style:family="text">
      <style:text-properties officeooo:rsid="0315ed85"/>
    </style:style>
    <style:style style:name="T363" style:family="text">
      <style:text-properties officeooo:rsid="0315fa58"/>
    </style:style>
    <style:style style:name="T364" style:family="text">
      <style:text-properties officeooo:rsid="0317cc67"/>
    </style:style>
    <style:style style:name="T365" style:family="text">
      <style:text-properties officeooo:rsid="031876c5"/>
    </style:style>
    <style:style style:name="T366" style:family="text">
      <style:text-properties officeooo:rsid="0319339e"/>
    </style:style>
    <style:style style:name="T367" style:family="text">
      <style:text-properties officeooo:rsid="031cc679"/>
    </style:style>
    <style:style style:name="T368" style:family="text">
      <style:text-properties officeooo:rsid="031d6c5b"/>
    </style:style>
    <style:style style:name="T369" style:family="text">
      <style:text-properties officeooo:rsid="0326d110"/>
    </style:style>
    <style:style style:name="T370" style:family="text">
      <style:text-properties officeooo:rsid="0328b3c2"/>
    </style:style>
    <style:style style:name="T371" style:family="text">
      <style:text-properties officeooo:rsid="032a2673"/>
    </style:style>
    <style:style style:name="T372" style:family="text">
      <style:text-properties officeooo:rsid="032d8803"/>
    </style:style>
    <style:style style:name="T373" style:family="text">
      <style:text-properties officeooo:rsid="0330eb99"/>
    </style:style>
    <style:style style:name="T374" style:family="text">
      <style:text-properties officeooo:rsid="0332cafd"/>
    </style:style>
    <style:style style:name="T375" style:family="text">
      <style:text-properties officeooo:rsid="0332efea"/>
    </style:style>
    <style:style style:name="T376" style:family="text">
      <style:text-properties officeooo:rsid="033ed10e"/>
    </style:style>
    <style:style style:name="T377" style:family="text">
      <style:text-properties officeooo:rsid="03404570"/>
    </style:style>
    <style:style style:name="T378" style:family="text">
      <style:text-properties officeooo:rsid="0342187c"/>
    </style:style>
    <style:style style:name="T379" style:family="text">
      <style:text-properties officeooo:rsid="034a28aa"/>
    </style:style>
    <style:style style:name="T380" style:family="text">
      <style:text-properties officeooo:rsid="034b8f63"/>
    </style:style>
    <style:style style:name="T381" style:family="text">
      <style:text-properties officeooo:rsid="0350ca97"/>
    </style:style>
    <style:style style:name="T382" style:family="text">
      <style:text-properties officeooo:rsid="035b4341"/>
    </style:style>
    <style:style style:name="T383" style:family="text">
      <style:text-properties officeooo:rsid="035b5aa9"/>
    </style:style>
    <style:style style:name="T384" style:family="text">
      <style:text-properties officeooo:rsid="035e0270"/>
    </style:style>
    <style:style style:name="T385" style:family="text">
      <style:text-properties officeooo:rsid="035e200e"/>
    </style:style>
    <style:style style:name="T386" style:family="text">
      <style:text-properties officeooo:rsid="035f317e"/>
    </style:style>
    <style:style style:name="T387" style:family="text">
      <style:text-properties officeooo:rsid="03650859"/>
    </style:style>
    <style:style style:name="T388" style:family="text">
      <style:text-properties officeooo:rsid="036874b5"/>
    </style:style>
    <style:style style:name="T389" style:family="text">
      <style:text-properties officeooo:rsid="0369c876"/>
    </style:style>
    <style:style style:name="T390" style:family="text">
      <style:text-properties officeooo:rsid="036a070b"/>
    </style:style>
    <style:style style:name="T391" style:family="text">
      <style:text-properties officeooo:rsid="036c8cf7"/>
    </style:style>
    <style:style style:name="T392" style:family="text">
      <style:text-properties officeooo:rsid="036ec633"/>
    </style:style>
    <style:style style:name="T393" style:family="text">
      <style:text-properties officeooo:rsid="0372aeaf"/>
    </style:style>
    <style:style style:name="T394" style:family="text">
      <style:text-properties officeooo:rsid="0378149b"/>
    </style:style>
    <style:style style:name="T395" style:family="text">
      <style:text-properties officeooo:rsid="0379b7c9"/>
    </style:style>
    <style:style style:name="T396" style:family="text">
      <style:text-properties officeooo:rsid="0379c28c"/>
    </style:style>
    <style:style style:name="T397" style:family="text">
      <style:text-properties officeooo:rsid="037e8102"/>
    </style:style>
    <style:style style:name="T398" style:family="text">
      <style:text-properties officeooo:rsid="037ebd1d"/>
    </style:style>
    <style:style style:name="T399" style:family="text">
      <style:text-properties officeooo:rsid="03830eab"/>
    </style:style>
    <style:style style:name="T400" style:family="text">
      <style:text-properties officeooo:rsid="03861570"/>
    </style:style>
    <style:style style:name="T401" style:family="text">
      <style:text-properties officeooo:rsid="0388f7d7"/>
    </style:style>
    <style:style style:name="T402" style:family="text">
      <style:text-properties officeooo:rsid="0389204d"/>
    </style:style>
    <style:style style:name="T403" style:family="text">
      <style:text-properties officeooo:rsid="038a54cd"/>
    </style:style>
    <style:style style:name="T404" style:family="text">
      <style:text-properties officeooo:rsid="038b91e7"/>
    </style:style>
    <style:style style:name="T405" style:family="text">
      <style:text-properties officeooo:rsid="03931a7e"/>
    </style:style>
    <style:style style:name="T406" style:family="text">
      <style:text-properties officeooo:rsid="03945cc6"/>
    </style:style>
    <style:style style:name="T407" style:family="text">
      <style:text-properties officeooo:rsid="03949656"/>
    </style:style>
    <style:style style:name="T408" style:family="text">
      <style:text-properties officeooo:rsid="03967e68"/>
    </style:style>
    <style:style style:name="T409" style:family="text">
      <style:text-properties officeooo:rsid="03997416"/>
    </style:style>
    <style:style style:name="T410" style:family="text">
      <style:text-properties officeooo:rsid="039e402d"/>
    </style:style>
    <style:style style:name="T411" style:family="text">
      <style:text-properties officeooo:rsid="039ff57d"/>
    </style:style>
    <style:style style:name="T412" style:family="text">
      <style:text-properties officeooo:rsid="03a04517"/>
    </style:style>
    <style:style style:name="T413" style:family="text">
      <style:text-properties officeooo:rsid="03a4e9a6"/>
    </style:style>
    <style:style style:name="T414" style:family="text">
      <style:text-properties officeooo:rsid="03a5ab3e"/>
    </style:style>
    <style:style style:name="T415" style:family="text">
      <style:text-properties officeooo:rsid="03a71467"/>
    </style:style>
    <style:style style:name="T416" style:family="text">
      <style:text-properties officeooo:rsid="03a7e282"/>
    </style:style>
    <style:style style:name="T417" style:family="text">
      <style:text-properties officeooo:rsid="03a87793"/>
    </style:style>
    <style:style style:name="T418" style:family="text">
      <style:text-properties officeooo:rsid="03aac06b"/>
    </style:style>
    <style:style style:name="T419" style:family="text">
      <style:text-properties officeooo:rsid="03ab2cea"/>
    </style:style>
    <style:style style:name="T420" style:family="text">
      <style:text-properties officeooo:rsid="03b10939"/>
    </style:style>
    <style:style style:name="T421" style:family="text">
      <style:text-properties officeooo:rsid="03b1cea9"/>
    </style:style>
    <style:style style:name="T422" style:family="text">
      <style:text-properties officeooo:rsid="03b58cec"/>
    </style:style>
    <style:style style:name="T423" style:family="text">
      <style:text-properties officeooo:rsid="03c1c749"/>
    </style:style>
    <style:style style:name="T424" style:family="text">
      <style:text-properties officeooo:rsid="03c44fba"/>
    </style:style>
    <style:style style:name="T425" style:family="text">
      <style:text-properties officeooo:rsid="03cd8dd9"/>
    </style:style>
    <style:style style:name="T426" style:family="text">
      <style:text-properties officeooo:rsid="03cf09b1"/>
    </style:style>
    <style:style style:name="T427" style:family="text">
      <style:text-properties officeooo:rsid="03d3cd60"/>
    </style:style>
    <style:style style:name="T428" style:family="text">
      <style:text-properties officeooo:rsid="03d7655a"/>
    </style:style>
    <style:style style:name="T429" style:family="text">
      <style:text-properties officeooo:rsid="03e28553"/>
    </style:style>
    <style:style style:name="T430" style:family="text">
      <style:text-properties officeooo:rsid="03e5e5b6"/>
    </style:style>
    <style:style style:name="T431" style:family="text">
      <style:text-properties officeooo:rsid="03e6f2dc"/>
    </style:style>
    <style:style style:name="T432" style:family="text">
      <style:text-properties officeooo:rsid="03ea4a99"/>
    </style:style>
    <style:style style:name="T433" style:family="text">
      <style:text-properties officeooo:rsid="03eb2adf"/>
    </style:style>
    <style:style style:name="T434" style:family="text">
      <style:text-properties officeooo:rsid="03f3317a"/>
    </style:style>
    <style:style style:name="T435" style:family="text">
      <style:text-properties officeooo:rsid="03f423d9"/>
    </style:style>
    <style:style style:name="T436" style:family="text">
      <style:text-properties officeooo:rsid="03f75089"/>
    </style:style>
    <style:style style:name="T437" style:family="text">
      <style:text-properties officeooo:rsid="03ff42b1"/>
    </style:style>
    <style:style style:name="T438" style:family="text">
      <style:text-properties officeooo:rsid="03ffc6a0"/>
    </style:style>
    <style:style style:name="T439" style:family="text">
      <style:text-properties officeooo:rsid="0401caf9"/>
    </style:style>
    <style:style style:name="T440" style:family="text">
      <style:text-properties officeooo:rsid="040291e8"/>
    </style:style>
    <style:style style:name="T441" style:family="text">
      <style:text-properties officeooo:rsid="040f16cc"/>
    </style:style>
    <style:style style:name="T442" style:family="text">
      <style:text-properties officeooo:rsid="0410d2c6"/>
    </style:style>
    <style:style style:name="T443" style:family="text">
      <style:text-properties officeooo:rsid="04134abd"/>
    </style:style>
    <style:style style:name="T444" style:family="text">
      <style:text-properties officeooo:rsid="04147550"/>
    </style:style>
    <style:style style:name="T445" style:family="text">
      <style:text-properties officeooo:rsid="0417c449"/>
    </style:style>
    <style:style style:name="T446" style:family="text">
      <style:text-properties officeooo:rsid="04198eff"/>
    </style:style>
    <style:style style:name="T447" style:family="text">
      <style:text-properties officeooo:rsid="041a88a0"/>
    </style:style>
    <style:style style:name="T448" style:family="text">
      <style:text-properties officeooo:rsid="041c2ed9"/>
    </style:style>
    <style:style style:name="T449" style:family="text">
      <style:text-properties officeooo:rsid="042d613b"/>
    </style:style>
    <style:style style:name="T450" style:family="text">
      <style:text-properties officeooo:rsid="042dd690"/>
    </style:style>
    <style:style style:name="T451" style:family="text">
      <style:text-properties officeooo:rsid="042e964f"/>
    </style:style>
    <style:style style:name="T452" style:family="text">
      <style:text-properties officeooo:rsid="04321c81"/>
    </style:style>
    <style:style style:name="T453" style:family="text">
      <style:text-properties officeooo:rsid="0432b9bb"/>
    </style:style>
    <style:style style:name="T454" style:family="text">
      <style:text-properties officeooo:rsid="0433c03b"/>
    </style:style>
    <style:style style:name="T455" style:family="text">
      <style:text-properties officeooo:rsid="04359fe8"/>
    </style:style>
    <style:style style:name="T456" style:family="text">
      <style:text-properties officeooo:rsid="0435c687"/>
    </style:style>
    <style:style style:name="T457" style:family="text">
      <style:text-properties officeooo:rsid="043620ca"/>
    </style:style>
    <style:style style:name="T458" style:family="text">
      <style:text-properties officeooo:rsid="0437df6e"/>
    </style:style>
    <style:style style:name="T459" style:family="text">
      <style:text-properties officeooo:rsid="043b125e"/>
    </style:style>
    <style:style style:name="T460" style:family="text">
      <style:text-properties officeooo:rsid="043ce005"/>
    </style:style>
    <style:style style:name="T461" style:family="text">
      <style:text-properties officeooo:rsid="043ef67a"/>
    </style:style>
    <style:style style:name="T462" style:family="text">
      <style:text-properties officeooo:rsid="043f83fe"/>
    </style:style>
    <style:style style:name="T463" style:family="text">
      <style:text-properties officeooo:rsid="043f9f48"/>
    </style:style>
    <style:style style:name="T464" style:family="text">
      <style:text-properties officeooo:rsid="04406dcf"/>
    </style:style>
    <style:style style:name="T465" style:family="text">
      <style:text-properties officeooo:rsid="04423082"/>
    </style:style>
    <style:style style:name="T466" style:family="text">
      <style:text-properties officeooo:rsid="04429bdc"/>
    </style:style>
    <style:style style:name="T467" style:family="text">
      <style:text-properties officeooo:rsid="0443e35b"/>
    </style:style>
    <style:style style:name="T468" style:family="text">
      <style:text-properties officeooo:rsid="0447f2c0"/>
    </style:style>
    <style:style style:name="T469" style:family="text">
      <style:text-properties officeooo:rsid="044907a9"/>
    </style:style>
    <style:style style:name="T470" style:family="text">
      <style:text-properties officeooo:rsid="044bb851"/>
    </style:style>
    <style:style style:name="T471" style:family="text">
      <style:text-properties officeooo:rsid="044d0de0"/>
    </style:style>
    <style:style style:name="T472" style:family="text">
      <style:text-properties officeooo:rsid="044ffafc"/>
    </style:style>
    <style:style style:name="T473" style:family="text">
      <style:text-properties officeooo:rsid="04507600"/>
    </style:style>
    <style:style style:name="T474" style:family="text">
      <style:text-properties officeooo:rsid="04525b31"/>
    </style:style>
    <style:style style:name="T475" style:family="text">
      <style:text-properties officeooo:rsid="04540251"/>
    </style:style>
    <style:style style:name="T476" style:family="text">
      <style:text-properties officeooo:rsid="04541b79"/>
    </style:style>
    <style:style style:name="T477" style:family="text">
      <style:text-properties officeooo:rsid="0457ef80"/>
    </style:style>
    <style:style style:name="T478" style:family="text">
      <style:text-properties officeooo:rsid="0459992a"/>
    </style:style>
    <style:style style:name="T479" style:family="text">
      <style:text-properties officeooo:rsid="045a8cd9"/>
    </style:style>
    <style:style style:name="T480" style:family="text">
      <style:text-properties officeooo:rsid="045fa117"/>
    </style:style>
    <style:style style:name="T481" style:family="text">
      <style:text-properties officeooo:rsid="046187e1"/>
    </style:style>
    <style:style style:name="T482" style:family="text">
      <style:text-properties officeooo:rsid="04635ad3"/>
    </style:style>
    <style:style style:name="T483" style:family="text">
      <style:text-properties officeooo:rsid="0463fbe9"/>
    </style:style>
    <style:style style:name="T484" style:family="text">
      <style:text-properties officeooo:rsid="04662cef"/>
    </style:style>
    <style:style style:name="T485" style:family="text">
      <style:text-properties officeooo:rsid="0467fbb3"/>
    </style:style>
    <style:style style:name="T486" style:family="text">
      <style:text-properties officeooo:rsid="0468aaf3"/>
    </style:style>
    <style:style style:name="T487" style:family="text">
      <style:text-properties officeooo:rsid="047a10d0"/>
    </style:style>
    <style:style style:name="T488" style:family="text">
      <style:text-properties officeooo:rsid="047e91c4"/>
    </style:style>
    <style:style style:name="T489" style:family="text">
      <style:text-properties officeooo:rsid="047f0927"/>
    </style:style>
    <style:style style:name="T490" style:family="text">
      <style:text-properties officeooo:rsid="0482be84"/>
    </style:style>
    <style:style style:name="T491" style:family="text">
      <style:text-properties officeooo:rsid="04840713"/>
    </style:style>
    <style:style style:name="T492" style:family="text">
      <style:text-properties officeooo:rsid="048b0f8a"/>
    </style:style>
    <style:style style:name="T493" style:family="text">
      <style:text-properties officeooo:rsid="048d357d"/>
    </style:style>
    <style:style style:name="T494" style:family="text">
      <style:text-properties officeooo:rsid="04902187"/>
    </style:style>
    <style:style style:name="T495" style:family="text">
      <style:text-properties officeooo:rsid="04970dd8"/>
    </style:style>
    <style:style style:name="T496" style:family="text">
      <style:text-properties officeooo:rsid="04972a72"/>
    </style:style>
    <style:style style:name="T497" style:family="text">
      <style:text-properties officeooo:rsid="049b2ba8"/>
    </style:style>
    <style:style style:name="T498" style:family="text">
      <style:text-properties officeooo:rsid="049cf4da"/>
    </style:style>
    <style:style style:name="T499" style:family="text">
      <style:text-properties officeooo:rsid="049e6d83"/>
    </style:style>
    <style:style style:name="T500" style:family="text">
      <style:text-properties officeooo:rsid="04a0107e"/>
    </style:style>
    <style:style style:name="T501" style:family="text">
      <style:text-properties officeooo:rsid="04a1c038"/>
    </style:style>
    <style:style style:name="T502" style:family="text">
      <style:text-properties officeooo:rsid="04a234b8"/>
    </style:style>
    <style:style style:name="T503" style:family="text">
      <style:text-properties officeooo:rsid="04a3ec90"/>
    </style:style>
    <style:style style:name="T504" style:family="text">
      <style:text-properties officeooo:rsid="04a4e6c6"/>
    </style:style>
    <style:style style:name="T505" style:family="text">
      <style:text-properties officeooo:rsid="04a6d9be"/>
    </style:style>
    <style:style style:name="T506" style:family="text">
      <style:text-properties officeooo:rsid="04aea14c"/>
    </style:style>
    <style:style style:name="T507" style:family="text">
      <style:text-properties officeooo:rsid="04b01eb2"/>
    </style:style>
    <style:style style:name="T508" style:family="text">
      <style:text-properties officeooo:rsid="04b1ba7e"/>
    </style:style>
    <style:style style:name="T509" style:family="text">
      <style:text-properties officeooo:rsid="04b6c830"/>
    </style:style>
    <style:style style:name="T510" style:family="text">
      <style:text-properties officeooo:rsid="04bad703"/>
    </style:style>
    <style:style style:name="T511" style:family="text">
      <style:text-properties officeooo:rsid="04bbc895"/>
    </style:style>
    <style:style style:name="T512" style:family="text">
      <style:text-properties officeooo:rsid="04be5f9c"/>
    </style:style>
    <style:style style:name="T513" style:family="text">
      <style:text-properties officeooo:rsid="04bf7578"/>
    </style:style>
    <style:style style:name="T514" style:family="text">
      <style:text-properties officeooo:rsid="04c294b5"/>
    </style:style>
    <style:style style:name="T515" style:family="text">
      <style:text-properties officeooo:rsid="04c59a3a"/>
    </style:style>
    <style:style style:name="T516" style:family="text">
      <style:text-properties officeooo:rsid="04c83b69"/>
    </style:style>
    <style:style style:name="T517" style:family="text">
      <style:text-properties officeooo:rsid="04c9d0e6"/>
    </style:style>
    <style:style style:name="T518" style:family="text">
      <style:text-properties officeooo:rsid="04cb2278"/>
    </style:style>
    <style:style style:name="T519" style:family="text">
      <style:text-properties officeooo:rsid="04cd2f01"/>
    </style:style>
    <style:style style:name="T520" style:family="text">
      <style:text-properties officeooo:rsid="04cfdb2c"/>
    </style:style>
    <style:style style:name="T521" style:family="text">
      <style:text-properties officeooo:rsid="04d19214"/>
    </style:style>
    <style:style style:name="T522" style:family="text">
      <style:text-properties officeooo:rsid="04d2ca81"/>
    </style:style>
    <style:style style:name="T523" style:family="text">
      <style:text-properties officeooo:rsid="04d86354"/>
    </style:style>
    <style:style style:name="T524" style:family="text">
      <style:text-properties officeooo:rsid="04da2339"/>
    </style:style>
    <style:style style:name="T525" style:family="text">
      <style:text-properties officeooo:rsid="04de7130"/>
    </style:style>
    <style:style style:name="T526" style:family="text">
      <style:text-properties officeooo:rsid="04df355e"/>
    </style:style>
    <style:style style:name="T527" style:family="text">
      <style:text-properties officeooo:rsid="04e0bc04"/>
    </style:style>
    <style:style style:name="T528" style:family="text">
      <style:text-properties officeooo:rsid="04e1ec2b"/>
    </style:style>
    <style:style style:name="T529" style:family="text">
      <style:text-properties officeooo:rsid="04e3c51d"/>
    </style:style>
    <style:style style:name="T530" style:family="text">
      <style:text-properties officeooo:rsid="04ef8ca6"/>
    </style:style>
    <style:style style:name="T531" style:family="text">
      <style:text-properties officeooo:rsid="04f012a4"/>
    </style:style>
    <style:style style:name="T532" style:family="text">
      <style:text-properties officeooo:rsid="04f08296"/>
    </style:style>
    <style:style style:name="T533" style:family="text">
      <style:text-properties officeooo:rsid="04f27061"/>
    </style:style>
    <style:style style:name="T534" style:family="text">
      <style:text-properties officeooo:rsid="04f4d907"/>
    </style:style>
    <style:style style:name="T535" style:family="text">
      <style:text-properties officeooo:rsid="04f6bc6a"/>
    </style:style>
    <style:style style:name="T536" style:family="text">
      <style:text-properties officeooo:rsid="04f8d124"/>
    </style:style>
    <style:style style:name="T537" style:family="text">
      <style:text-properties officeooo:rsid="04f92c26"/>
    </style:style>
    <style:style style:name="T538" style:family="text">
      <style:text-properties officeooo:rsid="04fb2344"/>
    </style:style>
    <style:style style:name="T539" style:family="text">
      <style:text-properties officeooo:rsid="0501b171"/>
    </style:style>
    <style:style style:name="T540" style:family="text">
      <style:text-properties officeooo:rsid="05049cfa"/>
    </style:style>
    <style:style style:name="T541" style:family="text">
      <style:text-properties fo:font-style="normal" officeooo:rsid="050502b2" style:font-style-asian="normal" style:font-style-complex="normal"/>
    </style:style>
    <style:style style:name="T542" style:family="text">
      <style:text-properties fo:font-style="normal" officeooo:rsid="0fc53d37" style:font-style-asian="normal" style:font-style-complex="normal"/>
    </style:style>
    <style:style style:name="T543" style:family="text">
      <style:text-properties fo:font-style="normal" officeooo:rsid="0fc1faae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30b50e"/>
    </style:style>
    <style:style style:name="T759" style:family="text">
      <style:text-properties officeooo:rsid="07317418"/>
    </style:style>
    <style:style style:name="T760" style:family="text">
      <style:text-properties officeooo:rsid="07321227"/>
    </style:style>
    <style:style style:name="T761" style:family="text">
      <style:text-properties officeooo:rsid="07322ddb"/>
    </style:style>
    <style:style style:name="T762" style:family="text">
      <style:text-properties officeooo:rsid="0732d496"/>
    </style:style>
    <style:style style:name="T763" style:family="text">
      <style:text-properties officeooo:rsid="07332d8f"/>
    </style:style>
    <style:style style:name="T764" style:family="text">
      <style:text-properties officeooo:rsid="0736e651"/>
    </style:style>
    <style:style style:name="T765" style:family="text">
      <style:text-properties officeooo:rsid="073727fe"/>
    </style:style>
    <style:style style:name="T766" style:family="text">
      <style:text-properties officeooo:rsid="07390b95"/>
    </style:style>
    <style:style style:name="T767" style:family="text">
      <style:text-properties officeooo:rsid="073cc43a"/>
    </style:style>
    <style:style style:name="T768" style:family="text">
      <style:text-properties officeooo:rsid="073d6416"/>
    </style:style>
    <style:style style:name="T769" style:family="text">
      <style:text-properties officeooo:rsid="073f60ae"/>
    </style:style>
    <style:style style:name="T770" style:family="text">
      <style:text-properties officeooo:rsid="07400827"/>
    </style:style>
    <style:style style:name="T771" style:family="text">
      <style:text-properties officeooo:rsid="074018af"/>
    </style:style>
    <style:style style:name="T772" style:family="text">
      <style:text-properties officeooo:rsid="0740c370"/>
    </style:style>
    <style:style style:name="T773" style:family="text">
      <style:text-properties officeooo:rsid="0741127e"/>
    </style:style>
    <style:style style:name="T774" style:family="text">
      <style:text-properties officeooo:rsid="0742cb23"/>
    </style:style>
    <style:style style:name="T775" style:family="text">
      <style:text-properties officeooo:rsid="07448ac8"/>
    </style:style>
    <style:style style:name="T776" style:family="text">
      <style:text-properties officeooo:rsid="07449890"/>
    </style:style>
    <style:style style:name="T777" style:family="text">
      <style:text-properties officeooo:rsid="0746052f"/>
    </style:style>
    <style:style style:name="T778" style:family="text">
      <style:text-properties officeooo:rsid="074811af"/>
    </style:style>
    <style:style style:name="T779" style:family="text">
      <style:text-properties officeooo:rsid="074b7844"/>
    </style:style>
    <style:style style:name="T780" style:family="text">
      <style:text-properties officeooo:rsid="074dabb9"/>
    </style:style>
    <style:style style:name="T781" style:family="text">
      <style:text-properties officeooo:rsid="075027e6"/>
    </style:style>
    <style:style style:name="T782" style:family="text">
      <style:text-properties officeooo:rsid="0750966a"/>
    </style:style>
    <style:style style:name="T783" style:family="text">
      <style:text-properties officeooo:rsid="0752dee5"/>
    </style:style>
    <style:style style:name="T784" style:family="text">
      <style:text-properties officeooo:rsid="075920e0"/>
    </style:style>
    <style:style style:name="T785" style:family="text">
      <style:text-properties officeooo:rsid="07598a85"/>
    </style:style>
    <style:style style:name="T786" style:family="text">
      <style:text-properties officeooo:rsid="0759a1b2"/>
    </style:style>
    <style:style style:name="T787" style:family="text">
      <style:text-properties officeooo:rsid="0759d3a3"/>
    </style:style>
    <style:style style:name="T788" style:family="text">
      <style:text-properties officeooo:rsid="075ce370"/>
    </style:style>
    <style:style style:name="T789" style:family="text">
      <style:text-properties officeooo:rsid="075d51d0"/>
    </style:style>
    <style:style style:name="T790" style:family="text">
      <style:text-properties officeooo:rsid="075e0569"/>
    </style:style>
    <style:style style:name="T791" style:family="text">
      <style:text-properties officeooo:rsid="075fc138"/>
    </style:style>
    <style:style style:name="T792" style:family="text">
      <style:text-properties officeooo:rsid="075ff862"/>
    </style:style>
    <style:style style:name="T793" style:family="text">
      <style:text-properties officeooo:rsid="07601cd9"/>
    </style:style>
    <style:style style:name="T794" style:family="text">
      <style:text-properties officeooo:rsid="0761e988"/>
    </style:style>
    <style:style style:name="T795" style:family="text">
      <style:text-properties officeooo:rsid="0767c80e"/>
    </style:style>
    <style:style style:name="T796" style:family="text">
      <style:text-properties officeooo:rsid="0769c79d"/>
    </style:style>
    <style:style style:name="T797" style:family="text">
      <style:text-properties officeooo:rsid="076c388a"/>
    </style:style>
    <style:style style:name="T798" style:family="text">
      <style:text-properties officeooo:rsid="0770e6b7"/>
    </style:style>
    <style:style style:name="T799" style:family="text">
      <style:text-properties style:font-weight-asian="bold" style:font-weight-complex="bold"/>
    </style:style>
    <style:style style:name="T800" style:family="text">
      <style:text-properties officeooo:rsid="05d74cd6" style:font-weight-asian="bold" style:font-weight-complex="bold"/>
    </style:style>
    <style:style style:name="T801" style:family="text">
      <style:text-properties officeooo:rsid="07332d8f" style:font-weight-asian="bold" style:font-weight-complex="bold"/>
    </style:style>
    <style:style style:name="T802" style:family="text">
      <style:text-properties officeooo:rsid="06086fbd" style:font-weight-asian="bold" style:font-weight-complex="bold"/>
    </style:style>
    <style:style style:name="T803" style:family="text">
      <style:text-properties officeooo:rsid="0609f852" style:font-weight-asian="bold" style:font-weight-complex="bold"/>
    </style:style>
    <style:style style:name="T804" style:family="text">
      <style:text-properties officeooo:rsid="060ad3d7" style:font-weight-asian="bold" style:font-weight-complex="bold"/>
    </style:style>
    <style:style style:name="T805" style:family="text">
      <style:text-properties officeooo:rsid="0632e3da" style:font-weight-asian="bold" style:font-weight-complex="bold"/>
    </style:style>
    <style:style style:name="T806" style:family="text">
      <style:text-properties officeooo:rsid="0437df6e" style:font-weight-asian="bold" style:font-weight-complex="bold"/>
    </style:style>
    <style:style style:name="T807" style:family="text">
      <style:text-properties officeooo:rsid="0372aeaf" style:font-weight-asian="bold" style:font-weight-complex="bold"/>
    </style:style>
    <style:style style:name="T808" style:family="text">
      <style:text-properties officeooo:rsid="060af3f5" style:font-weight-asian="bold" style:font-weight-complex="bold"/>
    </style:style>
    <style:style style:name="T809" style:family="text">
      <style:text-properties officeooo:rsid="04238af5" style:font-weight-asian="bold" style:font-weight-complex="bold"/>
    </style:style>
    <style:style style:name="T810" style:family="text">
      <style:text-properties officeooo:rsid="060c39b8" style:font-weight-asian="bold" style:font-weight-complex="bold"/>
    </style:style>
    <style:style style:name="T811" style:family="text">
      <style:text-properties officeooo:rsid="03a4e9a6" style:font-weight-asian="bold" style:font-weight-complex="bold"/>
    </style:style>
    <style:style style:name="T812" style:family="text">
      <style:text-properties officeooo:rsid="061f4f9c" style:font-weight-asian="bold" style:font-weight-complex="bold"/>
    </style:style>
    <style:style style:name="T813" style:family="text">
      <style:text-properties officeooo:rsid="06ca7224" style:font-weight-asian="bold" style:font-weight-complex="bold"/>
    </style:style>
    <style:style style:name="T814" style:family="text">
      <style:text-properties officeooo:rsid="0625277d" style:font-weight-asian="bold" style:font-weight-complex="bold"/>
    </style:style>
    <style:style style:name="T815" style:family="text">
      <style:text-properties officeooo:rsid="06cd0ea7" style:font-weight-asian="bold" style:font-weight-complex="bold"/>
    </style:style>
    <style:style style:name="T816" style:family="text">
      <style:text-properties officeooo:rsid="063e9233" style:font-weight-asian="bold" style:font-weight-complex="bold"/>
    </style:style>
    <style:style style:name="T817" style:family="text">
      <style:text-properties officeooo:rsid="061df09b" style:font-weight-asian="bold" style:font-weight-complex="bold"/>
    </style:style>
    <style:style style:name="T818" style:family="text">
      <style:text-properties officeooo:rsid="062f324e" style:font-weight-asian="bold" style:font-weight-complex="bold"/>
    </style:style>
    <style:style style:name="T819" style:family="text">
      <style:text-properties officeooo:rsid="0634c7b6" style:font-weight-asian="bold" style:font-weight-complex="bold"/>
    </style:style>
    <style:style style:name="T820" style:family="text">
      <style:text-properties officeooo:rsid="05f9ba46" style:font-weight-asian="bold" style:font-weight-complex="bold"/>
    </style:style>
    <style:style style:name="T821" style:family="text">
      <style:text-properties officeooo:rsid="06ea7091" style:font-weight-asian="bold" style:font-weight-complex="bold"/>
    </style:style>
    <style:style style:name="T822" style:family="text">
      <style:text-properties officeooo:rsid="042e993b" style:font-weight-asian="bold" style:font-weight-complex="bold"/>
    </style:style>
    <style:style style:name="T823" style:family="text">
      <style:text-properties officeooo:rsid="050bb4ca" style:font-weight-asian="bold" style:font-weight-complex="bold"/>
    </style:style>
    <style:style style:name="T824" style:family="text">
      <style:text-properties officeooo:rsid="051d8c5e" style:font-weight-asian="bold" style:font-weight-complex="bold"/>
    </style:style>
    <style:style style:name="T825" style:family="text">
      <style:text-properties officeooo:rsid="0523a25e" style:font-weight-asian="bold" style:font-weight-complex="bold"/>
    </style:style>
    <style:style style:name="T826" style:family="text">
      <style:text-properties officeooo:rsid="053248e7" style:font-weight-asian="bold" style:font-weight-complex="bold"/>
    </style:style>
    <style:style style:name="T827" style:family="text">
      <style:text-properties officeooo:rsid="05354e78" style:font-weight-asian="bold" style:font-weight-complex="bold"/>
    </style:style>
    <style:style style:name="T828" style:family="text">
      <style:text-properties officeooo:rsid="0537219d" style:font-weight-asian="bold" style:font-weight-complex="bold"/>
    </style:style>
    <style:style style:name="T829" style:family="text">
      <style:text-properties officeooo:rsid="055469f5" style:font-weight-asian="bold" style:font-weight-complex="bold"/>
    </style:style>
    <style:style style:name="T830" style:family="text">
      <style:text-properties officeooo:rsid="05a0a2ac" style:font-weight-asian="bold" style:font-weight-complex="bold"/>
    </style:style>
    <style:style style:name="T831" style:family="text">
      <style:text-properties officeooo:rsid="05d29889" style:font-weight-asian="bold" style:font-weight-complex="bold"/>
    </style:style>
    <style:style style:name="T832" style:family="text">
      <style:text-properties officeooo:rsid="05b8f47d" style:font-weight-asian="bold" style:font-weight-complex="bold"/>
    </style:style>
    <style:style style:name="T833" style:family="text">
      <style:text-properties officeooo:rsid="05c958d4" style:font-weight-asian="bold" style:font-weight-complex="bold"/>
    </style:style>
    <style:style style:name="T834" style:family="text">
      <style:text-properties officeooo:rsid="05e07efd" style:font-weight-asian="bold" style:font-weight-complex="bold"/>
    </style:style>
    <style:style style:name="T835" style:family="text">
      <style:text-properties officeooo:rsid="025caa0e" style:font-weight-asian="bold" style:font-weight-complex="bold"/>
    </style:style>
    <style:style style:name="T836" style:family="text">
      <style:text-properties officeooo:rsid="04d86354" style:font-weight-asian="bold" style:font-weight-complex="bold"/>
    </style:style>
    <style:style style:name="T837" style:family="text">
      <style:text-properties officeooo:rsid="04de7130" style:font-weight-asian="bold" style:font-weight-complex="bold"/>
    </style:style>
    <style:style style:name="T838" style:family="text">
      <style:text-properties officeooo:rsid="0753718c" style:font-weight-asian="bold" style:font-weight-complex="bold"/>
    </style:style>
    <style:style style:name="T839" style:family="text">
      <style:text-properties officeooo:rsid="07550873" style:font-weight-asian="bold" style:font-weight-complex="bold"/>
    </style:style>
    <style:style style:name="T840" style:family="text">
      <style:text-properties officeooo:rsid="04bf7578" style:font-weight-asian="bold" style:font-weight-complex="bold"/>
    </style:style>
    <style:style style:name="T841" style:family="text">
      <style:text-properties officeooo:rsid="04b6c830" style:font-weight-asian="bold" style:font-weight-complex="bold"/>
    </style:style>
    <style:style style:name="T842" style:family="text">
      <style:text-properties officeooo:rsid="0766af6c" style:font-weight-asian="bold" style:font-weight-complex="bold"/>
    </style:style>
    <style:style style:name="T843" style:family="text">
      <style:text-properties officeooo:rsid="0767c80e" style:font-weight-asian="bold" style:font-weight-complex="bold"/>
    </style:style>
    <style:style style:name="T844" style:family="text">
      <style:text-properties officeooo:rsid="07598a85" style:font-weight-asian="bold" style:font-weight-complex="bold"/>
    </style:style>
    <style:style style:name="T845" style:family="text">
      <style:text-properties officeooo:rsid="0759d3a3" style:font-weight-asian="bold" style:font-weight-complex="bold"/>
    </style:style>
    <style:style style:name="T846" style:family="text">
      <style:text-properties officeooo:rsid="075fc138" style:font-weight-asian="bold" style:font-weight-complex="bold"/>
    </style:style>
    <style:style style:name="T847" style:family="text">
      <style:text-properties officeooo:rsid="014cf5a9" style:font-weight-asian="bold" style:font-weight-complex="bold"/>
    </style:style>
    <style:style style:name="T848" style:family="text">
      <style:text-properties officeooo:rsid="02b3acad" style:font-weight-asian="bold" style:font-weight-complex="bold"/>
    </style:style>
    <style:style style:name="T849" style:family="text">
      <style:text-properties officeooo:rsid="02c27374" style:font-weight-asian="bold" style:font-weight-complex="bold"/>
    </style:style>
    <style:style style:name="T850" style:family="text">
      <style:text-properties officeooo:rsid="02d7f4b0" style:font-weight-asian="bold" style:font-weight-complex="bold"/>
    </style:style>
    <style:style style:name="T851" style:family="text">
      <style:text-properties officeooo:rsid="02e6e887" style:font-weight-asian="bold" style:font-weight-complex="bold"/>
    </style:style>
    <style:style style:name="T852" style:family="text">
      <style:text-properties officeooo:rsid="0118a6a6" style:font-weight-asian="bold" style:font-weight-complex="bold"/>
    </style:style>
    <style:style style:name="T853" style:family="text">
      <style:text-properties officeooo:rsid="0118e77e" style:font-weight-asian="bold" style:font-weight-complex="bold"/>
    </style:style>
    <style:style style:name="T854" style:family="text">
      <style:text-properties officeooo:rsid="01d4361f" style:font-weight-asian="bold" style:font-weight-complex="bold"/>
    </style:style>
    <style:style style:name="T855" style:family="text">
      <style:text-properties officeooo:rsid="0120ea38" style:font-weight-asian="bold" style:font-weight-complex="bold"/>
    </style:style>
    <style:style style:name="T856" style:family="text">
      <style:text-properties officeooo:rsid="01311a80" style:font-weight-asian="bold" style:font-weight-complex="bold"/>
    </style:style>
    <style:style style:name="T857" style:family="text">
      <style:text-properties officeooo:rsid="01318492" style:font-weight-asian="bold" style:font-weight-complex="bold"/>
    </style:style>
    <style:style style:name="T858" style:family="text">
      <style:text-properties officeooo:rsid="01384f38" style:font-weight-asian="bold" style:font-weight-complex="bold"/>
    </style:style>
    <style:style style:name="T859" style:family="text">
      <style:text-properties officeooo:rsid="0133721b" style:font-weight-asian="bold" style:font-weight-complex="bold"/>
    </style:style>
    <style:style style:name="T860" style:family="text">
      <style:text-properties officeooo:rsid="013de234" style:font-weight-asian="bold" style:font-weight-complex="bold"/>
    </style:style>
    <style:style style:name="T861" style:family="text">
      <style:text-properties officeooo:rsid="01438800" style:font-weight-asian="bold" style:font-weight-complex="bold"/>
    </style:style>
    <style:style style:name="T862" style:family="text">
      <style:text-properties officeooo:rsid="014feb0b" style:font-weight-asian="bold" style:font-weight-complex="bold"/>
    </style:style>
    <style:style style:name="T863" style:family="text">
      <style:text-properties officeooo:rsid="0173fa91" style:font-weight-asian="bold" style:font-weight-complex="bold"/>
    </style:style>
    <style:style style:name="T864" style:family="text">
      <style:text-properties officeooo:rsid="017a0847" style:font-weight-asian="bold" style:font-weight-complex="bold"/>
    </style:style>
    <style:style style:name="T865" style:family="text">
      <style:text-properties officeooo:rsid="017aa7f2" style:font-weight-asian="bold" style:font-weight-complex="bold"/>
    </style:style>
    <style:style style:name="T866" style:family="text">
      <style:text-properties officeooo:rsid="019ce3cc" style:font-weight-asian="bold" style:font-weight-complex="bold"/>
    </style:style>
    <style:style style:name="T867" style:family="text">
      <style:text-properties officeooo:rsid="019e2b1f" style:font-weight-asian="bold" style:font-weight-complex="bold"/>
    </style:style>
    <style:style style:name="T868" style:family="text">
      <style:text-properties officeooo:rsid="01bf3ed5" style:font-weight-asian="bold" style:font-weight-complex="bold"/>
    </style:style>
    <style:style style:name="T869" style:family="text">
      <style:text-properties officeooo:rsid="02227558" style:font-weight-asian="bold" style:font-weight-complex="bold"/>
    </style:style>
    <style:style style:name="T870" style:family="text">
      <style:text-properties officeooo:rsid="0830bbed" style:font-weight-asian="bold" style:font-weight-complex="bold"/>
    </style:style>
    <style:style style:name="T871" style:family="text">
      <style:text-properties officeooo:rsid="09582543" style:font-weight-asian="bold" style:font-weight-complex="bold"/>
    </style:style>
    <style:style style:name="T872" style:family="text">
      <style:text-properties officeooo:rsid="09582648" style:font-weight-asian="bold" style:font-weight-complex="bold"/>
    </style:style>
    <style:style style:name="T873" style:family="text">
      <style:text-properties officeooo:rsid="09602b06" style:font-weight-asian="bold" style:font-weight-complex="bold"/>
    </style:style>
    <style:style style:name="T874" style:family="text">
      <style:text-properties officeooo:rsid="096699c3" style:font-weight-asian="bold" style:font-weight-complex="bold"/>
    </style:style>
    <style:style style:name="T875" style:family="text">
      <style:text-properties officeooo:rsid="0975b3ad" style:font-weight-asian="bold" style:font-weight-complex="bold"/>
    </style:style>
    <style:style style:name="T876" style:family="text">
      <style:text-properties officeooo:rsid="0976943b" style:font-weight-asian="bold" style:font-weight-complex="bold"/>
    </style:style>
    <style:style style:name="T877" style:family="text">
      <style:text-properties officeooo:rsid="098139f5" style:font-weight-asian="bold" style:font-weight-complex="bold"/>
    </style:style>
    <style:style style:name="T878" style:family="text">
      <style:text-properties officeooo:rsid="0c581156" style:font-weight-asian="bold" style:font-weight-complex="bold"/>
    </style:style>
    <style:style style:name="T879" style:family="text">
      <style:text-properties officeooo:rsid="04c9d0e6" style:font-weight-asian="bold" style:font-weight-complex="bold"/>
    </style:style>
    <style:style style:name="T880" style:family="text">
      <style:text-properties officeooo:rsid="00ea2ee5" style:font-size-asian="12pt" style:font-weight-asian="bold" style:font-size-complex="12pt" style:font-weight-complex="bold"/>
    </style:style>
    <style:style style:name="T881" style:family="text">
      <style:text-properties officeooo:rsid="0f4532e3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97865"/>
    </style:style>
    <style:style style:name="T1087" style:family="text">
      <style:text-properties officeooo:rsid="093a1e20"/>
    </style:style>
    <style:style style:name="T1088" style:family="text">
      <style:text-properties officeooo:rsid="093b5601"/>
    </style:style>
    <style:style style:name="T1089" style:family="text">
      <style:text-properties officeooo:rsid="09413357"/>
    </style:style>
    <style:style style:name="T1090" style:family="text">
      <style:text-properties officeooo:rsid="09421b2d"/>
    </style:style>
    <style:style style:name="T1091" style:family="text">
      <style:text-properties officeooo:rsid="094366ac"/>
    </style:style>
    <style:style style:name="T1092" style:family="text">
      <style:text-properties officeooo:rsid="0944aa60"/>
    </style:style>
    <style:style style:name="T1093" style:family="text">
      <style:text-properties officeooo:rsid="0946c1e2"/>
    </style:style>
    <style:style style:name="T1094" style:family="text">
      <style:text-properties officeooo:rsid="09480e95"/>
    </style:style>
    <style:style style:name="T1095" style:family="text">
      <style:text-properties officeooo:rsid="094c25fe"/>
    </style:style>
    <style:style style:name="T1096" style:family="text">
      <style:text-properties officeooo:rsid="094d60b9"/>
    </style:style>
    <style:style style:name="T1097" style:family="text">
      <style:text-properties officeooo:rsid="094e524e"/>
    </style:style>
    <style:style style:name="T1098" style:family="text">
      <style:text-properties officeooo:rsid="094ff7f2"/>
    </style:style>
    <style:style style:name="T1099" style:family="text">
      <style:text-properties officeooo:rsid="0951813b"/>
    </style:style>
    <style:style style:name="T1100" style:family="text">
      <style:text-properties officeooo:rsid="095251d5"/>
    </style:style>
    <style:style style:name="T1101" style:family="text">
      <style:text-properties officeooo:rsid="0953fc00"/>
    </style:style>
    <style:style style:name="T1102" style:family="text">
      <style:text-properties officeooo:rsid="09543191"/>
    </style:style>
    <style:style style:name="T1103" style:family="text">
      <style:text-properties officeooo:rsid="095713c9"/>
    </style:style>
    <style:style style:name="T1104" style:family="text">
      <style:text-properties officeooo:rsid="09582543"/>
    </style:style>
    <style:style style:name="T1105" style:family="text">
      <style:text-properties officeooo:rsid="09582648"/>
    </style:style>
    <style:style style:name="T1106" style:family="text">
      <style:text-properties officeooo:rsid="0958c81d"/>
    </style:style>
    <style:style style:name="T1107" style:family="text">
      <style:text-properties officeooo:rsid="095a2a0f"/>
    </style:style>
    <style:style style:name="T1108" style:family="text">
      <style:text-properties officeooo:rsid="095be431"/>
    </style:style>
    <style:style style:name="T1109" style:family="text">
      <style:text-properties officeooo:rsid="095c637a"/>
    </style:style>
    <style:style style:name="T1110" style:family="text">
      <style:text-properties officeooo:rsid="095d516c"/>
    </style:style>
    <style:style style:name="T1111" style:family="text">
      <style:text-properties officeooo:rsid="095ea716"/>
    </style:style>
    <style:style style:name="T1112" style:family="text">
      <style:text-properties officeooo:rsid="09614e6f"/>
    </style:style>
    <style:style style:name="T1113" style:family="text">
      <style:text-properties officeooo:rsid="0961d72c"/>
    </style:style>
    <style:style style:name="T1114" style:family="text">
      <style:text-properties officeooo:rsid="096336d0"/>
    </style:style>
    <style:style style:name="T1115" style:family="text">
      <style:text-properties officeooo:rsid="0964f856"/>
    </style:style>
    <style:style style:name="T1116" style:family="text">
      <style:text-properties officeooo:rsid="096699c3"/>
    </style:style>
    <style:style style:name="T1117" style:family="text">
      <style:text-properties officeooo:rsid="09676dd0"/>
    </style:style>
    <style:style style:name="T1118" style:family="text">
      <style:text-properties officeooo:rsid="09678be4"/>
    </style:style>
    <style:style style:name="T1119" style:family="text">
      <style:text-properties officeooo:rsid="096892a8"/>
    </style:style>
    <style:style style:name="T1120" style:family="text">
      <style:text-properties officeooo:rsid="0969828e"/>
    </style:style>
    <style:style style:name="T1121" style:family="text">
      <style:text-properties officeooo:rsid="096a22d5"/>
    </style:style>
    <style:style style:name="T1122" style:family="text">
      <style:text-properties officeooo:rsid="096bc028"/>
    </style:style>
    <style:style style:name="T1123" style:family="text">
      <style:text-properties officeooo:rsid="096cf465"/>
    </style:style>
    <style:style style:name="T1124" style:family="text">
      <style:text-properties officeooo:rsid="096ff565"/>
    </style:style>
    <style:style style:name="T1125" style:family="text">
      <style:text-properties officeooo:rsid="0970fb78"/>
    </style:style>
    <style:style style:name="T1126" style:family="text">
      <style:text-properties officeooo:rsid="0973d278"/>
    </style:style>
    <style:style style:name="T1127" style:family="text">
      <style:text-properties officeooo:rsid="0974691b"/>
    </style:style>
    <style:style style:name="T1128" style:family="text">
      <style:text-properties officeooo:rsid="0601ba37"/>
    </style:style>
    <style:style style:name="T1129" style:family="text">
      <style:text-properties officeooo:rsid="0975b3ad"/>
    </style:style>
    <style:style style:name="T1130" style:family="text">
      <style:text-properties officeooo:rsid="0976943b"/>
    </style:style>
    <style:style style:name="T1131" style:family="text">
      <style:text-properties officeooo:rsid="09785fc2"/>
    </style:style>
    <style:style style:name="T1132" style:family="text">
      <style:text-properties officeooo:rsid="097a17ce"/>
    </style:style>
    <style:style style:name="T1133" style:family="text">
      <style:text-properties officeooo:rsid="097b0759"/>
    </style:style>
    <style:style style:name="T1134" style:family="text">
      <style:text-properties officeooo:rsid="097cd71a"/>
    </style:style>
    <style:style style:name="T1135" style:family="text">
      <style:text-properties officeooo:rsid="097eaf65"/>
    </style:style>
    <style:style style:name="T1136" style:family="text">
      <style:text-properties officeooo:rsid="09808c0e"/>
    </style:style>
    <style:style style:name="T1137" style:family="text">
      <style:text-properties officeooo:rsid="098139f5"/>
    </style:style>
    <style:style style:name="T1138" style:family="text">
      <style:text-properties officeooo:rsid="09815b7e"/>
    </style:style>
    <style:style style:name="T1139" style:family="text">
      <style:text-properties officeooo:rsid="0983446e"/>
    </style:style>
    <style:style style:name="T1140" style:family="text">
      <style:text-properties officeooo:rsid="09842e84"/>
    </style:style>
    <style:style style:name="T1141" style:family="text">
      <style:text-properties officeooo:rsid="09866926"/>
    </style:style>
    <style:style style:name="T1142" style:family="text">
      <style:text-properties officeooo:rsid="09868822"/>
    </style:style>
    <style:style style:name="T1143" style:family="text">
      <style:text-properties officeooo:rsid="0986b4e6"/>
    </style:style>
    <style:style style:name="T1144" style:family="text">
      <style:text-properties officeooo:rsid="0989914e"/>
    </style:style>
    <style:style style:name="T1145" style:family="text">
      <style:text-properties officeooo:rsid="098aa1cc"/>
    </style:style>
    <style:style style:name="T1146" style:family="text">
      <style:text-properties officeooo:rsid="098b4e46"/>
    </style:style>
    <style:style style:name="T1147" style:family="text">
      <style:text-properties officeooo:rsid="098b6823"/>
    </style:style>
    <style:style style:name="T1148" style:family="text">
      <style:text-properties officeooo:rsid="098f80c5"/>
    </style:style>
    <style:style style:name="T1149" style:family="text">
      <style:text-properties officeooo:rsid="0991581f"/>
    </style:style>
    <style:style style:name="T1150" style:family="text">
      <style:text-properties officeooo:rsid="0991eb9b"/>
    </style:style>
    <style:style style:name="T1151" style:family="text">
      <style:text-properties officeooo:rsid="0993c5f7"/>
    </style:style>
    <style:style style:name="T1152" style:family="text">
      <style:text-properties officeooo:rsid="0994b598"/>
    </style:style>
    <style:style style:name="T1153" style:family="text">
      <style:text-properties officeooo:rsid="09957784"/>
    </style:style>
    <style:style style:name="T1154" style:family="text">
      <style:text-properties officeooo:rsid="09972dd3"/>
    </style:style>
    <style:style style:name="T1155" style:family="text">
      <style:text-properties officeooo:rsid="0997c0c9"/>
    </style:style>
    <style:style style:name="T1156" style:family="text">
      <style:text-properties officeooo:rsid="09985e30"/>
    </style:style>
    <style:style style:name="T1157" style:family="text">
      <style:text-properties officeooo:rsid="099a752b"/>
    </style:style>
    <style:style style:name="T1158" style:family="text">
      <style:text-properties officeooo:rsid="099c4819"/>
    </style:style>
    <style:style style:name="T1159" style:family="text">
      <style:text-properties officeooo:rsid="099e71bc"/>
    </style:style>
    <style:style style:name="T1160" style:family="text">
      <style:text-properties officeooo:rsid="09a33716"/>
    </style:style>
    <style:style style:name="T1161" style:family="text">
      <style:text-properties officeooo:rsid="09a4c3c1"/>
    </style:style>
    <style:style style:name="T1162" style:family="text">
      <style:text-properties officeooo:rsid="09a57fda"/>
    </style:style>
    <style:style style:name="T1163" style:family="text">
      <style:text-properties officeooo:rsid="09a69252"/>
    </style:style>
    <style:style style:name="T1164" style:family="text">
      <style:text-properties officeooo:rsid="09a88a41"/>
    </style:style>
    <style:style style:name="T1165" style:family="text">
      <style:text-properties officeooo:rsid="09a97713"/>
    </style:style>
    <style:style style:name="T1166" style:family="text">
      <style:text-properties officeooo:rsid="09aa0988"/>
    </style:style>
    <style:style style:name="T1167" style:family="text">
      <style:text-properties officeooo:rsid="09ab1766"/>
    </style:style>
    <style:style style:name="T1168" style:family="text">
      <style:text-properties officeooo:rsid="09af3c4c"/>
    </style:style>
    <style:style style:name="T1169" style:family="text">
      <style:text-properties officeooo:rsid="09afcc9e"/>
    </style:style>
    <style:style style:name="T1170" style:family="text">
      <style:text-properties officeooo:rsid="09b125a4"/>
    </style:style>
    <style:style style:name="T1171" style:family="text">
      <style:text-properties officeooo:rsid="09b31cb4"/>
    </style:style>
    <style:style style:name="T1172" style:family="text">
      <style:text-properties officeooo:rsid="09b36abe"/>
    </style:style>
    <style:style style:name="T1173" style:family="text">
      <style:text-properties officeooo:rsid="09b3a5fb"/>
    </style:style>
    <style:style style:name="T1174" style:family="text">
      <style:text-properties officeooo:rsid="09b3af73"/>
    </style:style>
    <style:style style:name="T1175" style:family="text">
      <style:text-properties officeooo:rsid="09b5b518"/>
    </style:style>
    <style:style style:name="T1176" style:family="text">
      <style:text-properties officeooo:rsid="09b82faa"/>
    </style:style>
    <style:style style:name="T1177" style:family="text">
      <style:text-properties officeooo:rsid="09b8eba8"/>
    </style:style>
    <style:style style:name="T1178" style:family="text">
      <style:text-properties officeooo:rsid="09b9d6ae"/>
    </style:style>
    <style:style style:name="T1179" style:family="text">
      <style:text-properties officeooo:rsid="09bf8baf"/>
    </style:style>
    <style:style style:name="T1180" style:family="text">
      <style:text-properties officeooo:rsid="09c1e41c"/>
    </style:style>
    <style:style style:name="T1181" style:family="text">
      <style:text-properties officeooo:rsid="09c3029b"/>
    </style:style>
    <style:style style:name="T1182" style:family="text">
      <style:text-properties officeooo:rsid="09c56054"/>
    </style:style>
    <style:style style:name="T1183" style:family="text">
      <style:text-properties officeooo:rsid="09c848a1"/>
    </style:style>
    <style:style style:name="T1184" style:family="text">
      <style:text-properties officeooo:rsid="09ca775b"/>
    </style:style>
    <style:style style:name="T1185" style:family="text">
      <style:text-properties officeooo:rsid="09cad273"/>
    </style:style>
    <style:style style:name="T1186" style:family="text">
      <style:text-properties officeooo:rsid="09ce5a09"/>
    </style:style>
    <style:style style:name="T1187" style:family="text">
      <style:text-properties officeooo:rsid="09dbc59f"/>
    </style:style>
    <style:style style:name="T1188" style:family="text">
      <style:text-properties officeooo:rsid="09df1666"/>
    </style:style>
    <style:style style:name="T1189" style:family="text">
      <style:text-properties officeooo:rsid="09e0ece4"/>
    </style:style>
    <style:style style:name="T1190" style:family="text">
      <style:text-properties officeooo:rsid="09e7f3e6"/>
    </style:style>
    <style:style style:name="T1191" style:family="text">
      <style:text-properties officeooo:rsid="09e99054"/>
    </style:style>
    <style:style style:name="T1192" style:family="text">
      <style:text-properties officeooo:rsid="09ec2841"/>
    </style:style>
    <style:style style:name="T1193" style:family="text">
      <style:text-properties officeooo:rsid="09ee34d9"/>
    </style:style>
    <style:style style:name="T1194" style:family="text">
      <style:text-properties officeooo:rsid="09f1055c"/>
    </style:style>
    <style:style style:name="T1195" style:family="text">
      <style:text-properties officeooo:rsid="09f35dcd"/>
    </style:style>
    <style:style style:name="T1196" style:family="text">
      <style:text-properties officeooo:rsid="09f4df9a"/>
    </style:style>
    <style:style style:name="T1197" style:family="text">
      <style:text-properties officeooo:rsid="09f5b3fd"/>
    </style:style>
    <style:style style:name="T1198" style:family="text">
      <style:text-properties officeooo:rsid="09f9d863"/>
    </style:style>
    <style:style style:name="T1199" style:family="text">
      <style:text-properties officeooo:rsid="09fbfb03"/>
    </style:style>
    <style:style style:name="T1200" style:family="text">
      <style:text-properties officeooo:rsid="09fdb11f"/>
    </style:style>
    <style:style style:name="T1201" style:family="text">
      <style:text-properties officeooo:rsid="0a01c9ef"/>
    </style:style>
    <style:style style:name="T1202" style:family="text">
      <style:text-properties officeooo:rsid="0a02c548"/>
    </style:style>
    <style:style style:name="T1203" style:family="text">
      <style:text-properties officeooo:rsid="0a043402"/>
    </style:style>
    <style:style style:name="T1204" style:family="text">
      <style:text-properties officeooo:rsid="0a072126"/>
    </style:style>
    <style:style style:name="T1205" style:family="text">
      <style:text-properties officeooo:rsid="0a0806b7"/>
    </style:style>
    <style:style style:name="T1206" style:family="text">
      <style:text-properties officeooo:rsid="0a08be7e"/>
    </style:style>
    <style:style style:name="T1207" style:family="text">
      <style:text-properties officeooo:rsid="0a0b13bf"/>
    </style:style>
    <style:style style:name="T1208" style:family="text">
      <style:text-properties officeooo:rsid="0a0b544d"/>
    </style:style>
    <style:style style:name="T1209" style:family="text">
      <style:text-properties officeooo:rsid="0a0b677e"/>
    </style:style>
    <style:style style:name="T1210" style:family="text">
      <style:text-properties officeooo:rsid="0a0c6cb6"/>
    </style:style>
    <style:style style:name="T1211" style:family="text">
      <style:text-properties officeooo:rsid="0a0eac36"/>
    </style:style>
    <style:style style:name="T1212" style:family="text">
      <style:text-properties officeooo:rsid="0a0ef3b4"/>
    </style:style>
    <style:style style:name="T1213" style:family="text">
      <style:text-properties officeooo:rsid="0a10d4fd"/>
    </style:style>
    <style:style style:name="T1214" style:family="text">
      <style:text-properties officeooo:rsid="0a131e7a"/>
    </style:style>
    <style:style style:name="T1215" style:family="text">
      <style:text-properties officeooo:rsid="0a163a49"/>
    </style:style>
    <style:style style:name="T1216" style:family="text">
      <style:text-properties officeooo:rsid="0a174319"/>
    </style:style>
    <style:style style:name="T1217" style:family="text">
      <style:text-properties officeooo:rsid="0a1ad57b"/>
    </style:style>
    <style:style style:name="T1218" style:family="text">
      <style:text-properties officeooo:rsid="0a1cc671"/>
    </style:style>
    <style:style style:name="T1219" style:family="text">
      <style:text-properties officeooo:rsid="0a1ee5b1"/>
    </style:style>
    <style:style style:name="T1220" style:family="text">
      <style:text-properties officeooo:rsid="0a232b3a"/>
    </style:style>
    <style:style style:name="T1221" style:family="text">
      <style:text-properties officeooo:rsid="0a2371e4"/>
    </style:style>
    <style:style style:name="T1222" style:family="text">
      <style:text-properties officeooo:rsid="0a25260f"/>
    </style:style>
    <style:style style:name="T1223" style:family="text">
      <style:text-properties officeooo:rsid="0a26a613"/>
    </style:style>
    <style:style style:name="T1224" style:family="text">
      <style:text-properties officeooo:rsid="0a280a5e"/>
    </style:style>
    <style:style style:name="T1225" style:family="text">
      <style:text-properties officeooo:rsid="0a29da8f"/>
    </style:style>
    <style:style style:name="T1226" style:family="text">
      <style:text-properties officeooo:rsid="0a2cde03"/>
    </style:style>
    <style:style style:name="T1227" style:family="text">
      <style:text-properties officeooo:rsid="0a2e90c1"/>
    </style:style>
    <style:style style:name="T1228" style:family="text">
      <style:text-properties officeooo:rsid="0a2f346f"/>
    </style:style>
    <style:style style:name="T1229" style:family="text">
      <style:text-properties officeooo:rsid="0a2f752a"/>
    </style:style>
    <style:style style:name="T1230" style:family="text">
      <style:text-properties officeooo:rsid="0a305a0c"/>
    </style:style>
    <style:style style:name="T1231" style:family="text">
      <style:text-properties officeooo:rsid="0a351e3d"/>
    </style:style>
    <style:style style:name="T1232" style:family="text">
      <style:text-properties officeooo:rsid="0a3824a7"/>
    </style:style>
    <style:style style:name="T1233" style:family="text">
      <style:text-properties officeooo:rsid="0a382f2f"/>
    </style:style>
    <style:style style:name="T1234" style:family="text">
      <style:text-properties officeooo:rsid="0a394ea2"/>
    </style:style>
    <style:style style:name="T1235" style:family="text">
      <style:text-properties officeooo:rsid="0a3c5021"/>
    </style:style>
    <style:style style:name="T1236" style:family="text">
      <style:text-properties officeooo:rsid="0a404705"/>
    </style:style>
    <style:style style:name="T1237" style:family="text">
      <style:text-properties officeooo:rsid="0a40ff29"/>
    </style:style>
    <style:style style:name="T1238" style:family="text">
      <style:text-properties officeooo:rsid="0a415af1"/>
    </style:style>
    <style:style style:name="T1239" style:family="text">
      <style:text-properties officeooo:rsid="0a428c0d"/>
    </style:style>
    <style:style style:name="T1240" style:family="text">
      <style:text-properties officeooo:rsid="0a429bd3"/>
    </style:style>
    <style:style style:name="T1241" style:family="text">
      <style:text-properties officeooo:rsid="0a432be5"/>
    </style:style>
    <style:style style:name="T1242" style:family="text">
      <style:text-properties officeooo:rsid="0a46bcb2"/>
    </style:style>
    <style:style style:name="T1243" style:family="text">
      <style:text-properties officeooo:rsid="0a471fdd"/>
    </style:style>
    <style:style style:name="T1244" style:family="text">
      <style:text-properties officeooo:rsid="0a495185"/>
    </style:style>
    <style:style style:name="T1245" style:family="text">
      <style:text-properties officeooo:rsid="0a4da1a0"/>
    </style:style>
    <style:style style:name="T1246" style:family="text">
      <style:text-properties officeooo:rsid="0a50630e"/>
    </style:style>
    <style:style style:name="T1247" style:family="text">
      <style:text-properties officeooo:rsid="0a52ad94"/>
    </style:style>
    <style:style style:name="T1248" style:family="text">
      <style:text-properties officeooo:rsid="0a531ae8"/>
    </style:style>
    <style:style style:name="T1249" style:family="text">
      <style:text-properties officeooo:rsid="0a532271"/>
    </style:style>
    <style:style style:name="T1250" style:family="text">
      <style:text-properties officeooo:rsid="0a53bea1"/>
    </style:style>
    <style:style style:name="T1251" style:family="text">
      <style:text-properties officeooo:rsid="0a558c01"/>
    </style:style>
    <style:style style:name="T1252" style:family="text">
      <style:text-properties officeooo:rsid="0a576a46"/>
    </style:style>
    <style:style style:name="T1253" style:family="text">
      <style:text-properties officeooo:rsid="0a579921"/>
    </style:style>
    <style:style style:name="T1254" style:family="text">
      <style:text-properties officeooo:rsid="0a59b90b"/>
    </style:style>
    <style:style style:name="T1255" style:family="text">
      <style:text-properties officeooo:rsid="0a5ed008"/>
    </style:style>
    <style:style style:name="T1256" style:family="text">
      <style:text-properties officeooo:rsid="0a618943"/>
    </style:style>
    <style:style style:name="T1257" style:family="text">
      <style:text-properties officeooo:rsid="0a650f60"/>
    </style:style>
    <style:style style:name="T1258" style:family="text">
      <style:text-properties officeooo:rsid="0a655b2e"/>
    </style:style>
    <style:style style:name="T1259" style:family="text">
      <style:text-properties officeooo:rsid="0a6748b9"/>
    </style:style>
    <style:style style:name="T1260" style:family="text">
      <style:text-properties officeooo:rsid="0a6c03c2"/>
    </style:style>
    <style:style style:name="T1261" style:family="text">
      <style:text-properties officeooo:rsid="0a6f831f"/>
    </style:style>
    <style:style style:name="T1262" style:family="text">
      <style:text-properties officeooo:rsid="0a71954f"/>
    </style:style>
    <style:style style:name="T1263" style:family="text">
      <style:text-properties officeooo:rsid="0a746705"/>
    </style:style>
    <style:style style:name="T1264" style:family="text">
      <style:text-properties officeooo:rsid="0a77b286"/>
    </style:style>
    <style:style style:name="T1265" style:family="text">
      <style:text-properties officeooo:rsid="0a78fa91"/>
    </style:style>
    <style:style style:name="T1266" style:family="text">
      <style:text-properties officeooo:rsid="0a7a5fad"/>
    </style:style>
    <style:style style:name="T1267" style:family="text">
      <style:text-properties officeooo:rsid="0a7bd871"/>
    </style:style>
    <style:style style:name="T1268" style:family="text">
      <style:text-properties officeooo:rsid="0a7ec7ad"/>
    </style:style>
    <style:style style:name="T1269" style:family="text">
      <style:text-properties officeooo:rsid="0a859b56"/>
    </style:style>
    <style:style style:name="T1270" style:family="text">
      <style:text-properties officeooo:rsid="0a864e5e"/>
    </style:style>
    <style:style style:name="T1271" style:family="text">
      <style:text-properties officeooo:rsid="0a886aaf"/>
    </style:style>
    <style:style style:name="T1272" style:family="text">
      <style:text-properties officeooo:rsid="0a8c203b"/>
    </style:style>
    <style:style style:name="T1273" style:family="text">
      <style:text-properties officeooo:rsid="0a8e9a55"/>
    </style:style>
    <style:style style:name="T1274" style:family="text">
      <style:text-properties officeooo:rsid="0a8f61a6"/>
    </style:style>
    <style:style style:name="T1275" style:family="text">
      <style:text-properties officeooo:rsid="0a93e76f"/>
    </style:style>
    <style:style style:name="T1276" style:family="text">
      <style:text-properties officeooo:rsid="0a98594d"/>
    </style:style>
    <style:style style:name="T1277" style:family="text">
      <style:text-properties officeooo:rsid="0a997589"/>
    </style:style>
    <style:style style:name="T1278" style:family="text">
      <style:text-properties officeooo:rsid="0a9b64d7"/>
    </style:style>
    <style:style style:name="T1279" style:family="text">
      <style:text-properties officeooo:rsid="0a9be2cd"/>
    </style:style>
    <style:style style:name="T1280" style:family="text">
      <style:text-properties officeooo:rsid="0aa0afd0"/>
    </style:style>
    <style:style style:name="T1281" style:family="text">
      <style:text-properties officeooo:rsid="0aa1eafb"/>
    </style:style>
    <style:style style:name="T1282" style:family="text">
      <style:text-properties officeooo:rsid="0aa4b11b"/>
    </style:style>
    <style:style style:name="T1283" style:family="text">
      <style:text-properties officeooo:rsid="0aa7a8a2"/>
    </style:style>
    <style:style style:name="T1284" style:family="text">
      <style:text-properties officeooo:rsid="0aa8c667"/>
    </style:style>
    <style:style style:name="T1285" style:family="text">
      <style:text-properties officeooo:rsid="0aa985ca"/>
    </style:style>
    <style:style style:name="T1286" style:family="text">
      <style:text-properties officeooo:rsid="0aab29f2"/>
    </style:style>
    <style:style style:name="T1287" style:family="text">
      <style:text-properties officeooo:rsid="0abb36b1"/>
    </style:style>
    <style:style style:name="T1288" style:family="text">
      <style:text-properties officeooo:rsid="0abd9db5"/>
    </style:style>
    <style:style style:name="T1289" style:family="text">
      <style:text-properties officeooo:rsid="0ac43531"/>
    </style:style>
    <style:style style:name="T1290" style:family="text">
      <style:text-properties officeooo:rsid="0ac93a89"/>
    </style:style>
    <style:style style:name="T1291" style:family="text">
      <style:text-properties officeooo:rsid="0acac340"/>
    </style:style>
    <style:style style:name="T1292" style:family="text">
      <style:text-properties officeooo:rsid="0acb7008"/>
    </style:style>
    <style:style style:name="T1293" style:family="text">
      <style:text-properties officeooo:rsid="0acc00f1"/>
    </style:style>
    <style:style style:name="T1294" style:family="text">
      <style:text-properties officeooo:rsid="0ad205ef"/>
    </style:style>
    <style:style style:name="T1295" style:family="text">
      <style:text-properties officeooo:rsid="0adad406"/>
    </style:style>
    <style:style style:name="T1296" style:family="text">
      <style:text-properties officeooo:rsid="0ae082dd"/>
    </style:style>
    <style:style style:name="T1297" style:family="text">
      <style:text-properties officeooo:rsid="0ae26b17"/>
    </style:style>
    <style:style style:name="T1298" style:family="text">
      <style:text-properties officeooo:rsid="0ae5d7b7"/>
    </style:style>
    <style:style style:name="T1299" style:family="text">
      <style:text-properties officeooo:rsid="0ae60fd4"/>
    </style:style>
    <style:style style:name="T1300" style:family="text">
      <style:text-properties officeooo:rsid="0ae68c4c"/>
    </style:style>
    <style:style style:name="T1301" style:family="text">
      <style:text-properties officeooo:rsid="0ae9a132"/>
    </style:style>
    <style:style style:name="T1302" style:family="text">
      <style:text-properties officeooo:rsid="0aeaa293"/>
    </style:style>
    <style:style style:name="T1303" style:family="text">
      <style:text-properties officeooo:rsid="0aeda264"/>
    </style:style>
    <style:style style:name="T1304" style:family="text">
      <style:text-properties officeooo:rsid="0aef6fc6"/>
    </style:style>
    <style:style style:name="T1305" style:family="text">
      <style:text-properties officeooo:rsid="0af1c360"/>
    </style:style>
    <style:style style:name="T1306" style:family="text">
      <style:text-properties officeooo:rsid="0af74849"/>
    </style:style>
    <style:style style:name="T1307" style:family="text">
      <style:text-properties officeooo:rsid="0af95f48"/>
    </style:style>
    <style:style style:name="T1308" style:family="text">
      <style:text-properties officeooo:rsid="0afacff8"/>
    </style:style>
    <style:style style:name="T1309" style:family="text">
      <style:text-properties officeooo:rsid="0afb821b"/>
    </style:style>
    <style:style style:name="T1310" style:family="text">
      <style:text-properties officeooo:rsid="0afd4b65"/>
    </style:style>
    <style:style style:name="T1311" style:family="text">
      <style:text-properties officeooo:rsid="0afeffe2"/>
    </style:style>
    <style:style style:name="T1312" style:family="text">
      <style:text-properties officeooo:rsid="0b02aebe"/>
    </style:style>
    <style:style style:name="T1313" style:family="text">
      <style:text-properties officeooo:rsid="0b0d1459"/>
    </style:style>
    <style:style style:name="T1314" style:family="text">
      <style:text-properties officeooo:rsid="0b133856"/>
    </style:style>
    <style:style style:name="T1315" style:family="text">
      <style:text-properties officeooo:rsid="0b1631d7"/>
    </style:style>
    <style:style style:name="T1316" style:family="text">
      <style:text-properties officeooo:rsid="0b196672"/>
    </style:style>
    <style:style style:name="T1317" style:family="text">
      <style:text-properties officeooo:rsid="0b1db7c5"/>
    </style:style>
    <style:style style:name="T1318" style:family="text">
      <style:text-properties officeooo:rsid="0b26ed00"/>
    </style:style>
    <style:style style:name="T1319" style:family="text">
      <style:text-properties officeooo:rsid="0b27bd2d"/>
    </style:style>
    <style:style style:name="T1320" style:family="text">
      <style:text-properties officeooo:rsid="0b29b325"/>
    </style:style>
    <style:style style:name="T1321" style:family="text">
      <style:text-properties officeooo:rsid="0b2b417a"/>
    </style:style>
    <style:style style:name="T1322" style:family="text">
      <style:text-properties officeooo:rsid="0b31c485"/>
    </style:style>
    <style:style style:name="T1323" style:family="text">
      <style:text-properties officeooo:rsid="0b34492b"/>
    </style:style>
    <style:style style:name="T1324" style:family="text">
      <style:text-properties officeooo:rsid="0b35add3"/>
    </style:style>
    <style:style style:name="T1325" style:family="text">
      <style:text-properties officeooo:rsid="0b38a260"/>
    </style:style>
    <style:style style:name="T1326" style:family="text">
      <style:text-properties officeooo:rsid="0b3b6041"/>
    </style:style>
    <style:style style:name="T1327" style:family="text">
      <style:text-properties officeooo:rsid="0b3c79b9"/>
    </style:style>
    <style:style style:name="T1328" style:family="text">
      <style:text-properties officeooo:rsid="0b42cf48"/>
    </style:style>
    <style:style style:name="T1329" style:family="text">
      <style:text-properties officeooo:rsid="0b44d283"/>
    </style:style>
    <style:style style:name="T1330" style:family="text">
      <style:text-properties officeooo:rsid="0b4ba94d"/>
    </style:style>
    <style:style style:name="T1331" style:family="text">
      <style:text-properties officeooo:rsid="0b4bc6e8"/>
    </style:style>
    <style:style style:name="T1332" style:family="text">
      <style:text-properties officeooo:rsid="0b4fa1d8"/>
    </style:style>
    <style:style style:name="T1333" style:family="text">
      <style:text-properties officeooo:rsid="0b50920e"/>
    </style:style>
    <style:style style:name="T1334" style:family="text">
      <style:text-properties officeooo:rsid="0b5213bb"/>
    </style:style>
    <style:style style:name="T1335" style:family="text">
      <style:text-properties officeooo:rsid="0b53d54e"/>
    </style:style>
    <style:style style:name="T1336" style:family="text">
      <style:text-properties officeooo:rsid="0b54b8c4"/>
    </style:style>
    <style:style style:name="T1337" style:family="text">
      <style:text-properties officeooo:rsid="0b550d32"/>
    </style:style>
    <style:style style:name="T1338" style:family="text">
      <style:text-properties officeooo:rsid="0b5852c9"/>
    </style:style>
    <style:style style:name="T1339" style:family="text">
      <style:text-properties officeooo:rsid="0b590892"/>
    </style:style>
    <style:style style:name="T1340" style:family="text">
      <style:text-properties officeooo:rsid="0b59831a"/>
    </style:style>
    <style:style style:name="T1341" style:family="text">
      <style:text-properties officeooo:rsid="0b5ae18d"/>
    </style:style>
    <style:style style:name="T1342" style:family="text">
      <style:text-properties officeooo:rsid="0b5f8f0b"/>
    </style:style>
    <style:style style:name="T1343" style:family="text">
      <style:text-properties officeooo:rsid="0b61060f"/>
    </style:style>
    <style:style style:name="T1344" style:family="text">
      <style:text-properties officeooo:rsid="0b62f3b3"/>
    </style:style>
    <style:style style:name="T1345" style:family="text">
      <style:text-properties officeooo:rsid="0b64e13c"/>
    </style:style>
    <style:style style:name="T1346" style:family="text">
      <style:text-properties officeooo:rsid="0b659999"/>
    </style:style>
    <style:style style:name="T1347" style:family="text">
      <style:text-properties officeooo:rsid="0b65a349"/>
    </style:style>
    <style:style style:name="T1348" style:family="text">
      <style:text-properties officeooo:rsid="0b686dc4"/>
    </style:style>
    <style:style style:name="T1349" style:family="text">
      <style:text-properties officeooo:rsid="0b69cd39"/>
    </style:style>
    <style:style style:name="T1350" style:family="text">
      <style:text-properties officeooo:rsid="0b6dd7c1"/>
    </style:style>
    <style:style style:name="T1351" style:family="text">
      <style:text-properties officeooo:rsid="0b72cb37"/>
    </style:style>
    <style:style style:name="T1352" style:family="text">
      <style:text-properties officeooo:rsid="00951bc6"/>
    </style:style>
    <style:style style:name="T1353" style:family="text">
      <style:text-properties officeooo:rsid="0b906737"/>
    </style:style>
    <style:style style:name="T1354" style:family="text">
      <style:text-properties officeooo:rsid="0b90a961"/>
    </style:style>
    <style:style style:name="T1355" style:family="text">
      <style:text-properties officeooo:rsid="0b9b4934"/>
    </style:style>
    <style:style style:name="T1356" style:family="text">
      <style:text-properties officeooo:rsid="0b9b817d"/>
    </style:style>
    <style:style style:name="T1357" style:family="text">
      <style:text-properties officeooo:rsid="0b9d5286"/>
    </style:style>
    <style:style style:name="T1358" style:family="text">
      <style:text-properties officeooo:rsid="0ba01014"/>
    </style:style>
    <style:style style:name="T1359" style:family="text">
      <style:text-properties officeooo:rsid="0ba1daf7"/>
    </style:style>
    <style:style style:name="T1360" style:family="text">
      <style:text-properties officeooo:rsid="0ba3a49d"/>
    </style:style>
    <style:style style:name="T1361" style:family="text">
      <style:text-properties officeooo:rsid="0ba4d5c3"/>
    </style:style>
    <style:style style:name="T1362" style:family="text">
      <style:text-properties officeooo:rsid="0ba8674e"/>
    </style:style>
    <style:style style:name="T1363" style:family="text">
      <style:text-properties officeooo:rsid="0bab76fd"/>
    </style:style>
    <style:style style:name="T1364" style:family="text">
      <style:text-properties officeooo:rsid="0bac25fc"/>
    </style:style>
    <style:style style:name="T1365" style:family="text">
      <style:text-properties officeooo:rsid="0bac88ac"/>
    </style:style>
    <style:style style:name="T1366" style:family="text">
      <style:text-properties officeooo:rsid="0bb1767d"/>
    </style:style>
    <style:style style:name="T1367" style:family="text">
      <style:text-properties officeooo:rsid="0bb2d733"/>
    </style:style>
    <style:style style:name="T1368" style:family="text">
      <style:text-properties officeooo:rsid="0bb740c2"/>
    </style:style>
    <style:style style:name="T1369" style:family="text">
      <style:text-properties officeooo:rsid="0bbb2959"/>
    </style:style>
    <style:style style:name="T1370" style:family="text">
      <style:text-properties officeooo:rsid="0bbbf274"/>
    </style:style>
    <style:style style:name="T1371" style:family="text">
      <style:text-properties officeooo:rsid="0bbd49eb"/>
    </style:style>
    <style:style style:name="T1372" style:family="text">
      <style:text-properties officeooo:rsid="0bbdb743"/>
    </style:style>
    <style:style style:name="T1373" style:family="text">
      <style:text-properties officeooo:rsid="0bc42071"/>
    </style:style>
    <style:style style:name="T1374" style:family="text">
      <style:text-properties officeooo:rsid="0bc62e40"/>
    </style:style>
    <style:style style:name="T1375" style:family="text">
      <style:text-properties officeooo:rsid="0bc8bbf6"/>
    </style:style>
    <style:style style:name="T1376" style:family="text">
      <style:text-properties officeooo:rsid="0bca5b09"/>
    </style:style>
    <style:style style:name="T1377" style:family="text">
      <style:text-properties officeooo:rsid="0bcad8d5"/>
    </style:style>
    <style:style style:name="T1378" style:family="text">
      <style:text-properties officeooo:rsid="0bccc636"/>
    </style:style>
    <style:style style:name="T1379" style:family="text">
      <style:text-properties officeooo:rsid="0bccddae"/>
    </style:style>
    <style:style style:name="T1380" style:family="text">
      <style:text-properties officeooo:rsid="0bd1a9f6"/>
    </style:style>
    <style:style style:name="T1381" style:family="text">
      <style:text-properties officeooo:rsid="0bd40430"/>
    </style:style>
    <style:style style:name="T1382" style:family="text">
      <style:text-properties officeooo:rsid="0bd5481d"/>
    </style:style>
    <style:style style:name="T1383" style:family="text">
      <style:text-properties officeooo:rsid="0bd72bfc"/>
    </style:style>
    <style:style style:name="T1384" style:family="text">
      <style:text-properties officeooo:rsid="0bdaf79a"/>
    </style:style>
    <style:style style:name="T1385" style:family="text">
      <style:text-properties officeooo:rsid="0bdc6c11"/>
    </style:style>
    <style:style style:name="T1386" style:family="text">
      <style:text-properties officeooo:rsid="0bdc8883"/>
    </style:style>
    <style:style style:name="T1387" style:family="text">
      <style:text-properties officeooo:rsid="0bde62f3"/>
    </style:style>
    <style:style style:name="T1388" style:family="text">
      <style:text-properties officeooo:rsid="0be07c32"/>
    </style:style>
    <style:style style:name="T1389" style:family="text">
      <style:text-properties officeooo:rsid="0be1244e"/>
    </style:style>
    <style:style style:name="T1390" style:family="text">
      <style:text-properties officeooo:rsid="0be22aa7"/>
    </style:style>
    <style:style style:name="T1391" style:family="text">
      <style:text-properties officeooo:rsid="0be41be8"/>
    </style:style>
    <style:style style:name="T1392" style:family="text">
      <style:text-properties officeooo:rsid="0bec3182"/>
    </style:style>
    <style:style style:name="T1393" style:family="text">
      <style:text-properties officeooo:rsid="0bee1dd7"/>
    </style:style>
    <style:style style:name="T1394" style:family="text">
      <style:text-properties officeooo:rsid="0bef76e5"/>
    </style:style>
    <style:style style:name="T1395" style:family="text">
      <style:text-properties officeooo:rsid="0bf0d0ff"/>
    </style:style>
    <style:style style:name="T1396" style:family="text">
      <style:text-properties officeooo:rsid="0bf0df8b"/>
    </style:style>
    <style:style style:name="T1397" style:family="text">
      <style:text-properties officeooo:rsid="0bf0e2f7"/>
    </style:style>
    <style:style style:name="T1398" style:family="text">
      <style:text-properties officeooo:rsid="0bf1d15e"/>
    </style:style>
    <style:style style:name="T1399" style:family="text">
      <style:text-properties officeooo:rsid="0bf3a8f8"/>
    </style:style>
    <style:style style:name="T1400" style:family="text">
      <style:text-properties officeooo:rsid="0bf43ad1"/>
    </style:style>
    <style:style style:name="T1401" style:family="text">
      <style:text-properties officeooo:rsid="0bf5a295"/>
    </style:style>
    <style:style style:name="T1402" style:family="text">
      <style:text-properties officeooo:rsid="0bf6427c"/>
    </style:style>
    <style:style style:name="T1403" style:family="text">
      <style:text-properties officeooo:rsid="0bf7ddb4"/>
    </style:style>
    <style:style style:name="T1404" style:family="text">
      <style:text-properties officeooo:rsid="0bf8cf74"/>
    </style:style>
    <style:style style:name="T1405" style:family="text">
      <style:text-properties officeooo:rsid="0bf99eeb"/>
    </style:style>
    <style:style style:name="T1406" style:family="text">
      <style:text-properties officeooo:rsid="0bf9b8c4"/>
    </style:style>
    <style:style style:name="T1407" style:family="text">
      <style:text-properties officeooo:rsid="0bfc477c"/>
    </style:style>
    <style:style style:name="T1408" style:family="text">
      <style:text-properties officeooo:rsid="0bfc58d4"/>
    </style:style>
    <style:style style:name="T1409" style:family="text">
      <style:text-properties officeooo:rsid="0bfdf5ea"/>
    </style:style>
    <style:style style:name="T1410" style:family="text">
      <style:text-properties officeooo:rsid="0bffeaa7"/>
    </style:style>
    <style:style style:name="T1411" style:family="text">
      <style:text-properties officeooo:rsid="0c0181bb"/>
    </style:style>
    <style:style style:name="T1412" style:family="text">
      <style:text-properties officeooo:rsid="0c057cdb"/>
    </style:style>
    <style:style style:name="T1413" style:family="text">
      <style:text-properties officeooo:rsid="0c07fbf6"/>
    </style:style>
    <style:style style:name="T1414" style:family="text">
      <style:text-properties officeooo:rsid="0c0b9bba"/>
    </style:style>
    <style:style style:name="T1415" style:family="text">
      <style:text-properties officeooo:rsid="0c0baf7a"/>
    </style:style>
    <style:style style:name="T1416" style:family="text">
      <style:text-properties officeooo:rsid="0c0d7153"/>
    </style:style>
    <style:style style:name="T1417" style:family="text">
      <style:text-properties officeooo:rsid="0c0dd584"/>
    </style:style>
    <style:style style:name="T1418" style:family="text">
      <style:text-properties officeooo:rsid="0c0fa3e8"/>
    </style:style>
    <style:style style:name="T1419" style:family="text">
      <style:text-properties officeooo:rsid="0c111741"/>
    </style:style>
    <style:style style:name="T1420" style:family="text">
      <style:text-properties officeooo:rsid="0c148fa8"/>
    </style:style>
    <style:style style:name="T1421" style:family="text">
      <style:text-properties officeooo:rsid="0c157b04"/>
    </style:style>
    <style:style style:name="T1422" style:family="text">
      <style:text-properties officeooo:rsid="0c16cc5e"/>
    </style:style>
    <style:style style:name="T1423" style:family="text">
      <style:text-properties officeooo:rsid="0c19aaba"/>
    </style:style>
    <style:style style:name="T1424" style:family="text">
      <style:text-properties officeooo:rsid="0c1a3682"/>
    </style:style>
    <style:style style:name="T1425" style:family="text">
      <style:text-properties officeooo:rsid="0c1b05c0"/>
    </style:style>
    <style:style style:name="T1426" style:family="text">
      <style:text-properties officeooo:rsid="0c1c8540"/>
    </style:style>
    <style:style style:name="T1427" style:family="text">
      <style:text-properties officeooo:rsid="0c1d4f2b"/>
    </style:style>
    <style:style style:name="T1428" style:family="text">
      <style:text-properties officeooo:rsid="0c21c0d4"/>
    </style:style>
    <style:style style:name="T1429" style:family="text">
      <style:text-properties officeooo:rsid="0c236192"/>
    </style:style>
    <style:style style:name="T1430" style:family="text">
      <style:text-properties officeooo:rsid="0c23e67a"/>
    </style:style>
    <style:style style:name="T1431" style:family="text">
      <style:text-properties officeooo:rsid="0c26206c"/>
    </style:style>
    <style:style style:name="T1432" style:family="text">
      <style:text-properties officeooo:rsid="0c295e0a"/>
    </style:style>
    <style:style style:name="T1433" style:family="text">
      <style:text-properties officeooo:rsid="0c29ff0c"/>
    </style:style>
    <style:style style:name="T1434" style:family="text">
      <style:text-properties officeooo:rsid="0c2e0b47"/>
    </style:style>
    <style:style style:name="T1435" style:family="text">
      <style:text-properties officeooo:rsid="0c2f278d"/>
    </style:style>
    <style:style style:name="T1436" style:family="text">
      <style:text-properties officeooo:rsid="0c33d1f1"/>
    </style:style>
    <style:style style:name="T1437" style:family="text">
      <style:text-properties officeooo:rsid="0c35298e"/>
    </style:style>
    <style:style style:name="T1438" style:family="text">
      <style:text-properties officeooo:rsid="0c356a37"/>
    </style:style>
    <style:style style:name="T1439" style:family="text">
      <style:text-properties officeooo:rsid="0c361e28"/>
    </style:style>
    <style:style style:name="T1440" style:family="text">
      <style:text-properties officeooo:rsid="0c373b60"/>
    </style:style>
    <style:style style:name="T1441" style:family="text">
      <style:text-properties officeooo:rsid="0c387055"/>
    </style:style>
    <style:style style:name="T1442" style:family="text">
      <style:text-properties officeooo:rsid="0c3a9876"/>
    </style:style>
    <style:style style:name="T1443" style:family="text">
      <style:text-properties officeooo:rsid="0c3b289c"/>
    </style:style>
    <style:style style:name="T1444" style:family="text">
      <style:text-properties officeooo:rsid="0c3c818a"/>
    </style:style>
    <style:style style:name="T1445" style:family="text">
      <style:text-properties officeooo:rsid="0c3e2b1b"/>
    </style:style>
    <style:style style:name="T1446" style:family="text">
      <style:text-properties officeooo:rsid="0c3fcacb"/>
    </style:style>
    <style:style style:name="T1447" style:family="text">
      <style:text-properties officeooo:rsid="0c406460"/>
    </style:style>
    <style:style style:name="T1448" style:family="text">
      <style:text-properties officeooo:rsid="0c40bd22"/>
    </style:style>
    <style:style style:name="T1449" style:family="text">
      <style:text-properties officeooo:rsid="0c425122"/>
    </style:style>
    <style:style style:name="T1450" style:family="text">
      <style:text-properties officeooo:rsid="0c438bb4"/>
    </style:style>
    <style:style style:name="T1451" style:family="text">
      <style:text-properties officeooo:rsid="0c44321d"/>
    </style:style>
    <style:style style:name="T1452" style:family="text">
      <style:text-properties officeooo:rsid="0c457ef8"/>
    </style:style>
    <style:style style:name="T1453" style:family="text">
      <style:text-properties officeooo:rsid="0c477ae4"/>
    </style:style>
    <style:style style:name="T1454" style:family="text">
      <style:text-properties officeooo:rsid="0c478e19"/>
    </style:style>
    <style:style style:name="T1455" style:family="text">
      <style:text-properties officeooo:rsid="0c499bfb"/>
    </style:style>
    <style:style style:name="T1456" style:family="text">
      <style:text-properties officeooo:rsid="0c4b9ef7"/>
    </style:style>
    <style:style style:name="T1457" style:family="text">
      <style:text-properties officeooo:rsid="0c4cbbca"/>
    </style:style>
    <style:style style:name="T1458" style:family="text">
      <style:text-properties officeooo:rsid="0c4ef4e2"/>
    </style:style>
    <style:style style:name="T1459" style:family="text">
      <style:text-properties officeooo:rsid="0c5120d4"/>
    </style:style>
    <style:style style:name="T1460" style:family="text">
      <style:text-properties officeooo:rsid="0c55439d"/>
    </style:style>
    <style:style style:name="T1461" style:family="text">
      <style:text-properties officeooo:rsid="0c581156"/>
    </style:style>
    <style:style style:name="T1462" style:family="text">
      <style:text-properties officeooo:rsid="0c5c1a16"/>
    </style:style>
    <style:style style:name="T1463" style:family="text">
      <style:text-properties officeooo:rsid="0c5cade4"/>
    </style:style>
    <style:style style:name="T1464" style:family="text">
      <style:text-properties officeooo:rsid="0c5d9a16"/>
    </style:style>
    <style:style style:name="T1465" style:family="text">
      <style:text-properties officeooo:rsid="0c5f3f74"/>
    </style:style>
    <style:style style:name="T1466" style:family="text">
      <style:text-properties officeooo:rsid="0c613b27"/>
    </style:style>
    <style:style style:name="T1467" style:family="text">
      <style:text-properties officeooo:rsid="0c6165dd"/>
    </style:style>
    <style:style style:name="T1468" style:family="text">
      <style:text-properties officeooo:rsid="0c629543"/>
    </style:style>
    <style:style style:name="T1469" style:family="text">
      <style:text-properties officeooo:rsid="0c643a78"/>
    </style:style>
    <style:style style:name="T1470" style:family="text">
      <style:text-properties officeooo:rsid="0c65bac9"/>
    </style:style>
    <style:style style:name="T1471" style:family="text">
      <style:text-properties officeooo:rsid="0c671337"/>
    </style:style>
    <style:style style:name="T1472" style:family="text">
      <style:text-properties officeooo:rsid="0c6813bb"/>
    </style:style>
    <style:style style:name="T1473" style:family="text">
      <style:text-properties officeooo:rsid="0c6969eb"/>
    </style:style>
    <style:style style:name="T1474" style:family="text">
      <style:text-properties officeooo:rsid="0c6c6373"/>
    </style:style>
    <style:style style:name="T1475" style:family="text">
      <style:text-properties officeooo:rsid="0c6f1169"/>
    </style:style>
    <style:style style:name="T1476" style:family="text">
      <style:text-properties officeooo:rsid="0c704f8f"/>
    </style:style>
    <style:style style:name="T1477" style:family="text">
      <style:text-properties officeooo:rsid="0c7340a0"/>
    </style:style>
    <style:style style:name="T1478" style:family="text">
      <style:text-properties officeooo:rsid="0c746d5b"/>
    </style:style>
    <style:style style:name="T1479" style:family="text">
      <style:text-properties officeooo:rsid="0c756efe"/>
    </style:style>
    <style:style style:name="T1480" style:family="text">
      <style:text-properties officeooo:rsid="0c7859b0"/>
    </style:style>
    <style:style style:name="T1481" style:family="text">
      <style:text-properties officeooo:rsid="0c7a7d20"/>
    </style:style>
    <style:style style:name="T1482" style:family="text">
      <style:text-properties officeooo:rsid="0c7c09e1"/>
    </style:style>
    <style:style style:name="T1483" style:family="text">
      <style:text-properties officeooo:rsid="0c7e0be5"/>
    </style:style>
    <style:style style:name="T1484" style:family="text">
      <style:text-properties officeooo:rsid="0c7f0a59"/>
    </style:style>
    <style:style style:name="T1485" style:family="text">
      <style:text-properties officeooo:rsid="0c7f51eb"/>
    </style:style>
    <style:style style:name="T1486" style:family="text">
      <style:text-properties officeooo:rsid="0c7ffaf6"/>
    </style:style>
    <style:style style:name="T1487" style:family="text">
      <style:text-properties officeooo:rsid="0c82c35b"/>
    </style:style>
    <style:style style:name="T1488" style:family="text">
      <style:text-properties officeooo:rsid="0c82fe2c"/>
    </style:style>
    <style:style style:name="T1489" style:family="text">
      <style:text-properties officeooo:rsid="0c8465ab"/>
    </style:style>
    <style:style style:name="T1490" style:family="text">
      <style:text-properties officeooo:rsid="0c85c8db"/>
    </style:style>
    <style:style style:name="T1491" style:family="text">
      <style:text-properties officeooo:rsid="0c8724a6"/>
    </style:style>
    <style:style style:name="T1492" style:family="text">
      <style:text-properties officeooo:rsid="0c8794b0"/>
    </style:style>
    <style:style style:name="T1493" style:family="text">
      <style:text-properties officeooo:rsid="0c881c12"/>
    </style:style>
    <style:style style:name="T1494" style:family="text">
      <style:text-properties officeooo:rsid="0c88d31a"/>
    </style:style>
    <style:style style:name="T1495" style:family="text">
      <style:text-properties officeooo:rsid="0c8a62bd"/>
    </style:style>
    <style:style style:name="T1496" style:family="text">
      <style:text-properties officeooo:rsid="0c8b4158"/>
    </style:style>
    <style:style style:name="T1497" style:family="text">
      <style:text-properties officeooo:rsid="0c8c54bf"/>
    </style:style>
    <style:style style:name="T1498" style:family="text">
      <style:text-properties officeooo:rsid="0c8f9eb3"/>
    </style:style>
    <style:style style:name="T1499" style:family="text">
      <style:text-properties officeooo:rsid="0c920456"/>
    </style:style>
    <style:style style:name="T1500" style:family="text">
      <style:text-properties officeooo:rsid="0c9207a7"/>
    </style:style>
    <style:style style:name="T1501" style:family="text">
      <style:text-properties officeooo:rsid="0c935e08"/>
    </style:style>
    <style:style style:name="T1502" style:family="text">
      <style:text-properties officeooo:rsid="0c94d0e3"/>
    </style:style>
    <style:style style:name="T1503" style:family="text">
      <style:text-properties officeooo:rsid="0c9be5cc"/>
    </style:style>
    <style:style style:name="T1504" style:family="text">
      <style:text-properties officeooo:rsid="0ca9246c"/>
    </style:style>
    <style:style style:name="T1505" style:family="text">
      <style:text-properties officeooo:rsid="0caaf4ef"/>
    </style:style>
    <style:style style:name="T1506" style:family="text">
      <style:text-properties officeooo:rsid="0cab45fa"/>
    </style:style>
    <style:style style:name="T1507" style:family="text">
      <style:text-properties officeooo:rsid="0caf945b"/>
    </style:style>
    <style:style style:name="T1508" style:family="text">
      <style:text-properties officeooo:rsid="0cb10098"/>
    </style:style>
    <style:style style:name="T1509" style:family="text">
      <style:text-properties officeooo:rsid="0cb22524"/>
    </style:style>
    <style:style style:name="T1510" style:family="text">
      <style:text-properties officeooo:rsid="0cb37b87"/>
    </style:style>
    <style:style style:name="T1511" style:family="text">
      <style:text-properties officeooo:rsid="0cb4a210"/>
    </style:style>
    <style:style style:name="T1512" style:family="text">
      <style:text-properties officeooo:rsid="0cb8d406"/>
    </style:style>
    <style:style style:name="T1513" style:family="text">
      <style:text-properties officeooo:rsid="0cba1cd6"/>
    </style:style>
    <style:style style:name="T1514" style:family="text">
      <style:text-properties officeooo:rsid="0cbc8816"/>
    </style:style>
    <style:style style:name="T1515" style:family="text">
      <style:text-properties officeooo:rsid="0cbd424a"/>
    </style:style>
    <style:style style:name="T1516" style:family="text">
      <style:text-properties officeooo:rsid="0cbeb774"/>
    </style:style>
    <style:style style:name="T1517" style:family="text">
      <style:text-properties officeooo:rsid="0cbf9957"/>
    </style:style>
    <style:style style:name="T1518" style:family="text">
      <style:text-properties officeooo:rsid="0cc5b67f"/>
    </style:style>
    <style:style style:name="T1519" style:family="text">
      <style:text-properties officeooo:rsid="0cc61a10"/>
    </style:style>
    <style:style style:name="T1520" style:family="text">
      <style:text-properties officeooo:rsid="0cc6f0bf"/>
    </style:style>
    <style:style style:name="T1521" style:family="text">
      <style:text-properties officeooo:rsid="0cc7512a"/>
    </style:style>
    <style:style style:name="T1522" style:family="text">
      <style:text-properties officeooo:rsid="0cc81f7f"/>
    </style:style>
    <style:style style:name="T1523" style:family="text">
      <style:text-properties officeooo:rsid="0cca38f4"/>
    </style:style>
    <style:style style:name="T1524" style:family="text">
      <style:text-properties officeooo:rsid="0ccae580"/>
    </style:style>
    <style:style style:name="T1525" style:family="text">
      <style:text-properties officeooo:rsid="0ccbddb5"/>
    </style:style>
    <style:style style:name="T1526" style:family="text">
      <style:text-properties officeooo:rsid="0cceaea5"/>
    </style:style>
    <style:style style:name="T1527" style:family="text">
      <style:text-properties officeooo:rsid="0cd0a16b"/>
    </style:style>
    <style:style style:name="T1528" style:family="text">
      <style:text-properties officeooo:rsid="0cd5c56f"/>
    </style:style>
    <style:style style:name="T1529" style:family="text">
      <style:text-properties officeooo:rsid="0b9e30b6"/>
    </style:style>
    <style:style style:name="T1530" style:family="text">
      <style:text-properties officeooo:rsid="0ce48380"/>
    </style:style>
    <style:style style:name="T1531" style:family="text">
      <style:text-properties officeooo:rsid="0ce5a0a5"/>
    </style:style>
    <style:style style:name="T1532" style:family="text">
      <style:text-properties officeooo:rsid="0ce70d00"/>
    </style:style>
    <style:style style:name="T1533" style:family="text">
      <style:text-properties officeooo:rsid="0ce8468b"/>
    </style:style>
    <style:style style:name="T1534" style:family="text">
      <style:text-properties officeooo:rsid="0ce8747f"/>
    </style:style>
    <style:style style:name="T1535" style:family="text">
      <style:text-properties officeooo:rsid="0ce95ec3"/>
    </style:style>
    <style:style style:name="T1536" style:family="text">
      <style:text-properties officeooo:rsid="0ceb28fd"/>
    </style:style>
    <style:style style:name="T1537" style:family="text">
      <style:text-properties officeooo:rsid="0cec6e6e"/>
    </style:style>
    <style:style style:name="T1538" style:family="text">
      <style:text-properties officeooo:rsid="0cecda2f"/>
    </style:style>
    <style:style style:name="T1539" style:family="text">
      <style:text-properties officeooo:rsid="0cee8336"/>
    </style:style>
    <style:style style:name="T1540" style:family="text">
      <style:text-properties officeooo:rsid="0cf00477"/>
    </style:style>
    <style:style style:name="T1541" style:family="text">
      <style:text-properties officeooo:rsid="0cf0b0f0"/>
    </style:style>
    <style:style style:name="T1542" style:family="text">
      <style:text-properties officeooo:rsid="0cf0b62b"/>
    </style:style>
    <style:style style:name="T1543" style:family="text">
      <style:text-properties officeooo:rsid="0cf1cd55"/>
    </style:style>
    <style:style style:name="T1544" style:family="text">
      <style:text-properties officeooo:rsid="0cf37beb"/>
    </style:style>
    <style:style style:name="T1545" style:family="text">
      <style:text-properties officeooo:rsid="0cf554b6"/>
    </style:style>
    <style:style style:name="T1546" style:family="text">
      <style:text-properties officeooo:rsid="0cf743e2"/>
    </style:style>
    <style:style style:name="T1547" style:family="text">
      <style:text-properties officeooo:rsid="0cf7cd50"/>
    </style:style>
    <style:style style:name="T1548" style:family="text">
      <style:text-properties officeooo:rsid="0cf98c2a"/>
    </style:style>
    <style:style style:name="T1549" style:family="text">
      <style:text-properties officeooo:rsid="0cfb93c6"/>
    </style:style>
    <style:style style:name="T1550" style:family="text">
      <style:text-properties officeooo:rsid="0cfe5efc"/>
    </style:style>
    <style:style style:name="T1551" style:family="text">
      <style:text-properties officeooo:rsid="0cff8911"/>
    </style:style>
    <style:style style:name="T1552" style:family="text">
      <style:text-properties officeooo:rsid="0d04f404"/>
    </style:style>
    <style:style style:name="T1553" style:family="text">
      <style:text-properties officeooo:rsid="0d066e04"/>
    </style:style>
    <style:style style:name="T1554" style:family="text">
      <style:text-properties officeooo:rsid="0d0727b1"/>
    </style:style>
    <style:style style:name="T1555" style:family="text">
      <style:text-properties officeooo:rsid="0d0a8155"/>
    </style:style>
    <style:style style:name="T1556" style:family="text">
      <style:text-properties officeooo:rsid="0d0aff24"/>
    </style:style>
    <style:style style:name="T1557" style:family="text">
      <style:text-properties officeooo:rsid="0d0c7940"/>
    </style:style>
    <style:style style:name="T1558" style:family="text">
      <style:text-properties officeooo:rsid="0d0dbe43"/>
    </style:style>
    <style:style style:name="T1559" style:family="text">
      <style:text-properties officeooo:rsid="0d0f564c"/>
    </style:style>
    <style:style style:name="T1560" style:family="text">
      <style:text-properties officeooo:rsid="0d12d740"/>
    </style:style>
    <style:style style:name="T1561" style:family="text">
      <style:text-properties officeooo:rsid="0d144030"/>
    </style:style>
    <style:style style:name="T1562" style:family="text">
      <style:text-properties officeooo:rsid="0d148751"/>
    </style:style>
    <style:style style:name="T1563" style:family="text">
      <style:text-properties officeooo:rsid="0d1a0090"/>
    </style:style>
    <style:style style:name="T1564" style:family="text">
      <style:text-properties officeooo:rsid="0d1d6138"/>
    </style:style>
    <style:style style:name="T1565" style:family="text">
      <style:text-properties officeooo:rsid="0d1e0a8e"/>
    </style:style>
    <style:style style:name="T1566" style:family="text">
      <style:text-properties officeooo:rsid="0d21a83f"/>
    </style:style>
    <style:style style:name="T1567" style:family="text">
      <style:text-properties officeooo:rsid="0d22de60"/>
    </style:style>
    <style:style style:name="T1568" style:family="text">
      <style:text-properties officeooo:rsid="0d243b50"/>
    </style:style>
    <style:style style:name="T1569" style:family="text">
      <style:text-properties officeooo:rsid="0d26178e"/>
    </style:style>
    <style:style style:name="T1570" style:family="text">
      <style:text-properties officeooo:rsid="0d28e666"/>
    </style:style>
    <style:style style:name="T1571" style:family="text">
      <style:text-properties officeooo:rsid="0d292aaa"/>
    </style:style>
    <style:style style:name="T1572" style:family="text">
      <style:text-properties officeooo:rsid="0d2a7e61"/>
    </style:style>
    <style:style style:name="T1573" style:family="text">
      <style:text-properties officeooo:rsid="0d2b2c2e"/>
    </style:style>
    <style:style style:name="T1574" style:family="text">
      <style:text-properties officeooo:rsid="0d2b7d13"/>
    </style:style>
    <style:style style:name="T1575" style:family="text">
      <style:text-properties officeooo:rsid="0d2bd44d"/>
    </style:style>
    <style:style style:name="T1576" style:family="text">
      <style:text-properties officeooo:rsid="0d2cc923"/>
    </style:style>
    <style:style style:name="T1577" style:family="text">
      <style:text-properties officeooo:rsid="0d2d1c3f"/>
    </style:style>
    <style:style style:name="T1578" style:family="text">
      <style:text-properties officeooo:rsid="0d2e8619"/>
    </style:style>
    <style:style style:name="T1579" style:family="text">
      <style:text-properties officeooo:rsid="0d3051bd"/>
    </style:style>
    <style:style style:name="T1580" style:family="text">
      <style:text-properties officeooo:rsid="0d319fa1"/>
    </style:style>
    <style:style style:name="T1581" style:family="text">
      <style:text-properties officeooo:rsid="0d3506f3"/>
    </style:style>
    <style:style style:name="T1582" style:family="text">
      <style:text-properties officeooo:rsid="0d35ae95"/>
    </style:style>
    <style:style style:name="T1583" style:family="text">
      <style:text-properties officeooo:rsid="0d376cfb"/>
    </style:style>
    <style:style style:name="T1584" style:family="text">
      <style:text-properties officeooo:rsid="0d39f095"/>
    </style:style>
    <style:style style:name="T1585" style:family="text">
      <style:text-properties officeooo:rsid="0d3be0c6"/>
    </style:style>
    <style:style style:name="T1586" style:family="text">
      <style:text-properties officeooo:rsid="0d3d9139"/>
    </style:style>
    <style:style style:name="T1587" style:family="text">
      <style:text-properties officeooo:rsid="0d40f4d9"/>
    </style:style>
    <style:style style:name="T1588" style:family="text">
      <style:text-properties officeooo:rsid="0d415238"/>
    </style:style>
    <style:style style:name="T1589" style:family="text">
      <style:text-properties officeooo:rsid="0d444910"/>
    </style:style>
    <style:style style:name="T1590" style:family="text">
      <style:text-properties officeooo:rsid="0d46982c"/>
    </style:style>
    <style:style style:name="T1591" style:family="text">
      <style:text-properties officeooo:rsid="0d476466"/>
    </style:style>
    <style:style style:name="T1592" style:family="text">
      <style:text-properties officeooo:rsid="0d48be2c"/>
    </style:style>
    <style:style style:name="T1593" style:family="text">
      <style:text-properties officeooo:rsid="0d497614"/>
    </style:style>
    <style:style style:name="T1594" style:family="text">
      <style:text-properties officeooo:rsid="0d4b68d2"/>
    </style:style>
    <style:style style:name="T1595" style:family="text">
      <style:text-properties officeooo:rsid="0d4d3b51"/>
    </style:style>
    <style:style style:name="T1596" style:family="text">
      <style:text-properties officeooo:rsid="0d4fbf53"/>
    </style:style>
    <style:style style:name="T1597" style:family="text">
      <style:text-properties officeooo:rsid="0d506102"/>
    </style:style>
    <style:style style:name="T1598" style:family="text">
      <style:text-properties officeooo:rsid="0d519fc9"/>
    </style:style>
    <style:style style:name="T1599" style:family="text">
      <style:text-properties officeooo:rsid="0d532229"/>
    </style:style>
    <style:style style:name="T1600" style:family="text">
      <style:text-properties officeooo:rsid="0d542e70"/>
    </style:style>
    <style:style style:name="T1601" style:family="text">
      <style:text-properties officeooo:rsid="0d594a28"/>
    </style:style>
    <style:style style:name="T1602" style:family="text">
      <style:text-properties officeooo:rsid="0d5e6c01"/>
    </style:style>
    <style:style style:name="T1603" style:family="text">
      <style:text-properties officeooo:rsid="0d5f8719"/>
    </style:style>
    <style:style style:name="T1604" style:family="text">
      <style:text-properties officeooo:rsid="0d620d00"/>
    </style:style>
    <style:style style:name="T1605" style:family="text">
      <style:text-properties officeooo:rsid="0d6307b6"/>
    </style:style>
    <style:style style:name="T1606" style:family="text">
      <style:text-properties officeooo:rsid="0d631b05"/>
    </style:style>
    <style:style style:name="T1607" style:family="text">
      <style:text-properties officeooo:rsid="0d6586bf"/>
    </style:style>
    <style:style style:name="T1608" style:family="text">
      <style:text-properties officeooo:rsid="0d67254b"/>
    </style:style>
    <style:style style:name="T1609" style:family="text">
      <style:text-properties officeooo:rsid="0d67d19b"/>
    </style:style>
    <style:style style:name="T1610" style:family="text">
      <style:text-properties officeooo:rsid="0d6b604b"/>
    </style:style>
    <style:style style:name="T1611" style:family="text">
      <style:text-properties officeooo:rsid="0d733e38"/>
    </style:style>
    <style:style style:name="T1612" style:family="text">
      <style:text-properties officeooo:rsid="0d812272"/>
    </style:style>
    <style:style style:name="T1613" style:family="text">
      <style:text-properties officeooo:rsid="0d833399"/>
    </style:style>
    <style:style style:name="T1614" style:family="text">
      <style:text-properties officeooo:rsid="0d84dfce"/>
    </style:style>
    <style:style style:name="T1615" style:family="text">
      <style:text-properties officeooo:rsid="0d873251"/>
    </style:style>
    <style:style style:name="T1616" style:family="text">
      <style:text-properties officeooo:rsid="0d8d6fbf"/>
    </style:style>
    <style:style style:name="T1617" style:family="text">
      <style:text-properties officeooo:rsid="0d8ec6e5"/>
    </style:style>
    <style:style style:name="T1618" style:family="text">
      <style:text-properties officeooo:rsid="0d8f2f4f"/>
    </style:style>
    <style:style style:name="T1619" style:family="text">
      <style:text-properties officeooo:rsid="0d9b3c16"/>
    </style:style>
    <style:style style:name="T1620" style:family="text">
      <style:text-properties officeooo:rsid="0d9d607c"/>
    </style:style>
    <style:style style:name="T1621" style:family="text">
      <style:text-properties officeooo:rsid="0da09703"/>
    </style:style>
    <style:style style:name="T1622" style:family="text">
      <style:text-properties officeooo:rsid="0da5013f"/>
    </style:style>
    <style:style style:name="T1623" style:family="text">
      <style:text-properties officeooo:rsid="0da541f6"/>
    </style:style>
    <style:style style:name="T1624" style:family="text">
      <style:text-properties officeooo:rsid="0da7b30f"/>
    </style:style>
    <style:style style:name="T1625" style:family="text">
      <style:text-properties officeooo:rsid="0da991ce"/>
    </style:style>
    <style:style style:name="T1626" style:family="text">
      <style:text-properties officeooo:rsid="0db5c9b5"/>
    </style:style>
    <style:style style:name="T1627" style:family="text">
      <style:text-properties officeooo:rsid="0db63aa1"/>
    </style:style>
    <style:style style:name="T1628" style:family="text">
      <style:text-properties officeooo:rsid="0db826b8"/>
    </style:style>
    <style:style style:name="T1629" style:family="text">
      <style:text-properties officeooo:rsid="0dbc64e8"/>
    </style:style>
    <style:style style:name="T1630" style:family="text">
      <style:text-properties officeooo:rsid="0dc0ffa8"/>
    </style:style>
    <style:style style:name="T1631" style:family="text">
      <style:text-properties officeooo:rsid="0dc2b714"/>
    </style:style>
    <style:style style:name="T1632" style:family="text">
      <style:text-properties officeooo:rsid="0dc4126f"/>
    </style:style>
    <style:style style:name="T1633" style:family="text">
      <style:text-properties officeooo:rsid="0dc76595"/>
    </style:style>
    <style:style style:name="T1634" style:family="text">
      <style:text-properties officeooo:rsid="0dc87814"/>
    </style:style>
    <style:style style:name="T1635" style:family="text">
      <style:text-properties officeooo:rsid="0dca44b2"/>
    </style:style>
    <style:style style:name="T1636" style:family="text">
      <style:text-properties officeooo:rsid="0dcb35bb"/>
    </style:style>
    <style:style style:name="T1637" style:family="text">
      <style:text-properties officeooo:rsid="0dcd03fd"/>
    </style:style>
    <style:style style:name="T1638" style:family="text">
      <style:text-properties officeooo:rsid="0dceac17"/>
    </style:style>
    <style:style style:name="T1639" style:family="text">
      <style:text-properties officeooo:rsid="0ddcedef"/>
    </style:style>
    <style:style style:name="T1640" style:family="text">
      <style:text-properties officeooo:rsid="0de1f0f0"/>
    </style:style>
    <style:style style:name="T1641" style:family="text">
      <style:text-properties officeooo:rsid="0de3e5d8"/>
    </style:style>
    <style:style style:name="T1642" style:family="text">
      <style:text-properties officeooo:rsid="0de42b19"/>
    </style:style>
    <style:style style:name="T1643" style:family="text">
      <style:text-properties officeooo:rsid="0de60411"/>
    </style:style>
    <style:style style:name="T1644" style:family="text">
      <style:text-properties officeooo:rsid="0de68e1f"/>
    </style:style>
    <style:style style:name="T1645" style:family="text">
      <style:text-properties officeooo:rsid="0de692c2"/>
    </style:style>
    <style:style style:name="T1646" style:family="text">
      <style:text-properties officeooo:rsid="0de79926"/>
    </style:style>
    <style:style style:name="T1647" style:family="text">
      <style:text-properties officeooo:rsid="0de79bb2"/>
    </style:style>
    <style:style style:name="T1648" style:family="text">
      <style:text-properties officeooo:rsid="0de81f39"/>
    </style:style>
    <style:style style:name="T1649" style:family="text">
      <style:text-properties officeooo:rsid="0de97b84"/>
    </style:style>
    <style:style style:name="T1650" style:family="text">
      <style:text-properties officeooo:rsid="0dea9241"/>
    </style:style>
    <style:style style:name="T1651" style:family="text">
      <style:text-properties officeooo:rsid="0dec26e0"/>
    </style:style>
    <style:style style:name="T1652" style:family="text">
      <style:text-properties officeooo:rsid="0dee128d"/>
    </style:style>
    <style:style style:name="T1653" style:family="text">
      <style:text-properties officeooo:rsid="0df23fbb"/>
    </style:style>
    <style:style style:name="T1654" style:family="text">
      <style:text-properties officeooo:rsid="0df37ff5"/>
    </style:style>
    <style:style style:name="T1655" style:family="text">
      <style:text-properties officeooo:rsid="0df72512"/>
    </style:style>
    <style:style style:name="T1656" style:family="text">
      <style:text-properties officeooo:rsid="0df787a5"/>
    </style:style>
    <style:style style:name="T1657" style:family="text">
      <style:text-properties officeooo:rsid="0df7d806"/>
    </style:style>
    <style:style style:name="T1658" style:family="text">
      <style:text-properties officeooo:rsid="0df8b60e"/>
    </style:style>
    <style:style style:name="T1659" style:family="text">
      <style:text-properties officeooo:rsid="0dfd456d"/>
    </style:style>
    <style:style style:name="T1660" style:family="text">
      <style:text-properties officeooo:rsid="0dfe038c"/>
    </style:style>
    <style:style style:name="T1661" style:family="text">
      <style:text-properties officeooo:rsid="0dfe4922"/>
    </style:style>
    <style:style style:name="T1662" style:family="text">
      <style:text-properties officeooo:rsid="0dfed179"/>
    </style:style>
    <style:style style:name="T1663" style:family="text">
      <style:text-properties officeooo:rsid="0e00911d"/>
    </style:style>
    <style:style style:name="T1664" style:family="text">
      <style:text-properties officeooo:rsid="0e03a3fe"/>
    </style:style>
    <style:style style:name="T1665" style:family="text">
      <style:text-properties officeooo:rsid="0e0525c7"/>
    </style:style>
    <style:style style:name="T1666" style:family="text">
      <style:text-properties officeooo:rsid="0e071731"/>
    </style:style>
    <style:style style:name="T1667" style:family="text">
      <style:text-properties officeooo:rsid="0e078d38"/>
    </style:style>
    <style:style style:name="T1668" style:family="text">
      <style:text-properties officeooo:rsid="0e0905d3"/>
    </style:style>
    <style:style style:name="T1669" style:family="text">
      <style:text-properties officeooo:rsid="0e0cb67b"/>
    </style:style>
    <style:style style:name="T1670" style:family="text">
      <style:text-properties officeooo:rsid="0e0e7c34"/>
    </style:style>
    <style:style style:name="T1671" style:family="text">
      <style:text-properties officeooo:rsid="0e0f13a6"/>
    </style:style>
    <style:style style:name="T1672" style:family="text">
      <style:text-properties officeooo:rsid="0e0f556f"/>
    </style:style>
    <style:style style:name="T1673" style:family="text">
      <style:text-properties officeooo:rsid="0e10fac2"/>
    </style:style>
    <style:style style:name="T1674" style:family="text">
      <style:text-properties officeooo:rsid="0e1751aa"/>
    </style:style>
    <style:style style:name="T1675" style:family="text">
      <style:text-properties officeooo:rsid="0e182e7d"/>
    </style:style>
    <style:style style:name="T1676" style:family="text">
      <style:text-properties officeooo:rsid="0e19d128"/>
    </style:style>
    <style:style style:name="T1677" style:family="text">
      <style:text-properties officeooo:rsid="0e1bf02f"/>
    </style:style>
    <style:style style:name="T1678" style:family="text">
      <style:text-properties officeooo:rsid="0e1da8d3"/>
    </style:style>
    <style:style style:name="T1679" style:family="text">
      <style:text-properties officeooo:rsid="0e1ed751"/>
    </style:style>
    <style:style style:name="T1680" style:family="text">
      <style:text-properties officeooo:rsid="0e233622"/>
    </style:style>
    <style:style style:name="T1681" style:family="text">
      <style:text-properties officeooo:rsid="0e23f3b9"/>
    </style:style>
    <style:style style:name="T1682" style:family="text">
      <style:text-properties officeooo:rsid="0e288940"/>
    </style:style>
    <style:style style:name="T1683" style:family="text">
      <style:text-properties officeooo:rsid="0e28a71a"/>
    </style:style>
    <style:style style:name="T1684" style:family="text">
      <style:text-properties officeooo:rsid="0e2a5a96"/>
    </style:style>
    <style:style style:name="T1685" style:family="text">
      <style:text-properties officeooo:rsid="0e2cf016"/>
    </style:style>
    <style:style style:name="T1686" style:family="text">
      <style:text-properties officeooo:rsid="0e2d7fbe"/>
    </style:style>
    <style:style style:name="T1687" style:family="text">
      <style:text-properties officeooo:rsid="0e2e2106"/>
    </style:style>
    <style:style style:name="T1688" style:family="text">
      <style:text-properties officeooo:rsid="0e308e1e"/>
    </style:style>
    <style:style style:name="T1689" style:family="text">
      <style:text-properties officeooo:rsid="0e30de5c"/>
    </style:style>
    <style:style style:name="T1690" style:family="text">
      <style:text-properties officeooo:rsid="0e336f63"/>
    </style:style>
    <style:style style:name="T1691" style:family="text">
      <style:text-properties officeooo:rsid="0e344e37"/>
    </style:style>
    <style:style style:name="T1692" style:family="text">
      <style:text-properties officeooo:rsid="0e34f6a9"/>
    </style:style>
    <style:style style:name="T1693" style:family="text">
      <style:text-properties officeooo:rsid="0e36bcce"/>
    </style:style>
    <style:style style:name="T1694" style:family="text">
      <style:text-properties officeooo:rsid="0e38a8ac"/>
    </style:style>
    <style:style style:name="T1695" style:family="text">
      <style:text-properties officeooo:rsid="0e3a92a6"/>
    </style:style>
    <style:style style:name="T1696" style:family="text">
      <style:text-properties officeooo:rsid="0e3b0b4b"/>
    </style:style>
    <style:style style:name="T1697" style:family="text">
      <style:text-properties officeooo:rsid="0e3b5f6a"/>
    </style:style>
    <style:style style:name="T1698" style:family="text">
      <style:text-properties officeooo:rsid="0e3e525b"/>
    </style:style>
    <style:style style:name="T1699" style:family="text">
      <style:text-properties officeooo:rsid="0e3f41b3"/>
    </style:style>
    <style:style style:name="T1700" style:family="text">
      <style:text-properties officeooo:rsid="0e448729"/>
    </style:style>
    <style:style style:name="T1701" style:family="text">
      <style:text-properties officeooo:rsid="0e456c6d"/>
    </style:style>
    <style:style style:name="T1702" style:family="text">
      <style:text-properties officeooo:rsid="0e48d8d2"/>
    </style:style>
    <style:style style:name="T1703" style:family="text">
      <style:text-properties officeooo:rsid="0e4acdb4"/>
    </style:style>
    <style:style style:name="T1704" style:family="text">
      <style:text-properties officeooo:rsid="0e4d295b"/>
    </style:style>
    <style:style style:name="T1705" style:family="text">
      <style:text-properties officeooo:rsid="0e4f471b"/>
    </style:style>
    <style:style style:name="T1706" style:family="text">
      <style:text-properties officeooo:rsid="0e508cd5"/>
    </style:style>
    <style:style style:name="T1707" style:family="text">
      <style:text-properties officeooo:rsid="0e556684"/>
    </style:style>
    <style:style style:name="T1708" style:family="text">
      <style:text-properties officeooo:rsid="0e5740b3"/>
    </style:style>
    <style:style style:name="T1709" style:family="text">
      <style:text-properties officeooo:rsid="0e575454"/>
    </style:style>
    <style:style style:name="T1710" style:family="text">
      <style:text-properties officeooo:rsid="0e58a960"/>
    </style:style>
    <style:style style:name="T1711" style:family="text">
      <style:text-properties officeooo:rsid="0e5c125f"/>
    </style:style>
    <style:style style:name="T1712" style:family="text">
      <style:text-properties officeooo:rsid="0e5c8c6f"/>
    </style:style>
    <style:style style:name="T1713" style:family="text">
      <style:text-properties officeooo:rsid="0e61eee5"/>
    </style:style>
    <style:style style:name="T1714" style:family="text">
      <style:text-properties officeooo:rsid="0e64cfbc"/>
    </style:style>
    <style:style style:name="T1715" style:family="text">
      <style:text-properties officeooo:rsid="0e680f3d"/>
    </style:style>
    <style:style style:name="T1716" style:family="text">
      <style:text-properties officeooo:rsid="0e6828ba"/>
    </style:style>
    <style:style style:name="T1717" style:family="text">
      <style:text-properties officeooo:rsid="0e685a5a"/>
    </style:style>
    <style:style style:name="T1718" style:family="text">
      <style:text-properties officeooo:rsid="0e690501"/>
    </style:style>
    <style:style style:name="T1719" style:family="text">
      <style:text-properties officeooo:rsid="0e6932b5"/>
    </style:style>
    <style:style style:name="T1720" style:family="text">
      <style:text-properties officeooo:rsid="0e6ae4c4"/>
    </style:style>
    <style:style style:name="T1721" style:family="text">
      <style:text-properties officeooo:rsid="0e6c1324"/>
    </style:style>
    <style:style style:name="T1722" style:family="text">
      <style:text-properties officeooo:rsid="0e7084c5"/>
    </style:style>
    <style:style style:name="T1723" style:family="text">
      <style:text-properties officeooo:rsid="0e73f525"/>
    </style:style>
    <style:style style:name="T1724" style:family="text">
      <style:text-properties officeooo:rsid="0e784916"/>
    </style:style>
    <style:style style:name="T1725" style:family="text">
      <style:text-properties officeooo:rsid="0e79e90b"/>
    </style:style>
    <style:style style:name="T1726" style:family="text">
      <style:text-properties officeooo:rsid="0e7b78c0"/>
    </style:style>
    <style:style style:name="T1727" style:family="text">
      <style:text-properties officeooo:rsid="0e7c0e63"/>
    </style:style>
    <style:style style:name="T1728" style:family="text">
      <style:text-properties officeooo:rsid="0e7d8a01"/>
    </style:style>
    <style:style style:name="T1729" style:family="text">
      <style:text-properties officeooo:rsid="0e7f05d5"/>
    </style:style>
    <style:style style:name="T1730" style:family="text">
      <style:text-properties officeooo:rsid="0e812c4f"/>
    </style:style>
    <style:style style:name="T1731" style:family="text">
      <style:text-properties officeooo:rsid="0e822ae8"/>
    </style:style>
    <style:style style:name="T1732" style:family="text">
      <style:text-properties officeooo:rsid="0e83ba5c"/>
    </style:style>
    <style:style style:name="T1733" style:family="text">
      <style:text-properties officeooo:rsid="0e84cb07"/>
    </style:style>
    <style:style style:name="T1734" style:family="text">
      <style:text-properties officeooo:rsid="0e862797"/>
    </style:style>
    <style:style style:name="T1735" style:family="text">
      <style:text-properties officeooo:rsid="0e87a071"/>
    </style:style>
    <style:style style:name="T1736" style:family="text">
      <style:text-properties officeooo:rsid="0e886194"/>
    </style:style>
    <style:style style:name="T1737" style:family="text">
      <style:text-properties officeooo:rsid="0e88ec4d"/>
    </style:style>
    <style:style style:name="T1738" style:family="text">
      <style:text-properties officeooo:rsid="0e8db29b"/>
    </style:style>
    <style:style style:name="T1739" style:family="text">
      <style:text-properties officeooo:rsid="0e8e89cb"/>
    </style:style>
    <style:style style:name="T1740" style:family="text">
      <style:text-properties officeooo:rsid="0e8fa9a8"/>
    </style:style>
    <style:style style:name="T1741" style:family="text">
      <style:text-properties officeooo:rsid="0e926f59"/>
    </style:style>
    <style:style style:name="T1742" style:family="text">
      <style:text-properties officeooo:rsid="0e94092d"/>
    </style:style>
    <style:style style:name="T1743" style:family="text">
      <style:text-properties officeooo:rsid="0e94908b"/>
    </style:style>
    <style:style style:name="T1744" style:family="text">
      <style:text-properties officeooo:rsid="0e9550ae"/>
    </style:style>
    <style:style style:name="T1745" style:family="text">
      <style:text-properties officeooo:rsid="0e960989"/>
    </style:style>
    <style:style style:name="T1746" style:family="text">
      <style:text-properties officeooo:rsid="0e97448e"/>
    </style:style>
    <style:style style:name="T1747" style:family="text">
      <style:text-properties officeooo:rsid="0e98c894"/>
    </style:style>
    <style:style style:name="T1748" style:family="text">
      <style:text-properties officeooo:rsid="0e9a2304"/>
    </style:style>
    <style:style style:name="T1749" style:family="text">
      <style:text-properties officeooo:rsid="0e9b251c"/>
    </style:style>
    <style:style style:name="T1750" style:family="text">
      <style:text-properties officeooo:rsid="0ea26c46"/>
    </style:style>
    <style:style style:name="T1751" style:family="text">
      <style:text-properties officeooo:rsid="0ea50bb2"/>
    </style:style>
    <style:style style:name="T1752" style:family="text">
      <style:text-properties officeooo:rsid="0ea570b6"/>
    </style:style>
    <style:style style:name="T1753" style:family="text">
      <style:text-properties officeooo:rsid="0ea7c23b"/>
    </style:style>
    <style:style style:name="T1754" style:family="text">
      <style:text-properties officeooo:rsid="0ea94f85"/>
    </style:style>
    <style:style style:name="T1755" style:family="text">
      <style:text-properties officeooo:rsid="0eb27f30"/>
    </style:style>
    <style:style style:name="T1756" style:family="text">
      <style:text-properties officeooo:rsid="0eb85a04"/>
    </style:style>
    <style:style style:name="T1757" style:family="text">
      <style:text-properties officeooo:rsid="0eb8b68b"/>
    </style:style>
    <style:style style:name="T1758" style:family="text">
      <style:text-properties officeooo:rsid="0eba4134"/>
    </style:style>
    <style:style style:name="T1759" style:family="text">
      <style:text-properties officeooo:rsid="0ebd9309"/>
    </style:style>
    <style:style style:name="T1760" style:family="text">
      <style:text-properties officeooo:rsid="0ec0103f"/>
    </style:style>
    <style:style style:name="T1761" style:family="text">
      <style:text-properties officeooo:rsid="0ec04adc"/>
    </style:style>
    <style:style style:name="T1762" style:family="text">
      <style:text-properties officeooo:rsid="0ec16dd4"/>
    </style:style>
    <style:style style:name="T1763" style:family="text">
      <style:text-properties officeooo:rsid="0ec3e444"/>
    </style:style>
    <style:style style:name="T1764" style:family="text">
      <style:text-properties officeooo:rsid="0ec4ff1d"/>
    </style:style>
    <style:style style:name="T1765" style:family="text">
      <style:text-properties officeooo:rsid="0ec639b7"/>
    </style:style>
    <style:style style:name="T1766" style:family="text">
      <style:text-properties officeooo:rsid="0ec6e52d"/>
    </style:style>
    <style:style style:name="T1767" style:family="text">
      <style:text-properties officeooo:rsid="0ecb2199"/>
    </style:style>
    <style:style style:name="T1768" style:family="text">
      <style:text-properties officeooo:rsid="0eccabef"/>
    </style:style>
    <style:style style:name="T1769" style:family="text">
      <style:text-properties officeooo:rsid="0ece770f"/>
    </style:style>
    <style:style style:name="T1770" style:family="text">
      <style:text-properties officeooo:rsid="0eced2c1"/>
    </style:style>
    <style:style style:name="T1771" style:family="text">
      <style:text-properties officeooo:rsid="0ed5075c"/>
    </style:style>
    <style:style style:name="T1772" style:family="text">
      <style:text-properties officeooo:rsid="0ed5af72"/>
    </style:style>
    <style:style style:name="T1773" style:family="text">
      <style:text-properties officeooo:rsid="0ed97b3a"/>
    </style:style>
    <style:style style:name="T1774" style:family="text">
      <style:text-properties officeooo:rsid="0ededbe5"/>
    </style:style>
    <style:style style:name="T1775" style:family="text">
      <style:text-properties officeooo:rsid="0ee2dd03"/>
    </style:style>
    <style:style style:name="T1776" style:family="text">
      <style:text-properties officeooo:rsid="0ee58d8c"/>
    </style:style>
    <style:style style:name="T1777" style:family="text">
      <style:text-properties officeooo:rsid="0ee597c2"/>
    </style:style>
    <style:style style:name="T1778" style:family="text">
      <style:text-properties officeooo:rsid="0ee6fe1f"/>
    </style:style>
    <style:style style:name="T1779" style:family="text">
      <style:text-properties officeooo:rsid="0eed8af0"/>
    </style:style>
    <style:style style:name="T1780" style:family="text">
      <style:text-properties officeooo:rsid="0eee7e3d"/>
    </style:style>
    <style:style style:name="T1781" style:family="text">
      <style:text-properties officeooo:rsid="0ef11f15"/>
    </style:style>
    <style:style style:name="T1782" style:family="text">
      <style:text-properties officeooo:rsid="0ef89795"/>
    </style:style>
    <style:style style:name="T1783" style:family="text">
      <style:text-properties officeooo:rsid="0efaafbb"/>
    </style:style>
    <style:style style:name="T1784" style:family="text">
      <style:text-properties officeooo:rsid="0efb41cf"/>
    </style:style>
    <style:style style:name="T1785" style:family="text">
      <style:text-properties officeooo:rsid="0efb8452"/>
    </style:style>
    <style:style style:name="T1786" style:family="text">
      <style:text-properties officeooo:rsid="0efbdaeb"/>
    </style:style>
    <style:style style:name="T1787" style:family="text">
      <style:text-properties officeooo:rsid="0efdf4c3"/>
    </style:style>
    <style:style style:name="T1788" style:family="text">
      <style:text-properties officeooo:rsid="0effa1b9"/>
    </style:style>
    <style:style style:name="T1789" style:family="text">
      <style:text-properties officeooo:rsid="0f009cf5"/>
    </style:style>
    <style:style style:name="T1790" style:family="text">
      <style:text-properties officeooo:rsid="0f02746f"/>
    </style:style>
    <style:style style:name="T1791" style:family="text">
      <style:text-properties officeooo:rsid="0f041296"/>
    </style:style>
    <style:style style:name="T1792" style:family="text">
      <style:text-properties officeooo:rsid="0f07c41a"/>
    </style:style>
    <style:style style:name="T1793" style:family="text">
      <style:text-properties officeooo:rsid="0f0ad6db"/>
    </style:style>
    <style:style style:name="T1794" style:family="text">
      <style:text-properties officeooo:rsid="0f0c5e45"/>
    </style:style>
    <style:style style:name="T1795" style:family="text">
      <style:text-properties officeooo:rsid="0f10db66"/>
    </style:style>
    <style:style style:name="T1796" style:family="text">
      <style:text-properties officeooo:rsid="0f128600"/>
    </style:style>
    <style:style style:name="T1797" style:family="text">
      <style:text-properties officeooo:rsid="0f1787a1"/>
    </style:style>
    <style:style style:name="T1798" style:family="text">
      <style:text-properties officeooo:rsid="0f184154"/>
    </style:style>
    <style:style style:name="T1799" style:family="text">
      <style:text-properties officeooo:rsid="0f18fd30"/>
    </style:style>
    <style:style style:name="T1800" style:family="text">
      <style:text-properties officeooo:rsid="0f1a26b1"/>
    </style:style>
    <style:style style:name="T1801" style:family="text">
      <style:text-properties officeooo:rsid="0f1ceb96"/>
    </style:style>
    <style:style style:name="T1802" style:family="text">
      <style:text-properties officeooo:rsid="0f1dad41"/>
    </style:style>
    <style:style style:name="T1803" style:family="text">
      <style:text-properties officeooo:rsid="0f1ef306"/>
    </style:style>
    <style:style style:name="T1804" style:family="text">
      <style:text-properties officeooo:rsid="0f1fb8c7"/>
    </style:style>
    <style:style style:name="T1805" style:family="text">
      <style:text-properties officeooo:rsid="0f216439"/>
    </style:style>
    <style:style style:name="T1806" style:family="text">
      <style:text-properties officeooo:rsid="0f23426f"/>
    </style:style>
    <style:style style:name="T1807" style:family="text">
      <style:text-properties officeooo:rsid="0f26af33"/>
    </style:style>
    <style:style style:name="T1808" style:family="text">
      <style:text-properties officeooo:rsid="0f2b7251"/>
    </style:style>
    <style:style style:name="T1809" style:family="text">
      <style:text-properties officeooo:rsid="0f2c9771"/>
    </style:style>
    <style:style style:name="T1810" style:family="text">
      <style:text-properties officeooo:rsid="0f2db536"/>
    </style:style>
    <style:style style:name="T1811" style:family="text">
      <style:text-properties officeooo:rsid="0f2e6fea"/>
    </style:style>
    <style:style style:name="T1812" style:family="text">
      <style:text-properties officeooo:rsid="0f2f8c2f"/>
    </style:style>
    <style:style style:name="T1813" style:family="text">
      <style:text-properties officeooo:rsid="0bc4ab9e"/>
    </style:style>
    <style:style style:name="T1814" style:family="text">
      <style:text-properties officeooo:rsid="0f30b818"/>
    </style:style>
    <style:style style:name="T1815" style:family="text">
      <style:text-properties officeooo:rsid="0f33b0b5"/>
    </style:style>
    <style:style style:name="T1816" style:family="text">
      <style:text-properties officeooo:rsid="0f35292a"/>
    </style:style>
    <style:style style:name="T1817" style:family="text">
      <style:text-properties officeooo:rsid="0f36fbdb"/>
    </style:style>
    <style:style style:name="T1818" style:family="text">
      <style:text-properties officeooo:rsid="0f3c73fc"/>
    </style:style>
    <style:style style:name="T1819" style:family="text">
      <style:text-properties officeooo:rsid="0f3e4972"/>
    </style:style>
    <style:style style:name="T1820" style:family="text">
      <style:text-properties officeooo:rsid="0f451189"/>
    </style:style>
    <style:style style:name="T1821" style:family="text">
      <style:text-properties officeooo:rsid="0f46c99f"/>
    </style:style>
    <style:style style:name="T1822" style:family="text">
      <style:text-properties officeooo:rsid="0f478180"/>
    </style:style>
    <style:style style:name="T1823" style:family="text">
      <style:text-properties officeooo:rsid="0f4c52e2"/>
    </style:style>
    <style:style style:name="T1824" style:family="text">
      <style:text-properties officeooo:rsid="0f4fce3a"/>
    </style:style>
    <style:style style:name="T1825" style:family="text">
      <style:text-properties officeooo:rsid="0f503e94"/>
    </style:style>
    <style:style style:name="T1826" style:family="text">
      <style:text-properties officeooo:rsid="0f592efc"/>
    </style:style>
    <style:style style:name="T1827" style:family="text">
      <style:text-properties officeooo:rsid="0f5ef45b"/>
    </style:style>
    <style:style style:name="T1828" style:family="text">
      <style:text-properties officeooo:rsid="0f5fd87b"/>
    </style:style>
    <style:style style:name="T1829" style:family="text">
      <style:text-properties officeooo:rsid="0f641d42"/>
    </style:style>
    <style:style style:name="T1830" style:family="text">
      <style:text-properties officeooo:rsid="0f64aba3"/>
    </style:style>
    <style:style style:name="T1831" style:family="text">
      <style:text-properties officeooo:rsid="0f65f31b"/>
    </style:style>
    <style:style style:name="T1832" style:family="text">
      <style:text-properties officeooo:rsid="0f697b61"/>
    </style:style>
    <style:style style:name="T1833" style:family="text">
      <style:text-properties officeooo:rsid="0f6bdc6f"/>
    </style:style>
    <style:style style:name="T1834" style:family="text">
      <style:text-properties officeooo:rsid="0f6f331b"/>
    </style:style>
    <style:style style:name="T1835" style:family="text">
      <style:text-properties officeooo:rsid="0f6ffebe"/>
    </style:style>
    <style:style style:name="T1836" style:family="text">
      <style:text-properties officeooo:rsid="0f711e70"/>
    </style:style>
    <style:style style:name="T1837" style:family="text">
      <style:text-properties officeooo:rsid="0a0eac73"/>
    </style:style>
    <style:style style:name="T1838" style:family="text">
      <style:text-properties officeooo:rsid="0f740b34"/>
    </style:style>
    <style:style style:name="T1839" style:family="text">
      <style:text-properties officeooo:rsid="0f75502c"/>
    </style:style>
    <style:style style:name="T1840" style:family="text">
      <style:text-properties officeooo:rsid="0f76adee"/>
    </style:style>
    <style:style style:name="T1841" style:family="text">
      <style:text-properties officeooo:rsid="0f79ef88"/>
    </style:style>
    <style:style style:name="T1842" style:family="text">
      <style:text-properties officeooo:rsid="0f7b6689"/>
    </style:style>
    <style:style style:name="T1843" style:family="text">
      <style:text-properties officeooo:rsid="0f7c4388"/>
    </style:style>
    <style:style style:name="T1844" style:family="text">
      <style:text-properties officeooo:rsid="0f7cb130"/>
    </style:style>
    <style:style style:name="T1845" style:family="text">
      <style:text-properties officeooo:rsid="0f7f2853"/>
    </style:style>
    <style:style style:name="T1846" style:family="text">
      <style:text-properties officeooo:rsid="0f7f48b4"/>
    </style:style>
    <style:style style:name="T1847" style:family="text">
      <style:text-properties officeooo:rsid="0f7f7d78"/>
    </style:style>
    <style:style style:name="T1848" style:family="text">
      <style:text-properties officeooo:rsid="0f85284f"/>
    </style:style>
    <style:style style:name="T1849" style:family="text">
      <style:text-properties officeooo:rsid="0f86e3c7"/>
    </style:style>
    <style:style style:name="T1850" style:family="text">
      <style:text-properties officeooo:rsid="0f889e4c"/>
    </style:style>
    <style:style style:name="T1851" style:family="text">
      <style:text-properties officeooo:rsid="0f8bdc8c"/>
    </style:style>
    <style:style style:name="T1852" style:family="text">
      <style:text-properties officeooo:rsid="0f8f98af"/>
    </style:style>
    <style:style style:name="T1853" style:family="text">
      <style:text-properties officeooo:rsid="0f99c66e"/>
    </style:style>
    <style:style style:name="T1854" style:family="text">
      <style:text-properties officeooo:rsid="0f9dcdc1"/>
    </style:style>
    <style:style style:name="T1855" style:family="text">
      <style:text-properties officeooo:rsid="0f9fb36d"/>
    </style:style>
    <style:style style:name="T1856" style:family="text">
      <style:text-properties officeooo:rsid="0fa02ede"/>
    </style:style>
    <style:style style:name="T1857" style:family="text">
      <style:text-properties officeooo:rsid="0fa16066"/>
    </style:style>
    <style:style style:name="T1858" style:family="text">
      <style:text-properties officeooo:rsid="0fa398e2"/>
    </style:style>
    <style:style style:name="T1859" style:family="text">
      <style:text-properties officeooo:rsid="0fa5422f"/>
    </style:style>
    <style:style style:name="T1860" style:family="text">
      <style:text-properties officeooo:rsid="0faa0ba8"/>
    </style:style>
    <style:style style:name="T1861" style:family="text">
      <style:text-properties officeooo:rsid="0fac859d"/>
    </style:style>
    <style:style style:name="T1862" style:family="text">
      <style:text-properties officeooo:rsid="0fada30a"/>
    </style:style>
    <style:style style:name="T1863" style:family="text">
      <style:text-properties officeooo:rsid="0faf9fc1"/>
    </style:style>
    <style:style style:name="T1864" style:family="text">
      <style:text-properties officeooo:rsid="0fb07609"/>
    </style:style>
    <style:style style:name="T1865" style:family="text">
      <style:text-properties officeooo:rsid="0fb1300e"/>
    </style:style>
    <style:style style:name="T1866" style:family="text">
      <style:text-properties officeooo:rsid="0fb30b6f"/>
    </style:style>
    <style:style style:name="T1867" style:family="text">
      <style:text-properties officeooo:rsid="0fb71fbc"/>
    </style:style>
    <style:style style:name="T1868" style:family="text">
      <style:text-properties officeooo:rsid="0fb8bec9"/>
    </style:style>
    <style:style style:name="T1869" style:family="text">
      <style:text-properties officeooo:rsid="0fb9f1a9"/>
    </style:style>
    <style:style style:name="T1870" style:family="text">
      <style:text-properties officeooo:rsid="0fba92e7"/>
    </style:style>
    <style:style style:name="T1871" style:family="text">
      <style:text-properties officeooo:rsid="0fbd1996"/>
    </style:style>
    <style:style style:name="T1872" style:family="text">
      <style:text-properties officeooo:rsid="0fbddcc8"/>
    </style:style>
    <style:style style:name="T1873" style:family="text">
      <style:text-properties officeooo:rsid="0fbe63b0"/>
    </style:style>
    <style:style style:name="T1874" style:family="text">
      <style:text-properties officeooo:rsid="0fbfba00"/>
    </style:style>
    <style:style style:name="T1875" style:family="text">
      <style:text-properties officeooo:rsid="0fc0eb06"/>
    </style:style>
    <style:style style:name="T1876" style:family="text">
      <style:text-properties officeooo:rsid="0fc1faae"/>
    </style:style>
    <style:style style:name="T1877" style:family="text">
      <style:text-properties officeooo:rsid="0fc4f70b"/>
    </style:style>
    <style:style style:name="T1878" style:family="text">
      <style:text-properties officeooo:rsid="0fc8627e"/>
    </style:style>
    <style:style style:name="T1879" style:family="text">
      <style:text-properties officeooo:rsid="0fc9fb86"/>
    </style:style>
    <style:style style:name="T1880" style:family="text">
      <style:text-properties officeooo:rsid="0fcad7f2"/>
    </style:style>
    <style:style style:name="T1881" style:family="text">
      <style:text-properties officeooo:rsid="0fcd65ab"/>
    </style:style>
    <style:style style:name="T1882" style:family="text">
      <style:text-properties officeooo:rsid="0fd1af1b"/>
    </style:style>
    <style:style style:name="T1883" style:family="text">
      <style:text-properties officeooo:rsid="0fd39f9b"/>
    </style:style>
    <style:style style:name="T1884" style:family="text">
      <style:text-properties officeooo:rsid="0fd8329d"/>
    </style:style>
    <style:style style:name="T1885" style:family="text">
      <style:text-properties officeooo:rsid="0fd9c186"/>
    </style:style>
    <style:style style:name="T1886" style:family="text">
      <style:text-properties officeooo:rsid="0fda7f5f"/>
    </style:style>
    <style:style style:name="T1887" style:family="text">
      <style:text-properties officeooo:rsid="0fdb8262"/>
    </style:style>
    <style:style style:name="T1888" style:family="text">
      <style:text-properties officeooo:rsid="0fdc9e32"/>
    </style:style>
    <style:style style:name="T1889" style:family="text">
      <style:text-properties officeooo:rsid="0fde315b"/>
    </style:style>
    <style:style style:name="T1890" style:family="text">
      <style:text-properties officeooo:rsid="0fde7b52"/>
    </style:style>
    <style:style style:name="T1891" style:family="text">
      <style:text-properties officeooo:rsid="0fe23c64"/>
    </style:style>
    <style:style style:name="T1892" style:family="text">
      <style:text-properties officeooo:rsid="0fe52187"/>
    </style:style>
    <style:style style:name="T1893" style:family="text">
      <style:text-properties officeooo:rsid="0fe5c9f7"/>
    </style:style>
    <style:style style:name="T1894" style:family="text">
      <style:text-properties officeooo:rsid="0feab9ab"/>
    </style:style>
    <style:style style:name="T1895" style:family="text">
      <style:text-properties officeooo:rsid="0feadb3e"/>
    </style:style>
    <style:style style:name="T1896" style:family="text">
      <style:text-properties officeooo:rsid="0ff72a20"/>
    </style:style>
    <style:style style:name="T1897" style:family="text">
      <style:text-properties officeooo:rsid="0ffb8bbf"/>
    </style:style>
    <style:style style:name="T1898" style:family="text">
      <style:text-properties officeooo:rsid="0ffd835c"/>
    </style:style>
    <style:style style:name="T1899" style:family="text">
      <style:text-properties officeooo:rsid="0fffacf1"/>
    </style:style>
    <style:style style:name="T1900" style:family="text">
      <style:text-properties officeooo:rsid="10019896"/>
    </style:style>
    <style:style style:name="T1901" style:family="text">
      <style:text-properties officeooo:rsid="1001c040"/>
    </style:style>
    <style:style style:name="T1902" style:family="text">
      <style:text-properties officeooo:rsid="1002ae1d"/>
    </style:style>
    <style:style style:name="T1903" style:family="text">
      <style:text-properties officeooo:rsid="1002f4a2"/>
    </style:style>
    <style:style style:name="T1904" style:family="text">
      <style:text-properties officeooo:rsid="1004a83a"/>
    </style:style>
    <style:style style:name="T1905" style:family="text">
      <style:text-properties officeooo:rsid="10067a88"/>
    </style:style>
    <style:style style:name="T1906" style:family="text">
      <style:text-properties officeooo:rsid="047bd7da"/>
    </style:style>
    <style:style style:name="T1907" style:family="text">
      <style:text-properties officeooo:rsid="100ce8d8"/>
    </style:style>
    <style:style style:name="T1908" style:family="text">
      <style:text-properties officeooo:rsid="100dc55d"/>
    </style:style>
    <style:style style:name="T1909" style:family="text">
      <style:text-properties officeooo:rsid="100df57b"/>
    </style:style>
    <style:style style:name="T1910" style:family="text">
      <style:text-properties officeooo:rsid="100e2829"/>
    </style:style>
    <style:style style:name="T1911" style:family="text">
      <style:text-properties officeooo:rsid="100e39eb"/>
    </style:style>
    <style:style style:name="T1912" style:family="text">
      <style:text-properties officeooo:rsid="10111ac9"/>
    </style:style>
    <style:style style:name="T1913" style:family="text">
      <style:text-properties officeooo:rsid="101120c7"/>
    </style:style>
    <style:style style:name="T1914" style:family="text">
      <style:text-properties officeooo:rsid="1012b95f"/>
    </style:style>
    <style:style style:name="T1915" style:family="text">
      <style:text-properties officeooo:rsid="1014579b"/>
    </style:style>
    <style:style style:name="T1916" style:family="text">
      <style:text-properties officeooo:rsid="1015f5c3"/>
    </style:style>
    <style:style style:name="T1917" style:family="text">
      <style:text-properties officeooo:rsid="1017df2c"/>
    </style:style>
    <style:style style:name="T1918" style:family="text">
      <style:text-properties officeooo:rsid="1019293b"/>
    </style:style>
    <style:style style:name="T1919" style:family="text">
      <style:text-properties officeooo:rsid="1019d3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6"><text:span text:style-name="T1431">Памяти</text:span> Никлаус<text:span text:style-name="T1431">а</text:span> Вирт<text:span text:style-name="T143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9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4">Алфавит языка включает в себя:</text:p>
      <text:list xml:id="list1917958782" text:style-name="L1">
        <text:list-item>
          <text:p text:style-name="P812">пробельные символы: пробел, табуляция, возврат каретки, перевод строки;</text:p>
        </text:list-item>
        <text:list-item>
          <text:p text:style-name="P811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813">буквы кириллицы: <text:span text:style-name="Source_20_Text">А-Я</text:span> и <text:span text:style-name="Source_20_Text">а-я</text:span>;</text:p>
        </text:list-item>
        <text:list-item>
          <text:p text:style-name="P813">арабские цифры: <text:span text:style-name="Source_20_Text">0-9</text:span>;</text:p>
        </text:list-item>
        <text:list-item>
          <text:p text:style-name="P811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390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391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6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831756128" text:style-name="L2">
        <text:list-item>
          <text:p text:style-name="P814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814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66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67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65">В языке Клаус <text:span text:style-name="T1103">есть</text:span> следующие виды лексических единиц:</text:p>
      <text:list xml:id="list2702368596" text:style-name="L3">
        <text:list-item>
          <text:p text:style-name="P816"><text:span text:style-name="T19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</text:span></text:span><text:span text:style-name="Source_20_Text"><text:span text:style-name="T1826">целые </text:span></text:span><text:span text:style-name="Source_20_Text"><text:span text:style-name="T1025">целых</text:span></text:span><text:span text:style-name="T1025">, и т.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815"><text:span text:style-name="T1">Идентификатор</text:span> <text:span text:style-name="T1603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81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81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1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820"><text:span text:style-name="T1">Многострочный комментарий</text:span> — любой текст, начиная от <text:span text:style-name="T1791">комбинации символов</text:span> «<text:span text:style-name="Source_20_Text">/*</text:span>» и до ближайшей <text:span text:style-name="T1791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69"><text:span text:style-name="T1352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52">может использовать люб</text:span><text:span text:style-name="T40">ую</text:span><text:span text:style-name="T1352"> из перечисленных форм </text:span><text:span text:style-name="T43">по своему усмотрению</text:span><text:span text:style-name="T1352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3"><text:span text:style-name="T45">П</text:span><text:span text:style-name="T41">ример:</text:span></text:p>
      <text:p text:style-name="P370">типы<text:line-break/> <text:s text:c="3"/><text:span text:style-name="T741">с: строка;<text:line-break/> <text:s text:c="3"/>ц</text:span><text:span text:style-name="T1820">1, ц2</text:span><text:span text:style-name="T741">: цел</text:span><text:span text:style-name="T1820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69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80">словарей массив</text:span></text:span><text:span text:style-name="Source_20_Text"><text:span text:style-name="T881">ы</text:span></text:span><text:span text:style-name="Source_20_Text"><text:span text:style-name="T880"> строка</text:span></text:span><text:span text:style-name="T65">» и «</text:span><text:span text:style-name="Source_20_Text"><text:span text:style-name="T880">словарь массивов строк</text:span></text:span><text:span text:style-name="T65">» </text:span><text:span text:style-name="T64">с точки зрения синтаксиса</text:span><text:span text:style-name="T65"> полностью эквивалентны. Автор</text:span><text:span text:style-name="T597">ы</text:span><text:span text:style-name="T65">, однако, наде</text:span><text:span text:style-name="T597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70">бросить</text:p>
      <text:p text:style-name="P370">вв</text:p>
      <text:p text:style-name="P370">вернуть вернуться</text:p>
      <text:p text:style-name="P370">вх</text:p>
      <text:p text:style-name="P370">выбор</text:p>
      <text:p text:style-name="P370">вых</text:p>
      <text:p text:style-name="P370">да</text:p>
      <text:p text:style-name="P370">дальше</text:p>
      <text:p text:style-name="P370">для</text:p>
      <text:p text:style-name="P370">до</text:p>
      <text:p text:style-name="P370">дробное дробные дробных</text:p>
      <text:p text:style-name="P370">если</text:p>
      <text:p text:style-name="P370">есть</text:p>
      <text:p text:style-name="P370">завершить</text:p>
      <text:p text:style-name="P370">и</text:p>
      <text:p text:style-name="P370">из</text:p>
      <text:p text:style-name="P370"><text:soft-page-break/>или</text:p>
      <text:p text:style-name="P370">иначе</text:p>
      <text:p text:style-name="P370">исключение исключения</text:p>
      <text:p text:style-name="P656">используется используются</text:p>
      <text:p text:style-name="P370">каждый каждого каждой</text:p>
      <text:p text:style-name="P370">ключ</text:p>
      <text:p text:style-name="P370">когда</text:p>
      <text:p text:style-name="P370">константа константы</text:p>
      <text:p text:style-name="P370">либо</text:p>
      <text:p text:style-name="P370">логическое логические логических</text:p>
      <text:p text:style-name="P370">любой любая любое</text:p>
      <text:p text:style-name="P370">массив массивы массивов</text:p>
      <text:p text:style-name="P370">момент моменты моментов</text:p>
      <text:p text:style-name="P370">напоследок</text:p>
      <text:p text:style-name="P370">начало</text:p>
      <text:p text:style-name="P370">не</text:p>
      <text:p text:style-name="P370">нет</text:p>
      <text:p text:style-name="P370">нету</text:p>
      <text:p text:style-name="P370">ничего</text:p>
      <text:p text:style-name="P370">обратный</text:p>
      <text:p text:style-name="P370">объект объекты объектов</text:p>
      <text:p text:style-name="P370">окончание конец</text:p>
      <text:p text:style-name="P370">от</text:p>
      <text:p text:style-name="P370">ошибка</text:p>
      <text:p text:style-name="P370">переменная переменные</text:p>
      <text:p text:style-name="P370">пока</text:p>
      <text:p text:style-name="P370">прервать</text:p>
      <text:p text:style-name="P370">программа</text:p>
      <text:p text:style-name="P370">продолжить</text:p>
      <text:p text:style-name="P370">процедура</text:p>
      <text:p text:style-name="P370">пусто</text:p>
      <text:p text:style-name="P370">символ символы символов</text:p>
      <text:p text:style-name="P370">словарь словари словарей</text:p>
      <text:p text:style-name="P370">сообщение</text:p>
      <text:p text:style-name="P370">строка строки строк</text:p>
      <text:p text:style-name="P370">структура структуры структур</text:p>
      <text:p text:style-name="P370">тип типы</text:p>
      <text:p text:style-name="P370">то</text:p>
      <text:p text:style-name="P370">тогда</text:p>
      <text:p text:style-name="P370">точность</text:p>
      <text:p text:style-name="P370">функция</text:p>
      <text:p text:style-name="P370">целое целые целых</text:p>
      <text:p text:style-name="P370">цикл</text:p>
      <text:h text:style-name="Heading_20_1" text:outline-level="1">Структура <text:span text:style-name="T1051">исходного кода</text:span></text:h>
      <text:p text:style-name="P371">Программа на языке Клаус, а также любая подпрограмма — процедура или функция — состоит из заголовка, <text:span text:style-name="T1098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2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</text:span><text:span text:style-name="T1821">объявление</text:span><text:span text:style-name="T1046"> единственного параметра, принимаемого программой, который всегда должен быть </text:span><text:span text:style-name="T1821">определён</text:span><text:span text:style-name="T1046"> как входной и иметь тип </text:span><text:span text:style-name="Source_20_Text"><text:span text:style-name="T1046">массив строк</text:span></text:span><text:span text:style-name="T1046">.</text:span></text:p>
      <text:p text:style-name="P372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396"><text:soft-page-break/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396"/>
      <text:p text:style-name="P486">программа Эхо(арг: массив строк);<text:line-break/>переменн<text:span text:style-name="T1354">ые</text:span><text:line-break/> <text:s text:c="3"/><text:span text:style-name="T1353">к</text:span>: целое;<text:line-break/> <text:s text:c="3"/>рзд: строка = "";<text:line-break/>начало<text:line-break/> <text:s text:c="3"/>для <text:span text:style-name="T1353">к</text:span> от 0 до длина(арг)-1 цикл начало<text:line-break/> <text:s text:c="7"/>вывести(рзд, арг[<text:span text:style-name="T1353">к</text:span>]);<text:line-break/> <text:s text:c="7"/>рзд := " ";<text:line-break/> <text:s text:c="3"/><text:span text:style-name="T1353">конец</text:span>;<text:line-break/> <text:s text:c="3"/>вывести(НС);<text:line-break/>окончание.</text:p>
      <text:p text:style-name="P374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74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5">После окончания тела программы должен следовать знак «<text:span text:style-name="Source_20_Text">.</text:span>».</text:p>
      <text:h text:style-name="P674" text:outline-level="2">Подключение модулей</text:h>
      <text:p text:style-name="P660">Модулем в языке Клаус называется <text:span text:style-name="T1896">именованная </text:span>библиотека, содержащая определения типов данных, констант, переменных, исключений, процедур и функций. <text:span text:style-name="T1896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96">используется</text:span></text:span><text:span text:style-name="T1896">.</text:span></text:p>
      <text:p text:style-name="P661">Перечень модулей, <text:span text:style-name="T1903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pan text:style-name="Source_20_Text">используются</text:span>), <text:span text:style-name="T1897">в</text:span>след за ним через запятую должны быть перечислены имена используемых модулей,<text:span text:style-name="T1897"> </text:span><text:span text:style-name="T1900">в конце списка требуется </text:span><text:span text:style-name="T1897">знак «</text:span><text:span text:style-name="Source_20_Text"><text:span text:style-name="T1897">;</text:span></text:span><text:span text:style-name="T1897">».</text:span></text:p>
      <text:p text:style-name="Исходный_20_код"><text:span text:style-name="T1898">п</text:span>рограмма Пример;<text:line-break/><text:span text:style-name="T1898">используются<text:line-break/> <text:s text:c="3"/>Терм</text:span><text:span text:style-name="T1918">инал</text:span><text:span text:style-name="T1898">, Графика, Файлы;<text:line-break/>начало<text:line-break/> <text:s text:c="3"/>ничего;<text:line-break/>окончание.</text:span></text:p>
      <text:p text:style-name="P663">Модуль <text:span text:style-name="Source_20_Text">Клаус</text:span>, содержащий стандартную библиотеку языка, неявно подключается к каждой программе <text:span text:style-name="T1904">и считается первым в списке используемых модулей</text:span>.</text:p>
      <text:p text:style-name="P662">В нынешней версии языка не<text:span text:style-name="T1899">т </text:span>возможност<text:span text:style-name="T1899">и создавать собственные модули. </text:span><text:span text:style-name="T1900">Однако, </text:span><text:span text:style-name="T1901">программисты могут использовать несколько встроенных модулей, описанных в разделе «</text:span><text:span text:style-name="T1917">Встроенная б</text:span><text:span text:style-name="T1902">иблиотека</text:span><text:span text:style-name="T1901">» </text:span><text:span text:style-name="T1905">настоящего руководства</text:span><text:span text:style-name="T1901">.</text:span></text:p>
      <text:h text:style-name="Heading_20_2" text:outline-level="2"><text:span text:style-name="T1052">Определение</text:span> подпрограмм<text:span text:style-name="T1075">ы</text:span></text:h>
      <text:p text:style-name="P376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77">Подпрограммы могут быть определены в <text:span text:style-name="T1099">разделе</text:span> определений основной программы, либо <text:span text:style-name="T1176">в разделах определений</text:span> других подпрограмм с произвольным уровнем вложенности.</text:p>
      <text:p text:style-name="P378"><text:soft-page-break/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8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2">обязательно должны быть указаны пустые круглые</text:span><text:span text:style-name="T1057"> </text:span>скобки.</text:p>
      <text:p text:style-name="P379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80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81"><text:span text:style-name="T1100">Раздел</text:span> определений подпрограммы и её тело <text:span text:style-name="T1101">устроены так же</text:span>, <text:span text:style-name="T1101">как</text:span> <text:span text:style-name="T1101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2">В Клаусе определено три режима передачи параметров в подпрограммы: входные, выходные и проходные параметры.</text:p>
      <text:p text:style-name="P383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83">В качестве входных параметров можно указывать переменные, константы, буквальные значения и выражения, включая вызовы функций.</text:p>
      <text:p text:style-name="P384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5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386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387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48">Для каждого из параметров можно указать несколько синоним</text:span><text:span text:style-name="T1849">ичных имён</text:span><text:span text:style-name="T1848">, разделив их знаком «</text:span><text:span text:style-name="Source_20_Text"><text:span text:style-name="T1848">/</text:span></text:span><text:span text:style-name="T1848">».</text:span></text:p>
      <text:p text:style-name="P388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91" text:outline-level="3"><text:span text:style-name="T1455">Предварительное</text:span> определение</text:h>
      <text:p text:style-name="P503">Предварительное определение подпрограммы представляет собой её заголовок, <text:span text:style-name="T1456">после которого вместо тела подпрограммы указано ключевое слово </text:span><text:span text:style-name="Source_20_Text"><text:span text:style-name="T1456">дальше</text:span></text:span><text:span text:style-name="T1456"> и знак «</text:span><text:span text:style-name="Source_20_Text"><text:span text:style-name="T1456">;</text:span></text:span><text:span text:style-name="T1456">».</text:span></text:p>
      <text:p text:style-name="Исходный_20_код">функция мояФункция(а, б: целое): дробное; дальше;</text:p>
      <text:p text:style-name="P504"><text:soft-page-break/>Если в исходном коде дано такое предварительное определение, то <text:span text:style-name="T1459">в той же области видимости </text:span>ниже по тексту должно <text:span text:style-name="T1457">располагаться</text:span> полное определение этой подпрограммы, <text:span text:style-name="T1458">включая её тело, </text:span>причём заголовок должен точно совпадать с заголовком в предварительном определении.</text:p>
      <text:p text:style-name="P505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397">функция синус(х: дробное): дробное;<text:line-break/>начало<text:line-break/> <text:s text:c="3"/>вернуть sin(х);<text:line-break/>окончание;</text:p>
      <text:p text:style-name="P398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8"/>
      <text:p text:style-name="P398"><text:span text:style-name="T1065">тип Точка = структура<text:line-break/> <text:s text:c="3"/></text:span><text:span text:style-name="T1605">г</text:span><text:span text:style-name="T1065">, </text:span><text:span text:style-name="T1605">в</text:span><text:span text:style-name="T1065">: целое;<text:line-break/>конец;<text:line-break/><text:line-break/>функция </text:span><text:span text:style-name="T1604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 <text:s text:c="3"/>т.</text:span><text:span text:style-name="T1605">г</text:span><text:span text:style-name="T1065"> := </text:span><text:span text:style-name="T1068">х</text:span><text:span text:style-name="T1065">;<text:line-break/> <text:s text:c="3"/>т.</text:span><text:span text:style-name="T1605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397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06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06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06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<text:soft-page-break/>Области видимости</text:h>
      <text:p text:style-name="P389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6">имена</text:span> должны быть уникальны — т.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е., </text:span><text:span text:style-name="T1090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392">Область видимости подпрограммы является вложенной по отношению к основной программе или <text:span text:style-name="T1086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393">К области видимости основной программы относятся:</text:p>
      <text:list xml:id="list1056381213" text:style-name="L4">
        <text:list-item>
          <text:p text:style-name="P821">Имя программы;</text:p>
        </text:list-item>
        <text:list-item>
          <text:p text:style-name="P821">Имя входного параметра программы, если он объявлен;</text:p>
        </text:list-item>
        <text:list-item>
          <text:p text:style-name="P821">Все имена, объявленные в области определений программы.</text:p>
        </text:list-item>
      </text:list>
      <text:p text:style-name="P394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394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3">этих </text:span><text:span text:style-name="T1083">областях.</text:span></text:p>
      <text:p text:style-name="P395">При обращении к идентификатору в исходном <text:span text:style-name="T1089">коде</text:span> программы <text:span text:style-name="T1094">имя разрешается по следующим правилам</text:span>:</text:p>
      <text:list xml:id="list893024393" text:style-name="L5">
        <text:list-item>
          <text:p text:style-name="P822"><text:span text:style-name="T1094">Выполняется п</text:span><text:span text:style-name="T1087">оиск </text:span><text:span text:style-name="T1102">имени</text:span><text:span text:style-name="T1087"> в локальной области видимости, </text:span><text:span text:style-name="T1102">среди тех имён, что объявлены выше по тексту исходного кода</text:span><text:span text:style-name="T1087">;</text:span></text:p>
        </text:list-item>
        <text:list-item>
          <text:p text:style-name="P823">Если имя не найдено, <text:span text:style-name="T1094">то</text:span> <text:span text:style-name="T1094">выполняется </text:span>поиск <text:span text:style-name="T1102">выше по тексту </text:span>в<text:span text:style-name="T1095">о всех</text:span> объемлющих областях видимости, по порядку <text:span text:style-name="T1088">изнутри наружу</text:span>;</text:p>
        </text:list-item>
      </text:list>
      <text:p text:style-name="P399">Иными слова<text:span text:style-name="T1091">ми</text:span>, <text:span text:style-name="T1092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7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400">Имена, объявленные во вложенных областях видимости, никогда не видны из объемлющих областей.</text:p>
      <text:p text:style-name="P658"><text:span text:style-name="T1894">Модули, подключаемые с помощью конструкции </text:span><text:span text:style-name="Source_20_Text"><text:span text:style-name="T1894">используется</text:span></text:span><text:span text:style-name="T1894">, становятся внешними областями видимости по отношению к основной программе</text:span>. <text:span text:style-name="T1894">Если идентификатор не найден в пределах программы, то выполняется поиск в каждом из подключённых модулей </text:span><text:span text:style-name="T1895">по порядку от конца к началу списка.</text:span></text:p>
      <text:p text:style-name="P659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9">Глобальные определения типов <text:span text:style-name="T1141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1">в теле основной программы, а также во всех вложенных областях видимости — </text:span><text:span text:style-name="T1164">в </text:span><text:span text:style-name="T1141">процедурах и функциях, — если не перекрыты в них локальными определениями.</text:span></text:p>
      <text:p text:style-name="P410">Любая подпрограмма имеет собственный раздел определений <text:span text:style-name="T1167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10"><text:soft-page-break/>Во всех случаях <text:span text:style-name="T1165">видны только</text:span> те определения, которые были даны выше по тексту исходного кода. <text:span text:style-name="T1166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2">тип мойТип = массив целых;<text:line-break/> <text:s text:c="3"/>константа Пи = 3.1415926;<text:line-break/> <text:s text:c="3"/></text:span><text:span text:style-name="T1143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8">Определения</text:span> типов</text:h>
      <text:p text:style-name="P412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4">Объявление типа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<text:span text:style-name="T137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Исходный_20_код">программа Пример;<text:line-break/><text:span text:style-name="T1144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6">п1, п2: целое;<text:line-break/> <text:s text:c="7"/>п3: строка;</text:span><text:span text:style-name="T1144"><text:line-break/> <text:s text:c="3"/>окончание;<text:line-break/>начало<text:line-break/> <text:s text:c="3"/></text:span><text:span text:style-name="T1147">ничего;</text:span><text:span text:style-name="T1144"><text:line-break/>окончание.</text:span></text:p>
      <text:p text:style-name="P417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9">Параметры исключений могут иметь только простой тип, обозначаемый ключевым словом языка.</text:span></text:p>
      <text:p text:style-name="P492">Объявлени<text:span text:style-name="T1151">е</text:span> типов, имеющих различные имена, но <text:span text:style-name="T1150">эквивалентные</text:span> определения, зачастую использу<text:span text:style-name="T1151">е</text:span>тся для улучшения читаемости исходного кода <text:span text:style-name="T1152">п</text:span>рограммы.</text:p>
      <text:p text:style-name="P490">Если в объявлении типа данных указано несколько идентификаторов <text:span text:style-name="T1375">через «</text:span><text:span text:style-name="Source_20_Text"><text:span text:style-name="T1375">/</text:span></text:span><text:span text:style-name="T1375">»</text:span>, то <text:span text:style-name="T1376">все </text:span>эти идентификаторы являются синонимами, <text:span text:style-name="T1377">т.е.</text:span> в исходном коде <text:span text:style-name="T1379">для улучшения читаемости </text:span>может использоваться любой из них, <text:span text:style-name="T1378">на усмотрение программиста</text:span>.</text:p>
      <text:p text:style-name="P489">программа Пример;<text:line-break/><text:span text:style-name="T1144">тип<text:line-break/> <text:s text:c="3"/></text:span>Точка/Точек<text:span text:style-name="T1144"> = </text:span>структура<text:line-break/> <text:s text:c="7"/>x: дробное;<text:line-break/> <text:s text:c="7"/>y: дробное;<text:line-break/> <text:s text:c="3"/>окончание<text:span text:style-name="T1144">;<text:line-break/></text:span>переменные<text:line-break/> <text:s text:c="3"/>т: Точка;<text:line-break/> <text:s text:c="3"/>мт: массив Точек;<text:span text:style-name="T1144"><text:line-break/></text:span><text:soft-page-break/><text:span text:style-name="T1144">начало<text:line-break/> <text:s text:c="3"/></text:span><text:span text:style-name="T1147">ничего;</text:span><text:span text:style-name="T1144"><text:line-break/>окончание.</text:span></text:p>
      <text:p text:style-name="P415">Синтаксис определений составных типов <text:span text:style-name="T1145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8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2">Секция определений <text:span text:style-name="T1153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3">констант</text:span></text:span><text:span text:style-name="Source_20_Text"><text:span text:style-name="T1157">а</text:span></text:span> или <text:span text:style-name="Source_20_Text"><text:span text:style-name="T1153">константы</text:span></text:span>, за которым следует одно или несколько объявлений <text:span text:style-name="T1153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6">Объявление <text:span text:style-name="T1154">константы</text:span>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 следует знак «<text:span text:style-name="Source_20_Text">=</text:span>», а за ним — <text:span text:style-name="T1154">буквальное значение, имя ранее определённой константы или выражение</text:span>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P620"><text:span text:style-name="T1813">Если </text:span><text:span text:style-name="T1814">для константы</text:span><text:span text:style-name="T1813"> указано несколько </text:span><text:span text:style-name="T1814">имён</text:span><text:span text:style-name="T1813"> </text:span><text:span text:style-name="T1375">через «</text:span><text:span text:style-name="Source_20_Text"><text:span text:style-name="T1375">/</text:span></text:span><text:span text:style-name="T1375">»</text:span><text:span text:style-name="T1813">, то </text:span><text:span text:style-name="T1376">все </text:span><text:span text:style-name="T1813">эти </text:span><text:span text:style-name="T1814">имена</text:span><text:span text:style-name="T1813"> являются синонимами, </text:span><text:span text:style-name="T1377">т.е.</text:span><text:span text:style-name="T1813"> в исходном коде </text:span><text:span text:style-name="T1379">для улучшения читаемости </text:span><text:span text:style-name="T1813">может использоваться любо</text:span><text:span text:style-name="T1814">е</text:span><text:span text:style-name="T1813"> из них, </text:span><text:span text:style-name="T1378">на усмотрение программиста</text:span><text:span text:style-name="T1813">.</text:span></text:p>
      <text:p text:style-name="P620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20"><text:span text:style-name="T1811">Если т</text:span>ип константы не указан явно, он определяется исходя из типа указанного буквального значения или выражения. <text:span text:style-name="T1811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58">специально указано как </text:span>дробн<text:span text:style-name="T1158">ое</text:span>: <text:span text:style-name="Source_20_Text">1.0</text:span> или <text:span text:style-name="Source_20_Text">1э0</text:span>.</text:p>
      <text:p text:style-name="P421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5">Обращени</text:span><text:span text:style-name="T1156">я</text:span><text:span text:style-name="T1155"> к переменным и вызовы функций в таком выражении недопустимы.</text:span></text:p>
      <text:p text:style-name="P622">программа Пример;<text:line-break/><text:span text:style-name="T1158">константы<text:line-break/> <text:s text:c="3"/></text:span><text:span text:style-name="T1161">целыйН</text:span><text:span text:style-name="T1158">уль = 0;<text:line-break/> <text:s text:c="3"/>дробныйНуль = 0.0;<text:line-break/> <text:s text:c="3"/>не</text:span><text:span text:style-name="T1162">Ч</text:span><text:span text:style-name="T1158">исло = 0 / 0;<text:line-break/> <text:s text:c="3"/>бесконечность = 1 / 0;<text:line-break/> <text:s text:c="3"/></text:span><text:span text:style-name="T1160">Пи = 3.1415926;<text:line-break/> <text:s text:c="3"/>прямойУгол = Пи / </text:span><text:span text:style-name="T1163">2;<text:line-break/> <text:s text:c="3"/></text:span><text:span text:style-name="T1812">т: Точка = {г = 10, в = 20};</text:span><text:line-break/><text:span text:style-name="T1158">начало<text:line-break/> <text:s text:c="3"/>ничего;<text:line-break/>окончание.</text:span></text:p>
      <text:h text:style-name="P675" text:outline-level="2">Определения <text:span text:style-name="T1168">переменных</text:span></text:h>
      <text:p text:style-name="P419"><text:span text:style-name="T1168">Переменная</text:span> представляет собой именованное значение простого <text:span text:style-name="T1168">или составного </text:span>типа, которое может меняться в процессе выполнения программы. <text:span text:style-name="T1168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68">.</text:span></text:p>
      <text:p text:style-name="P422"><text:span text:style-name="T1169">Для переменных составных типов начальное значение </text:span><text:span text:style-name="T1177">не может быть указано</text:span>.</text:p>
      <text:p text:style-name="P411"><text:soft-page-break/>Секция определений <text:span text:style-name="T1170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0">переменная</text:span></text:span> или <text:span text:style-name="Source_20_Text"><text:span text:style-name="T1170">переменные</text:span></text:span>, за которым следует одно или несколько объявлений <text:span text:style-name="T1171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1"><text:span text:style-name="T1173">Объявление</text:span> <text:span text:style-name="T1172">переменной</text:span> начинается с идентификатора <text:span text:style-name="T1172">или </text:span><text:span text:style-name="T1819">списка</text:span><text:span text:style-name="T1172"> идентификаторов, перечисленных через запятую — так можно объявить несколько однотипных переменных. </text:span><text:span text:style-name="T1815">Каждый из идентификаторов в списке может иметь несколько синонимов, перечисленных через «</text:span><text:span text:style-name="Source_20_Text"><text:span text:style-name="T1815">/</text:span></text:span><text:span text:style-name="T1815">». </text:span><text:span text:style-name="T1172">Затем</text:span> следует знак «<text:span text:style-name="Source_20_Text">:</text:span>», а за ним — <text:span text:style-name="T1172">определение типа переменной</text:span>. <text:span text:style-name="T1172">После этого может быть указан знак «</text:span><text:span text:style-name="Source_20_Text"><text:span text:style-name="T1172">=</text:span></text:span><text:span text:style-name="T1172">» и начальное значение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621"><text:span text:style-name="T1813">Если </text:span><text:span text:style-name="T1814">для </text:span><text:span text:style-name="T1816">переменной</text:span><text:span text:style-name="T1813"> указано несколько </text:span><text:span text:style-name="T1814">имён</text:span><text:span text:style-name="T1813"> </text:span><text:span text:style-name="T1375">через «</text:span><text:span text:style-name="Source_20_Text"><text:span text:style-name="T1375">/</text:span></text:span><text:span text:style-name="T1375">»</text:span><text:span text:style-name="T1813">, то </text:span><text:span text:style-name="T1376">все </text:span><text:span text:style-name="T1813">эти </text:span><text:span text:style-name="T1814">имена</text:span><text:span text:style-name="T1813"> являются синонимами, </text:span><text:span text:style-name="T1377">т.е.</text:span><text:span text:style-name="T1813"> в исходном коде </text:span><text:span text:style-name="T1379">для улучшения читаемости </text:span><text:span text:style-name="T1813">может использоваться любо</text:span><text:span text:style-name="T1814">е</text:span><text:span text:style-name="T1813"> из них, </text:span><text:span text:style-name="T1378">на усмотрение программиста</text:span><text:span text:style-name="T1813">. </text:span><text:span text:style-name="T1816">Следует иметь в виду, что имена, перечисленные через «</text:span><text:span text:style-name="Source_20_Text"><text:span text:style-name="T1816">/</text:span></text:span><text:span text:style-name="T1816">», являются именами одной </text:span><text:span text:style-name="T1817">и той же </text:span><text:span text:style-name="T1816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3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3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3">одновременно</text:span> объявляются несколько переменных <text:span text:style-name="T1174">через запятую</text:span>, то все они получат одинаковые начальные значения.</text:p>
      <text:p text:style-name="P424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60">считается, что </text:span>переменная <text:span text:style-name="T1860">относится к</text:span> ближайшей объемлющей области видимости — т.е., <text:span text:style-name="T1860">к</text:span> <text:span text:style-name="T1185">раздел</text:span><text:span text:style-name="T1860">у</text:span><text:span text:style-name="T1185"> определений </text:span>той подпрограмм<text:span text:style-name="T1185">ы</text:span>, которая содержит <text:span text:style-name="T1186">инструкцию перехвата</text:span>. Однако, <text:span text:style-name="T1859">обращение к</text:span> такой переменной <text:span text:style-name="T1859">возможно только в пределах инструкции перехвата исключения, в которой она объявлена</text:span>.</text:p>
      <text:p text:style-name="P471">программа Пример;<text:line-break/><text:span text:style-name="T1180">тип<text:line-break/> <text:s text:c="3"/></text:span><text:span text:style-name="T1183">к</text:span><text:span text:style-name="T1180">омплексное = структура<text:line-break/> <text:s text:c="7"/>д: дробное;<text:line-break/> <text:s text:c="7"/>м: дробное;<text:line-break/> <text:s text:c="3"/>окончание;</text:span><text:line-break/><text:span text:style-name="T1179">переменные</text:span><text:span text:style-name="T1158"><text:line-break/> <text:s text:c="3"/></text:span><text:span text:style-name="T1179">стр: строка</text:span><text:span text:style-name="T1158"> = "</text:span><text:span text:style-name="T1179">Новая строка</text:span><text:span text:style-name="T1158">";<text:line-break/> <text:s text:c="3"/></text:span><text:span text:style-name="T1179">н, м: целое = 1</text:span><text:span text:style-name="T1158">;<text:line-break/> <text:s text:c="3"/></text:span><text:span text:style-name="T1181">к</text:span><text:span text:style-name="T1179">: </text:span><text:span text:style-name="T1183">к</text:span><text:span text:style-name="T1181">омплексное</text:span><text:span text:style-name="T1158">;<text:line-break/> <text:s text:c="3"/></text:span><text:span text:style-name="T1179">точк</text:span><text:span text:style-name="T1182">и/</text:span><text:span text:style-name="T1818">точек</text:span><text:span text:style-name="T1179">: </text:span><text:span text:style-name="T1182">словарь </text:span><text:span text:style-name="T1179">структур<text:line-break/> <text:s text:c="7"/>х, у: дробное;<text:line-break/> <text:s text:c="3"/>окончание </text:span><text:span text:style-name="T1182">ключ </text:span><text:span text:style-name="T1184">строка</text:span><text:span text:style-name="T1160">;</text:span><text:line-break/><text:span text:style-name="T1158">начало<text:line-break/> <text:s text:c="3"/>ничего;<text:line-break/>окончание.</text:span></text:p>
      <text:h text:style-name="P676" text:outline-level="2">Определения исключений</text:h>
      <text:p text:style-name="P474"><text:span text:style-name="T1332">Всплывающее и</text:span>сключение представляет собой специальн<text:span text:style-name="T1341">ый</text:span> <text:span text:style-name="T1341">именованный объект</text:span>, котор<text:span text:style-name="T1341">ый</text:span> <text:span text:style-name="T1341">создаётся</text:span> для того, чтобы прервать последовательность выполнения программы в случае возникновения нештатн<text:span text:style-name="T1333">ой</text:span> ситуаци<text:span text:style-name="T1333">и</text:span> и задействовать средства обработки ошибок.</text:p>
      <text:p text:style-name="P413">Секция определений <text:span text:style-name="T133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4">исключение</text:span></text:span> или <text:span text:style-name="Source_20_Text"><text:span text:style-name="T1334">исключения</text:span></text:span>, за которым следует одно или несколько объявлений <text:span text:style-name="T133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3"><text:soft-page-break/><text:span text:style-name="T1173">Объявление</text:span> <text:span text:style-name="T1336">исключения</text:span> начинается с идентификатора. <text:span text:style-name="T133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7">сообщение</text:span></text:span><text:span text:style-name="T1337">, а за ним текст сообщения об ошибке — буквальное значение или выражение строкового типа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483">программа Пример;<text:line-break/><text:span text:style-name="T1338">исключения<text:line-break/> <text:s text:c="3"/>Ош</text:span><text:span text:style-name="T1339">ибка</text:span><text:span text:style-name="T1338">1;<text:line-break/> <text:s text:c="3"/>Ош</text:span><text:span text:style-name="T1339">ибка</text:span><text:span text:style-name="T1338">2 сообщение "Вторая ошибка";</text:span></text:p>
      <text:p text:style-name="P483"><text:span text:style-name="T1338"><text:s text:c="4"/>Ош</text:span><text:span text:style-name="T1339">ибкаВТексте</text:span><text:span text:style-name="T1338">(</text:span><text:span text:style-name="T1339">стр, симв</text:span><text:span text:style-name="T1338">: целое; </text:span><text:span text:style-name="T1339">чтоНеТак</text:span><text:span text:style-name="T1338">: строка)<text:line-break/> <text:s text:c="7"/>сообщение "</text:span><text:span text:style-name="T1339">Ошибка в строке %(стр), символ %(симв). %(чтоНеТак)</text:span><text:span text:style-name="T1338">";<text:line-break/>начало<text:line-break/> <text:s text:c="3"/></text:span><text:span text:style-name="T1340">ошибка ОшибкаВТексте(5, 10, "Пропущена запятая.");</text:span><text:span text:style-name="T1338"><text:line-break/>окончание.</text:span></text:p>
      <text:p text:style-name="P475">Параметры исключений объявляются по тем же правилам, что и параметры подпрограмм, с двумя оговорками:</text:p>
      <text:list xml:id="list2305861638" text:style-name="L6">
        <text:list-item>
          <text:p text:style-name="P824">они могут быть только простых типов;</text:p>
        </text:list-item>
        <text:list-item>
          <text:p text:style-name="P824">они могут быть только входными.</text:p>
        </text:list-item>
      </text:list>
      <text:p text:style-name="P475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5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71" text:outline-level="1">Типы данных</text:h>
      <text:h text:style-name="P677" text:outline-level="2">Приведение типов</text:h>
      <text:p text:style-name="P484"><text:span text:style-name="T135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7">ключевое слово — имя</text:span> типа данных, за которым в круглых скобках указывается исходное значение <text:span text:style-name="T1363">или выражение</text:span>. <text:span text:style-name="T1362">Такая конструкция конвертирует </text:span><text:span text:style-name="T1530">исходное</text:span><text:span text:style-name="T1362"> значение в указанный тип, а если это невозможно, создаётся исключение.</text:span></text:p>
      <text:p text:style-name="P487">переменные<text:line-break/><text:span text:style-name="T135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5">л := логическое(с); // л </text:span><text:span text:style-name="T1356">= да</text:span><text:span text:style-name="T1355"><text:line-break/> <text:s text:c="3"/>с := строка(</text:span><text:span text:style-name="T1358">ц</text:span><text:span text:style-name="T1355">); <text:s text:c="4"/>// с </text:span><text:span text:style-name="T1356">=</text:span><text:span text:style-name="T1355"> "1</text:span><text:span text:style-name="T1358">0</text:span><text:span text:style-name="T1355">"<text:line-break/> <text:s text:c="3"/>ц := целое(д); <text:s text:c="5"/>// ц </text:span><text:span text:style-name="T1356">=</text:span><text:span text:style-name="T1355"> 123<text:line-break/> <text:s text:c="3"/></text:span><text:span text:style-name="T1365">д := ц; <text:s text:c="12"/>// д = 123.0 </text:span><text:span text:style-name="T1366">(</text:span><text:span text:style-name="T1365">неявное преобразование</text:span><text:span text:style-name="T1366">)</text:span><text:span text:style-name="T1355"><text:line-break/> <text:s text:c="3"/></text:span><text:span text:style-name="T1360">д := дробное("Ку"); // исключение ОшибкаКонвертации</text:span><text:line-break/>окончание;</text:p>
      <text:p text:style-name="P557"><text:span text:style-name="T1529">Преобразование </text:span><text:span text:style-name="T1532">типов </text:span><text:span text:style-name="T1533">данных </text:span><text:span text:style-name="T1529">выполняется по правилам, описанным </text:span><text:span text:style-name="T1531">ниже</text:span><text:span text:style-name="T1529"> для каждого из простых типов.</text:span></text:p>
      <text:p text:style-name="P557">Неявное <text:span text:style-name="T1367">преобразование</text:span> допускается в двух случаях:</text:p>
      <text:list xml:id="list1659688212" text:style-name="L7">
        <text:list-item>
          <text:p text:style-name="P825"><text:span text:style-name="T1359">при преобразовании символа в строку, </text:span><text:span text:style-name="T1364">но не наоборот</text:span><text:span text:style-name="T1359">;</text:span></text:p>
        </text:list-item>
        <text:list-item>
          <text:p text:style-name="P825"><text:span text:style-name="T1361">при преобразовании </text:span><text:span text:style-name="T1359">целого числа в дробное число, </text:span><text:span text:style-name="T1364">но не наоборот</text:span><text:span text:style-name="T1359">.</text:span></text:p>
        </text:list-item>
      </text:list>
      <text:p text:style-name="P485"><text:soft-page-break/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3">Переменная символьного типа содержит кодпойнт Юникод в формате 32-битного целого числа баз знака. <text:span text:style-name="T360">Нулевые значения допускаются.</text:span></text:p>
      <text:h text:style-name="P764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9">символ</text:span></text:span> и <text:span text:style-name="Source_20_Text"><text:span text:style-name="T79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8">символ в кодировке UTF-8, заключённый в одиночные апострофы</text:span></text:p>
      <text:p text:style-name="P147">№<text:span text:style-name="T430">2</text:span><text:span text:style-name="T646">A</text:span><text:span text:style-name="T430"> <text:s/></text:span><text:s/>// код символа в формате 16-ричного целого числа</text:p>
      <text:p text:style-name="P147">#<text:span text:style-name="T645">2</text:span><text:span text:style-name="T646">A </text:span><text:span text:style-name="T43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4"><text:span text:style-name="T427">Си</text:span><text:span text:style-name="T373">мвол с нулевым кодом.</text:span></text:p>
      <text:h text:style-name="Heading_20_4" text:outline-level="4">Преобразование типов</text:h>
      <text:p text:style-name="P115">При приведении к целочисленному типу возвращает <text:span text:style-name="T478">численное значение</text:span> код<text:span text:style-name="T478">а</text:span> символа.</text:p>
      <text:p text:style-name="P115">При приведении к строке возвращает строку, <text:span text:style-name="T35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6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65" text:outline-level="4">Синтаксис</text:h>
      <text:p text:style-name="P258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257"><text:span text:style-name="T660">Ключевые слова </text:span><text:span text:style-name="Source_20_Text"><text:span text:style-name="T802">строка</text:span></text:span><text:span text:style-name="T660"> и </text:span><text:span text:style-name="Source_20_Text"><text:span text:style-name="T802">строк</text:span></text:span><text:span text:style-name="T660"> полностью эквивалентны и взаимозаменяемы.</text:span></text:p>
      <text:h text:style-name="Heading_20_4" text:outline-level="4">Формат литерала</text:h>
      <text:p text:style-name="P149">"" <text:s text:c="14"/>// <text:span text:style-name="T366">пустая строка</text:span></text:p>
      <text:p text:style-name="P149">"123абв" <text:s text:c="8"/>// <text:span text:style-name="T367">последовательность </text:span>символ<text:span text:style-name="T367">ов</text:span>, заключённ<text:span text:style-name="T361">ая</text:span> в кавычки</text:p>
      <text:p text:style-name="P148">"123""абв" <text:s text:c="6"/>// <text:span text:style-name="T362">для добавления в строку символа " его нужно удвоить</text:span></text:p>
      <text:p text:style-name="P240"><text:soft-page-break/><text:span text:style-name="T363">""#41</text:span>№20№<text:span text:style-name="T363">42#0A <text:s text:c="2"/>// последовательность </text:span><text:span text:style-name="T365">16-ричных </text:span><text:span text:style-name="T364">кодов символов </text:span><text:span text:style-name="T647">с кавычками в начале</text:span></text:p>
      <text:p text:style-name="P240">"<text:span text:style-name="T365">123</text:span>"<text:span text:style-name="T648">#</text:span><text:span text:style-name="T365">20"абв"№0А // </text:span><text:span text:style-name="T36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6"><text:span text:style-name="T175">П</text:span>устая строка.</text:p>
      <text:h text:style-name="Heading_20_4" text:outline-level="4">Преобразование типов</text:h>
      <text:p text:style-name="P117">При приведении к целому или дробному числу выполняется преобразова<text:span text:style-name="T418">ние из</text:span> текст<text:span text:style-name="T374">ово</text:span><text:span text:style-name="T418">го</text:span><text:span text:style-name="T374"> представлени</text:span><text:span text:style-name="T418">я</text:span> <text:span text:style-name="T375">числа</text:span>, при ошибках возникает исключение <text:span text:style-name="Source_20_Text"><text:span text:style-name="T799">ОшибкаКонвертации</text:span></text:span>.</text:p>
      <text:p text:style-name="P117">При приведении к моменту выполняется преобразова<text:span text:style-name="T419">ние из</text:span> <text:span text:style-name="T369">стандартно</text:span><text:span text:style-name="T419">го</text:span><text:span text:style-name="T369"> </text:span>текстово<text:span text:style-name="T419">го</text:span> представлени<text:span text:style-name="T419">я</text:span> даты и/или времени, при ошибках возникает исключение <text:span text:style-name="Source_20_Text"><text:span text:style-name="T799">ОшибкаКонвертации</text:span></text:span>.</text:p>
      <text:p text:style-name="P118">При приведении к логическому значению <text:span text:style-name="T370">строка должна иметь одно из следующих значений, без учёта регистра:</text:span></text:p>
      <text:p text:style-name="Исходный_20_код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Исходный_20_код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119">Любые значения простых типов приводятся к строковому типу без ошибок.</text:p>
      <text:h text:style-name="Heading_20_3" text:outline-level="3">Целое</text:h>
      <text:p text:style-name="P259">Переменная целого типа содержит 64-битное целочисленное значение со знаком.</text:p>
      <text:h text:style-name="P766" text:outline-level="4">Синтаксис</text:h>
      <text:p text:style-name="P274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60">Ключевые слова <text:span text:style-name="Source_20_Text"><text:span text:style-name="T803">целое</text:span></text:span> и <text:span text:style-name="Source_20_Text"><text:span text:style-name="T80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0">Для отрицательных чисел <text:span text:style-name="T479">применяется</text:span> знак «-» в начале литерала; знак «<text:span text:style-name="T480">+»</text:span> для положительных чисел не допускается. <text:span text:style-name="T376">Регистр символов 16-ричных цифр не учитывается, </text:span><text:span text:style-name="T377">латинские и кириллические </text:span><text:span text:style-name="T378">цифры</text:span><text:span text:style-name="T377"> можно </text:span><text:span text:style-name="T379">смешивать</text:span><text:span text:style-name="T377">.</text:span></text:p>
      <text:h text:style-name="Heading_20_4" text:outline-level="4">Начальное значение</text:h>
      <text:p text:style-name="P112"><text:span text:style-name="T428">Н</text:span>уль.</text:p>
      <text:h text:style-name="P771" text:outline-level="4">Преобразование типов</text:h>
      <text:p text:style-name="P121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5">объект</text:span></text:span>.</text:p>
      <text:p text:style-name="P122">При приведении к символьному типу целое число означает кодпо<text:span text:style-name="T985">й</text:span>нт Юникод <text:span text:style-name="T381">(старшие 32 бита при преобразовании отбрасываются)</text:span>.</text:p>
      <text:p text:style-name="P122">При приведении к строке выполняется преобразование к десятичному текстовому представлению числа.</text:p>
      <text:p text:style-name="P122"><text:soft-page-break/>При приведении к моменту целое число означает количество полных <text:span text:style-name="T380">суток</text:span>, считая от «нулевого» момента.</text:p>
      <text:p text:style-name="P123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4">Переменная дробного типа содержит 64-битное вещественное значение с двойной точностью.</text:p>
      <text:p text:style-name="P261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3">на</text:span> нуль.</text:p>
      <text:h text:style-name="P767" text:outline-level="4">Синтаксис</text:h>
      <text:p text:style-name="P275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62">Ключевые слова <text:span text:style-name="Source_20_Text"><text:span text:style-name="T804">дробное</text:span></text:span> и <text:span text:style-name="Source_20_Text"><text:span text:style-name="T80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2">0123456.789 <text:s text:c="5"/>// представление с десятичной точкой</text:span></text:p>
      <text:p text:style-name="Исходный_20_код">-<text:span text:style-name="T382">0123456.789е+123 // экспоненциальное представление</text:span></text:p>
      <text:p text:style-name="P153"/>
      <text:p text:style-name="P153"><text:span text:style-name="T424">д1</text:span> := <text:s/>0/0; <text:s text:c="6"/>// <text:span text:style-name="T424">нечисло</text:span></text:p>
      <text:p text:style-name="P154">д2 := <text:s/>1/0; <text:s text:c="6"/>// +бесконечность</text:p>
      <text:p text:style-name="P154">д<text:span text:style-name="T481">3</text:span> := -1/0; <text:s text:c="6"/>// -бесконечность</text:p>
      <text:p text:style-name="P125">В качестве десятичного разделителя всегда используется точка. В качестве <text:span text:style-name="T383">символа экспоненциальной части может использоваться латинская «E» </text:span><text:span text:style-name="T391">и</text:span><text:span text:style-name="T383"> кириллическая «Е» или «Э» в любом регистре. </text:span><text:span text:style-name="T385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9"><text:span text:style-name="T176">Н</text:span>уль.</text:p>
      <text:h text:style-name="P772" text:outline-level="4">Преобразование типов</text:h>
      <text:p text:style-name="P126">При приведении к строке число конвертируется в строковое представление в <text:span text:style-name="T384">десятичном или экспоненциальном </text:span>формате, <text:span text:style-name="T389">в зависимости от того, какой из них короче</text:span>. <text:span text:style-name="T482">Для </text:span><text:span text:style-name="T483">небольших</text:span><text:span text:style-name="T482"> чисел, е</text:span><text:span text:style-name="T385">сли дробная часть числа равна нулю, </text:span><text:span text:style-name="T390">полученное </text:span><text:span text:style-name="T386">строковое представление будет целочисленным.</text:span></text:p>
      <text:p text:style-name="P142">При приведении к строке нечисло <text:span text:style-name="T432">преобразуется в</text:span> <text:span text:style-name="T484">текст </text:span>"Nan", а бесконечность — <text:span text:style-name="T433">в</text:span> "+Inf" или "-Inf". <text:span text:style-name="T425">Эти </text:span><text:span text:style-name="T485">строковые</text:span><text:span text:style-name="T426"> </text:span><text:span text:style-name="T425">значения </text:span><text:span text:style-name="T486">(в любом регистре) </text:span><text:span text:style-name="T425">можно использовать для приведения строки к дробному числу, но не в качестве литералов в исходном коде.</text:span></text:p>
      <text:p text:style-name="P127">При приведении <text:span text:style-name="T392">дробного числа </text:span>к целому дробная часть отбрасывается без округления. <text:span text:style-name="T458">Значение </text:span><text:span text:style-name="T806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28">При приведении к моменту число означает <text:span text:style-name="T388">количество</text:span> суток, считая от «нулевого» момента.</text:p>
      <text:h text:style-name="Heading_20_3" text:outline-level="3">Момент</text:h>
      <text:p text:style-name="P347"><text:span text:style-name="T393">Переменная типа </text:span><text:span text:style-name="Source_20_Text"><text:span text:style-name="T807">момент</text:span></text:span><text:span text:style-name="T393"> содержит значение даты и времени — </text:span><text:span text:style-name="T412">64-битное </text:span><text:span text:style-name="T394">вещественное </text:span><text:span text:style-name="T411">число с двойной точностью</text:span><text:span text:style-name="T394">, означающее </text:span><text:span text:style-name="T393">число суток, прошедшее от «нулевого» момента. </text:span><text:span text:style-name="T400">Целая часть числа соответствует количеств</text:span><text:span text:style-name="T406">у</text:span><text:span text:style-name="T400"> полных суток, а д</text:span><text:span text:style-name="T387">робная — </text:span><text:span text:style-name="T397">суточному </text:span><text:span text:style-name="T387">времени, выраженному в долях суток.</text:span></text:p>
      <text:p text:style-name="P347"><text:soft-page-break/><text:span text:style-name="T393">Нулевым моментом считается </text:span><text:span text:style-name="T986">полночь</text:span><text:span text:style-name="T393"> </text:span>1899-12-30 00:00:00. <text:span text:style-name="T396">Б</text:span><text:span text:style-name="T394">олее поздние даты представлены положительными </text:span><text:span text:style-name="T395">числами, более ранние — отрицательными</text:span>.</text:p>
      <text:h text:style-name="P768" text:outline-level="4">Синтаксис</text:h>
      <text:p text:style-name="P264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63">Ключевые слова <text:span text:style-name="Source_20_Text"><text:span text:style-name="T808">момент</text:span></text:span> и <text:span text:style-name="Source_20_Text"><text:span text:style-name="T80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8">12:45:50.25</text:span>` <text:s text:c="5"/>// <text:span text:style-name="T398">время</text:span> в обратных апострофах</text:p>
      <text:p text:style-name="P150">`2023-09-15 <text:span text:style-name="T398">12:45</text:span>` // <text:span text:style-name="T398">дата и время</text:span> в обратных апострофах</text:p>
      <text:p text:style-name="P151">`09-15 <text:span text:style-name="T398">12:</text:span><text:span text:style-name="T403">00</text:span>` <text:s text:c="5"/>// <text:span text:style-name="T403">полдень 15 сентября текущего года</text:span></text:p>
      <text:p text:style-name="P151">`15 <text:span text:style-name="T398">12:</text:span><text:span text:style-name="T403">00</text:span>` <text:s text:c="8"/>// <text:span text:style-name="T403">полдень 15 числа текущего месяца</text:span></text:p>
      <text:p text:style-name="P151">`15` <text:s text:c="14"/>// <text:span text:style-name="T403">полночь 15 числа текущего месяца</text:span></text:p>
      <text:p text:style-name="P130">Дата и время указываются в стандартном формате: <text:span text:style-name="T5">YYYY-MM-DD hh:mm:ss</text:span><text:span text:style-name="T399">.</text:span></text:p>
      <text:p text:style-name="P131">Может быть указана только дата, только время или <text:span text:style-name="T401">обе </text:span><text:span text:style-name="T402">части</text:span> <text:span text:style-name="T407">вместе </text:span>— <text:span text:style-name="T400">в последнем случае дата и время разделяются пробелом</text:span>. <text:span text:style-name="T405">Если дата или время не указаны, они считаются равными нулю.</text:span></text:p>
      <text:p text:style-name="P132">При указании даты можно опустить год, либо год и месяц, вместе со следующим <text:span text:style-name="T410">за ними </text:span>символом «-» — по умолчанию подставляются, соответственно, текущи<text:span text:style-name="T408">е</text:span> год и месяц.</text:p>
      <text:p text:style-name="P155">При указании времени можно опустить секунды вместе с предшествующим символом «:» — по умолчанию подставляется 0 секунд.</text:p>
      <text:p text:style-name="P132"><text:span text:style-name="T404">В качестве </text:span><text:span text:style-name="T409">значения </text:span><text:span text:style-name="T404">секунд можно указать дробное число.</text:span></text:p>
      <text:p text:style-name="P141"><text:span text:style-name="T198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0">в момент</text:span> компиляции программы и <text:span text:style-name="T421">в дальнейшем </text:span>остаются постоянными.</text:p>
      <text:h text:style-name="Heading_20_4" text:outline-level="4">Начальное значение</text:h>
      <text:p text:style-name="P133"><text:span text:style-name="T429">П</text:span>олночь 1899-12-30.</text:p>
      <text:h text:style-name="Heading_20_4" text:outline-level="4">Преобразование типов</text:h>
      <text:p text:style-name="P134">Моменты взаимно-однозначно приводятся к дробным числам и обратно.</text:p>
      <text:p text:style-name="P135">При приведении момента к целому числу дробная часть (т. е., значение суточного времени) отбрасывается без округления. <text:span text:style-name="T458">Значение </text:span><text:span text:style-name="T8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36">Приведение момента к строке выполняется по следующим правилам:</text:p>
      <text:list xml:id="list1292571984" text:style-name="L8">
        <text:list-item>
          <text:p text:style-name="P826"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826"><text:span text:style-name="T422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827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828">В остальных случаях возвращается строковое представление времени.</text:p>
        </text:list-item>
      </text:list>
      <text:p text:style-name="P157"><text:soft-page-break/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9">ОшибкаКонвертации</text:span></text:span><text:span text:style-name="T177">.</text:span></text:p>
      <text:h text:style-name="Heading_20_3" text:outline-level="3">Логическое</text:h>
      <text:p text:style-name="P265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9" text:outline-level="4">Синтаксис</text:h>
      <text:p text:style-name="P276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66"><text:span text:style-name="T183">Ключевые слова </text:span><text:span text:style-name="Source_20_Text"><text:span text:style-name="T810">логическое</text:span></text:span><text:span text:style-name="T183"> и </text:span><text:span text:style-name="Source_20_Text"><text:span text:style-name="T810">логических</text:span></text:span><text:span text:style-name="T183"> полностью эквивалентны и взаимозаменяемы.</text:span></text:p>
      <text:h text:style-name="P773" text:outline-level="4">Формат литерала</text:h>
      <text:p text:style-name="P267"><text:span text:style-name="T413">В качестве литералов в исходном коде применяются ключевые слова </text:span><text:span text:style-name="Source_20_Text"><text:span text:style-name="T811">да</text:span></text:span><text:span text:style-name="T413"> и </text:span><text:span text:style-name="Source_20_Text"><text:span text:style-name="T811">нет</text:span></text:span><text:span text:style-name="T183">.</text:span></text:p>
      <text:h text:style-name="Heading_20_4" text:outline-level="4">Начальное значение</text:h>
      <text:p text:style-name="P143">Ложь.</text:p>
      <text:h text:style-name="Heading_20_4" text:outline-level="4">Преобразование типов</text:h>
      <text:p text:style-name="P137">При приведении логического значения к целому <text:span text:style-name="T414">истина</text:span> соответствует значени<text:span text:style-name="T414">ю</text:span> 1, а ложь — значению 0. При приведении целого к логическому истинным считается любое ненулевое значение.</text:p>
      <text:p text:style-name="P139">При приведении к строке истина <text:span text:style-name="T740">приводится к</text:span> значению "да", а ложь — <text:span text:style-name="T740">к </text:span>значению "<text:span text:style-name="T415">нет". </text:span><text:span text:style-name="T416">При приведении строки к логическому допустимы следующие строковые значения, </text:span><text:span text:style-name="T417">в любом регистре</text:span><text:span text:style-name="T416">:</text:span></text:p>
      <text:p text:style-name="P152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P140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278">Любые другие строковые значения вызовут исключение <text:span text:style-name="Source_20_Text"><text:span text:style-name="T799">ОшибкаКонвертации</text:span></text:span>.</text:p>
      <text:h text:style-name="P692" text:outline-level="3">Объект</text:h>
      <text:p text:style-name="P268">Переменная типа <text:span text:style-name="Source_20_Text"><text:span text:style-name="T812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3">объект</text:span></text:span><text:span text:style-name="T732"> можно присвоить значение</text:span><text:span text:style-name="T674"> </text:span><text:span text:style-name="Source_20_Text"><text:span text:style-name="T814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3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69"><text:span text:style-name="T734">Значение типа </text:span><text:span text:style-name="Source_20_Text"><text:span text:style-name="T815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79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9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79"><text:span text:style-name="T21">Внимание!</text:span><text:span text:style-name="T1534"> </text:span><text:span text:style-name="T688">Присваивание переменной типа </text:span><text:span text:style-name="Source_20_Text"><text:span text:style-name="T816">объект</text:span></text:span><text:span text:style-name="T688"> значения </text:span><text:span text:style-name="Source_20_Text"><text:span text:style-name="T816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7"><text:soft-page-break/>Физически <text:span text:style-name="T167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799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8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70" text:outline-level="4">Синтаксис</text:h>
      <text:p text:style-name="P277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68"><text:span text:style-name="T183">Ключевые слова </text:span><text:span text:style-name="Source_20_Text"><text:span text:style-name="T817">объект</text:span></text:span><text:span text:style-name="T183"> и </text:span><text:span text:style-name="Source_20_Text"><text:span text:style-name="T817">объектов</text:span></text:span><text:span text:style-name="T183"> полностью эквивалентны и взаимозаменяемы.</text:span></text:p>
      <text:h text:style-name="P774" text:outline-level="4">Формат литерала</text:h>
      <text:p text:style-name="P268"><text:span text:style-name="T413">В качестве литерал</text:span><text:span text:style-name="T679">а</text:span><text:span text:style-name="T413"> в исходном коде применя</text:span><text:span text:style-name="T679">е</text:span><text:span text:style-name="T413">тся ключев</text:span><text:span text:style-name="T679">ое</text:span><text:span text:style-name="T413"> слов</text:span><text:span text:style-name="T679">о</text:span><text:span text:style-name="T413"> </text:span><text:span text:style-name="Source_20_Text"><text:span text:style-name="T818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75" text:outline-level="4">Начальное значение</text:h>
      <text:p text:style-name="P144"><text:span text:style-name="T680">Пусто</text:span>.</text:p>
      <text:h text:style-name="P775" text:outline-level="4">Преобразование типов</text:h>
      <text:p text:style-name="P280">Приведение других типов к типу <text:span text:style-name="Source_20_Text"><text:span text:style-name="T799">объект</text:span></text:span> не допускается.</text:p>
      <text:p text:style-name="P138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19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19">пусто</text:span></text:span><text:span text:style-name="T682"> </text:span><text:span text:style-name="T687">приводится к</text:span><text:span text:style-name="T682"> нулю.</text:span></text:p>
      <text:p text:style-name="P491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78" text:outline-level="2"><text:span text:style-name="T650">Составные</text:span> типы</text:h>
      <text:h text:style-name="Heading_20_3" text:outline-level="3">Массив</text:h>
      <text:p text:style-name="P242">Переменная типа <text:span text:style-name="Source_20_Text"><text:span text:style-name="T79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76" text:outline-level="4">Синтаксис</text:h>
      <text:p text:style-name="P245">Определение массивного типа состоит из ключевого слова <text:span text:style-name="Source_20_Text"><text:span text:style-name="T799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652">,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12"> </text:span><text:span text:style-name="Source_20_Text"><text:span text:style-name="T820">массивов</text:span></text:span><text:span text:style-name="T652"> и т. п.</text:span></text:p>
      <text:p text:style-name="P273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</text:span><text:soft-page-break/><text:span text:style-name="T654"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48">Ключевые слова <text:span text:style-name="Source_20_Text"><text:span text:style-name="T799">массив</text:span></text:span> и <text:span text:style-name="Source_20_Text"><text:span text:style-name="T799">массивов</text:span></text:span> полностью эквивалентны и взаимозаменяемы.</text:p>
      <text:p text:style-name="P270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17">Для работы с массивами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 </text:span></text:p>
      <text:p text:style-name="P408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5">длина(м1, 1);</text:span><text:span text:style-name="T666"><text:line-break/> <text:s text:c="3"/>м1[0] := 10;<text:line-break/> <text:s text:c="3"/></text:span><text:span text:style-name="T1125">длина(м2, 2);</text:span><text:span text:style-name="T666"><text:line-break/> <text:s text:c="3"/></text:span><text:span text:style-name="T1125">длина(м2[1], 11);</text:span><text:span text:style-name="T666"><text:line-break/> <text:s text:c="3"/>м2[1][10] := `2023-07-06 12:00`;<text:line-break/>окончание.</text:span></text:p>
      <text:h text:style-name="P779" text:outline-level="4">Формат литерала</text:h>
      <text:p text:style-name="P617">Литерал <text:span text:style-name="T1806">массива</text:span> начинается со знака «<text:span text:style-name="Source_20_Text"><text:span text:style-name="T1806">[</text:span></text:span>», за которым следует <text:span text:style-name="T1794">список</text:span> <text:span text:style-name="T1806">элементов массива</text:span> через запятую и завершающий знак «<text:span text:style-name="Source_20_Text"><text:span text:style-name="T1806">]</text:span></text:span>». <text:span text:style-name="T1806">Список элементов содержит выражения, определяющие значения элементов массива</text:span>.</text:p>
      <text:p text:style-name="P626"><text:span text:style-name="T1792">п</text:span>еременная<text:line-break/> <text:s text:c="3"/><text:span text:style-name="T1807">м</text:span><text:span text:style-name="T1792">: </text:span><text:span text:style-name="T1807">массив строк</text:span><text:span text:style-name="T1804">;</text:span><text:span text:style-name="T1792"><text:line-break/></text:span>начало<text:line-break/> <text:s text:c="3"/><text:span text:style-name="T1807">м</text:span><text:span text:style-name="T1792"> := </text:span><text:span text:style-name="T1807">[</text:span><text:span text:style-name="T1792">"</text:span><text:span text:style-name="T1805">Иванов</text:span><text:span text:style-name="T1792">", "</text:span><text:span text:style-name="T1805">Петров</text:span><text:span text:style-name="T1792">", "</text:span><text:span text:style-name="T1805">Сидоров</text:span><text:span text:style-name="T1792">"</text:span><text:span text:style-name="T1807">]</text:span><text:span text:style-name="T1792">;</text:span><text:line-break/>окончание.</text:p>
      <text:p text:style-name="P623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50">Пустой массив.</text:p>
      <text:h text:style-name="Heading_20_4" text:outline-level="4">Преобразование типов</text:h>
      <text:p text:style-name="P253"><text:span text:style-name="T657">Явное п</text:span>риведение массивов к другим типам данных запрещено.</text:p>
      <text:p text:style-name="P253">Переменной типа <text:span text:style-name="Source_20_Text"><text:span text:style-name="T799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693" text:outline-level="3">Словарь</text:h>
      <text:p text:style-name="P243">Переменная типа <text:span text:style-name="Source_20_Text"><text:span text:style-name="T871">словарь</text:span></text:span> содержит несколько однотипных значений, каждому из которых соответствует <text:span text:style-name="T1104">значение ключа, уникальное в пределах словаря</text:span>. <text:span text:style-name="T1104">Ключи в словаре отсортированы в порядке возрастания. </text:span><text:span text:style-name="T651">Элементы </text:span><text:span text:style-name="T1104">словаря</text:span><text:span text:style-name="T651"> могут иметь любой тип — простой или составной, </text:span><text:span text:style-name="T1107">а </text:span><text:span text:style-name="T1104">ключи — любой из простых типов</text:span><text:span text:style-name="T651">.</text:span></text:p>
      <text:h text:style-name="P777" text:outline-level="4">Синтаксис</text:h>
      <text:p text:style-name="P247">Определение <text:span text:style-name="T1105">словарного</text:span> типа состоит из ключевого слова <text:span text:style-name="Source_20_Text"><text:span text:style-name="T872">словарь</text:span></text:span> и следующего за ним определения типа элемента <text:span text:style-name="T1105">словаря; после этого следует слово </text:span><text:span text:style-name="Source_20_Text"><text:span text:style-name="T1105">ключ</text:span></text:span><text:span text:style-name="T1105"> и </text:span><text:span text:style-name="T1106">ключевое слово, указывающее тип ключа</text:span>. <text:span text:style-name="T1380">Затем, если </text:span><text:soft-page-break/><text:span text:style-name="T1380">ключ словаря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2">константное</text:span><text:span text:style-name="T1380"> </text:span><text:span text:style-name="T1386">выражение </text:span><text:span text:style-name="T1432">дробного типа</text:span><text:span text:style-name="T1380">, определяющее точность сравнения ключей.</text:span></text:p>
      <text:p text:style-name="P247"><text:span text:style-name="T1108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1">Определением типа ключа может </text:span><text:span text:style-name="T1382">быть </text:span><text:span text:style-name="T1381">только ключевое слово простого типа данных.</text:span></text:p>
      <text:p text:style-name="P401">тип<text:line-break/> <text:s text:c="3"/>т<text:span text:style-name="T1109">С</text:span>Ц = <text:span text:style-name="T1109">словарь</text:span> целых <text:span text:style-name="T1110">ключ строка</text:span>;<text:line-break/> <text:s text:c="3"/><text:span text:style-name="T655">т</text:span><text:span text:style-name="T1109">СМ</text:span><text:span text:style-name="T667">Д</text:span><text:span text:style-name="T668">кС</text:span><text:span text:style-name="T655"> = словар</text:span><text:span text:style-name="T1109">ь массивов</text:span><text:span text:style-name="T655"> дробных ключ символ;</text:span><text:line-break/>переменная<text:line-break/> <text:s text:c="3"/><text:span text:style-name="T654">мой</text:span><text:span text:style-name="T1110">Словарь</text:span><text:span text:style-name="T654">: </text:span><text:span text:style-name="T1110">словарь</text:span><text:span text:style-name="T654"> </text:span><text:span text:style-name="T656">моментов </text:span><text:span text:style-name="T1110">ключ объект</text:span><text:span text:style-name="T654">;<text:line-break/> <text:s text:c="3"/>ещё</text:span><text:span text:style-name="T1111">Словарь</text:span><text:span text:style-name="T654">: словар</text:span><text:span text:style-name="T1111">ь</text:span><text:span text:style-name="T654"> структур<text:line-break/> <text:s text:c="7"/>поле1: символ;<text:line-break/> <text:s text:c="7"/>поле2: строка;</text:span></text:p>
      <text:p text:style-name="P401"><text:s text:c="4"/><text:span text:style-name="T654">окончание ключ строка;</text:span></text:p>
      <text:p text:style-name="P249">Ключевые слова <text:span text:style-name="Source_20_Text"><text:span text:style-name="T873">словарь</text:span></text:span> и <text:span text:style-name="Source_20_Text"><text:span text:style-name="T873">словарей</text:span></text:span> полностью эквивалентны и взаимозаменяемы.</text:p>
      <text:p text:style-name="P271"><text:span text:style-name="T669">В исходном коде программы д</text:span>ля обращения к элементу <text:span text:style-name="T1112">словаря</text:span> <text:span text:style-name="T670">нужно указать </text:span><text:span text:style-name="T1112">ключ</text:span> элемента в квадратных скобках после имени переменной-<text:span text:style-name="T1112">словаря</text:span>. <text:span text:style-name="T1117">Для </text:span><text:span text:style-name="T1124">добавления в словарь пары ключ-значение можно использовать инструкцию присваивания. Кроме того, для </text:span><text:span text:style-name="T1117">работы с</text:span><text:span text:style-name="T1124">о</text:span><text:span text:style-name="T1117"> </text:span><text:span text:style-name="T1124">словарями</text:span><text:span text:style-name="T1117">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</text:span></text:p>
      <text:p text:style-name="P401">переменная<text:line-break/> <text:s text:c="3"/><text:span text:style-name="T1113">сл</text:span>1: <text:span text:style-name="T1113">словарь</text:span> целых <text:span text:style-name="T1113">ключ </text:span><text:span text:style-name="T1126">символ</text:span>;<text:line-break/> <text:s text:c="3"/><text:span text:style-name="T1113">сл</text:span>2: <text:span text:style-name="T1113">словарь словарей</text:span> моментов <text:span text:style-name="T1113">ключ целое ключ строка</text:span>;<text:line-break/><text:span text:style-name="T666">начало<text:line-break/> <text:s text:c="3"/></text:span><text:span text:style-name="T1113">сл</text:span><text:span text:style-name="T666">1['0'] := 10;<text:line-break/> <text:s text:c="3"/></text:span><text:span text:style-name="T1113">сл</text:span><text:span text:style-name="T666">2["</text:span><text:span text:style-name="T1114">первый</text:span><text:span text:style-name="T666">"][10] := `2023-07-06 12:00`;<text:line-break/>окончание.</text:span></text:p>
      <text:p text:style-name="P494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7">не превышает</text:span> указанного значения <text:span text:style-name="T1384">точности</text:span>.</text:p>
      <text:p text:style-name="Исходный_20_код">переменная<text:line-break/> <text:s text:c="3"/><text:span text:style-name="T1383">сл: словарь строк ключ дробное точность 0.01;</text:span><text:line-break/>начало<text:line-break/> <text:s text:c="3"/><text:span text:style-name="T1383">сл[0] := "Нуль";<text:line-break/> <text:s text:c="3"/>сл[0.001] := "Снова нуль";<text:line-break/> <text:s text:c="3"/>сл[0.02] := "Две сотых";</text:span><text:line-break/>окончание.</text:p>
      <text:p text:style-name="P496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5">и строковое значение "Снова нуль" будет присвоено </text:span><text:span text:style-name="T1433">ранее добавленному </text:span><text:span text:style-name="T1385">нулевому ключу</text:span>.</text:p>
      <text:h text:style-name="P780" text:outline-level="4">Формат литерала</text:h>
      <text:p text:style-name="P618">Литерал <text:span text:style-name="T1797">словаря</text:span> начинается со знака «<text:span text:style-name="Source_20_Text">{</text:span>», за которым следует <text:span text:style-name="T1794">список</text:span> <text:span text:style-name="T1797">пар ключ-значение</text:span> через запятую и завершающий знак «<text:span text:style-name="Source_20_Text">}</text:span>». Каждый элемент <text:span text:style-name="T1795">списка</text:span> <text:span text:style-name="T1808">начинается с выражения</text:span><text:span text:style-name="T1797">, определяюще</text:span><text:span text:style-name="T1808">го</text:span><text:span text:style-name="T1797"> значение ключа</text:span>, <text:span text:style-name="T1801">за </text:span><text:span text:style-name="T1808">которым</text:span><text:span text:style-name="T1801"> следует </text:span>знак «<text:span text:style-name="Source_20_Text">:</text:span>» <text:span text:style-name="T1798">и </text:span>выражение, определяющее <text:span text:style-name="T1797">словарное значение, сопоставленное этому ключу</text:span>.</text:p>
      <text:p text:style-name="P616"><text:span text:style-name="T1799">Если несколько элементов списка соответствуют одному и тому же значению ключа, то </text:span><text:span text:style-name="T1803">этому ключу</text:span><text:span text:style-name="T1800"> присваивается </text:span><text:span text:style-name="T1799">словарное значение из последнего по порядку элемента</text:span>.</text:p>
      <text:p text:style-name="P627"><text:soft-page-break/><text:span text:style-name="T1792">п</text:span>еременная<text:line-break/> <text:s text:c="3"/><text:span text:style-name="T1804">сл</text:span><text:span text:style-name="T1792">: </text:span><text:span text:style-name="T1804">словарь </text:span><text:span text:style-name="T1805">целых</text:span><text:span text:style-name="T1804"> ключ строка;</text:span><text:span text:style-name="T1792"><text:line-break/></text:span>начало<text:line-break/> <text:s text:c="3"/><text:span text:style-name="T1805">сл</text:span><text:span text:style-name="T1792"> := {<text:line-break/> <text:s text:c="7"/>"</text:span><text:span text:style-name="T1805">Иванов</text:span><text:span text:style-name="T1792">": </text:span><text:span text:style-name="T1805">150</text:span><text:span text:style-name="T1792">,<text:line-break/> <text:s text:c="7"/>"</text:span><text:span text:style-name="T1805">Петров</text:span><text:span text:style-name="T1792">": </text:span><text:span text:style-name="T1805">200</text:span><text:span text:style-name="T1792">,<text:line-break/> <text:s text:c="7"/>"</text:span><text:span text:style-name="T1805">Сидоров</text:span><text:span text:style-name="T1792">": </text:span><text:span text:style-name="T1805">250</text:span><text:span text:style-name="T1792">};</text:span><text:line-break/>окончание.</text:p>
      <text:p text:style-name="P624">Кроме того, в качестве литерала можно использовать ключевое слово <text:span text:style-name="Source_20_Text">пусто</text:span> — это означает пустой <text:span text:style-name="T1824">словарь</text:span>.</text:p>
      <text:h text:style-name="P781" text:outline-level="4">Начальное значение</text:h>
      <text:p text:style-name="P251">Пустой <text:span text:style-name="T1115">словарь</text:span>.</text:p>
      <text:h text:style-name="P781" text:outline-level="4">Преобразование типов</text:h>
      <text:p text:style-name="P254"><text:span text:style-name="T657">Явное п</text:span>риведение <text:span text:style-name="T1116">словарей</text:span> к другим типам данных запрещено.</text:p>
      <text:p text:style-name="P254">Переменной типа <text:span text:style-name="Source_20_Text"><text:span text:style-name="T874">словарь</text:span></text:span> можно присвоить значение — <text:span text:style-name="T1116">словарь</text:span>, состоящий из элементов такого же типа или типа, совместимого по присваиванию, <text:span text:style-name="T1127">при условии точного совпадения типов ключей</text:span>. <text:span text:style-name="T658">Например, </text:span><text:span text:style-name="T1116">словарю</text:span><text:span text:style-name="T658"> дробных можно присвоить </text:span><text:span text:style-name="T1116">словарь</text:span><text:span text:style-name="T658"> целых, а </text:span><text:span text:style-name="T1116">словарю</text:span><text:span text:style-name="T658"> строк можно присвоить </text:span><text:span text:style-name="T1116">словарь</text:span><text:span text:style-name="T658"> символов.</text:span></text:p>
      <text:h text:style-name="P694" text:outline-level="3">Структура</text:h>
      <text:p text:style-name="P244">Переменная типа <text:span text:style-name="Source_20_Text"><text:span text:style-name="T875">структура</text:span></text:span> содержит <text:span text:style-name="T1129">одно или несколько</text:span> <text:span text:style-name="T1129">именованных</text:span> значений <text:span text:style-name="T1129">различных типов, называемых полями структуры; значением структурной переменной является совокупность значений всех её полей. </text:span><text:span text:style-name="T1130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78" text:outline-level="4">Синтаксис</text:h>
      <text:p text:style-name="P246">Определение <text:span text:style-name="T1130">структурного</text:span> типа <text:span text:style-name="T1130">начинается ключевым словом</text:span> <text:span text:style-name="Source_20_Text"><text:span text:style-name="T876">структура</text:span></text:span> и <text:span text:style-name="T1130">заканчивается ключевым словом </text:span><text:span text:style-name="Source_20_Text"><text:span text:style-name="T1135">окончание</text:span></text:span><text:span text:style-name="T1130">, между которыми располагаются определения полей структуры</text:span>. <text:span text:style-name="T1130">Определения полей </text:span><text:span text:style-name="T1131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8">.</text:span></text:p>
      <text:p text:style-name="P404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5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2">тип<text:line-break/> <text:s text:c="3"/>т<text:span text:style-name="T1131">Стр</text:span> = <text:span text:style-name="T1131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2">словарь объектов ключ строка</text:span><text:span text:style-name="T1131">;<text:line-break/> <text:s text:c="7"/>конец;<text:line-break/> <text:s text:c="3"/>окончание</text:span>;<text:line-break/>переменная<text:line-break/> <text:s text:c="3"/><text:span text:style-name="T1133">точка</text:span><text:span text:style-name="T654">: </text:span><text:span text:style-name="T1133">структура х, у: целое</text:span><text:span text:style-name="T654">; </text:span><text:span text:style-name="T1133">конец;<text:line-break/> <text:s text:c="3"/>люди: массив структур<text:line-break/> <text:s text:c="7"/>фамилия, </text:span><text:span text:style-name="T1139">имя, отчество</text:span><text:span text:style-name="T1133">: строка;<text:line-break/> <text:s text:c="7"/></text:span><text:span text:style-name="T1139">ДР</text:span><text:span text:style-name="T1133">: </text:span><text:span text:style-name="T1139">момент</text:span><text:span text:style-name="T1133">;<text:line-break/> <text:s text:c="3"/>конец;</text:span></text:p>
      <text:p text:style-name="P272"><text:soft-page-break/><text:span text:style-name="T669">В исходном коде программы д</text:span>ля обращения к <text:span text:style-name="T1134">полю структуры</text:span> <text:span text:style-name="T670">нужно указать </text:span><text:span text:style-name="T1136">имя поля, отделив его от имени переменной знаком «</text:span><text:span text:style-name="Source_20_Text"><text:span text:style-name="T1136">.</text:span></text:span><text:span text:style-name="T1136">»</text:span><text:span text:style-name="T1118">. </text:span><text:span text:style-name="T1138">Аналогичным образом можно обращаться к полям вложенных структур.</text:span></text:p>
      <text:p text:style-name="P402">переменная<text:line-break/> <text:s text:c="3"/><text:span text:style-name="T1113">с</text:span><text:span text:style-name="T1136">тр</text:span>: <text:span text:style-name="T1136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6">стр.п1 := "значение"</text:span><text:span text:style-name="T666">;<text:line-break/> <text:s text:c="3"/></text:span><text:span text:style-name="T1136">стр.п2.п1 := 10</text:span><text:span text:style-name="T666">;<text:line-break/>окончание.</text:span></text:p>
      <text:h text:style-name="P782" text:outline-level="4">Формат литерала</text:h>
      <text:p text:style-name="P619">Литерал структуры начинается со знака «<text:span text:style-name="Source_20_Text">{</text:span>», за которым следует <text:span text:style-name="T1794">список</text:span> значений полей через запятую и завершающий знак «<text:span text:style-name="Source_20_Text">}</text:span>». Каждый элемент <text:span text:style-name="T1795">списка</text:span> <text:span text:style-name="T1809">начинается с имени</text:span> поля, <text:span text:style-name="T1802">за </text:span><text:span text:style-name="T1809">которым</text:span><text:span text:style-name="T1802"> следует</text:span> знак «<text:span text:style-name="Source_20_Text"><text:span text:style-name="T1793">=</text:span></text:span>» и выражение, определяющее значение этого поля.</text:p>
      <text:p text:style-name="P615">Литерал не обязательно должен содержать все поля структуры; если поле отсутствует в <text:span text:style-name="T1796">списке</text:span>, оно получит нулевое начальное значение. Однако, каждое поле должно должно быть упомянуто <text:span text:style-name="T1810">в списке </text:span>не более одного раза.</text:p>
      <text:p text:style-name="Исходный_20_код"><text:span text:style-name="T1792">п</text:span>еременная<text:line-break/> <text:s text:c="3"/><text:span text:style-name="T1792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2">фигура := {<text:line-break/> <text:s text:c="7"/>вид </text:span><text:span text:style-name="T1793">=</text:span><text:span text:style-name="T1792"> "эллипс",<text:line-break/> <text:s text:c="7"/>цвет </text:span><text:span text:style-name="T1793">=</text:span><text:span text:style-name="T1792"> $FFFFFF,<text:line-break/> <text:s text:c="7"/>положение </text:span><text:span text:style-name="T1793">=</text:span><text:span text:style-name="T1792"> {г </text:span><text:span text:style-name="T1793">=</text:span><text:span text:style-name="T1792"> 10, в </text:span><text:span text:style-name="T1793">=</text:span><text:span text:style-name="T1792"> 20},<text:line-break/> <text:s text:c="7"/>размер </text:span><text:span text:style-name="T1793">=</text:span><text:span text:style-name="T1792"> {г </text:span><text:span text:style-name="T1793">=</text:span><text:span text:style-name="T1792"> 50, в </text:span><text:span text:style-name="T1793">=</text:span><text:span text:style-name="T1792"> 50}};</text:span><text:line-break/>окончание.</text:p>
      <text:p text:style-name="P625">Кроме того, в качестве литерала можно использовать ключевое слово <text:span text:style-name="Source_20_Text">пусто</text:span> — <text:span text:style-name="T1825">в этом случае все поля структуры будут иметь нулевые начальные значения</text:span>.</text:p>
      <text:h text:style-name="P783" text:outline-level="4">Начальное значение</text:h>
      <text:p text:style-name="P252"><text:span text:style-name="T1136">Все поля структуры имеют начальные значения, </text:span><text:span text:style-name="T1137">соответствующие их типам</text:span>.</text:p>
      <text:h text:style-name="P783" text:outline-level="4">Преобразование типов</text:h>
      <text:p text:style-name="P255"><text:span text:style-name="T657">Явное п</text:span>риведение <text:span text:style-name="T1137">структур</text:span> к другим типам данных запрещено.</text:p>
      <text:p text:style-name="Text_20_body"><text:span text:style-name="T1128">Переменной типа </text:span><text:span text:style-name="Source_20_Text"><text:span text:style-name="T877">структура</text:span></text:span><text:span text:style-name="T1128"> можно присвоить значение — </text:span><text:span text:style-name="T1137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37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72" text:outline-level="1"><text:soft-page-break/>Выражения и операции</text:h>
      <text:p text:style-name="P322">Выражения в Клаусе записываются в инфиксной форме, для группировки операций используются круглые скобки.</text:p>
      <text:p text:style-name="P328"><text:span text:style-name="T957">Операции в выражениях выполняются в порядке </text:span><text:span text:style-name="T750">возрастания</text:span><text:span text:style-name="T957"> приоритета </text:span><text:span text:style-name="T745">(чем меньше приоритет, тем раньше — </text:span><text:span text:style-name="T1140">см. табл. ниже</text:span><text:span text:style-name="T745">)</text:span><text:span text:style-name="T957">. Равноприоритетные операции выполняются по порядку слева направо. </text:span><text:span text:style-name="T747">Д</text:span><text:span text:style-name="T436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5">значения</text:span><text:span text:style-name="T957"> выражения.</text:span></text:p>
      <text:p text:style-name="P328"><text:span text:style-name="T1159">О</text:span>перации <text:span text:style-name="T1159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59">Операция деления всегда возвращает дробный результат.</text:span></text:p>
      <text:p text:style-name="P647">Операции целочисленного деления и остатка от деления, <text:span text:style-name="T757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7">т</text:span>.</text:p>
      <text:p text:style-name="P646">Операции сложения и вычитания определены для целых и дробных чисел, а также моментов. <text:span text:style-name="T1854">Вычитание </text:span><text:span text:style-name="T1858">момента</text:span><text:span text:style-name="T1854"> из </text:span><text:span text:style-name="T1858">числа</text:span><text:span text:style-name="T1854"> запрещено; в остальных случаях сложение и вычитание </text:span><text:span text:style-name="T1855">двух </text:span><text:span text:style-name="T1854">моментов, </text:span><text:span text:style-name="T1857">либо</text:span><text:span text:style-name="T1855"> момента</text:span><text:span text:style-name="T1854"> </text:span><text:span text:style-name="T1856">и числа </text:span><text:span text:style-name="T1854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4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3135005672" text:style-name="L9">
        <text:list-item>
          <text:p text:style-name="P830">символы можно сравнивать с символами, но не со строками;</text:p>
        </text:list-item>
        <text:list-item>
          <text:p text:style-name="P831">строки можно сравнивать со строками, но не с символами;</text:p>
        </text:list-item>
        <text:list-item>
          <text:p text:style-name="P829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832">моменты можно сравнивать с моментами;</text:p>
        </text:list-item>
        <text:list-item>
          <text:p text:style-name="P832">логические <text:span text:style-name="T62">значения</text:span> можно сравнивать <text:span text:style-name="T58">между собой:</text:span> <text:span text:style-name="Source_20_Text"><text:span text:style-name="T799">да</text:span></text:span> больше, чем <text:span text:style-name="Source_20_Text"><text:span text:style-name="T799">нет</text:span></text:span>.</text:p>
        </text:list-item>
        <text:list-item>
          <text:p text:style-name="P83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9">объект</text:span></text:span>. <text:span text:style-name="T742">При сравнении объектов значение </text:span><text:span text:style-name="Source_20_Text"><text:span text:style-name="T821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5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9">Не</text:span></text:span><text:span text:style-name="Source_20_Text"><text:span text:style-name="T822">верное</text:span></text:span><text:span text:style-name="Source_20_Text"><text:span text:style-name="T799">Число</text:span></text:span>.</text:p>
      <text:p text:style-name="P146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2">Значения составных типов — массивы, словари, структуры — не могут быть операндами в выражениях.</text:p>
      <text:h text:style-name="P679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31">Знак</text:p>
          </table:table-cell>
          <table:table-cell table:style-name="Таблица1.A1" office:value-type="string">
            <text:p text:style-name="P631">Операция</text:p>
          </table:table-cell>
          <table:table-cell table:style-name="Таблица1.A1" office:value-type="string">
            <text:p text:style-name="P631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631"><text:span text:style-name="T49">Р</text:span>езультат</text:p>
          </table:table-cell>
          <table:table-cell table:style-name="Таблица1.A1" office:value-type="string">
            <text:p text:style-name="P632">Приоритет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3"><text:span text:style-name="T63">У</text:span>нарный минус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6">0</text:p>
          </table:table-cell>
        </table:table-row>
        <table:table-row>
          <table:table-cell table:style-name="Таблица1.A2" office:value-type="string">
            <text:p text:style-name="P638">! <text:span text:style-name="T36">не</text:span></text:p>
          </table:table-cell>
          <table:table-cell table:style-name="Таблица1.A1" office:value-type="string">
            <text:p text:style-name="P633"><text:span text:style-name="T63">У</text:span>нарное отрицание</text:p>
          </table:table-cell>
          <table:table-cell table:style-name="Таблица1.A1" office:value-type="string">
            <text:p text:style-name="P633">логичес<text:span text:style-name="T1850">кое</text:span>, <text:span text:style-name="T746">цел</text:span><text:span text:style-name="T1850">ое</text:span></text:p>
          </table:table-cell>
          <table:table-cell table:style-name="Таблица1.A1" office:value-type="string">
            <text:p text:style-name="P633">логическ<text:span text:style-name="T1850">ое</text:span>, <text:span text:style-name="T746">цел</text:span><text:span text:style-name="T1850">ое</text:span></text:p>
          </table:table-cell>
          <table:table-cell table:style-name="Таблица1.A1" office:value-type="string">
            <text:p text:style-name="P636">0</text:p>
          </table:table-cell>
        </table:table-row>
        <table:table-row>
          <table:table-cell table:style-name="Таблица1.A2" office:value-type="string">
            <text:p text:style-name="P638">^</text:p>
          </table:table-cell>
          <table:table-cell table:style-name="Таблица1.A1" office:value-type="string">
            <text:p text:style-name="P637"><text:span text:style-name="T70">Возведение в с</text:span>тепень</text:p>
          </table:table-cell>
          <table:table-cell table:style-name="Таблица1.A1" office:value-type="string">
            <text:p text:style-name="P639">целое, дробное</text:p>
          </table:table-cell>
          <table:table-cell table:style-name="Таблица1.A1" office:value-type="string">
            <text:p text:style-name="P640">целое, дробное</text:p>
          </table:table-cell>
          <table:table-cell table:style-name="Таблица1.A1" office:value-type="string">
            <text:p text:style-name="P641">1</text:p>
          </table:table-cell>
        </table:table-row>
        <table:table-row>
          <table:table-cell table:style-name="Таблица1.A2" office:value-type="string">
            <text:p text:style-name="P638">*</text:p>
          </table:table-cell>
          <table:table-cell table:style-name="Таблица1.A1" office:value-type="string">
            <text:p text:style-name="P637">Умножени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/</text:p>
          </table:table-cell>
          <table:table-cell table:style-name="Таблица1.A1" office:value-type="string">
            <text:p text:style-name="P637">Деление</text:p>
          </table:table-cell>
          <table:table-cell table:style-name="Таблица1.A1" office:value-type="string">
            <text:p text:style-name="P637">числа</text:p>
          </table:table-cell>
          <table:table-cell table:style-name="Таблица1.A1" office:value-type="string">
            <text:p text:style-name="P637">число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\</text:p>
          </table:table-cell>
          <table:table-cell table:style-name="Таблица1.A1" office:value-type="string">
            <text:p text:style-name="P637">Цело<text:span text:style-name="T50">численное</text:span> деление</text:p>
          </table:table-cell>
          <table:table-cell table:style-name="Таблица1.A1" office:value-type="string">
            <text:p text:style-name="P637">цел<text:span text:style-name="T1851">ое</text:span>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%</text:p>
          </table:table-cell>
          <table:table-cell table:style-name="Таблица1.A1" office:value-type="string">
            <text:p text:style-name="P637">Остаток <text:span text:style-name="T50">от деления</text:span></text:p>
          </table:table-cell>
          <table:table-cell table:style-name="Таблица1.A1" office:value-type="string">
            <text:p text:style-name="P637">целые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+</text:p>
          </table:table-cell>
          <table:table-cell table:style-name="Таблица1.A1" office:value-type="string">
            <text:p text:style-name="P637">Сложе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3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7">Вычита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3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44">&amp;</text:p>
          </table:table-cell>
          <table:table-cell table:style-name="Таблица1.A1" office:value-type="string">
            <text:p text:style-name="P642">Побитовое 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4</text:p>
          </table:table-cell>
        </table:table-row>
        <table:table-row>
          <table:table-cell table:style-name="Таблица1.A2" office:value-type="string">
            <text:p text:style-name="P644">|</text:p>
          </table:table-cell>
          <table:table-cell table:style-name="Таблица1.A1" office:value-type="string">
            <text:p text:style-name="P642">Побитовое ИЛ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able:table-row>
          <table:table-cell table:style-name="Таблица1.A2" office:value-type="string">
            <text:p text:style-name="P644">~</text:p>
          </table:table-cell>
          <table:table-cell table:style-name="Таблица1.A1" office:value-type="string">
            <text:p text:style-name="P642">Побитовое <text:span text:style-name="T1852">ЛИБО</text:span>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ext:soft-page-break/>
        <table:table-row>
          <table:table-cell table:style-name="Таблица1.A2" office:value-type="string">
            <text:p text:style-name="P638">++</text:p>
          </table:table-cell>
          <table:table-cell table:style-name="Таблица1.A1" office:value-type="string">
            <text:p text:style-name="P637">Соединение</text:p>
          </table:table-cell>
          <table:table-cell table:style-name="Таблица1.A1" office:value-type="string">
            <text:p text:style-name="P637">строки, символы</text:p>
          </table:table-cell>
          <table:table-cell table:style-name="Таблица1.A1" office:value-type="string">
            <text:p text:style-name="P637">строка</text:p>
          </table:table-cell>
          <table:table-cell table:style-name="Таблица1.A1" office:value-type="string">
            <text:p text:style-name="P643">6</text:p>
          </table:table-cell>
        </table:table-row>
        <table:table-row>
          <table:table-cell table:style-name="Таблица1.A2" office:value-type="string">
            <text:p text:style-name="P638">=</text:p>
          </table:table-cell>
          <table:table-cell table:style-name="Таблица1.A1" office:value-type="string">
            <text:p text:style-name="P637">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&gt;</text:p>
          </table:table-cell>
          <table:table-cell table:style-name="Таблица1.A1" office:value-type="string">
            <text:p text:style-name="P637">Не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</text:p>
          </table:table-cell>
          <table:table-cell table:style-name="Таблица1.A1" office:value-type="string">
            <text:p text:style-name="P637">Бол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</text:p>
          </table:table-cell>
          <table:table-cell table:style-name="Таблица1.A1" office:value-type="string">
            <text:p text:style-name="P637">Мен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=</text:p>
          </table:table-cell>
          <table:table-cell table:style-name="Таблица1.A1" office:value-type="string">
            <text:p text:style-name="P645">Бол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=</text:p>
          </table:table-cell>
          <table:table-cell table:style-name="Таблица1.A1" office:value-type="string">
            <text:p text:style-name="P645">Мен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amp;&amp; <text:span text:style-name="T36">и</text:span></text:p>
          </table:table-cell>
          <table:table-cell table:style-name="Таблица1.A1" office:value-type="string">
            <text:p text:style-name="P637"><text:span text:style-name="T749">Логическое </text:span>И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8</text:p>
          </table:table-cell>
        </table:table-row>
        <table:table-row>
          <table:table-cell table:style-name="Таблица1.A2" office:value-type="string">
            <text:p text:style-name="P638">|| <text:span text:style-name="T36">или</text:span></text:p>
          </table:table-cell>
          <table:table-cell table:style-name="Таблица1.A1" office:value-type="string">
            <text:p text:style-name="P637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  <table:table-row table:style-name="Таблица1.23">
          <table:table-cell table:style-name="Таблица1.A2" office:value-type="string">
            <text:p text:style-name="P638">~<text:span text:style-name="T751">~ </text:span><text:span text:style-name="T36">либо</text:span></text:p>
          </table:table-cell>
          <table:table-cell table:style-name="Таблица1.A1" office:value-type="string">
            <text:p text:style-name="P637"><text:span text:style-name="T749">Логическое </text:span><text:span text:style-name="T1852">ЛИБО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</table:table>
      <text:h text:style-name="P673" text:outline-level="1">Инструкции</text:h>
      <text:h text:style-name="Heading_20_2" text:outline-level="2">Знак «;»</text:h>
      <text:p text:style-name="P463"><text:span text:style-name="T1305">После каждой инструкции</text:span> <text:span text:style-name="T1296">в языке Клаус </text:span><text:span text:style-name="T1305">требуется</text:span> знак «<text:span text:style-name="Source_20_Text">;</text:span>» <text:span text:style-name="T130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4">Знак «<text:span text:style-name="Source_20_Text">;</text:span>» не допускается:</text:p>
      <text:list xml:id="list3615079325" text:style-name="L10">
        <text:list-item>
          <text:p text:style-name="P834"><text:span text:style-name="T1307">в</text:span><text:span text:style-name="T1294"> условном ветвлении перед ключевым словом </text:span><text:span text:style-name="Source_20_Text"><text:span text:style-name="T1294">иначе</text:span></text:span><text:span text:style-name="T1294">, если оно есть;</text:span></text:p>
        </text:list-item>
        <text:list-item>
          <text:p text:style-name="P835"><text:span text:style-name="T1307">в</text:span> цикле с постусловием перед ключевым словом <text:span text:style-name="Source_20_Text">пока</text:span>.</text:p>
        </text:list-item>
      </text:list>
      <text:p text:style-name="P464">Во всех остальных случаях знак «<text:span text:style-name="Source_20_Text">;</text:span>» требуется после каждой инструкции, <text:span text:style-name="T1295">за исключением окончания тела основной программы, где требуется знак «</text:span><text:span text:style-name="Source_20_Text"><text:span text:style-name="T1295">.</text:span></text:span><text:span text:style-name="T1295">» </text:span><text:span text:style-name="T1306">(точка)</text:span>.</text:p>
      <text:h text:style-name="P680" text:outline-level="2"><text:span text:style-name="T1429">И</text:span><text:span text:style-name="T1403">нструкция </text:span><text:span text:style-name="T1387">п</text:span>рисваивани<text:span text:style-name="T1403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8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695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08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oft-page-break/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696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90">Вычислить <text:span text:style-name="T130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90">Вычислить <text:span text:style-name="T130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90">Вычислить <text:span text:style-name="T1309">побитовое «</text:span>Искл<text:span text:style-name="T1309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 text:c="4"/>В ^= 3; // возводит переменную В в третью степень<text:line-break/> <text:s text:c="3"/><text:span text:style-name="T1311">Г |= 8; // устанавливает единицу в </text:span><text:span text:style-name="T1319">3-</text:span><text:span text:style-name="T1312">м</text:span><text:span text:style-name="T1311"> </text:span><text:span text:style-name="T1318">(считая от 0) </text:span><text:span text:style-name="T1311">бите переменной Г</text:span></text:p>
      <text:p text:style-name="P3">окончание;</text:p>
      <text:h text:style-name="P695" text:outline-level="3"><text:soft-page-break/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1368401832" text:style-name="L11">
        <text:list-item>
          <text:p text:style-name="P836">Строковой переменной может быть присвоено символьное значение, но не наоборот;</text:p>
        </text:list-item>
        <text:list-item>
          <text:p text:style-name="P836">Дробной переменной может быть присвоено целое значение, но не наоборот;</text:p>
        </text:list-item>
        <text:list-item>
          <text:p text:style-name="P836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xml:id="list842543233" text:style-name="L12">
        <text:list-item>
          <text:p text:style-name="P837">Массиву может быть присвоен массив, состоящий из элементов совместимого типа;</text:p>
        </text:list-item>
        <text:list-item>
          <text:p text:style-name="P83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37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95" text:outline-level="3"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4">Инструкция в</text:span>ызов<text:span text:style-name="T1404">а</text:span> подпрограмм<text:span text:style-name="T1404">ы</text:span></text:h>
      <text:p text:style-name="P207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<text:soft-page-break/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08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09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81" text:outline-level="2"><text:span text:style-name="T1387">Ничего — п</text:span>устая инструкция</text:h>
      <text:p text:style-name="P206">Пустая инструкция записывается ключевым словом <text:span text:style-name="Source_20_Text"><text:span text:style-name="T823">ничего</text:span></text:span><text:span text:style-name="T1277">:</text:span></text:p>
      <text:p text:style-name="P493"><text:span text:style-name="T548">начало</text:span><text:line-break/> <text:s text:c="3"/>ничего;<text:line-break/><text:span text:style-name="T548">окончание;</text:span></text:p>
      <text:p text:style-name="P206"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493"><text:span text:style-name="T549">начало</text:span><text:line-break/> <text:s text:c="3"/>если <text:span text:style-name="T1428">В</text:span>сёХорошо то ничего<text:line-break/> <text:s text:c="3"/>иначе <text:span text:style-name="T1247">сообщить</text:span>("Что-то пошло не так!");<text:line-break/><text:span text:style-name="T549">окончание;</text:span></text:p>
      <text:h text:style-name="P682" text:outline-level="2"><text:span text:style-name="T1388">Завершить — з</text:span>авершени<text:span text:style-name="T1231">е</text:span> программы</text:h>
      <text:p text:style-name="P210">Для завершения работы программы используется инструкция <text:span text:style-name="Source_20_Text"><text:span text:style-name="T1320">завершить</text:span></text:span>:</text:p>
      <text:p text:style-name="P507">завершить;<text:line-break/><text:span text:style-name="T1461">завершить 0;<text:line-break/>завершить кодОшибки;</text:span></text:p>
      <text:p text:style-name="P210">где <text:span text:style-name="Source_20_Text"><text:span text:style-name="T799">код</text:span></text:span><text:span text:style-name="Source_20_Text"><text:span text:style-name="T878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1"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67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4">завершить</text:span></text:span><text:span text:style-name="T559">, то код завершения по умолчанию будет равен </text:span><text:soft-page-break/><text:span text:style-name="T559">нулю. </text:span><text:span text:style-name="T1462">Аналогично, инструкция </text:span><text:span text:style-name="Source_20_Text"><text:span text:style-name="T1462">завершить</text:span></text:span><text:span text:style-name="T1462"> вызывает успешное завершение программы, если код не указан явно.</text:span></text:p>
      <text:p text:style-name="P212">Инструкция <text:span text:style-name="Source_20_Text"><text:span text:style-name="T799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799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5">завершить</text:span></text:span><text:span text:style-name="T561"> вызвала исключение.</text:span></text:p>
      <text:h text:style-name="Heading_20_2" text:outline-level="2"><text:span text:style-name="T1389">Вернуть — в</text:span>озврат <text:span text:style-name="T577">из подпрограммы</text:span></text:h>
      <text:p text:style-name="P461">Инструкция возврата используется для <text:span text:style-name="T1321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62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7">функции</text:span>.</text:p>
      <text:p text:style-name="P469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69"/>
      <text:p text:style-name="P470">процедура мояПроцедура();<text:line-break/><text:span text:style-name="T564">начало<text:line-break/> <text:s text:c="3"/>вернуться;<text:line-break/>окончание;</text:span></text:p>
      <text:p text:style-name="P215">Ключевые слова <text:span text:style-name="Source_20_Text"><text:span text:style-name="T799">вернуть</text:span></text:span> и <text:span text:style-name="Source_20_Text"><text:span text:style-name="T799">вернуться</text:span></text:span> полностью эквивалентны <text:span text:style-name="T580">и взаимозаменяемы</text:span>.</text:p>
      <text:p text:style-name="P214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была явно завершена инструкцией </text:span><text:span text:style-name="Source_20_Text"><text:span text:style-name="T826">вернуть</text:span></text:span><text:span text:style-name="T566">, то она вернёт нулевое начальное значение соответствующего типа.</text:span></text:p>
      <text:p text:style-name="P214">Для процедур <text:span text:style-name="T581">указывать </text:span>возвращаем<text:span text:style-name="T565">о</text:span>е значение не допускается.</text:p>
      <text:p text:style-name="P216">Если инструкция <text:span text:style-name="Source_20_Text"><text:span text:style-name="T799">вернуть</text:span></text:span> выполняется в теле основной программы, то она работает в точности так же, как инструкция <text:span text:style-name="Source_20_Text"><text:span text:style-name="T799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13">Если инструкция <text:span text:style-name="Source_20_Text"><text:span text:style-name="T827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8">вернуть</text:span></text:span><text:span text:style-name="T561"> вызвала исключение.</text:span></text:p>
      <text:h text:style-name="Heading_20_2" text:outline-level="2"><text:span text:style-name="T1390">Начало-конец — с</text:span>оставной блок инструкций</text:h>
      <text:p text:style-name="P217">Составной блок<text:span text:style-name="T591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8">я</text:span><text:span text:style-name="T605">ет</text:span> средства для обработки исключений.</text:p>
      <text:p text:style-name="P218">Составной блок начинается ключевым словом <text:span text:style-name="Source_20_Text"><text:span text:style-name="T799">начало</text:span></text:span> и заканчивается словом <text:span text:style-name="Source_20_Text"><text:span text:style-name="T799">конец</text:span></text:span> или <text:span text:style-name="Source_20_Text"><text:span text:style-name="T799">окончание</text:span></text:span>. <text:span text:style-name="T586">Ключевые с</text:span><text:span text:style-name="T582">лова </text:span><text:span text:style-name="Source_20_Text"><text:span text:style-name="T829">конец</text:span></text:span><text:span text:style-name="T582"> и </text:span><text:span text:style-name="Source_20_Text"><text:span text:style-name="T829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6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8">ые</text:span><text:span text:style-name="T583"> составны</text:span><text:span text:style-name="T1008">е</text:span><text:span text:style-name="T583"> блок</text:span><text:span text:style-name="T1008">и</text:span><text:span text:style-name="T583">).</text:span></text:p>
      <text:p text:style-name="Исходный_20_код"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19"><text:soft-page-break/>Составной блок может применяться во всех случаях, когда синтаксис языка требует наличия ровно одной инструкции, <text:span text:style-name="T1322">а фактически их требуется несколько</text:span> — в условных ветвлениях, в циклах, в <text:span text:style-name="T1313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20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1">Инструкции в теле составного блока выполняются по порядку <text:span text:style-name="T759">одна за другой</text:span>. Если при выполнении<text:span text:style-name="T594"> </text:span><text:span text:style-name="T1288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2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9">исключение</text:span></text:span> или <text:span text:style-name="Source_20_Text"><text:span text:style-name="T799">исключения</text:span></text:span>.</text:p>
      <text:p text:style-name="P223">начало<text:line-break/> <text:s text:c="3"/><text:span text:style-name="T1315">выполнитьОдно</text:span>();<text:line-break/> <text:s text:c="3"/>выполнить<text:span text:style-name="T1315">Второе</text:span>();<text:line-break/> <text:s text:c="3"/><text:span text:style-name="T1315">выполнитьТретье</text:span><text:span text:style-name="T1314">();<text:line-break/></text:span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25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24">Секция обработки исключений может быть простой или детализированной.</text:p>
      <text:p text:style-name="P224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26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9">бросить</text:span></text:span>.</text:p>
      <text:p text:style-name="P227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79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0">ое</text:span><text:span text:style-name="T599"> тогда сообщить("Какая-то неожиданная ошибка!");</text:span><text:line-break/>конец;</text:p>
      <text:p text:style-name="P230"><text:soft-page-break/><text:span text:style-name="T643">Составной б</text:span>лок может заканчиваться секцией гарантированного <text:span text:style-name="T1827">выполнения</text:span>.</text:p>
      <text:p text:style-name="P228">Если в блоке <text:span text:style-name="T603">есть</text:span> секция <text:span text:style-name="T600">гарантированного </text:span><text:span text:style-name="T1827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0">прервать</text:span></text:span><text:span text:style-name="T602">, </text:span><text:span text:style-name="Source_20_Text"><text:span text:style-name="T830">продолжить</text:span></text:span><text:span text:style-name="T602">, </text:span><text:span text:style-name="Source_20_Text"><text:span text:style-name="T830">вернуть</text:span></text:span><text:span text:style-name="T602"> и </text:span><text:span text:style-name="Source_20_Text"><text:span text:style-name="T830">завершить</text:span></text:span><text:span text:style-name="T602">.</text:span></text:p>
      <text:p text:style-name="P229">Секция гарантированного <text:span text:style-name="T1828">выполнения</text:span> начинается ключевым словом <text:span text:style-name="Source_20_Text"><text:span text:style-name="T799">напоследок</text:span></text:span>. Эта секция должна располагаться в конце блока, после основной секции и секции обработки исключений.</text:p>
      <text:p text:style-name="P233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39"><text:s text:c="4"/><text:span text:style-name="T604">вернуть 0;</text:span></text:p>
      <text:p text:style-name="P241">исключение</text:p>
      <text:p text:style-name="P239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83" text:outline-level="2"><text:span text:style-name="T1885">Для-</text:span><text:span text:style-name="T1886">начало</text:span> — доступ к полям структур</text:h>
      <text:p text:style-name="P648">Составной блок инструкций может начинаться с ключевого слова <text:span text:style-name="Source_20_Text"><text:span text:style-name="T1887">для</text:span></text:span>, за которым <text:span text:style-name="T1862">указан</text:span> <text:span text:style-name="T1861">путь к переменной или константе структурного типа</text:span>, а <text:span text:style-name="T1862">вслед за ним</text:span> — слово <text:span text:style-name="Source_20_Text">начало</text:span>, <text:span text:style-name="T1892">тело составного блока и слово </text:span><text:span text:style-name="Source_20_Text"><text:span text:style-name="T1893">конец</text:span></text:span><text:span text:style-name="T1892">.</text:span></text:p>
      <text:p text:style-name="P649">В таком составном блоке создаётся локальная область видимости, позволяющая <text:span text:style-name="T1863">напрямую обращаться</text:span> к полям <text:span text:style-name="T1863">указанной </text:span>структур<text:span text:style-name="T1863">ы </text:span><text:span text:style-name="T1864">в пределах блока, </text:span><text:span text:style-name="T1865">например:</text:span></text:p>
      <text:p text:style-name="P652">программа Пример;<text:line-break/><text:span text:style-name="T1865">переменная<text:line-break/> <text:s text:c="3"/>тчк: Точка;<text:line-break/></text:span><text:span text:style-name="T1888">для</text:span><text:span text:style-name="T1865"> тчк начало<text:line-break/> <text:s text:c="3"/>г := 10; // </text:span><text:span text:style-name="T1866">присвоить значение полю тчк.г</text:span><text:span text:style-name="T1865"><text:line-break/> <text:s text:c="3"/>в := 20; // </text:span><text:span text:style-name="T1866">присвоить значение полю тчк.в</text:span><text:span text:style-name="T1865"><text:line-break/>окончание.</text:span></text:p>
      <text:p text:style-name="P650">Между словами <text:span text:style-name="Source_20_Text"><text:span text:style-name="T1889">для</text:span></text:span> и <text:span text:style-name="Source_20_Text">начало</text:span> могут быть <text:span text:style-name="T1869">указаны</text:span> несколько переменных, <text:span text:style-name="T1867">перечисленных через запятую</text:span>. В этом случае, если указанные структуры имеют поля <text:span text:style-name="T1868">с одинаковыми именами</text:span>, то <text:span text:style-name="T1868">поля той </text:span><text:span text:style-name="T1870">структуры</text:span><text:span text:style-name="T1868">, что указана позже, </text:span><text:span text:style-name="T1870">скроют за собой </text:span><text:span text:style-name="T1882">о</text:span><text:span text:style-name="T1883">дн</text:span><text:span text:style-name="T1882">оимённые </text:span><text:span text:style-name="T1870">поля структур, перечисленных до неё</text:span>.</text:p>
      <text:p text:style-name="P651">Следует иметь в виду, что конструкция <text:span text:style-name="Source_20_Text"><text:span text:style-name="T1890">для</text:span></text:span> не вычисляет никаких значений <text:span text:style-name="T1878">перед</text:span> вход<text:span text:style-name="T1878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79">Поэтому, н</text:span><text:span text:style-name="T1871">апример, следующая конструкция будет правильно работать, хотя сомнительно выглядит с точки зрения структур</text:span><text:span text:style-name="T1880">ного программирования</text:span><text:span text:style-name="T1871">:</text:span></text:p>
      <text:p text:style-name="P653">программа ТакНеНадо;<text:line-break/><text:span text:style-name="T1874">тип<text:line-break/> <text:s text:c="3"/>ЦветныеТочки = </text:span><text:span text:style-name="T1872">массив структур<text:line-break/> <text:s text:c="7"/>поз: Точка;<text:line-break/> <text:s text:c="7"/>цвет: целое;<text:line-break/> <text:s text:c="3"/>окончание;</text:span><text:line-break/><text:span text:style-name="T1872">переменная<text:line-break/> <text:s text:c="3"/></text:span><text:span text:style-name="T1874">тчк: </text:span><text:span text:style-name="T1872">ЦветныеТочки;</text:span></text:p>
      <text:p text:style-name="P654"><text:soft-page-break/><text:span text:style-name="T1873"><text:s text:c="4"/>к: целое;</text:span><text:line-break/><text:span text:style-name="T1891">для</text:span><text:span text:style-name="T1874"> </text:span><text:span text:style-name="T1875">тчк[к], тчк[к].</text:span><text:span text:style-name="T1876">поз</text:span><text:span text:style-name="T1875"> </text:span><text:span text:style-name="T1872">начало<text:line-break/> <text:s text:c="3"/></text:span><text:span text:style-name="T1876">длина(тчк, 10);</text:span><text:span text:style-name="T1872"><text:line-break/> <text:s text:c="3"/></text:span><text:span text:style-name="T1876">для каждого к из тчк </text:span><text:span text:style-name="T1877">цикл </text:span><text:span text:style-name="T1876">/</text:span><text:span text:style-name="T202">*</text:span><text:span text:style-name="T201">для</text:span><text:span text:style-name="T203"> лучше написать здесь*</text:span><text:span text:style-name="T542">/ </text:span><text:span text:style-name="T543">начало</text:span><text:span text:style-name="T1876"><text:line-break/> <text:s text:c="7"/>г := к * 5; <text:s text:c="5"/>// </text:span><text:span text:style-name="T1881">тчк[к].поз.г</text:span></text:p>
      <text:p text:style-name="P655"><text:span text:style-name="T1876"><text:s text:c="8"/>в := 10; <text:s text:c="8"/>// </text:span><text:span text:style-name="T1881">тчк[к].поз.в</text:span><text:span text:style-name="T1876"><text:line-break/> <text:s text:c="7"/>цвет := $</text:span><text:span text:style-name="T1884">9</text:span><text:span text:style-name="T1876">0</text:span><text:span text:style-name="T1884">9</text:span><text:span text:style-name="T1876">0</text:span><text:span text:style-name="T1884">9</text:span><text:span text:style-name="T1876">0; // </text:span><text:span text:style-name="T1881">тчк[к].цвет</text:span><text:span text:style-name="T1876"><text:line-break/> <text:s text:c="3"/>конец;</text:span><text:span text:style-name="T1872"><text:line-break/>окончание.</text:span></text:p>
      <text:h text:style-name="P684" text:outline-level="2"><text:span text:style-name="T1402">Когда-</text:span><text:span text:style-name="T1430">тогда</text:span><text:span text:style-name="T1391"> — п</text:span>ерехват исключени<text:span text:style-name="T139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1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1">Инструкция начинается ключевым словом <text:span text:style-name="Source_20_Text"><text:span text:style-name="T799">когда</text:span></text:span>, за которым следует одно из трёх:</text:p>
      <text:list xml:id="list3002575632" text:style-name="L13">
        <text:list-item>
          <text:p text:style-name="P838"><text:span text:style-name="T1327">о</text:span><text:span text:style-name="T1316">дно или несколько</text:span> имён исключений через запятую;</text:p>
        </text:list-item>
        <text:list-item>
          <text:p text:style-name="P838"><text:span text:style-name="T1327">о</text:span>пределение переменной исключения;</text:p>
        </text:list-item>
        <text:list-item>
          <text:p text:style-name="P838"><text:span text:style-name="T1327">к</text:span>лючевое слово <text:span text:style-name="Source_20_Text"><text:span text:style-name="T799">любое</text:span></text:span> (или <text:span text:style-name="Source_20_Text"><text:span text:style-name="T799">любой</text:span></text:span>, <text:span text:style-name="Source_20_Text"><text:span text:style-name="T799">любая</text:span></text:span>).</text:p>
        </text:list-item>
      </text:list>
      <text:p text:style-name="P232">Далее следует ключевое слово <text:span text:style-name="Source_20_Text"><text:span text:style-name="T799">тогда</text:span></text:span>, а за ним тело инструкции <text:span text:style-name="T616">перехвата</text:span> — ровно одна инструкция <text:span text:style-name="T1317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2"><text:span text:style-name="T617">Чтобы просто подавить исключение, телом инструкции перехвата может быть инструкция </text:span><text:span text:style-name="Source_20_Text"><text:span text:style-name="T832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3">бросить</text:span></text:span><text:span text:style-name="T625">.</text:span></text:p>
      <text:p text:style-name="P234"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29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29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34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34"><text:s text:c="8"/><text:span text:style-name="T612">бросить;</text:span></text:p>
      <text:p text:style-name="P235"><text:s text:c="4"/><text:span text:style-name="T612">конец;</text:span></text:p>
      <text:p text:style-name="P235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38"><text:span text:style-name="T76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2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4">имя_исключения()</text:span></text:span><text:span text:style-name="T638"> и </text:span><text:span text:style-name="Source_20_Text"><text:span text:style-name="T834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36"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799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37">Переменная, <text:span text:style-name="T1830">объявленная таким образом,</text:span> представляет собой структуру, которая содержит:</text:p>
      <text:list xml:id="list3385534702" text:style-name="L14">
        <text:list-item>
          <text:p text:style-name="P840">Поле <text:span text:style-name="Source_20_Text"><text:span text:style-name="T799">текст</text:span></text:span> строкового типа, содержащее текст сообщения об ошибке;</text:p>
        </text:list-item>
        <text:list-item>
          <text:p text:style-name="P839"><text:soft-page-break/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6">об ошибке </text:span><text:span text:style-name="T633">содержал спецификаторы вида </text:span><text:span text:style-name="Source_20_Text"><text:span text:style-name="T800">%(</text:span></text:span><text:span text:style-name="Source_20_Text"><text:span text:style-name="T870">имя</text:span></text:span><text:span text:style-name="Source_20_Text"><text:span text:style-name="T800">)</text:span></text:span><text:span text:style-name="T633">, то в момент перехвата поле </text:span><text:span text:style-name="Source_20_Text"><text:span text:style-name="T800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2">формированию</text:span><text:span text:style-name="T634"> текста сообщения </text:span><text:span text:style-name="T635">об ошибке; </text:span><text:span text:style-name="T763">для того, чтобы изменить текст сообщения, нужно присвоить новое значение полю </text:span><text:span text:style-name="Source_20_Text"><text:span text:style-name="T801">текст</text:span></text:span><text:span text:style-name="T634">.</text:span></text:p>
      <text:p text:style-name="P323">Модификация <text:span text:style-name="T132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9">бросить</text:span></text:span>.</text:p>
      <text:h text:style-name="Heading_20_2" text:outline-level="2"><text:span text:style-name="T1392">Ошибка — с</text:span>оздани<text:span text:style-name="T1232">е</text:span> исключения</text:h>
      <text:p text:style-name="P324"><text:span text:style-name="T955">Эта и</text:span>нструкция применяется для того, чтобы прервать последовательно<text:span text:style-name="T1285">сть</text:span> выполнени<text:span text:style-name="T1285">я</text:span> и создать всплывающее исключение.</text:p>
      <text:p text:style-name="P459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1">через запятую</text:span><text:span text:style-name="T94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5"><text:span text:style-name="T1282">Инструкции, следующие </text:span><text:span text:style-name="T1283">после</text:span><text:span text:style-name="T1282"> инструкци</text:span><text:span text:style-name="T1283">и</text:span><text:span text:style-name="T1282"> </text:span><text:span text:style-name="Source_20_Text"><text:span text:style-name="T1282">ошибка</text:span></text:span><text:span text:style-name="T128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1">завершено</text:span> с кодом -1.</text:p>
      <text:p text:style-name="P329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6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7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7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93">Бросить — в</text:span>оссоздание исключения</text:h>
      <text:p text:style-name="P458">Эта инструкция <text:span text:style-name="T1278">записывается ключевым словом </text:span><text:span text:style-name="Source_20_Text"><text:span text:style-name="T1278">бросить</text:span></text:span><text:span text:style-name="T1278">. Её можно применять только в </text:span><text:span text:style-name="T1323">секции обработки исключений составного блока</text:span><text:span text:style-name="T1278">: она прерывает </text:span><text:span text:style-name="T1279">последовательно</text:span><text:span text:style-name="T1284">сть</text:span><text:span text:style-name="T1279"> выполнени</text:span><text:span text:style-name="T1284">я</text:span><text:span text:style-name="T1279"> и воссоздаёт то же самое исключение, которое </text:span><text:span text:style-name="T1324">привело к передаче управления в </text:span><text:span text:style-name="T1325">данную </text:span><text:span text:style-name="T1324">секцию обработки исключений</text:span><text:span text:style-name="T1279">.</text:span></text:p>
      <text:p text:style-name="P458"><text:span text:style-name="T1280">Инструкции, следующие после инструкции </text:span><text:span text:style-name="Source_20_Text"><text:span text:style-name="T1280">бросить</text:span></text:span><text:span text:style-name="T1280">, не выполняются. Вместо этого управление передаётся в </text:span><text:span text:style-name="T1329">секцию обработки исключений, расположенную в </text:span><text:span text:style-name="T1280">ближайш</text:span><text:span text:style-name="T1329">ем</text:span><text:span text:style-name="T1280"> объемлющ</text:span><text:span text:style-name="T1329">ем</text:span><text:span text:style-name="T1280"> составно</text:span><text:span text:style-name="T1329">м</text:span><text:span text:style-name="T1280"> блок</text:span><text:span text:style-name="T1329">е</text:span><text:span text:style-name="T1280">. </text:span><text:span text:style-name="T1286">Е</text:span><text:span text:style-name="T1280">сли такой блок <text:s/>отсутствует, </text:span><text:span text:style-name="T1286">выполнение </text:span><text:span text:style-name="T1280">программ</text:span><text:span text:style-name="T1286">ы</text:span><text:span text:style-name="T1280"> </text:span><text:span text:style-name="T1286">будет </text:span><text:span text:style-name="T1280">заверш</text:span><text:span text:style-name="T1286">ено</text:span><text:span text:style-name="T1280"> с кодом -1.</text:span></text:p>
      <text:p text:style-name="P460">Если параметры исключения или текст сообщения об ошибке были модифицированы в <text:span text:style-name="T1326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94">Если-то-иначе — </text:span><text:span text:style-name="T1405">у</text:span><text:span text:style-name="T1187">словно</text:span><text:span text:style-name="T1233">е</text:span><text:span text:style-name="T1187"> </text:span>ветвлени<text:span text:style-name="T1233">е</text:span></text:h>
      <text:p text:style-name="P425">Эта инструкция применяется для выполнения тех или иных действий в зависимости от некоторого условия.</text:p>
      <text:p text:style-name="P425">Инструкция начинается ключевым словом <text:span text:style-name="Source_20_Text">если</text:span>, после которого должно быть указано <text:span text:style-name="T1188">условие — </text:span><text:span text:style-name="T1192">значение или </text:span>выражение логического типа. <text:span text:style-name="T1188">Далее следует ключевое слово </text:span><text:span text:style-name="Source_20_Text"><text:span text:style-name="T1188">то</text:span></text:span><text:span text:style-name="T1188">, а за ним — ровно одна инструкция, которая будет выполнена в том случае, если указанное условие имеет истинное значение.</text:span></text:p>
      <text:p text:style-name="P426">Далее может следовать знак «<text:span text:style-name="Source_20_Text">;</text:span>», либо ключевое слово <text:span text:style-name="Source_20_Text">иначе</text:span>, <text:span text:style-name="T1190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2">если</text:span> указанное условие имеет ложное значение.</text:p>
      <text:p text:style-name="P427">В обоих случаях ровно одна инструкция может представлять собой составной блок, содержащий сколько угодно инструкций.</text:p>
      <text:p text:style-name="P429"><text:span text:style-name="T1189">н</text:span>ачало<text:line-break/> <text:s text:c="3"/><text:span text:style-name="T1189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3">начало</text:span><text:span text:style-name="T1189"><text:line-break/> <text:s text:c="7"/>вывести("Н больше или равно М");<text:line-break/> <text:s text:c="7"/></text:span><text:span text:style-name="T1193">если Н &gt; М то вывести("Всё-таки больше");</text:span><text:span text:style-name="T1189"><text:line-break/> <text:s text:c="3"/></text:span><text:span text:style-name="T1193">конец;</text:span><text:line-break/>конец;</text:p>
      <text:p text:style-name="Text_20_body">Если требуется <text:span text:style-name="T1191">перебрать несколько условий подряд, то инструкции ветвления можно располагать друг за другом:</text:span></text:p>
      <text:p text:style-name="P430">начало<text:line-break/> <text:s text:c="3"/><text:span text:style-name="T119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8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8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5">Выбор-из — м</text:span>ноговариантн<text:span text:style-name="T1234">ый</text:span> выбор</text:h>
      <text:p text:style-name="P431">Эта инструкция применяется для выполнения <text:span text:style-name="T1225">тех или иных</text:span> действий в зависимости от выбора значения из нескольких предусмотренных вариантов.</text:p>
      <text:p text:style-name="P432">Инструкция начинается <text:span text:style-name="T1226">ключевым </text:span>словом <text:span text:style-name="Source_20_Text">выбор</text:span>, за которым следует <text:span text:style-name="T1416">выбираемое</text:span><text:span text:style-name="T1197"> значение — буквальное </text:span>значение или выражение простого типа. <text:span text:style-name="T1408">З</text:span><text:span text:style-name="T1380">атем, если </text:span><text:span text:style-name="T1417">выбираемое</text:span><text:span text:style-name="T1408"> значение</text:span><text:span text:style-name="T1380">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4">константное </text:span><text:span text:style-name="T1386">выражение </text:span><text:span text:style-name="T1434">дробного типа</text:span><text:span text:style-name="T1380">, определяющее точность сравнения. </text:span>Далее следует слово <text:span text:style-name="Source_20_Text">из</text:span>, <text:span text:style-name="T1409">а </text:span>за <text:span text:style-name="T1409">ним</text:span> тело инструкции <text:span text:style-name="T1289">и</text:span> слово <text:span text:style-name="Source_20_Text">окончание</text:span>.</text:p>
      <text:p text:style-name="P433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1">а</text:span> <text:span text:style-name="T1196">за ним ровно одна инструкция </text:span><text:span text:style-name="T1201">и знак «</text:span><text:span text:style-name="Source_20_Text"><text:span text:style-name="T1201">;</text:span></text:span><text:span text:style-name="T1201">».</text:span><text:span text:style-name="T1196"> </text:span><text:span text:style-name="T1201">Эта инструкция </text:span><text:span text:style-name="T1196">будет выполнена в том случае, если </text:span><text:span text:style-name="T1201">данный</text:span><text:span text:style-name="T1196"> вариант выбора окажется подходящим. </text:span><text:span text:style-name="T1201">Она</text:span><text:span text:style-name="T1198"> может представлять собой составной блок, содержащий сколько угодно инструкций.</text:span></text:p>
      <text:p text:style-name="P434">Перечень подходящих значений может состоять из буквальных значений или <text:span text:style-name="T1435">константных </text:span>выражений — т.е., в качестве операндов <text:span text:style-name="T1199">этих </text:span>выражений могут использоваться только буквальные значения и константы, а <text:soft-page-break/>переменные и вызовы функций не допускаются. Тип перечисленных значений долж<text:span text:style-name="T1424">е</text:span>н точно соответствовать типу <text:span text:style-name="T1418">выбираемого</text:span> значения.</text:p>
      <text:p text:style-name="P434">Вариант выбора считается подходящим, <text:span text:style-name="T1200">если </text:span><text:span text:style-name="T1419">выбираемое</text:span><text:span text:style-name="T1200"> значение точно совпадает с одним из значений, перечисленных в описателе варианта </text:span><text:span text:style-name="T1410">(дробные значения и моменты должны совпадать с указанной точностью)</text:span><text:span text:style-name="T1200">. Тело инструкции выбора не может содержать нескольких описателей с совпадающими значениями.</text:span></text:p>
      <text:p text:style-name="P435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7">выше </text:span><text:span text:style-name="T1202">не нашлось никакого другого подходящего </text:span><text:span text:style-name="T1203">описателя</text:span>.</text:p>
      <text:p text:style-name="P498"><text:span text:style-name="T1194">программа Пример;</text:span><text:line-break/>переменная<text:line-break/> <text:s text:c="3"/>имя: строка;<text:line-break/><text:span text:style-name="T1194">начало<text:line-break/> <text:s text:c="3"/></text:span><text:span text:style-name="T1248">сообщить</text:span><text:span text:style-name="T1194">("Введите имя: ");<text:line-break/> <text:s text:c="3"/>ввести(имя);</text:span><text:line-break/> <text:s text:c="3"/>выбор <text:span text:style-name="T1194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5">Оля", "</text:span><text:span text:style-name="T1228">Д</text:span><text:span text:style-name="T1195">аша", "Вика</text:span><text:span text:style-name="T1194">": </text:span><text:span text:style-name="T1195">вывести("Узнаю сестрёнку!");<text:line-break/> <text:s text:c="7"/>"</text:span><text:span text:style-name="T1229">Таня</text:span><text:span text:style-name="T1195">": </text:span><text:span text:style-name="T1229">вывести("Привет, Таня :)");</text:span><text:span text:style-name="T1194"><text:line-break/> <text:s text:c="7"/>иначе вывести("Что-то не узнаю...");<text:line-break/> <text:s text:c="3"/>конец;<text:line-break/>окончание.</text:span></text:p>
      <text:p text:style-name="P498"/>
      <text:p text:style-name="P499">программа ЕщёПример;<text:line-break/>переменная<text:line-break/> <text:s text:c="3"/><text:span text:style-name="T1422">N</text:span>: дробное <text:span text:style-name="T1412">= </text:span>0.345;<text:line-break/>начало<text:line-break/> <text:s text:c="3"/>выбор <text:span text:style-name="T142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3">совпад</text:span><text:span text:style-name="T1425">ё</text:span><text:span text:style-name="T1413">т с указанной точностью</text:span><text:line-break/> <text:s text:c="7"/>0.4: вывести("Четыре десятых");<text:line-break/> <text:s text:c="3"/>конец;<text:line-break/>окончание.</text:p>
      <text:p text:style-name="P495">Для <text:span text:style-name="T1414">выбора </text:span><text:span text:style-name="T1423">из </text:span><text:span text:style-name="T1420">значени</text:span><text:span text:style-name="T142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5">вариант выбора будет считаться подходящим, если </text:span>модуль разности <text:span text:style-name="T1415">указанной константы и </text:span><text:span text:style-name="T1421">выбираемого</text:span><text:span text:style-name="T1415"> значения </text:span><text:span text:style-name="T1407">не превышает</text:span> указанного значения <text:span text:style-name="T1384">точности</text:span>.</text:p>
      <text:p text:style-name="P497"><text:span text:style-name="T198">Примечание:</text:span> следует быть осторожным при использовании этой инструкции <text:span text:style-name="T1427">с</text:span><text:span text:style-name="T1426"> дробны</text:span><text:span text:style-name="T1427">ми</text:span><text:span text:style-name="T1426"> чис</text:span><text:span text:style-name="T1427">лами</text:span><text:span text:style-name="T1426"> и момент</text:span><text:span text:style-name="T1427">ами</text:span><text:span text:style-name="T1426"> </text:span><text:span text:style-name="T141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6">Для-от-до-цикл — </text:span><text:span text:style-name="T1406">ц</text:span>икл по счётчику</text:h>
      <text:p text:style-name="P436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</text:span>.</text:p>
      <text:p text:style-name="P436"><text:span text:style-name="T1204">Инструкция начинается ключевым словом </text:span><text:span text:style-name="Source_20_Text"><text:span text:style-name="T1204">для</text:span></text:span><text:span text:style-name="T1204">, за которым следует имя переменной — счётчика цикла.</text:span> <text:span text:style-name="T1204">Далее следует слово </text:span><text:span text:style-name="Source_20_Text"><text:span text:style-name="T1204">от</text:span></text:span><text:span text:style-name="T1204">, за ним выражение, определяющее начальное значение счётчика, а затем слово </text:span><text:span text:style-name="Source_20_Text"><text:span text:style-name="T1204">до</text:span></text:span><text:span text:style-name="T1204"> и выражение, определяющее конечное значение счётчика. </text:span><text:span text:style-name="T1205">После этого следует слово </text:span><text:span text:style-name="Source_20_Text"><text:span text:style-name="T1205">цикл</text:span></text:span><text:span text:style-name="T1205"> </text:span><text:span text:style-name="T1291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0">быть</text:span><text:span text:style-name="T1206"> составн</text:span><text:span text:style-name="T1290">ым</text:span><text:span text:style-name="T1206"> блок</text:span><text:span text:style-name="T1290">ом</text:span><text:span text:style-name="T1206">, содержащи</text:span><text:span text:style-name="T1290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37"><text:soft-page-break/><text:span text:style-name="T1220">Счётчиком цикла может быть</text:span> только локальная переменная целого типа — <text:span text:style-name="T1209">она должна быть объявлена в разделе определений той программы или подпрограммы, в теле которой выполняется цикл. В</text:span><text:span text:style-name="T1207">ыражения начального и конечного значения </text:span><text:span text:style-name="T1210">счётчика </text:span><text:span text:style-name="T1207">также должны возвращать целое</text:span>. <text:span text:style-name="T1207">Значения этих выражений вычисляются один раз перед первой итерацией цикла. </text:span><text:span text:style-name="T1221">И</text:span><text:span text:style-name="T1207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41"><text:span text:style-name="T1210">п</text:span>рограмма Пример;<text:line-break/><text:span text:style-name="T1210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8">до 0 обратный </text:span><text:span text:style-name="T1210">цикл начало</text:span></text:p>
      <text:p text:style-name="P441"><text:span text:style-name="T1210"><text:s text:c="8"/>цвет</text:span><text:span text:style-name="T1219">Фона</text:span><text:span text:style-name="T1210">(цвета[ц]);<text:line-break/> <text:s text:c="7"/>вывести("Цв", строка(ц));<text:line-break/> <text:s text:c="3"/>конец;<text:line-break/>окончание.</text:span></text:p>
      <text:p text:style-name="P438">Перед первой итерацией счётчику цикла присваивается начальное значение. <text:span text:style-name="T1222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8">Значение переменной-счётчика цикла можно менять в теле цикла, но это не приведёт изменению количества итераций. <text:span text:style-name="T1223">Переменная-с</text:span>чётчик сохранит присвоенное е<text:span text:style-name="T1223">й</text:span> значение до конца текущей итерации, после чего е<text:span text:style-name="T1223">й</text:span> будет присвоено <text:span text:style-name="T1212">следующее заранее вычисленное значение, так что на входе в следующую итерацию </text:span><text:span text:style-name="T1224">цикла </text:span><text:span text:style-name="T1212">счётчик будет иметь значение на 1 большее, чем на входе в </text:span><text:span text:style-name="T1213">нынешнюю</text:span><text:span text:style-name="T1212">.</text:span></text:p>
      <text:p text:style-name="P439">Если начальное значение счётчика больше конечного, тело цикла не будет выполнено ни <text:span text:style-name="T1214">разу</text:span>.</text:p>
      <text:p text:style-name="P43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счётчик </text:span><text:span text:style-name="T1216">ещё </text:span><text:span text:style-name="T1215">не </text:span><text:span text:style-name="T1230">равен</text:span><text:span text:style-name="T1215"> конечно</text:span><text:span text:style-name="T1230">му</text:span><text:span text:style-name="T1215"> значени</text:span><text:span text:style-name="T1230">ю</text:span>.</text:p>
      <text:p text:style-name="P628">После выхода из цикла переменная-счётчик сохраняет значение, присвоенное е<text:span text:style-name="T1833">й</text:span> на последней выполненной итераци<text:span text:style-name="T1833">и</text:span>.</text:p>
      <text:h text:style-name="Heading_20_2" text:outline-level="2"><text:span text:style-name="T1397">Для-каждого-цикл — ц</text:span>икл по набору <text:span text:style-name="T1235">данных</text:span></text:h>
      <text:p text:style-name="P445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5">набора </text:span>является каждый символ в строке.</text:p>
      <text:p text:style-name="P446">Инструкция начинается ключевыми словами <text:span text:style-name="Source_20_Text">для каждого</text:span>, за которыми следует имя переменной-<text:span text:style-name="T1262">итератора</text:span>. <text:span text:style-name="T1262">П</text:span>еременная-<text:span text:style-name="T1262">итератор</text:span> должна быть объявлена в локальной области видимости — т.е., <text:span text:style-name="T1209">в разделе определений той программы или подпрограммы, в теле которой выполняется цикл.</text:span></text:p>
      <text:p text:style-name="P447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3">стартовую </text:span><text:span text:style-name="T1244">позицию </text:span><text:span text:style-name="T1263">итератора</text:span><text:span text:style-name="T1244"> в наборе данных</text:span>.</text:p>
      <text:p text:style-name="P447">Затем следует слово <text:span text:style-name="Source_20_Text">цикл</text:span> <text:span text:style-name="T1292">и </text:span>ровно одна инструкция, составляющая тело цикла. <text:span text:style-name="T1208">Тело цикла</text:span><text:span text:style-name="T1206"> может </text:span><text:span text:style-name="T1292">быть </text:span><text:span text:style-name="T1206">составн</text:span><text:span text:style-name="T1292">ым</text:span><text:span text:style-name="T1206"> блок</text:span><text:span text:style-name="T1292">ом</text:span><text:span text:style-name="T1206">, содержащи</text:span><text:span text:style-name="T1293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48"><text:soft-page-break/>Для массивов и строк <text:span text:style-name="T1264">итератор</text:span> долж<text:span text:style-name="T1268">е</text:span>н быть цело<text:span text:style-name="T1267">численного</text:span><text:span text:style-name="T1266"> типа</text:span>. <text:span text:style-name="T1240">Для массива он </text:span>означает индекс элемента <text:span text:style-name="T1240">в массиве, а для строки — номер байта в строке, с которого начинается очередной символ</text:span>. <text:span text:style-name="T1242">Байты в строке и элементы в массиве нумеруются начиная с нуля.</text:span></text:p>
      <text:p text:style-name="P448">Для словарей тип <text:span text:style-name="T1265">итератора</text:span> должен точно соответствовать типу ключа словаря — при каждой итерации цикла этой переменной присваивается <text:span text:style-name="T1241">очередное</text:span> значение ключа.</text:p>
      <text:p text:style-name="P450"><text:span text:style-name="T1238">программа ЦиклПоСтроке;</text:span><text:line-break/>переменн<text:span text:style-name="T1246">ые</text:span><text:line-break/><text:span text:style-name="T1236"> <text:s text:c="3"/></text:span><text:span text:style-name="T1243">б</text:span><text:span text:style-name="T1236">: целое;<text:line-break/></text:span> <text:s text:c="3"/><text:span text:style-name="T1236">с: строка;<text:line-break/> <text:s text:c="3"/>смв: символ;<text:line-break/></text:span>начало<text:line-break/> <text:s text:c="3"/><text:span text:style-name="T1249">сообщить</text:span><text:span text:style-name="T1238">("Введите строку: ");<text:line-break/> <text:s text:c="3"/>ввести(с);</text:span><text:line-break/> <text:s text:c="3"/><text:span text:style-name="T1236">для каждого </text:span><text:span text:style-name="T1243">б</text:span><text:span text:style-name="T1236"> из с цикл начало<text:line-break/> <text:s text:c="7"/></text:span><text:span text:style-name="T1237">смв := симв(</text:span><text:span text:style-name="T1238">с, </text:span><text:span text:style-name="T1243">б</text:span><text:span text:style-name="T1237">);<text:line-break/> <text:s text:c="7"/></text:span><text:span text:style-name="T1238">вывести(</text:span><text:span text:style-name="T1243">б</text:span><text:span text:style-name="T1238">, ": ", смв, НС);</text:span><text:span text:style-name="T1237"><text:line-break/></text:span><text:span text:style-name="T1236"> <text:s text:c="3"/></text:span><text:span text:style-name="T1239">конец</text:span><text:span text:style-name="T1236">;</text:span><text:line-break/><text:span text:style-name="T1239">окончание.</text:span></text:p>
      <text:p text:style-name="P450"/>
      <text:p text:style-name="P451">программа ЦиклПоМассиву;<text:line-break/>переменные<text:line-break/> <text:s text:c="3"/>м: массив строк;<text:line-break/> <text:s text:c="3"/>кво, <text:span text:style-name="T1822">к</text:span>: целое;<text:line-break/>начало<text:line-break/> <text:s text:c="3"/><text:span text:style-name="T1250">сообщить</text:span>("Введите количество: ");<text:line-break/> <text:s text:c="3"/>ввести(кво);<text:line-break/> <text:s text:c="3"/><text:span text:style-name="T1251">длина(м, кво);</text:span><text:line-break/> <text:s text:c="3"/>для <text:span text:style-name="T1251">каждого </text:span><text:span text:style-name="T1822">к</text:span><text:span text:style-name="T1251"> из м</text:span> цикл начало<text:line-break/> <text:s text:c="7"/><text:span text:style-name="T1251">сообщить("Введите элемент ", </text:span><text:span text:style-name="T1822">к</text:span><text:span text:style-name="T1251">, ": ");<text:line-break/> <text:s text:c="7"/></text:span><text:span text:style-name="T1252">ввести(м[</text:span><text:span text:style-name="T1822">к</text:span><text:span text:style-name="T1252">]);</text:span><text:line-break/> <text:s text:c="3"/>конец;<text:line-break/> <text:s text:c="3"/><text:span text:style-name="T1253">сообщить("Значения в обратном порядке:", </text:span><text:span text:style-name="T1254">НС</text:span><text:span text:style-name="T1253">);<text:line-break/> <text:s text:c="3"/>для каждого </text:span><text:span text:style-name="T1822">к</text:span><text:span text:style-name="T1253"> из м обратный цикл вывести(м[</text:span><text:span text:style-name="T1822">к</text:span><text:span text:style-name="T1253">], НС);</text:span><text:line-break/>окончание.</text:p>
      <text:p text:style-name="P451"/>
      <text:p text:style-name="P630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49">Выражение, следующее за ключевым словом <text:span text:style-name="Source_20_Text">от</text:span>, определяет тот элемент набора данных, <text:span text:style-name="T1259">с</text:span> которого начнётся цикл. <text:span text:style-name="T1271">Тип значения этого выражения должен точно соответствовать типу переменной-итератора.</text:span></text:p>
      <text:list xml:id="list343771141" text:style-name="L15">
        <text:list-item>
          <text:p text:style-name="P841">Для строки эта возможность не реализована в нынешней версии языка.</text:p>
        </text:list-item>
        <text:list-item>
          <text:p text:style-name="P841">Для массива — выражение должно возвращать целое число, <text:span text:style-name="T1256">означающее</text:span> индекс элемента массива, с которого начнётся цикл.</text:p>
        </text:list-item>
        <text:list-item>
          <text:p text:style-name="P841"><text:span text:style-name="T1834">Для словаря — е</text:span><text:span text:style-name="T1255">сли </text:span><text:span text:style-name="T1269">в словаре есть ключ, равный значению выражения</text:span><text:span text:style-name="T1255">, то цикл начнётся с этого </text:span><text:span text:style-name="T1261">ключа</text:span><text:span text:style-name="T1255">. Если </text:span><text:span text:style-name="T1270">такого ключа </text:span><text:span text:style-name="T1255">нет, </text:span><text:span text:style-name="T1258">то </text:span><text:span text:style-name="T1255">цикл начнётся с ближайшего следующего значения ключа: </text:span><text:span text:style-name="T1257">прямой цикл с ближайшего большего значения, а обратный цикл с ближайшего меньшего значения</text:span><text:span text:style-name="T1255">.</text:span></text:p>
        </text:list-item>
      </text:list>
      <text:p text:style-name="P440"><text:soft-page-break/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446581906" text:style-name="L16">
        <text:list-item>
          <text:p text:style-name="P842">Для строки — символы перебираются от конца строки к началу.</text:p>
        </text:list-item>
        <text:list-item>
          <text:p text:style-name="P842">Для массива — элементы перебираются от <text:span text:style-name="T1836">большего индекса к меньшему</text:span>.</text:p>
        </text:list-item>
        <text:list-item>
          <text:p text:style-name="P842">Для словаря — ключи перебираются в порядке убывания.</text:p>
        </text:list-item>
      </text:list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260">цикл ещё не дошёл до конца набора данных</text:span>.</text:p>
      <text:p text:style-name="P629"><text:span text:style-name="T1837">Значение переменной-</text:span><text:span text:style-name="T1838">итератора</text:span><text:span text:style-name="T1837"> можно менять в теле цикла, но это не приведёт изменению количества итераций. </text:span><text:span text:style-name="T1223">Переменная-</text:span><text:span text:style-name="T1839">итератор</text:span><text:span text:style-name="T1837"> сохранит присвоенное е</text:span><text:span text:style-name="T1223">й</text:span><text:span text:style-name="T1837"> значение до конца текущей итерации, после чего е</text:span><text:span text:style-name="T1223">й</text:span><text:span text:style-name="T1837"> будет присвоено </text:span><text:span text:style-name="T1212">следующее заранее вычисленное значение.</text:span></text:p>
      <text:p text:style-name="P629">После выхода из цикла переменная-итератор сохраняет значение, присвоенное ей на последней <text:span text:style-name="T1835">выполненной </text:span>итерации.</text:p>
      <text:p text:style-name="P473"><text:span text:style-name="T198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398">Пока-цикл, </text:span><text:span text:style-name="T1399">цикл-пока</text:span><text:span text:style-name="T1398"> — ц</text:span>икл с условием</text:h>
      <text:p text:style-name="P452">В Клаусе есть две разновидности условного цикла: цикл с предусловием и цикл с постусловием.</text:p>
      <text:p text:style-name="P452">Цикл с предусловием начинается ключевым словом <text:span text:style-name="Source_20_Text">пока</text:span>, за которым следует <text:span text:style-name="T1272">выражение логического типа, слово </text:span><text:span text:style-name="Source_20_Text"><text:span text:style-name="T1272">цикл</text:span></text:span><text:span text:style-name="T1272">, тело цикла и знак «</text:span><text:span text:style-name="Source_20_Text"><text:span text:style-name="T1272">;</text:span></text:span><text:span text:style-name="T1272">».</text:span></text:p>
      <text:p text:style-name="P453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4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3">п</text:span>еременная<text:line-break/> <text:s text:c="3"/><text:span text:style-name="T1273">д: дробное = 0;</text:span><text:line-break/>начало<text:line-break/> <text:s text:c="3"/><text:span text:style-name="T1273">пока д &lt; 10 цикл д += 1.5;<text:line-break/> <text:s text:c="3"/>цикл д -= 1.2 пока д &gt;= 0;</text:span><text:line-break/>окончание.</text:p>
      <text:p text:style-name="P455"><text:span text:style-name="T127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6">Тело цикла с постусловием выполняется <text:span text:style-name="T1840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6">переходит к следующей проверке условия, после которой цикл либо продолжается, либо завершается</text:span>.</text:p>
      <text:h text:style-name="Heading_20_2" text:outline-level="2"><text:soft-page-break/><text:span text:style-name="T1400">Прервать — п</text:span>рерывание цикла</text:h>
      <text:p text:style-name="P465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9">немедленно </text:span>передаётся к <text:span text:style-name="T1297">ближайшей </text:span>следующей инструкции после цикла.</text:p>
      <text:p text:style-name="P467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300">выполнена</text:span> инструкция <text:span text:style-name="Source_20_Text">прервать</text:span>, то инструкции в секции <text:span text:style-name="Source_20_Text"><text:span text:style-name="T1298">напоследок</text:span></text:span><text:span text:style-name="T1298"> </text:span>будут выполнены перед выходом из цикла.</text:p>
      <text:h text:style-name="P685" text:outline-level="2"><text:span text:style-name="T1401">Продолжить — п</text:span>рерывание <text:span text:style-name="T1301">итерации </text:span>цикла</text:h>
      <text:p text:style-name="P466">Эта инструкция записывается ключевым словом <text:span text:style-name="Source_20_Text"><text:span text:style-name="T1301">продолжить</text:span></text:span>. Она прерывает выполнение <text:span text:style-name="T1301">текущей итерации </text:span>цикла: инструкции в теле цикла, следующие после неё, не выполняются, и <text:span text:style-name="T1302">либо немедленно начинается следующая итерация, либо цикл завершается</text:span>.</text:p>
      <text:p text:style-name="P468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0">выполнена</text:span> инструкция <text:span text:style-name="Source_20_Text"><text:span text:style-name="T1303">продолжить</text:span></text:span>, то инструкции в секции <text:span text:style-name="Source_20_Text"><text:span text:style-name="T1298">напоследок</text:span></text:span><text:span text:style-name="T1298"> </text:span>будут выполнены перед <text:span text:style-name="T1304">завершением итерации</text:span>.</text:p>
      <text:h text:style-name="Heading_20_1" text:outline-level="1"><text:span text:style-name="T1916">Встроенная б</text:span>иблиотека</text:h>
      <text:h text:style-name="P686" text:outline-level="2">Клаус — стандартная библиотека</text:h>
      <text:p text:style-name="P670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911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8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72">ВК</text:span><text:span text:style-name="T691"> = №</text:span><text:span text:style-name="T1372">0Д</text:span><text:span text:style-name="T691">; <text:s text:c="5"/>// символ </text:span><text:span text:style-name="T1372">возврата каретки</text:span><text:span text:style-name="T691"><text:line-break/> <text:s text:c="3"/></text:span><text:span text:style-name="T1372">ПС</text:span><text:span text:style-name="T691"> = №</text:span><text:span text:style-name="T1372">0А</text:span><text:span text:style-name="T691">; <text:s text:c="5"/>// символ </text:span><text:span text:style-name="T1372">перевода строки</text:span><text:span text:style-name="T691"><text:line-break/> <text:s text:c="3"/></text:span><text:span text:style-name="T1371">КФ</text:span><text:span text:style-name="T691"> = </text:span><text:span text:style-name="T1368">№1А</text:span><text:span text:style-name="T691">; <text:s text:c="5"/>// </text:span><text:span text:style-name="T1370">символ </text:span><text:span text:style-name="T1368">кон</text:span><text:span text:style-name="T1370">ца</text:span><text:span text:style-name="T1368"> файла</text:span></text:p>
      <text:p text:style-name="P488"/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Heading_20_3" text:outline-level="3"><text:span text:style-name="T1912">И</text:span>сключения</text:h>
      <text:p text:style-name="P476">В стандартной библиотеке Клаус определены следующие исключения:</text:p>
      <text:p text:style-name="P477"><text:span text:style-name="Source_20_Text">ОшибкаВводаВывода</text:span><text:tab/>-<text:tab/><text:span text:style-name="T134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8"><text:span text:style-name="Source_20_Text">ОшибкаКонвертации</text:span><text:tab/>-<text:tab/><text:span text:style-name="T1342">возникает при ошибках преобразования значений из текстового формата в двоичный и обратно.</text:span></text:p>
      <text:p text:style-name="P478"><text:span text:style-name="Source_20_Text">НеверныйИндекс</text:span><text:tab/>-<text:tab/><text:span text:style-name="T1343">возникает при обращении к несуществующему индексу в массиве.</text:span></text:p>
      <text:p text:style-name="P478"><text:soft-page-break/><text:span text:style-name="Source_20_Text">НеверныйКлюч</text:span><text:tab/>-<text:tab/><text:span text:style-name="T1343">возникает при обращении к несуществующему ключу в словаре.</text:span></text:p>
      <text:p text:style-name="P478"><text:span text:style-name="Source_20_Text">НеверныйСимвол</text:span><text:tab/>-<text:tab/><text:span text:style-name="T1346">возникает при ошибках, связанных с обращением к неверному байту в строке.</text:span></text:p>
      <text:p text:style-name="P482"><text:span text:style-name="Source_20_Text">НеверноеИмя</text:span><text:tab/>-<text:tab/><text:span text:style-name="T1345">возникает при обращении к несуществующему идентификатору.</text:span></text:p>
      <text:p text:style-name="P482"><text:span text:style-name="Source_20_Text">НеверноеЧисло</text:span><text:tab/>-<text:tab/><text:span text:style-name="T1346">возникает при ошибках, связанных с обработкой дробных чисел.</text:span></text:p>
      <text:p text:style-name="P481"><text:span text:style-name="Source_20_Text">НеверныйТип</text:span><text:tab/>-<text:tab/><text:span text:style-name="T1344">возникает при ошибках, связанных с несовместимостью типов данных.</text:span></text:p>
      <text:p text:style-name="P481"><text:span text:style-name="Source_20_Text">НеверныйСинтаксис</text:span><text:tab/>-<text:tab/><text:span text:style-name="T1346">возникает при синтаксических ошибках.</text:span></text:p>
      <text:p text:style-name="P480"><text:span text:style-name="Source_20_Text">ОшибкаВыполнения</text:span><text:tab/>-<text:tab/><text:span text:style-name="T1346">прочие ошибки программы или операционной системы.</text:span></text:p>
      <text:p text:style-name="P479"><text:span text:style-name="Source_20_Text">ВнутренняяОшибка</text:span><text:tab/>-<text:tab/><text:span text:style-name="T1347">ошибки, допущенные разработчиками Клауса. При возникновении такой ошибки авторы будут благодарны за </text:span><text:span text:style-name="T1349">добавление</text:span><text:span text:style-name="T1347"> сообщения о </text:span><text:span text:style-name="T1348">проблеме</text:span><text:span text:style-name="T1347"> в репозитори</text:span><text:span text:style-name="T1349">й</text:span><text:span text:style-name="T1347"> проекта. Заранее спасибо!</text:span></text:p>
      <text:p text:style-name="Text_20_body">Все предопределённые исключения не <text:span text:style-name="T1351">принимают</text:span> параметров. <text:span text:style-name="T1350">Программист может создать любое из перечисленных исключений по своему усмотрению.</text:span></text:p>
      <text:h text:style-name="P697" text:outline-level="3"><text:span text:style-name="T696">Базовый в</text:span>вод-вывод</text:h>
      <text:p text:style-name="P281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5"><text:span text:style-name="T281">п</text:span>роцедура вывести(<text:span text:style-name="T285">вх </text:span>арг0, арг1, арг2, ...);</text:p>
      <text:p text:style-name="P79">Выводит значения, переданные в параметрах, в стандартный поток вывода. <text:span text:style-name="T288">По умолчанию поток вывода направлен на экран терминала, но он может быть переназначен средствами операционной системы </text:span><text:span text:style-name="T289">при запуске программы</text:span><text:span text:style-name="T288">.</text:span></text:p>
      <text:p text:style-name="P79"><text:span text:style-name="T287">Допускает любое количество </text:span><text:span text:style-name="T764">параметров</text:span><text:span text:style-name="T287"> простых типов. </text:span>Перед записью в поток значения <text:span text:style-name="T765">параметров</text:span><text:span text:style-name="T355"> </text:span>преобразуются в строк<text:span text:style-name="T451">овые</text:span> прямым приведением типа.</text:p>
      <text:p text:style-name="P82">При ошибках может вызывать исключение <text:span text:style-name="Source_20_Text"><text:span text:style-name="T799">ОшибкаВводаВывода</text:span></text:span>.</text:p>
      <text:p text:style-name="P81"><text:span text:style-name="T198">Примечание:</text:span> для перевода строки нужно передать в параметре символ <text:span text:style-name="T1841">LF</text:span> (<text:span text:style-name="Source_20_Text">№0</text:span><text:span text:style-name="Source_20_Text"><text:span text:style-name="T883">А</text:span></text:span>) или константу <text:span text:style-name="Source_20_Text"><text:span text:style-name="T799">НС</text:span></text:span>.</text:p>
      <text:h text:style-name="Heading_20_4" text:outline-level="4">Процедура сообщить()</text:h>
      <text:p text:style-name="P78">процедура <text:span text:style-name="T284">сообщить</text:span>(<text:span text:style-name="T285">вх </text:span>арг0, арг1, арг2, ...);</text:p>
      <text:p text:style-name="P77">Выводит значения, переданные в параметрах, в стандартный поток <text:span text:style-name="T283">сообщений об ошибках</text:span>. <text:span text:style-name="T283">По умолчанию этот </text:span><text:span text:style-name="T1842">поток</text:span><text:span text:style-name="T283"> </text:span><text:span text:style-name="T487">направлен на экран терминала</text:span><text:span text:style-name="T283">, но </text:span><text:span text:style-name="T1843">он </text:span><text:span text:style-name="T283">может быть переназначен средствами операционной системы при запуске программы.</text:span></text:p>
      <text:p text:style-name="P77"><text:span text:style-name="T287">Допускает любое количество </text:span><text:span text:style-name="T766">параметров</text:span><text:span text:style-name="T287"> простых типов. </text:span>Перед записью в поток значения <text:span text:style-name="T766">параметров</text:span><text:span text:style-name="T354"> </text:span>преобразуются в строк<text:span text:style-name="T450">овые</text:span> прямым приведением типа.</text:p>
      <text:p text:style-name="P83">При ошибках может вызывать исключение <text:span text:style-name="Source_20_Text"><text:span text:style-name="T799">ОшибкаВводаВывода</text:span></text:span>.</text:p>
      <text:p text:style-name="P85"><text:span text:style-name="T199">Примечание:</text:span><text:span text:style-name="T282"> для перевода строки нужно передать в параметре символ LF (</text:span><text:span text:style-name="Source_20_Text"><text:span text:style-name="T282">№0</text:span></text:span><text:span text:style-name="Source_20_Text"><text:span text:style-name="T883">А</text:span></text:span><text:span text:style-name="T282">) или константу </text:span><text:span text:style-name="Source_20_Text"><text:span text:style-name="T835">НС</text:span></text:span><text:span text:style-name="T282">.</text:span></text:p>
      <text:h text:style-name="P784" text:outline-level="4">Функция <text:span text:style-name="T449">ввести</text:span>()</text:h>
      <text:p text:style-name="P80"><text:span text:style-name="T286">функция</text:span> <text:span text:style-name="T449">ввести</text:span>(<text:span text:style-name="T291">в</text:span><text:span text:style-name="T1607">в</text:span><text:span text:style-name="T291"> </text:span>арг0, арг1, арг2, ...): <text:span text:style-name="T311">целое;</text:span></text:p>
      <text:p text:style-name="P84"><text:soft-page-break/>Читает значения переданных <text:span text:style-name="T767">параметров</text:span> из стандартного потока ввода <text:span text:style-name="T287">и возвращает количество прочитанных значений</text:span>. <text:s/><text:span text:style-name="T29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6"><text:span text:style-name="T287">Допускает любое количество </text:span><text:span text:style-name="T768">параметров</text:span><text:span text:style-name="T287"> простых типов. </text:span><text:span text:style-name="T298">С</text:span>читывает из потока все символы до ближайшего <text:span text:style-name="T530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0">№0</text:span></text:span><text:span text:style-name="Source_20_Text"><text:span text:style-name="T882">Д</text:span></text:span><text:span text:style-name="T530"> или </text:span><text:span text:style-name="Source_20_Text"><text:span text:style-name="T531">№1</text:span></text:span><text:span text:style-name="Source_20_Text"><text:span text:style-name="T883">А</text:span></text:span>), <text:span text:style-name="T442">выбирает значения из полученной строки и по порядку присваивает их переданным </text:span><text:span text:style-name="T769">параметрам</text:span><text:span text:style-name="T442">.</text:span> <text:span text:style-name="T442">В</text:span><text:span text:style-name="T438">ыполняет следующие действия, в</text:span> зависимости от типа переданного <text:span text:style-name="T770">параметра</text:span>:</text:p>
      <text:list xml:id="list2088154256" text:style-name="L17">
        <text:list-item>
          <text:p text:style-name="P843"><text:span text:style-name="T2">Символ.</text:span><text:span text:style-name="T437"> </text:span><text:span text:style-name="T439">Выбирает следующий символ из прочитанной строки</text:span><text:span text:style-name="T302">, </text:span><text:span text:style-name="T303">конвертирует его в кодпойнт </text:span><text:span text:style-name="T304">Unicode</text:span><text:span text:style-name="T302"> </text:span><text:span text:style-name="T291">и присваивает </text:span><text:span text:style-name="T771">параметру</text:span><text:span text:style-name="T291">. </text:span><text:span text:style-name="T293">Символ </text:span><text:span text:style-name="T532">окончания строки</text:span><text:span text:style-name="T293"> считывается из потока, но не попадает в возвращаемое значение </text:span><text:span text:style-name="T771">параметра</text:span><text:span text:style-name="T293">.</text:span></text:p>
        </text:list-item>
        <text:list-item>
          <text:p text:style-name="P844"><text:span text:style-name="T1">Строка.</text:span> <text:span text:style-name="T440">П</text:span><text:span text:style-name="T305">рисваивает </text:span><text:span text:style-name="T772">параметру</text:span><text:span text:style-name="T305"> </text:span><text:span text:style-name="T1844">весь оставшийся в потоке текст</text:span><text:span text:style-name="T443"> </text:span>и возвращает управление. <text:span text:style-name="T293">Символ </text:span><text:span text:style-name="T539">окончания строки</text:span><text:span text:style-name="T293"> считывается из потока, но не попадает в возвращаемое значение </text:span><text:span text:style-name="T773">параметра</text:span><text:span text:style-name="T293">. </text:span>Все <text:span text:style-name="T773">параметры</text:span>, следующие за строковым <text:span text:style-name="T773">параметром</text:span>, остаются непрочитанными — <text:span text:style-name="T292">т.е., </text:span><text:span text:style-name="T1608">сохраняют свои прежние </text:span><text:span text:style-name="T292">значения</text:span>.</text:p>
        </text:list-item>
        <text:list-item>
          <text:p text:style-name="P845"><text:span text:style-name="T1">Другие типы.</text:span> <text:span text:style-name="T444">Пропускает пробел</text:span><text:span text:style-name="T447">ы</text:span><text:span text:style-name="T444"> и табуляции </text:span><text:span text:style-name="T294">(</text:span><text:span text:style-name="Source_20_Text"><text:span text:style-name="T294">№20</text:span></text:span><text:span text:style-name="T294">, </text:span><text:span text:style-name="Source_20_Text"><text:span text:style-name="T295">№09</text:span></text:span><text:span text:style-name="T294">), </text:span><text:span text:style-name="T444">считывает часть строки до ближайшего пробела или табуляции</text:span><text:span text:style-name="T294"> </text:span><text:span text:style-name="T295">и приводит </text:span><text:span text:style-name="T444">полученный текст</text:span><text:span text:style-name="T295"> к типу данных соответствующего </text:span><text:span text:style-name="T441">по порядку </text:span><text:span text:style-name="T774">параметра</text:span><text:span text:style-name="T295">. </text:span><text:span text:style-name="T29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5">Если в строке, полученной из потока, оказалось меньше </text:span><text:span text:style-name="T445">данных</text:span><text:span text:style-name="T295">, чем </text:span><text:span text:style-name="T446">нужно для заполнения всех </text:span><text:span text:style-name="T295">передан</text:span><text:span text:style-name="T446">ных</text:span><text:span text:style-name="T295"> </text:span><text:span text:style-name="T775">параметров</text:span><text:span text:style-name="T295">, </text:span><text:span text:style-name="T297">то оставшиеся </text:span><text:span text:style-name="T776">параметры</text:span><text:span text:style-name="T297"> </text:span><text:span text:style-name="T309">не </text:span><text:span text:style-name="T297">будут прочитаны и </text:span><text:span text:style-name="T1609">сохранят свои прежние</text:span><text:span text:style-name="T297"> значения. Если в строке больше </text:span><text:span text:style-name="T448">данных</text:span><text:span text:style-name="T297">, чем передано </text:span><text:span text:style-name="T777">параметров</text:span><text:span text:style-name="T297">, то оставшаяся часть строки будет отброшена.</text:span></text:p>
      <text:p text:style-name="P86">Функция возвращает количество фактически прочитанных <text:span text:style-name="T778">значений</text:span>. При ошибках <text:span text:style-name="T299">преобразования</text:span> <text:span text:style-name="T299">значений из </text:span><text:span text:style-name="T307">их </text:span><text:span text:style-name="T300">текст</text:span><text:span text:style-name="T306">овых представлений</text:span><text:span text:style-name="T300"> </text:span>создаётся исключение <text:span text:style-name="Source_20_Text"><text:span text:style-name="T799">ОшибкаКонвертации</text:span></text:span>, при ошибках чтения — исключение <text:span text:style-name="Source_20_Text"><text:span text:style-name="T799">ОшибкаВводаВывода</text:span></text:span>.</text:p>
      <text:p text:style-name="P202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7">не</text:span>однозначн<text:span text:style-name="T310">а</text:span>, т.к. при приведении момента к строке текстов<text:span text:style-name="T308">ы</text:span>е представлени<text:span text:style-name="T308">я</text:span> даты и времени разделяются пробелом. Это может приводить к необходимости считывать момент в два <text:span text:style-name="T779">параметра</text:span>, расположенных друг за другом — <text:span text:style-name="T301">сначала дату, затем время — и</text:span> складывать <text:span text:style-name="T318">полученные</text:span> значения.</text:p>
      <text:p text:style-name="P203"><text:span text:style-name="T198">Примечание 2:</text:span> не рекомендуется использовать эту функцию в сквозном режиме терминала, <text:span text:style-name="T533">т.к. её поведение в этом режиме может быть неочевидным</text:span>.</text:p>
      <text:h text:style-name="P698" text:outline-level="3">Массивы</text:h>
      <text:h text:style-name="P785" text:outline-level="4">Конструкции есть() и нету()</text:h>
      <text:p text:style-name="P406"><text:span text:style-name="T1119">переменная<text:line-break/> <text:s text:c="3"/>м: массив целых;<text:line-break/>н</text:span>ачало<text:line-break/> <text:s text:c="3"/><text:span text:style-name="T1823">длина(м, 10);</text:span><text:line-break/> <text:s text:c="3"/><text:span text:style-name="T1119">если есть(м[10]) </text:span><text:span text:style-name="T1120">то </text:span><text:span text:style-name="T1119">вывести("да");<text:line-break/> <text:s text:c="3"/>если нету(м[10]) </text:span><text:span text:style-name="T1120">то </text:span><text:span text:style-name="T1119">вывести("</text:span><text:span text:style-name="T1120">нет</text:span><text:span text:style-name="T1119">"); // </text:span><text:span text:style-name="T1120">будет выведено "нет"</text:span><text:line-break/>окончание;</text:p>
      <text:p text:style-name="P403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6">функция длина(вх <text:span text:style-name="T319">м</text:span>: <text:span text:style-name="T312">массив</text:span>): целое;</text:p>
      <text:p text:style-name="P106">функция длина(вв <text:span text:style-name="T319">м</text:span>: <text:span text:style-name="T312">массив</text:span>; <text:span text:style-name="T114">вх </text:span><text:span text:style-name="T144">размер</text:span>: целое): целое;</text:p>
      <text:p text:style-name="P19">Возвращает <text:span text:style-name="T313">количество элементов в переданном массиве</text:span>.</text:p>
      <text:p text:style-name="P19">Если передан параметр <text:span text:style-name="Source_20_Text"><text:span text:style-name="T847">размер</text:span></text:span>, то функция установит для переданно<text:span text:style-name="T31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4">массива</text:span> сохраняется, <text:span text:style-name="T314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5">сохраняются прежние значения элементов от нуля до новой длины, а остальные элементы </text:span><text:span text:style-name="T316">уничтожаются</text:span><text:span text:style-name="T160">.</text:span></text:p>
      <text:h text:style-name="Heading_20_4" text:outline-level="4">Процедура добавить()</text:h>
      <text:p text:style-name="P107"><text:span text:style-name="T319">процедура</text:span> <text:span text:style-name="T319">добавить</text:span>(вв <text:span text:style-name="T319">м</text:span>: <text:span text:style-name="T312">массив</text:span>; <text:span text:style-name="T114">вх </text:span><text:span text:style-name="T319">элемент</text:span>);</text:p>
      <text:p text:style-name="P87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8"><text:span text:style-name="T319">процедура</text:span> <text:span text:style-name="T320">вставить</text:span>(вв <text:span text:style-name="T319">м</text:span>: <text:span text:style-name="T312">массив</text:span>; <text:span text:style-name="T114">вх </text:span><text:span text:style-name="T321">индекс: целое; вх </text:span><text:span text:style-name="T319">элемент</text:span>);</text:p>
      <text:p text:style-name="P88"><text:span text:style-name="T323">Вставляет в массив</text:span> переданный <text:span text:style-name="T324">элемент</text:span>. <text:span text:style-name="T322">Если переданный </text:span><text:span text:style-name="Source_20_Text"><text:span text:style-name="T848">индекс</text:span></text:span><text:span text:style-name="T322"> равен длине массива, то элемент добавляется в конец массива; </text:span><text:span text:style-name="T323">е</text:span><text:span text:style-name="T322">сли </text:span><text:span text:style-name="T323">меньше, то элемент вставляется в переданную позицию, а все элементы, начиная от переданного индекса, включительно, сдвигаются </text:span><text:span text:style-name="T328">в сторону увеличения индекса</text:span><text:span text:style-name="T323">. </text:span>Длина массива увеличивается на 1.</text:p>
      <text:p text:style-name="P94">Если передан недопустимый индекс, создаётся исключение <text:span text:style-name="Source_20_Text"><text:span text:style-name="T799">НеверныйИндекс</text:span></text:span>.</text:p>
      <text:h text:style-name="Heading_20_4" text:outline-level="4">Процедура удалить()</text:h>
      <text:p text:style-name="P109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: целое</text:span>);</text:p>
      <text:p text:style-name="P110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, </text:span><text:span text:style-name="T326">кво</text:span><text:span text:style-name="T321">: целое</text:span>);</text:p>
      <text:p text:style-name="P89"><text:span text:style-name="T327">Удаляет элементы из массива</text:span>.</text:p>
      <text:p text:style-name="P89"><text:span text:style-name="T329">Удаляет переданное количество элементов, начиная от указанного индекса, включительно. </text:span><text:span text:style-name="T330">Если параметр </text:span><text:span text:style-name="Source_20_Text"><text:span text:style-name="T849">кво</text:span></text:span><text:span text:style-name="T330"> не передан, удаляет один элемент.</text:span><text:span text:style-name="T329"> </text:span><text:span text:style-name="T330">Если после удалённых элементов остались ещё элементы, </text:span><text:span text:style-name="T331">то </text:span><text:span text:style-name="T330">они сдвигаются в сторону уменьшения индекса.</text:span></text:p>
      <text:p text:style-name="P95">Если передан недопустимый индекс или слишком большое количество, создаётся исключение <text:span text:style-name="Source_20_Text"><text:span text:style-name="T799">НеверныйИндекс</text:span></text:span>.</text:p>
      <text:h text:style-name="P787" text:outline-level="4">Процедура <text:span text:style-name="T1463">очистить</text:span>()</text:h>
      <text:p text:style-name="P508"><text:span text:style-name="T319">процедура</text:span> <text:span text:style-name="T1463">очистить</text:span>(вв <text:span text:style-name="T319">м</text:span>: <text:span text:style-name="T312">массив</text:span>);</text:p>
      <text:p text:style-name="P92"><text:span text:style-name="T327">Удаляет </text:span><text:span text:style-name="T1463">все </text:span><text:span text:style-name="T327">элементы из массива</text:span>.</text:p>
      <text:h text:style-name="P699" text:outline-level="3"><text:soft-page-break/>Словари</text:h>
      <text:h text:style-name="P786" text:outline-level="4">Конструкции есть() и нету()</text:h>
      <text:p text:style-name="P407"><text:span text:style-name="T1119">переменная<text:line-break/> <text:s text:c="3"/></text:span><text:span text:style-name="T1121">сл</text:span><text:span text:style-name="T1119">: </text:span><text:span text:style-name="T1121">словарь</text:span><text:span text:style-name="T1119"> целых </text:span><text:span text:style-name="T1121">ключ строка</text:span><text:span text:style-name="T1119">;<text:line-break/>н</text:span>ачало<text:line-break/> <text:s text:c="3"/><text:span text:style-name="T1122">сл["первый"] := 10;</text:span><text:line-break/> <text:s text:c="3"/><text:span text:style-name="T1119">если есть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да"); <text:s/>// </text:span><text:span text:style-name="T1120">будет выведено "</text:span><text:span text:style-name="T1122">да</text:span><text:span text:style-name="T1120">"</text:span><text:span text:style-name="T1119"><text:line-break/> <text:s text:c="3"/>если нету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</text:span><text:span text:style-name="T1120">нет</text:span><text:span text:style-name="T1119">");</text:span><text:line-break/>окончание;</text:p>
      <text:p text:style-name="Text_20_body"><text:span text:style-name="T1120">Эти конструкции выглядят как функции, но фактически ими не являются. Конструкция </text:span><text:span text:style-name="Source_20_Text"><text:span text:style-name="T1120">есть()</text:span></text:span><text:span text:style-name="T1120"> имеет истинное значение, если существует указанный в скобках элемент </text:span><text:span text:style-name="T1123">словаря</text:span><text:span text:style-name="T1120"> — т.е., если </text:span><text:span text:style-name="T1123">в словаре есть </text:span><text:span text:style-name="T1120">указанный </text:span><text:span text:style-name="T1123">ключ</text:span><text:span text:style-name="T1120">. Конструкция </text:span><text:span text:style-name="Source_20_Text"><text:span text:style-name="T1120">нету()</text:span></text:span><text:span text:style-name="T1120"> имеет истинное значение в противоположном случае.</text:span></text:p>
      <text:h text:style-name="P788" text:outline-level="4">Функция длина()</text:h>
      <text:p text:style-name="P76">функция длина(вх <text:span text:style-name="T334">сл</text:span>: <text:span text:style-name="T335">словарь</text:span>): целое;</text:p>
      <text:p text:style-name="P75"><text:span text:style-name="T114">Возвращает </text:span><text:span text:style-name="T313">количество элементов в переданном </text:span><text:span text:style-name="T334">словаре</text:span><text:span text:style-name="T114">.</text:span></text:p>
      <text:h text:style-name="P789" text:outline-level="4">Процедура добавить()</text:h>
      <text:p text:style-name="P111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</text:span>);</text:p>
      <text:p text:style-name="P76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, </text:span><text:span text:style-name="T336">значение</text:span>);</text:p>
      <text:p text:style-name="P91">Добавляет <text:span text:style-name="T344">в словарь </text:span>переданный <text:span text:style-name="Source_20_Text"><text:span text:style-name="T850">ключ</text:span></text:span>. <text:span text:style-name="T337">Если передано </text:span><text:span text:style-name="Source_20_Text"><text:span text:style-name="T850">значение</text:span></text:span><text:span text:style-name="T337">, то оно присваивается добавленному ключу; если нет, то новый ключ получает нулевое начальное значение</text:span>.</text:p>
      <text:p text:style-name="P91"><text:span text:style-name="T338">Если </text:span><text:span text:style-name="T339">указанный</text:span><text:span text:style-name="T338"> ключ уже существует в словаре, то новое значение присваивается существующему ключу, </text:span><text:span text:style-name="T339">либо не меняется, если новое значение </text:span><text:span text:style-name="T340">не передано</text:span><text:span text:style-name="T338">.</text:span></text:p>
      <text:h text:style-name="P789" text:outline-level="4">Процедура вставить()</text:h>
      <text:p text:style-name="P76"><text:span text:style-name="T319">процедура</text:span> <text:span text:style-name="T320">вставить</text:span>(вв <text:span text:style-name="T341">сл</text:span>: <text:span text:style-name="T342">словарь</text:span>; <text:span text:style-name="T114">вх </text:span><text:span text:style-name="T343">ключ, значение</text:span>);</text:p>
      <text:p text:style-name="P90"><text:span text:style-name="T347">Добавляет</text:span><text:span text:style-name="T323"> в </text:span><text:span text:style-name="T345">словарь переданн</text:span><text:span text:style-name="T346">ую пару</text:span><text:span text:style-name="T345"> ключ-</text:span><text:span text:style-name="T346">значение или присваивает новое значение переданному ключу, </text:span><text:span text:style-name="T356">если тот уже сущес</text:span><text:span text:style-name="T357">т</text:span><text:span text:style-name="T356">вует в словаре</text:span>. <text:span text:style-name="T345">Эквивалентным вызову этой функции является присваивание:</text:span></text:p>
      <text:p text:style-name="Исходный_20_код">сл[ключ] := значение;</text:p>
      <text:h text:style-name="P789" text:outline-level="4">Процедура удалить()</text:h>
      <text:p text:style-name="P76"><text:span text:style-name="T319">процедура</text:span> <text:span text:style-name="T325">удалить</text:span>(вв <text:span text:style-name="T348">сл</text:span>: <text:span text:style-name="T348">словарь</text:span>; <text:span text:style-name="T114">вх </text:span><text:span text:style-name="T348">ключ</text:span>);</text:p>
      <text:p text:style-name="P90"><text:span text:style-name="T327">Удаляет из </text:span><text:span text:style-name="T348">словаря переданный ключ и соответствующее ему значение</text:span>. <text:span text:style-name="T349">Если указанный ключ отсутствует в словаре, создаётся исключение </text:span><text:span text:style-name="Source_20_Text"><text:span text:style-name="T851">НеверныйКлюч</text:span></text:span><text:span text:style-name="T349">.</text:span></text:p>
      <text:h text:style-name="P790" text:outline-level="4"><text:soft-page-break/>Процедура <text:span text:style-name="T1464">очистить</text:span>()</text:h>
      <text:p text:style-name="P509"><text:span text:style-name="T319">процедура</text:span> <text:span text:style-name="T1464">очистить</text:span>(вв <text:span text:style-name="T348">сл</text:span>: <text:span text:style-name="T348">словарь</text:span>);</text:p>
      <text:p text:style-name="P93"><text:span text:style-name="T327">Удаляет из </text:span><text:span text:style-name="T348">словаря </text:span><text:span text:style-name="T1464">все ключи и </text:span><text:span text:style-name="T1465">соответствующие им </text:span><text:span text:style-name="T1464">значения.</text:span></text:p>
      <text:h text:style-name="P702" text:outline-level="3">Числа</text:h>
      <text:h text:style-name="P791" text:outline-level="4">Функци<text:span text:style-name="T456">я</text:span> <text:span text:style-name="T452">нечисло</text:span>()</text:h>
      <text:p text:style-name="P158">функция <text:span text:style-name="T452">нечисло(</text:span><text:span text:style-name="T457">вх </text:span><text:span text:style-name="T452">число: дробное)</text:span>: <text:span text:style-name="T452">логическое</text:span>;</text:p>
      <text:p text:style-name="P98">Возвращает <text:span text:style-name="T452">истин</text:span><text:span text:style-name="T454">у</text:span><text:span text:style-name="T452">, если переданный параметр имеет значение </text:span><text:span text:style-name="T7">нечисло</text:span>.</text:p>
      <text:h text:style-name="P792" text:outline-level="4">Функци<text:span text:style-name="T456">я</text:span> <text:span text:style-name="T453">конечно</text:span>()</text:h>
      <text:p text:style-name="P159">функция <text:span text:style-name="T453">конечно</text:span><text:span text:style-name="T452">(</text:span><text:span text:style-name="T457">вх </text:span><text:span text:style-name="T452">число: дробное)</text:span>: <text:span text:style-name="T452">логическое</text:span>;</text:p>
      <text:p text:style-name="P99">Возвращает <text:span text:style-name="T452">истин</text:span><text:span text:style-name="T454">у</text:span><text:span text:style-name="T452">, если переданный параметр имеет </text:span><text:span text:style-name="T455">конечное численное </text:span><text:span text:style-name="T452">значение</text:span>. <text:span text:style-name="T455">Возвращает ложь, если значение переданного параметра — </text:span><text:span text:style-name="T15">нечисло</text:span><text:span text:style-name="T455"> или бесконечность с любым знаком.</text:span></text:p>
      <text:h text:style-name="P793" text:outline-level="4">Функци<text:span text:style-name="T456">я</text:span> <text:span text:style-name="T459">округл</text:span>()</text:h>
      <text:p text:style-name="P160">функция <text:span text:style-name="T459">округл</text:span><text:span text:style-name="T452">(</text:span><text:span text:style-name="T457">вх </text:span><text:span text:style-name="T452">число: дробное)</text:span>: <text:span text:style-name="T459">целое</text:span>;</text:p>
      <text:p text:style-name="P163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9">НеверноеЧисло</text:span></text:span>.</text:p>
      <text:h text:style-name="P794" text:outline-level="4">Функци<text:span text:style-name="T456">я</text:span> <text:span text:style-name="T460">цел</text:span>()</text:h>
      <text:p text:style-name="P161">функция <text:span text:style-name="T460">цел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4">Возвращает целую часть переданного числа.</text:p>
      <text:h text:style-name="P795" text:outline-level="4">Функци<text:span text:style-name="T456">я</text:span> <text:span text:style-name="T462">дроб</text:span>()</text:h>
      <text:p text:style-name="P162">функция <text:span text:style-name="T462">дроб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5">Возвращает <text:span text:style-name="T462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0">Возвращает синус переданного числа.</text:p>
      <text:h text:style-name="P796" text:outline-level="4">Функция <text:span text:style-name="T464">cos</text:span>()</text:h>
      <text:p text:style-name="P166">функция <text:span text:style-name="T464">cos</text:span>(число: дробное): дробное;</text:p>
      <text:p text:style-name="P171"><text:soft-page-break/>Возвращает <text:span text:style-name="T464">ко</text:span>синус переданного числа.</text:p>
      <text:h text:style-name="P797" text:outline-level="4">Функция <text:span text:style-name="T465">tg</text:span>()</text:h>
      <text:p text:style-name="P167">функция <text:span text:style-name="T465">tg</text:span>(число: дробное): дробное;</text:p>
      <text:p text:style-name="P172">Возвращает <text:span text:style-name="T465">тангенс</text:span> переданного числа.</text:p>
      <text:h text:style-name="P798" text:outline-level="4">Функция <text:span text:style-name="T466">arc</text:span>sin()</text:h>
      <text:p text:style-name="P168">функция <text:span text:style-name="T466">arc</text:span>sin(число: дробное): дробное;</text:p>
      <text:p text:style-name="P173">Возвращает <text:span text:style-name="T466">арк</text:span>синус переданного числа.</text:p>
      <text:h text:style-name="P798" text:outline-level="4">Функция <text:span text:style-name="T466">arc</text:span><text:span text:style-name="T464">cos</text:span>()</text:h>
      <text:p text:style-name="P168">функция <text:span text:style-name="T466">arc</text:span><text:span text:style-name="T464">cos</text:span>(число: дробное): дробное;</text:p>
      <text:p text:style-name="P173">Возвращает <text:span text:style-name="T466">арк</text:span><text:span text:style-name="T464">ко</text:span>синус переданного числа.</text:p>
      <text:h text:style-name="P798" text:outline-level="4">Функция <text:span text:style-name="T466">arc</text:span><text:span text:style-name="T465">tg</text:span>()</text:h>
      <text:p text:style-name="P168">функция <text:span text:style-name="T466">arc</text:span><text:span text:style-name="T465">tg</text:span>(число: дробное): дробное;</text:p>
      <text:p text:style-name="P173">Возвращает <text:span text:style-name="T466">арк</text:span><text:span text:style-name="T465">тангенс</text:span> переданного числа.</text:p>
      <text:h text:style-name="P799" text:outline-level="4">Функция <text:span text:style-name="T467">ln</text:span>()</text:h>
      <text:p text:style-name="P169">функция <text:span text:style-name="T467">ln</text:span>(число: дробное): дробное;</text:p>
      <text:p text:style-name="P174">Возвращает <text:span text:style-name="T467">натуральный логарифм</text:span> переданного числа.</text:p>
      <text:h text:style-name="P799" text:outline-level="4">Функция <text:span text:style-name="T467">exp</text:span>()</text:h>
      <text:p text:style-name="P169">функция <text:span text:style-name="T467">exp</text:span>(число: дробное): дробное;</text:p>
      <text:p text:style-name="P175"><text:span text:style-name="T463">Возвращает </text:span><text:span text:style-name="T467">экспоненту</text:span><text:span text:style-name="T463"> переданного числа — </text:span><text:span text:style-name="T467">т. е., число, возведённое в степень </text:span><text:bookmark text:name="firstHeading"/><text:span text:style-name="T197">e</text:span><text:span text:style-name="T463">.</text:span></text:p>
      <text:h text:style-name="P800" text:outline-level="4">Функция <text:span text:style-name="T540">случайное</text:span>()</text:h>
      <text:p text:style-name="P204">функция <text:span text:style-name="T540">случайное</text:span>(<text:span text:style-name="T540">макс</text:span>: <text:span text:style-name="T540">целое</text:span>): <text:span text:style-name="T540">целое</text:span>;</text:p>
      <text:p text:style-name="P205"><text:span text:style-name="T463">Возвращает </text:span><text:span text:style-name="T541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1">, но не включая </text:span><text:span text:style-name="Source_20_Text"><text:span text:style-name="T544">макс</text:span></text:span><text:span text:style-name="T463">. </text:span><text:span text:style-name="T545">Генератор </text:span><text:span text:style-name="T884">псевдо</text:span><text:span text:style-name="T545">случайных чисел инициализируется при первом обращении к функции.</text:span></text:p>
      <text:h text:style-name="P700" text:outline-level="3"><text:soft-page-break/>Моменты</text:h>
      <text:h text:style-name="Heading_20_4" text:outline-level="4">Функци<text:span text:style-name="T972">я</text:span> дата()</text:h>
      <text:p text:style-name="P335">функция дата<text:span text:style-name="T1450">()</text:span>: момент;<text:line-break/><text:span text:style-name="T959">функция дата(м: момент): момент;</text:span></text:p>
      <text:p text:style-name="P100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4" text:outline-level="4">Функция время()</text:h>
      <text:p text:style-name="P97">функция <text:span text:style-name="T332">время</text:span><text:span text:style-name="T1451">()</text:span>: момент;<text:line-break/>функция <text:span text:style-name="T960">время</text:span>(м: момент): момент;</text:p>
      <text:p text:style-name="P96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4" text:outline-level="4">Функция сейчас()</text:h>
      <text:p text:style-name="P102">функция <text:span text:style-name="T333">сейчас</text:span><text:span text:style-name="T1452">()</text:span>: момент;</text:p>
      <text:p text:style-name="P101">Возвращает значение те<text:span text:style-name="T885">ку</text:span>щего момента — дату и время.</text:p>
      <text:h text:style-name="P701" text:outline-level="3"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3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22"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21">ют</text:span><text:span text:style-name="T117"> исключение </text:span><text:span text:style-name="Source_20_Text"><text:span text:style-name="T852">Не</text:span></text:span><text:span text:style-name="Source_20_Text"><text:span text:style-name="T853">верный</text:span></text:span><text:span text:style-name="Source_20_Text"><text:span text:style-name="T852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801" text:outline-level="4"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18">Если передан параметр <text:span text:style-name="Source_20_Text"><text:span text:style-name="T84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3">иначе</text:span> возникнет ошибка <text:span text:style-name="Source_20_Text"><text:span text:style-name="T799">НеверныйСимвол</text:span></text:span><text:span text:style-name="T160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9"><text:s text:c="4"/>// <text:span text:style-name="T222">Буквы кириллицы занимают в </text:span><text:span text:style-name="T225">кодировке </text:span><text:span text:style-name="T224">UTF-8</text:span></text:p>
      <text:p text:style-name="P49"><text:span text:style-name="T222"><text:s text:c="4"/>// </text:span><text:span text:style-name="T226">по два</text:span><text:span text:style-name="T222"> байта, </text:span><text:span text:style-name="T22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02" text:outline-level="4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4">Возвращает символ, расположенный в переданной позиции <text:span text:style-name="T227">строки </text:span><text:span text:style-name="Source_20_Text"><text:span text:style-name="T854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5">НеверныйСимвол</text:span></text:span><text:span text:style-name="T124">.</text:span></text:p>
      <text:p text:style-name="P24">Если параметр <text:span text:style-name="Source_20_Text"><text:span text:style-name="T799">индекс</text:span></text:span> не указан, <text:span text:style-name="T123">он считается равным 0, и функция</text:span> возвращает первый символ в строке.</text:p>
      <text:h text:style-name="Heading_20_4" text:outline-level="4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6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9">В параметре <text:span text:style-name="Source_20_Text"><text:span text:style-name="T79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8">индекс</text:span></text:span><text:span text:style-name="T133">) </text:span>символов в строке, то функция вернёт длину строки в байтах.</text:p>
      <text:p text:style-name="P31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9">индекс</text:span></text:span><text:span text:style-name="T132"> и </text:span><text:span text:style-name="Source_20_Text"><text:span text:style-name="T859">максЦелое</text:span></text:span><text:span text:style-name="T132"> в параметре </text:span><text:span text:style-name="Source_20_Text"><text:span text:style-name="T859">кво</text:span></text:span><text:span text:style-name="T132">.</text:span></text:p>
      <text:h text:style-name="P805" text:outline-level="4"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8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6">индекс</text:span></text:span>. <text:span text:style-name="T137">Для получения позиции последнего символа в строке в параметре </text:span><text:span text:style-name="Source_20_Text"><text:span text:style-name="T860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0"><text:soft-page-break/>В параметре <text:span text:style-name="Source_20_Text"><text:span text:style-name="T799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8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2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61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9">индекс</text:span></text:span><text:span text:style-name="T132"> и </text:span><text:span text:style-name="Source_20_Text"><text:span text:style-name="T859">кво</text:span></text:span><text:span text:style-name="T132">.</text:span></text:p>
      <text:p text:style-name="P37"><text:span text:style-name="T198">Примечание:</text:span> для <text:span text:style-name="T886">строки из </text:span>многобайтовых символов функция <text:span text:style-name="Source_20_Text"><text:span text:style-name="T799">след()</text:span></text:span> работает быстрее, чем <text:span text:style-name="Source_20_Text"><text:span text:style-name="T799">пред()</text:span></text:span>.</text:p>
      <text:h text:style-name="Heading_20_4" text:outline-level="4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3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6">Если параметр <text:span text:style-name="Source_20_Text"><text:span text:style-name="T799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62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5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7">НеверныйСимвол</text:span></text:span><text:span text:style-name="T145">.</text:span></text:p>
      <text:h text:style-name="Heading_20_4" text:outline-level="4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8">Добавляет значение <text:span text:style-name="Source_20_Text"><text:span text:style-name="T799">стр2</text:span></text:span> в конец строки <text:span text:style-name="Source_20_Text"><text:span text:style-name="T799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9">Вставляет строку <text:span text:style-name="Source_20_Text"><text:span text:style-name="T799">подстр</text:span></text:span> в указанную позицию строки <text:span text:style-name="Source_20_Text"><text:span text:style-name="T799">стр</text:span></text:span>, <text:span text:style-name="T164">так что символы из строки </text:span><text:span text:style-name="Source_20_Text"><text:span text:style-name="T863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63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63">индекс</text:span></text:span><text:span text:style-name="T164">. П</text:span>ри этом длина строки <text:span text:style-name="Source_20_Text"><text:span text:style-name="T799">стр</text:span></text:span> увеличивается на длину строки <text:span text:style-name="Source_20_Text"><text:span text:style-name="T799">подстр</text:span></text:span>.</text:p>
      <text:p text:style-name="P34"><text:span text:style-name="T166">Если переданный </text:span><text:span text:style-name="Source_20_Text"><text:span text:style-name="T864">индекс</text:span></text:span><text:span text:style-name="T166"> больше или равен длине </text:span><text:span text:style-name="Source_20_Text"><text:span text:style-name="T865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0">Удаляет из строки указанное число байт<text:span text:style-name="T936">ов</text:span>, начиная с переданного индекса, включительно.</text:p>
      <text:p text:style-name="P35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41">Если строка содержит меньше <text:span text:style-name="T187">байт</text:span><text:span text:style-name="T937">ов</text:span> справа от индекса, чем передано в параметре <text:span text:style-name="Source_20_Text"><text:span text:style-name="T799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</text:span><text:soft-page-break/><text:span text:style-name="T189">удаляемый символ, если он </text:span><text:span text:style-name="T190">занимает несколько байт</text:span><text:span text:style-name="T938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2">Копирует в <text:span text:style-name="Source_20_Text"><text:span text:style-name="T799">стр1</text:span></text:span><text:span text:style-name="T167"> </text:span>байты из <text:span text:style-name="Source_20_Text"><text:span text:style-name="T799">стр2</text:span></text:span>.</text:p>
      <text:p text:style-name="P42"><text:span text:style-name="T195">Из </text:span><text:span text:style-name="Source_20_Text"><text:span text:style-name="T866">стр2</text:span></text:span><text:span text:style-name="T195"> копируется </text:span><text:span text:style-name="T196">указанное </text:span><text:span text:style-name="Source_20_Text"><text:span text:style-name="T866">число</text:span></text:span><text:span text:style-name="T195"> байт</text:span><text:span text:style-name="T939">ов</text:span><text:span text:style-name="T195">, начиная от </text:span><text:span text:style-name="Source_20_Text"><text:span text:style-name="T866">индекс2</text:span></text:span><text:span text:style-name="T195">, включительно; </text:span><text:span text:style-name="T196">эти байты размещаются в </text:span><text:span text:style-name="Source_20_Text"><text:span text:style-name="T867">стр1</text:span></text:span><text:span text:style-name="T170">,</text:span><text:span text:style-name="T196"> начиная от </text:span><text:span text:style-name="Source_20_Text"><text:span text:style-name="T867">индекс</text:span></text:span><text:span text:style-name="T196">, и заменяют собой байты, которые раньше находились в </text:span><text:span text:style-name="Source_20_Text"><text:span text:style-name="T867">стр1</text:span></text:span><text:span text:style-name="T196"> в этих позициях. Если длины </text:span><text:span text:style-name="Source_20_Text"><text:span text:style-name="T867">стр1</text:span></text:span><text:span text:style-name="T196"> не </text:span><text:span text:style-name="T204">хватает</text:span><text:span text:style-name="T196">, чтобы разместить все копируемые байты, то её длина увеличивается до необходимой.</text:span></text:p>
      <text:p text:style-name="P43">Если не передано <text:span text:style-name="Source_20_Text"><text:span text:style-name="T799">число</text:span></text:span>, то копируются все байты от <text:span text:style-name="Source_20_Text"><text:span text:style-name="T799">индекс2</text:span></text:span> до конца <text:span text:style-name="Source_20_Text"><text:span text:style-name="T799">стр2</text:span></text:span>. Если не передан <text:span text:style-name="Source_20_Text"><text:span text:style-name="T799">индекс2</text:span></text:span>, то копируется вся <text:span text:style-name="Source_20_Text"><text:span text:style-name="T799">стр2</text:span></text:span> от начала до конца.</text:p>
      <text:p text:style-name="P44">Все индексы и размеры должны иметь такие значения, чтобы никакой многобайтовый символ <text:span text:style-name="T216">в обеих строках </text:span>не оказался при копировании разбит на части, иначе возникнет ошибка <text:span text:style-name="Source_20_Text"><text:span text:style-name="T79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2">тр1</text:span>, <text:span text:style-name="T212">стр2</text:span>: строка;</text:p>
      <text:p text:style-name="Исходный_20_код">начало</text:p>
      <text:p text:style-name="P50"><text:s text:c="4"/>// <text:span text:style-name="T228">Б</text:span><text:span text:style-name="T213">уквы </text:span><text:span text:style-name="T215">к</text:span><text:span text:style-name="T213">ириллицы</text:span> <text:span text:style-name="T213">занимают в кодировке UTF-8 </text:span></text:p>
      <text:p text:style-name="P50"><text:span text:style-name="T213"><text:s text:c="4"/>// </text:span><text:span text:style-name="T229">по </text:span><text:span text:style-name="T213">два байта, а арабские цифры - </text:span><text:span text:style-name="T214">один </text:span><text:span text:style-name="T228">байт</text:span><text:span text:style-name="T213">.</text:span></text:p>
      <text:p text:style-name="Исходный_20_код"><text:s text:c="4"/><text:span text:style-name="T212">стр1</text:span> := "1234АБВГ";</text:p>
      <text:p text:style-name="Исходный_20_код"><text:s text:c="4"/><text:span text:style-name="T212">стр2</text:span> := "0000";</text:p>
      <text:p text:style-name="Исходный_20_код"><text:s text:c="4"/>вписать(с<text:span text:style-name="T212">тр1</text:span>, 2, <text:span text:style-name="T212">стр2</text:span>); <text:s text:c="14"/>// <text:span text:style-name="T209">с</text:span><text:span text:style-name="T230">тр1</text:span><text:span text:style-name="T206"> = </text:span><text:span text:style-name="T207">12000</text:span><text:span text:style-name="T208">0</text:span><text:span text:style-name="T207">БВГ</text:span></text:p>
      <text:p text:style-name="P46"><text:s text:c="4"/>вписать(с<text:span text:style-name="T212">тр1</text:span>, максЦелое, <text:span text:style-name="T212">стр2</text:span>, 0, 2); // <text:span text:style-name="T209">с</text:span><text:span text:style-name="T230">тр1</text:span><text:span text:style-name="T209"> = </text:span><text:span text:style-name="T207">12000</text:span><text:span text:style-name="T208">0</text:span><text:span text:style-name="T207">БВГ</text:span><text:span text:style-name="T210">00</text:span></text:p>
      <text:p text:style-name="P45"><text:s text:c="4"/>вписать(с<text:span text:style-name="T212">тр1</text:span>, <text:span text:style-name="T205">7</text:span>, <text:span text:style-name="T212">стр2</text:span>); <text:s text:c="14"/>// <text:span text:style-name="T211">ошибка</text:span></text:p>
      <text:p text:style-name="Исходный_20_код"><text:s text:c="4"/>вписать(с<text:span text:style-name="T212">тр1</text:span>, 6, <text:span text:style-name="T212">стр2</text:span>, 0, 3); <text:s text:c="8"/>// <text:span text:style-name="T211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8">функция найти(</text:p>
      <text:p text:style-name="P48"><text:s text:c="4"/>вх что, где: строка; вх начИдкс: целое;</text:p>
      <text:p text:style-name="P48"><text:s text:c="4"/>вх учтРегистр: логическое): целое;</text:p>
      <text:p text:style-name="P47">Ищет подстроку <text:span text:style-name="Source_20_Text"><text:span text:style-name="T799">что</text:span></text:span> в строке <text:span text:style-name="Source_20_Text"><text:span text:style-name="T799">где</text:span></text:span> и возвращает индекс первого байта найденной подстроки. <text:span text:style-name="T217">Если подстрока не найдена, возвращает -1. Если передан </text:span><text:span text:style-name="Source_20_Text"><text:span text:style-name="T868">начИдкс</text:span></text:span><text:span text:style-name="T217">, поиск начинается с переданного индекса, включительно.</text:span></text:p>
      <text:p text:style-name="P51">Если в параметре <text:span text:style-name="Source_20_Text"><text:span text:style-name="T799">учтРегистр</text:span></text:span> передано <text:span text:style-name="Source_20_Text"><text:span text:style-name="T799">нет</text:span></text:span>, то регистр символов при поиске не учитывается — т. е., <text:span text:style-name="T218">прописные</text:span> буквы считаются равными строчным. <text:span text:style-name="T219">Если этот параметр опущен, функция выполняет поиск </text:span><text:span text:style-name="T220">с учётом регистра</text:span><text:span text:style-name="T219">.</text:span></text:p>
      <text:h text:style-name="P806" text:outline-level="4"><text:soft-page-break/><text:span text:style-name="T231">Процедура</text:span> <text:span text:style-name="T231">заменить</text:span>()</text:h>
      <text:p text:style-name="Исходный_20_код">процедура заменить(вв стр: строка; вх индекс, число: целое; вх чем: строка);</text:p>
      <text:p text:style-name="P52">Заменяет в переданной строке <text:span text:style-name="T233">указанное</text:span> <text:span text:style-name="Source_20_Text"><text:span text:style-name="T799">число</text:span></text:span> байт<text:span text:style-name="T940">ов</text:span>, начиная с переданного индекса, на байты из строки <text:span text:style-name="Source_20_Text"><text:span text:style-name="T799">чем</text:span></text:span>. <text:span text:style-name="T232">Длина строки изменяется соответственно.</text:span></text:p>
      <text:p text:style-name="P63">Значения <text:span text:style-name="Source_20_Text"><text:span text:style-name="T799">индекс</text:span></text:span> и <text:span text:style-name="Source_20_Text"><text:span text:style-name="T79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9">НеверныйСимвол</text:span></text:span>.</text:p>
      <text:h text:style-name="Heading_20_4" text:outline-level="4">Функция формат()</text:h>
      <text:p text:style-name="Исходный_20_код"><text:span text:style-name="T234">ф</text:span>ункция формат(вх шаблон: строка; вх арг<text:span text:style-name="T237">0</text:span>, арг<text:span text:style-name="T237">1</text:span>, арг<text:span text:style-name="T237">2</text:span>, ...): <text:span text:style-name="T244">строка</text:span>;</text:p>
      <text:p text:style-name="P65"><text:span text:style-name="T235">Заменяет все спецификаторы в переданном шаблоне на значения переданных аргументов, </text:span><text:span text:style-name="T245">преобразованные к строке в соответствии с указанным форматом,</text:span><text:span text:style-name="T235"> и возвращает полученную строку. </text:span><text:span text:style-name="T1582">В качестве аргументов допустимы значения простых типов или одномерные массивы простых типов. </text:span><text:span text:style-name="T158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5"><text:span text:style-name="T235">Спецификатор</text:span><text:span text:style-name="T245">ы</text:span><text:span text:style-name="T235"> </text:span><text:span text:style-name="T236">имеют следующий синтаксис</text:span><text:span text:style-name="T235">:</text:span> </text:p>
      <text:p text:style-name="Исходный_20_код">'%'[<text:span text:style-name="T235">индекс</text:span>':']['-'][<text:span text:style-name="T241">ширина</text:span>]['.'<text:span text:style-name="T235">точность</text:span>]<text:span text:style-name="T235">Тип</text:span></text:p>
      <text:p text:style-name="P303">Символы в апострофах <text:span text:style-name="T888">должны быть указаны</text:span> в шаблон<text:span text:style-name="T887">е</text:span> буквально, без апострофов.</text:p>
      <text:p text:style-name="P303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'%'</text:p>
          </table:table-cell>
          <table:table-cell table:style-name="Таблица3.B1" office:value-type="string">
            <text:p text:style-name="P57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3"><text:span text:style-name="T239">и</text:span>ндекс':'</text:p>
          </table:table-cell>
          <table:table-cell table:style-name="Таблица3.B2" office:value-type="string">
            <text:p text:style-name="P58"><text:span text:style-name="T275">Целое. </text:span>Взять из списка <text:span text:style-name="T243">параметров </text:span><text:span text:style-name="T238">аргумент с указанным индексом. Если </text:span><text:span text:style-name="T473">этот элемент</text:span><text:span text:style-name="T23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4">'-'</text:p>
          </table:table-cell>
          <table:table-cell table:style-name="Таблица3.B2" office:value-type="string">
            <text:p text:style-name="P59">Выравнивание вставляемого текста по левому краю поля. По умолчанию текст выравнивается по правому краю. <text:span text:style-name="T240">Этот элемент работает только при условии, что указан</text:span><text:span text:style-name="T241">а</text:span><text:span text:style-name="T240"> </text:span><text:span text:style-name="T241">ширина</text:span><text:span text:style-name="T240">.</text:span></text:p>
          </table:table-cell>
        </table:table-row>
        <table:table-row>
          <table:table-cell table:style-name="Таблица3.A2" office:value-type="string">
            <text:p text:style-name="P70">ширина</text:p>
          </table:table-cell>
          <table:table-cell table:style-name="Таблица3.B2" office:value-type="string">
            <text:p text:style-name="P60"><text:span text:style-name="T27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5">'.'<text:span text:style-name="T242">точность</text:span></text:p>
          </table:table-cell>
          <table:table-cell table:style-name="Таблица3.B2" office:value-type="string">
            <text:p text:style-name="P61"><text:span text:style-name="T27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1">Тип</text:p>
          </table:table-cell>
          <table:table-cell table:style-name="Таблица3.B2" office:value-type="string">
            <text:p text:style-name="P62">Тип спецификатора — <text:span text:style-name="T267">буква в любом регистре</text:span>. Перечень допустимых типов приведён ниже.</text:p>
          </table:table-cell>
        </table:table-row>
      </table:table>
      <text:p text:style-name="P177"><text:span text:style-name="T266">В случае ошибок функция со</text:span><text:span text:style-name="T272">з</text:span><text:span text:style-name="T266">даёт исключение </text:span><text:span text:style-name="Source_20_Text"><text:span text:style-name="T869">ОшибкаКонвертации</text:span></text:span><text:span text:style-name="T26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10" text:outline-level="5">Типы спецификаторов</text:h>
      <text:p text:style-name="P68"><text:span text:style-name="T249">«</text:span><text:span text:style-name="T255">I</text:span><text:span text:style-name="T249">» или «</text:span>Ц» — целое число. <text:span text:style-name="T247">А</text:span>ргумент должен быть целым. Значение конвертируется в строковое представление целого числа. <text:span text:style-name="T24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9"><text:soft-page-break/>«<text:span text:style-name="T250">E</text:span>» <text:span text:style-name="T251">(лат.)</text:span> <text:span text:style-name="T250">или «</text:span>Э» — экспоненциальный формат. Аргумент может быть целым или дробным. <text:span text:style-name="T248">Число приводится к строке в экспоненциальном </text:span><text:span text:style-name="T252">(научном) </text:span><text:span text:style-name="T248">формате. </text:span><text:span text:style-name="T253">Точность определяет общее количество цифр в </text:span><text:span text:style-name="T254">мантиссе</text:span><text:span text:style-name="T253"> числа, </text:span><text:span text:style-name="T273">п</text:span><text:span text:style-name="T254">орядок записывается тремя цифрами.</text:span></text:p>
      <text:p text:style-name="P64">«F» <text:span text:style-name="T25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7">Для слишком больших чисел используется экспоненциальный формат.</text:span></text:p>
      <text:p text:style-name="P64">«G» <text:span text:style-name="T258">или «О» (кир.) — общий числовой формат. Аргумент может быть целым или дробным. </text:span><text:span text:style-name="T259">Число приводится к строке в фиксированном или экспоненциальном формате в зависимости от того, что получится короче. </text:span><text:span text:style-name="T260">Точность определяет общее количество цифр в строковом представлении числа.</text:span></text:p>
      <text:p text:style-name="P64">«<text:span text:style-name="T261">N</text:span>» <text:span text:style-name="T261">или «Ч» — </text:span><text:span text:style-name="T263">такой же формат числа, как</text:span><text:span text:style-name="T261"> с фиксированной точкой, </text:span><text:span text:style-name="T263">но</text:span><text:span text:style-name="T261"> </text:span><text:span text:style-name="T264">с добавлением</text:span><text:span text:style-name="T261"> разделител</text:span><text:span text:style-name="T264">ей</text:span><text:span text:style-name="T261"> групп разрядов.</text:span></text:p>
      <text:p text:style-name="P66">«<text:span text:style-name="T262">D</text:span>»<text:span text:style-name="T261"> или «</text:span><text:span text:style-name="T262">Д</text:span><text:span text:style-name="T261">» — </text:span><text:span text:style-name="T262">дата </text:span><text:span text:style-name="T268">в стандартном формате: YYYY-MM-DD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2">T</text:span>» <text:span text:style-name="T261">(лат.) или «</text:span><text:span text:style-name="T262">В</text:span><text:span text:style-name="T261">» (кир.) — </text:span><text:span text:style-name="T262">время </text:span><text:span text:style-name="T268">в стандартном формате: </text:span><text:span text:style-name="T889">hh</text:span><text:span text:style-name="T268">:</text:span><text:span text:style-name="T889">mm</text:span><text:span text:style-name="T268">:</text:span><text:span text:style-name="T889">ss</text:span><text:span text:style-name="T268">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1">M</text:span>» <text:span text:style-name="T261">(лат.) или «М» (кир.) — </text:span><text:span text:style-name="T262">дата </text:span><text:span text:style-name="T269">и </text:span><text:span text:style-name="T262">время </text:span><text:span text:style-name="T269">в стандартном формате, разделённые пробелом. </text:span><text:span text:style-name="T270">Аргумент должен быть моментом. </text:span><text:span text:style-name="T277">Точность не применяется.</text:span></text:p>
      <text:p text:style-name="P67">«S» <text:span text:style-name="T262">или «С» (кир.) — строка. Аргумент может быть любого простого типа — строковые </text:span><text:span text:style-name="T274">значения</text:span><text:span text:style-name="T262"> копируются, а значения других типов </text:span><text:span text:style-name="T471">конвертируются</text:span><text:span text:style-name="T262"> в строку прямым приведением типа.</text:span><text:span text:style-name="T270"> </text:span><text:span text:style-name="T277">Точность не применяется.</text:span></text:p>
      <text:p text:style-name="P64">«X» <text:span text:style-name="T265">(лат.) или «Ш» — шестнадцатеричное представление целого числа. Аргумент </text:span><text:span text:style-name="T271">может</text:span><text:span text:style-name="T265"> быть целым,</text:span><text:span text:style-name="T271"> символом </text:span><text:span text:style-name="T690">или объектом</text:span><text:span text:style-name="T265">. Точность определяет </text:span><text:span text:style-name="T276">минимальное </text:span><text:span text:style-name="T265">количество цифр — если нужно, слева будут добавлены нули.</text:span></text:p>
      <text:h text:style-name="Heading_20_5" text:outline-level="5">Пример</text:h>
      <text:p text:style-name="P74">стр := формат("<text:span text:style-name="T279">Меня зовут %s %s. Мне %i лет.</text:span>", "<text:span text:style-name="T477">Пётр</text:span>", "<text:span text:style-name="T279">Иванов</text:span>", <text:span text:style-name="T279">15</text:span>);</text:p>
      <text:p text:style-name="P74">// <text:span text:style-name="T472">стр = "</text:span><text:span text:style-name="T279">Меня зовут </text:span><text:span text:style-name="T477">Пётр</text:span><text:span text:style-name="T279"> Иванов. Мне 15 лет."</text:span></text:p>
      <text:p text:style-name="P178"/>
      <text:p text:style-name="P178">стр := формат("<text:span text:style-name="T279">Меня зовут %</text:span><text:span text:style-name="T474">1:</text:span><text:span text:style-name="T279">s %</text:span><text:span text:style-name="T474">0:</text:span><text:span text:style-name="T279">s. Мне %</text:span><text:span text:style-name="T475">2:</text:span><text:span text:style-name="T279">i лет.</text:span>", "<text:span text:style-name="T477">Пётр</text:span>", "<text:span text:style-name="T279">Иванов</text:span>", <text:span text:style-name="T279">15</text:span>);</text:p>
      <text:p text:style-name="P178">// <text:span text:style-name="T472">стр = "</text:span><text:span text:style-name="T279">Меня зовут </text:span><text:span text:style-name="T470">Иван</text:span><text:span text:style-name="T476">ов</text:span><text:span text:style-name="T279"> </text:span><text:span text:style-name="T477">Пётр</text:span><text:span text:style-name="T279">. Мне 15 лет."</text:span></text:p>
      <text:p text:style-name="P178"/>
      <text:p text:style-name="P74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2">стр := формат("[%0:10<text:span text:style-name="T280">x</text:span>]", 'Ё'); <text:s text:c="13"/>// стр = "[ <text:s text:c="6"/>401]"</text:p>
      <text:p text:style-name="P72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8">момент(44567.123)</text:span>); <text:s/>// стр = "[ <text:s text:c="3"/>2022-01-06]"</text:p>
      <text:p text:style-name="P73">стр := формат("[%-14д]", <text:span text:style-name="T278">момент(44567.123)</text:span>); // стр = "[2022-01-06 <text:s text:c="3"/>]"</text:p>
      <text:p text:style-name="P73">стр := формат("[%14t]", <text:span text:style-name="T278">момент(44567.123)</text:span>); <text:s/>// стр = "[ <text:s text:c="5"/>02:57:07]"</text:p>
      <text:p text:style-name="P73">стр := формат("[%-14в]", <text:span text:style-name="T27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03" text:outline-level="4"><text:soft-page-break/><text:span text:style-name="T156">Функция </text:span><text:span text:style-name="T964">загл</text:span>()</text:h>
      <text:p text:style-name="P336">функция <text:span text:style-name="T964">загл</text:span>(вх стр: строка): <text:span text:style-name="T964">строка</text:span>;</text:p>
      <text:p text:style-name="P25"><text:span text:style-name="T965">Возвращает строку, в которой все строчные буквы заменены на прописные</text:span>.</text:p>
      <text:h text:style-name="P804" text:outline-level="4"><text:span text:style-name="T156">Функция </text:span><text:span text:style-name="T965">строч</text:span>()</text:h>
      <text:p text:style-name="P330">функция <text:span text:style-name="T965">строч</text:span>(вх стр: строка): <text:span text:style-name="T964">строка</text:span>;</text:p>
      <text:p text:style-name="P26"><text:span text:style-name="T965">Возвращает строку, в которой все прописные буквы заменены на строчные</text:span>.</text:p>
      <text:h text:style-name="P701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53">()</text:span>: строка;</text:p>
      <text:p text:style-name="P10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54">()</text:span>: строка;</text:p>
      <text:p text:style-name="P104">Возвращает <text:span text:style-name="T350">текст сообщения об ошибке</text:span> активного исключения <text:span text:style-name="T352">с </text:span><text:span text:style-name="T351">уже </text:span><text:span text:style-name="T352">добавленными в него </text:span><text:span text:style-name="T351">значениями параметров </text:span><text:span text:style-name="T353">исключения</text:span>. Эту функцию можно вызывать только в секции обработки исключений, иначе она вернёт пустую строку.</text:p>
      <text:h text:style-name="P703" text:outline-level="3">Разное</text:h>
      <text:h text:style-name="P807" text:outline-level="4">Процедура уничтожить()</text:h>
      <text:p text:style-name="Исходный_20_код">процедура уничтожить(вв о: объект);</text:p>
      <text:p text:style-name="P331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31"><text:span text:style-name="T96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4" text:outline-level="4"><text:span text:style-name="T468">Процедура</text:span> пауза<text:span text:style-name="T468">()</text:span></text:h>
      <text:p text:style-name="Исходный_20_код"><text:span text:style-name="T469">п</text:span>роцедура пауза(вх мсек: целое);</text:p>
      <text:p text:style-name="P176">Приостанавливает выполнение программы на переданное число миллисекунд.</text:p>
      <text:h text:style-name="P687" text:outline-level="2"><text:span text:style-name="T1907">Терм</text:span><text:span text:style-name="T1913">инал</text:span><text:span text:style-name="T1907"> — у</text:span><text:span text:style-name="T519">правление</text:span><text:span text:style-name="T1906"> терминалом</text:span></text:h>
      <text:p text:style-name="P865">Модуль <text:span text:style-name="Source_20_Text">Терминал</text:span> содержит библиотеку управления текстовым терминалом.</text:p>
      <text:p text:style-name="P182"><text:soft-page-break/>Функции <text:span text:style-name="T519">управления</text:span> терминалом реализованы путём выдачи <text:span text:style-name="T500">ESC-</text:span>последовательностей <text:span text:style-name="T515">в стандартный поток вывода </text:span><text:span text:style-name="T516">или поток сообщений </text:span><text:span text:style-name="T520">об ошибках</text:span>, в соответствии со стандартом ECMA-<text:span text:style-name="T500">48. </text:span><text:span text:style-name="T754">Эти функции могут не работать или о</text:span><text:span text:style-name="T500">собенности </text:span><text:span text:style-name="T754">их </text:span><text:span text:style-name="T500">работы могут </text:span><text:span text:style-name="T755">раз</text:span><text:span text:style-name="T500">личаться в зависимости от реализации терминала, используемого для запуска программы.</text:span></text:p>
      <text:h text:style-name="P704" text:outline-level="3">Константы</text:h>
      <text:p text:style-name="P304"><text:span text:style-name="T782">к</text:span><text:span text:style-name="T752">онстанты<text:line-break/> <text:s text:c="3"/>// </text:span><text:span text:style-name="T781">Идентификаторы стандартных потоков<text:line-break/> <text:s text:c="3"/></text:span><text:span text:style-name="T783">идС</text:span><text:span text:style-name="T781">тдВывод = 1;<text:line-break/> <text:s text:c="3"/></text:span><text:span text:style-name="T783">идС</text:span><text:span text:style-name="T781">тдСообщ = 2;</text:span><text:span text:style-name="T752"><text:line-break/> <text:s text:c="3"/>// </text:span><text:span text:style-name="T780">Режимы терминала<text:line-break/> <text:s text:c="3"/>трКанон = нет;<text:line-break/> <text:s text:c="3"/>трСквозной = да;</text:span></text:p>
      <text:p text:style-name="P304"><text:span text:style-name="T782">константы</text:span><text:span text:style-name="T780"><text:line-break/></text:span> <text:s text:c="3"/>// <text:span text:style-name="T780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705" text:outline-level="3">Процедура <text:span text:style-name="T1914">режимТ</text:span><text:span text:style-name="T517">ерминал</text:span><text:span text:style-name="T1914">а</text:span><text:span text:style-name="T502">()</text:span></text:h>
      <text:p text:style-name="P200"><text:span text:style-name="T488">процедура </text:span><text:span text:style-name="T1914">режимТ</text:span><text:span text:style-name="T517">ерминал</text:span><text:span text:style-name="T1914">а</text:span><text:span text:style-name="T488">(</text:span><text:span text:style-name="T489">вх </text:span><text:span text:style-name="T517">поток</text:span><text:span text:style-name="T488">: целое; </text:span><text:span text:style-name="T521">вх сквозной: логическое</text:span><text:span text:style-name="T488">);</text:span></text:p>
      <text:p text:style-name="P180"><text:span text:style-name="T517">Выбирает один из двух стандартных потоков, с которым будут работать все последующие вызовы функций </text:span><text:span text:style-name="T519">управления терминалом, </text:span><text:span text:style-name="T522">и устанавливает для него режим работы</text:span><text:span text:style-name="T513">.</text:span></text:p>
      <text:p text:style-name="P180"><text:span text:style-name="T517">Параметр </text:span><text:span text:style-name="Source_20_Text"><text:span text:style-name="T879">поток</text:span></text:span><text:span text:style-name="T517"> может иметь одно из двух значений: </text:span><text:span text:style-name="Source_20_Text"><text:span text:style-name="T838">идСтдВывод</text:span></text:span><text:span text:style-name="T517"> — стандартный поток вывода, </text:span><text:span text:style-name="Source_20_Text"><text:span text:style-name="T838">идСтдСообщ</text:span></text:span><text:span text:style-name="T517"> — стандартный поток сообщений </text:span><text:span text:style-name="T518">об ошибках</text:span><text:span text:style-name="T517">.</text:span></text:p>
      <text:p text:style-name="P201">Если параметр <text:span text:style-name="Source_20_Text"><text:span text:style-name="T799">сквозной</text:span></text:span> имеет значение <text:span text:style-name="Source_20_Text"><text:span text:style-name="T83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05" text:outline-level="3">Процедура размерЭкрана<text:span text:style-name="T502">()</text:span></text:h>
      <text:p text:style-name="Исходный_20_код"><text:span text:style-name="T488">процедура размер</text:span><text:span text:style-name="T490">Экрана</text:span><text:span text:style-name="T488">(</text:span><text:span text:style-name="T489">вх </text:span><text:span text:style-name="T488">горз, верт: целое);</text:span></text:p>
      <text:p text:style-name="P179">Устанавливает размер<text:span text:style-name="T512">ы</text:span> окна терминала. <text:span text:style-name="T513">Параметр </text:span><text:span text:style-name="Source_20_Text"><text:span text:style-name="T840">горз</text:span></text:span><text:span text:style-name="T513"> означает количество символов по горизонтали, а параметр </text:span><text:span text:style-name="Source_20_Text"><text:span text:style-name="T840">верт</text:span></text:span><text:span text:style-name="T513"> — количество строк по вертикали.</text:span></text:p>
      <text:h text:style-name="P706" text:outline-level="3">Процедура очиститьЭкран<text:span text:style-name="T502">()</text:span></text:h>
      <text:p text:style-name="Исходный_20_код">процедура очистить<text:span text:style-name="T490">Экран</text:span><text:span text:style-name="T1444">()</text:span>;</text:p>
      <text:p text:style-name="Text_20_body">Очищает <text:span text:style-name="T500">экран, </text:span><text:span text:style-name="T1460">используя установленный цвет шрифта и фона</text:span><text:span text:style-name="T500">.</text:span></text:p>
      <text:h text:style-name="Heading_20_3" text:outline-level="3">Процедура очиститьСтроку<text:span text:style-name="T502">()</text:span></text:h>
      <text:p text:style-name="Исходный_20_код">процедура очистить<text:span text:style-name="T490">Строку(вх </text:span><text:span text:style-name="T491">где</text:span><text:span text:style-name="T490">: целое)</text:span>;</text:p>
      <text:p text:style-name="P179">Очищает указанную часть строки <text:span text:style-name="T1845">от</text:span> позиции курсора, <text:span text:style-name="T501">используя установленный цвет </text:span><text:span text:style-name="T1460">шрифта и </text:span><text:span text:style-name="T501">фона</text:span>. Если переданное значение <text:span text:style-name="Source_20_Text"><text:span text:style-name="T799">где</text:span></text:span> отрицательно, очищает строку слева от курсора, включая позицию курсора. Если <text:span text:style-name="Source_20_Text"><text:span text:style-name="T799">где</text:span></text:span> <text:soft-page-break/>положительно, очищает строку справа от курсора, включая позицию курсора. Нулевое значение очищает всю строку целиком.</text:p>
      <text:h text:style-name="P707" text:outline-level="3">Процедура курсор()</text:h>
      <text:p text:style-name="Исходный_20_код">процедура курсор(вх горз, верт: целое);</text:p>
      <text:p text:style-name="P183">Устанавливает курсор в переданную позицию. <text:span text:style-name="T503">Нумерация строк </text:span><text:span text:style-name="T504">на экране</text:span><text:span text:style-name="T503"> и символов в строке начинается с нуля.</text:span></text:p>
      <text:h text:style-name="P709" text:outline-level="3">Процедура курсорГорз()</text:h>
      <text:p text:style-name="P197">процедура курсор<text:span text:style-name="T494">Горз</text:span>(вх горз: целое);</text:p>
      <text:p text:style-name="P185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12" text:outline-level="3">Процедура курсорВерт()</text:h>
      <text:p text:style-name="P197">процедура курсор<text:span text:style-name="T494">Верт</text:span>(вх верт: целое);</text:p>
      <text:p text:style-name="P186">Устанавливает курсор в <text:span text:style-name="T505">переданную строку на экране</text:span>, <text:span text:style-name="T505">горизонтальная</text:span> координата курсора не меняется. Нумерация строк начинается с нуля.</text:p>
      <text:h text:style-name="P708" text:outline-level="3">Процедура <text:span text:style-name="T1440">подвинутьК</text:span>урсор()</text:h>
      <text:p text:style-name="P502">процедура <text:span text:style-name="T1440">подвинутьК</text:span>урсор(вх горз, верт: целое);</text:p>
      <text:p text:style-name="P184"><text:span text:style-name="T1441">Сдвигает</text:span> курсор <text:span text:style-name="T1441">на указанное количество строк и/или столбцов относительно текущей позиции</text:span>. <text:span text:style-name="T1441">Положительные значения параметров </text:span><text:span text:style-name="Source_20_Text"><text:span text:style-name="T1441">горз</text:span></text:span><text:span text:style-name="T1441"> и </text:span><text:span text:style-name="Source_20_Text"><text:span text:style-name="T1441">верт</text:span></text:span><text:span text:style-name="T1441"> сдвигают курсор вправо и вниз, а отрицательные — влево и вверх</text:span><text:span text:style-name="T503">.</text:span></text:p>
      <text:h text:style-name="P710" text:outline-level="3">Процедура <text:span text:style-name="T1436">запомнитьКурсор</text:span>()</text:h>
      <text:p text:style-name="P500">процедура <text:span text:style-name="T1436">запомнитьКурсор</text:span>();</text:p>
      <text:p text:style-name="P187"><text:span text:style-name="T1437">Запоминает текущую позицию курсора</text:span>. <text:span text:style-name="T1439">Для возврата курсора в сохранённую позицию используется процедура </text:span><text:span text:style-name="Source_20_Text"><text:span text:style-name="T1439">вернутьКурсор()</text:span></text:span><text:span text:style-name="T1439">.</text:span></text:p>
      <text:h text:style-name="P711" text:outline-level="3">Процедура <text:span text:style-name="T1438">вернуть</text:span><text:span text:style-name="T1436">Курсор</text:span>()</text:h>
      <text:p text:style-name="P501">процедура <text:span text:style-name="T1438">вернуть</text:span><text:span text:style-name="T1436">Курсор</text:span>();</text:p>
      <text:p text:style-name="P188"><text:span text:style-name="T1438">Возвращает курсор в позицию, которая была ранее сохранена </text:span><text:span text:style-name="T1439">вызовом процедуры</text:span><text:span text:style-name="T1438"> </text:span><text:span text:style-name="Source_20_Text"><text:span text:style-name="T1438">запомнитьКурсор()</text:span></text:span>.</text:p>
      <text:h text:style-name="P713" text:outline-level="3">Процедура скрытьКурсор()</text:h>
      <text:p text:style-name="P197">процедура <text:span text:style-name="T493">скрытьК</text:span>урсор<text:span text:style-name="T1445">()</text:span>;</text:p>
      <text:p text:style-name="P189"><text:soft-page-break/>Скрывает мигающий прямоугольник курсора. Скрытый курсор продолжает выполнять свои функции как указатель <text:span text:style-name="T514">текущей </text:span>позиции для вывода текста.</text:p>
      <text:h text:style-name="P714" text:outline-level="3">Процедура показатьКурсор()</text:h>
      <text:p text:style-name="P198">процедура <text:span text:style-name="T493">показатьК</text:span>урсор<text:span text:style-name="T1445">()</text:span>;</text:p>
      <text:p text:style-name="P181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8">процедура цветФона(вх цвет: целое);</text:p>
      <text:p text:style-name="P190">Устанавливает цвет фона, который будет использоваться при следующих вызовах функций вывода текста, а также очистки строк.</text:p>
      <text:p text:style-name="P193">Параметр <text:span text:style-name="Source_20_Text"><text:span text:style-name="T799">цвет</text:span></text:span> может принимать значения от 0 до 255 и обозначает номер <text:span text:style-name="T1846">цвета </text:span><text:span text:style-name="T506">в 256-цветной палитре xTerm.</text:span></text:p>
      <text:h text:style-name="P715" text:outline-level="3">Процедура цветШрифта()</text:h>
      <text:p text:style-name="Исходный_20_код">процедура цвет<text:span text:style-name="T495">Шрифта</text:span>(вх цвет: целое);</text:p>
      <text:p text:style-name="P191">Устанавливает цвет <text:span text:style-name="T507">шрифта</text:span>, который будет использоваться при следующих вызовах функций вывода текста.</text:p>
      <text:p text:style-name="P194">Параметр <text:span text:style-name="Source_20_Text"><text:span text:style-name="T799">цвет</text:span></text:span> может принимать значения от 0 до 255 и обозначает номер <text:span text:style-name="T1847">цвета </text:span><text:span text:style-name="T50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2">стильШрифта</text:span>(<text:span text:style-name="T489">вх </text:span>стиль: целое);</text:p>
      <text:p text:style-name="P192">Устанавливает <text:span text:style-name="T508">стиль</text:span> <text:span text:style-name="T507">шрифта</text:span>, который будет использоваться при следующих вызовах функций вывода текста.</text:p>
      <text:p text:style-name="P562">В параметре <text:span text:style-name="Source_20_Text">стиль</text:span> можно передать <text:span text:style-name="T1565">нуль, либо </text:span>одно или несколько значений констант <text:span text:style-name="Source_20_Text">с</text:span><text:span text:style-name="Source_20_Text"><text:span text:style-name="T156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6">т</text:span></text:span><text:span text:style-name="Source_20_Text">шЖирный | с</text:span><text:span text:style-name="Source_20_Text"><text:span text:style-name="T156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6">т</text:span></text:span><text:span text:style-name="Source_20_Text">ш</text:span><text:span text:style-name="Source_20_Text"><text:span text:style-name="T1552">За</text:span></text:span><text:span text:style-name="Source_20_Text">черк | </text:span><text:span text:style-name="Source_20_Text"><text:span text:style-name="T1558">с</text:span></text:span><text:span text:style-name="Source_20_Text"><text:span text:style-name="T1566">т</text:span></text:span><text:span text:style-name="Source_20_Text"><text:span text:style-name="T1558">шПодчерк</text:span></text:span><text:span text:style-name="Source_20_Text"> </text:span><text:span text:style-name="Source_20_Text"><text:span text:style-name="T1558">| </text:span></text:span><text:span text:style-name="Source_20_Text">с</text:span><text:span text:style-name="Source_20_Text"><text:span text:style-name="T1566">т</text:span></text:span><text:span text:style-name="Source_20_Text">шКурсив</text:span> означает <text:span text:style-name="T1552">за</text:span>чёркнутый <text:span text:style-name="T1559">и подчёркнутый </text:span>курсив.</text:p>
      <text:h text:style-name="Heading_20_3" text:outline-level="3">Процедура <text:span text:style-name="T510">сбросить</text:span>Атрибуты()</text:h>
      <text:p text:style-name="P199">процедура <text:span text:style-name="T511">сбросить</text:span><text:span text:style-name="T499">А</text:span><text:span text:style-name="T498">трибуты</text:span><text:span text:style-name="T1446">()</text:span>;</text:p>
      <text:p text:style-name="P195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9"><text:span text:style-name="T497">функция</text:span> <text:span text:style-name="T496">цвет256</text:span>(<text:span text:style-name="T489">вх </text:span><text:span text:style-name="T496">кр, зел, син</text:span>: целое): <text:span text:style-name="T497">целое</text:span>;</text:p>
      <text:p text:style-name="P196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6"><text:span text:style-name="T509">Параметры </text:span><text:span text:style-name="Source_20_Text"><text:span text:style-name="T841">кр</text:span></text:span><text:span text:style-name="T509">, </text:span><text:span text:style-name="Source_20_Text"><text:span text:style-name="T841">зел</text:span></text:span><text:span text:style-name="T509"> и </text:span><text:span text:style-name="Source_20_Text"><text:span text:style-name="T841">син</text:span></text:span><text:span text:style-name="T509"> соответствуют красной, зелёной и синей составляющим и могут принимать значения от 0 до 255.</text:span></text:p>
      <text:h text:style-name="P716" text:outline-level="3"><text:soft-page-break/>Функция прочестьСимвол()</text:h>
      <text:p text:style-name="P657">функция прочестьСимвол<text:span text:style-name="T1447">()</text:span>: символ;</text:p>
      <text:p text:style-name="P664">Читает один символ из стандартного потока ввода и возвращает прочитанный символ.</text:p>
      <text:p text:style-name="P664"><text:span text:style-name="T52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6">прочестьСимвол()</text:span></text:span><text:span text:style-name="T523"> выполняются немедленно. </text:span><text:span text:style-name="T524">В том числе функция читает из потока и возвращает символ </text:span><text:span text:style-name="Source_20_Text"><text:span text:style-name="T524">№0</text:span></text:span><text:span text:style-name="Source_20_Text"><text:span text:style-name="T535">A</text:span></text:span><text:span text:style-name="T524">, соответствующий нажатию клавиши </text:span><text:span text:style-name="T13">Enter</text:span><text:span text:style-name="T524">, </text:span><text:span text:style-name="T534">а также </text:span><text:span text:style-name="T538">любые другие управляющие </text:span><text:span text:style-name="T534">символы </text:span><text:span text:style-name="T538">(если терминал отправляет их в поток)</text:span><text:span text:style-name="T524">.</text:span></text:p>
      <text:p text:style-name="P665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6">В этом режиме при нажатии </text:span><text:span text:style-name="T14">Enter</text:span><text:span text:style-name="T536"> функция </text:span><text:span text:style-name="T537">вернёт символ </text:span><text:span text:style-name="Source_20_Text"><text:span text:style-name="T537">№0D</text:span></text:span><text:span text:style-name="T537">.</text:span></text:p>
      <text:p text:style-name="P666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7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9">При этом функция </text:span><text:span text:style-name="Source_20_Text"><text:span text:style-name="T1369">естьСимвол()</text:span></text:span><text:span text:style-name="T1369"> всегда будет возвращать истинное значение.</text:span></text:p>
      <text:h text:style-name="P716" text:outline-level="3">Функция есть<text:span text:style-name="T598">Символ</text:span>()</text:h>
      <text:p text:style-name="P657">функция есть<text:span text:style-name="T598">Символ</text:span><text:span text:style-name="T1448">()</text:span>: логическое;</text:p>
      <text:p text:style-name="P668">Возвращает истинное значение, если в потоке ввода есть <text:span text:style-name="T528">непрочитанные </text:span>данные. <text:span text:style-name="T525">В этом случае функци</text:span><text:span text:style-name="T526">я</text:span><text:span text:style-name="T525"> </text:span><text:span text:style-name="Source_20_Text"><text:span text:style-name="T837">прочестьСимвол()</text:span></text:span><text:span text:style-name="T525"> не ожида</text:span><text:span text:style-name="T527">е</text:span><text:span text:style-name="T525">т ввода от пользователя, а немедленно возвраща</text:span><text:span text:style-name="T529">е</text:span><text:span text:style-name="T525">т </text:span><text:span text:style-name="T529">следующий символ</text:span><text:span text:style-name="T525"> из потока.</text:span></text:p>
      <text:p text:style-name="P669">Если стандартный поток ввода перенаправлен на файл, эта функция всегда возвращает истинное значение.</text:p>
      <text:h text:style-name="P688" text:outline-level="2"><text:span text:style-name="T1908">Файлы — ф</text:span>айловый ввод-вывод</text:h>
      <text:p text:style-name="P866">Модуль <text:span text:style-name="Source_20_Text">Файлы</text:span> содержит библиотеку файлового ввода-вывода.</text:p>
      <text:h text:style-name="P717" text:outline-level="3">Типы</text:h>
      <text:p text:style-name="P358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<text:soft-page-break/>Константы</text:h>
      <text:p text:style-name="P282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2"/>
      <text:p text:style-name="P357"><text:span text:style-name="T703">константы<text:line-break/></text:span><text:span text:style-name="T701"> <text:s text:c="3"/>// режим</text:span><text:span text:style-name="T1484">ы</text:span><text:span text:style-name="T701"> </text:span><text:span text:style-name="T1002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57"/>
      <text:p text:style-name="P357"><text:span text:style-name="T703">константы<text:line-break/></text:span><text:span text:style-name="T701"> <text:s text:c="3"/>// режим</text:span><text:span text:style-name="T1484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2"/>
      <text:p text:style-name="P283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3"/>
      <text:p text:style-name="P284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4"><text:s text:c="4"/><text:span text:style-name="T993">фаСкрытый</text:span> <text:s text:c="5"/>= $00000002;</text:p>
      <text:p text:style-name="P284"><text:s text:c="4"/><text:span text:style-name="T993">фаСистемный</text:span> <text:s text:c="3"/>= $00000004;</text:p>
      <text:p text:style-name="P284"><text:s text:c="4"/><text:span text:style-name="T993">фаМеткаТома</text:span> <text:s text:c="3"/>= $00000008;</text:p>
      <text:p text:style-name="P284"><text:s text:c="4"/><text:span text:style-name="T993">фаКаталог</text:span> <text:s text:c="5"/>= $00000010;</text:p>
      <text:p text:style-name="P284"><text:s text:c="4"/><text:span text:style-name="T993">фаАрхивный</text:span> <text:s text:c="4"/>= $00000020;</text:p>
      <text:p text:style-name="P284"><text:s text:c="4"/><text:span text:style-name="T993">фаНормальный</text:span> <text:s text:c="2"/>= $00000080;</text:p>
      <text:p text:style-name="P284"><text:s text:c="4"/><text:span text:style-name="T993">фаВременный</text:span> <text:s text:c="3"/>= $00000100;</text:p>
      <text:p text:style-name="P284"><text:s text:c="4"/><text:span text:style-name="T993">фаСимвСсылка</text:span> <text:s text:c="2"/>= $00000400;</text:p>
      <text:p text:style-name="P284"><text:s text:c="4"/><text:span text:style-name="T993">фаСжатый</text:span> <text:s text:c="6"/>= $00000800;</text:p>
      <text:p text:style-name="P284"><text:s text:c="4"/><text:span text:style-name="T993">фаШифрованный</text:span> <text:s/>= $00004000;</text:p>
      <text:p text:style-name="P284"><text:s text:c="4"/><text:span text:style-name="T993">фаВиртуальный</text:span> <text:s/>= $00010000;</text:p>
      <text:h text:style-name="P718" text:outline-level="3"><text:span text:style-name="T719">Ф</text:span>ункция <text:span text:style-name="T699">файл</text:span><text:span text:style-name="T721">Создать</text:span>()</text:h>
      <text:p text:style-name="P291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3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9">ОшибкаВводаВывода</text:span></text:span>.</text:p>
      <text:p text:style-name="P301">Параметр <text:span text:style-name="Source_20_Text"><text:span text:style-name="T799">тип</text:span></text:span><text:span text:style-name="Source_20_Text"><text:span text:style-name="T842">Файла</text:span></text:span> означает тип данных создаваемого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5">Параметр <text:span text:style-name="Source_20_Text"><text:span text:style-name="T79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9">фсдХХХХ</text:span></text:span>.</text:p>
      <text:p text:style-name="P295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7"><text:span text:style-name="T790">Успешно с</text:span>озданный файл должен быть закрыт вызовом <text:span text:style-name="T1471">процедуры</text:span> <text:span text:style-name="Source_20_Text"><text:span text:style-name="T799">файлЗакрыть()</text:span></text:span>.</text:p>
      <text:h text:style-name="P719" text:outline-level="3"><text:soft-page-break/><text:span text:style-name="T719">Ф</text:span>ункция <text:span text:style-name="T699">файлОткрыть</text:span>()</text:h>
      <text:p text:style-name="P305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3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9">ОшибкаВводаВывода</text:span></text:span>.</text:p>
      <text:p text:style-name="P302">Параметр <text:span text:style-name="Source_20_Text"><text:span text:style-name="T799">тип</text:span></text:span><text:span text:style-name="Source_20_Text"><text:span text:style-name="T842">Файла</text:span></text:span> означает тип данных <text:span text:style-name="T797">открываемого</text:span>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4">Параметр <text:span text:style-name="Source_20_Text"><text:span text:style-name="T79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8">открытому</text:span> файлу со стороны других процессов. <text:span text:style-name="T784">Для этого используются константы </text:span><text:span text:style-name="Source_20_Text"><text:span text:style-name="T844">фрдХХХХ</text:span></text:span><text:span text:style-name="T785"> и </text:span><text:span text:style-name="Source_20_Text"><text:span text:style-name="T844">фсдХХХХ</text:span></text:span><text:span text:style-name="T785">, которые можно комбинировать </text:span><text:span text:style-name="T786">с помощью операции побитового «ИЛИ». </text:span><text:span text:style-name="T78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5">режим</text:span></text:span><text:span text:style-name="T787"> выражение </text:span><text:span text:style-name="Source_20_Text"><text:span text:style-name="T787">фрдЧтение | фрдЗапись | фсдЧтение</text:span></text:span><text:span text:style-name="T787">.</text:span></text:p>
      <text:p text:style-name="P29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8"><text:span text:style-name="T789">Успе</text:span><text:span text:style-name="T790">ш</text:span><text:span text:style-name="T789">но о</text:span><text:span text:style-name="T788">ткрытый</text:span> файл должен быть закрыт вызовом <text:span text:style-name="T1472">процедуры</text:span> <text:span text:style-name="Source_20_Text"><text:span text:style-name="T799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1">в</text:span>ает <text:span text:style-name="T791">файл, открытый вызовом функции </text:span><text:span text:style-name="Source_20_Text"><text:span text:style-name="T846">файлСоздать()</text:span></text:span><text:span text:style-name="T791"> или </text:span><text:span text:style-name="Source_20_Text"><text:span text:style-name="T846">файлОткрыть()</text:span></text:span><text:span text:style-name="T791">, и присваивает значение </text:span><text:span text:style-name="Source_20_Text"><text:span text:style-name="T846">пусто</text:span></text:span><text:span text:style-name="T791"> переданному объекту.</text:span></text:p>
      <text:p text:style-name="P299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9">ОшибкаВыполнения</text:span></text:span>. Поэтому вызов этой функции желательно помещать в секцию <text:span text:style-name="Source_20_Text"><text:span text:style-name="T799">напоследок</text:span></text:span> составного блока, <text:s/>например:</text:p>
      <text:p text:style-name="P306">переменная<text:line-break/> <text:s text:c="3"/>ф: объект;<text:line-break/>начало<text:line-break/> <text:s text:c="3"/><text:span text:style-name="T792">ф := файлОткрыть</text:span>(<text:span text:style-name="T792">фтТекст, "мой-файл.txt", фрдЗапись | фсдИсключить</text:span>);<text:line-break/> <text:s text:c="3"/><text:span text:style-name="T792">начало<text:line-break/> <text:s text:c="7"/></text:span><text:span text:style-name="T793">файлРазмер(ф, 0);</text:span><text:span text:style-name="T79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4">исключение<text:line-break/> <text:s text:c="7"/>когда </text:span><text:span text:style-name="T894">любое</text:span><text:span text:style-name="T794"> тогда сообщить("Ошибка при записи в файл.");</text:span><text:span text:style-name="T792"><text:line-break/> <text:s text:c="3"/>напоследок<text:line-break/> <text:s text:c="7"/>файлЗакрыть(ф);<text:line-break/> <text:s text:c="3"/>конец;<text:line-break/></text:span><text:span text:style-name="T794">исключение<text:line-break/> <text:s text:c="3"/>когда </text:span><text:span text:style-name="T894">любое</text:span><text:span text:style-name="T794"> тогда сообщить("Ошибка при открытии файла.");</text:span><text:line-break/><text:span text:style-name="T792">окончание</text:span>.</text:p>
      <text:h text:style-name="P720" text:outline-level="3"><text:span text:style-name="T719">Ф</text:span>ункция файл<text:span text:style-name="T720">Размер</text:span>()</text:h>
      <text:p text:style-name="P289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11"><text:soft-page-break/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07">Возвращает размер <text:span text:style-name="T890">переданного </text:span>файла в байтах.</text:p>
      <text:p text:style-name="P307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720" text:outline-level="3"><text:span text:style-name="T719">Ф</text:span>ункция файлПоз()</text:h>
      <text:p text:style-name="P285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6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6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08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09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10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346166537" text:style-name="L18">
        <text:list-item>
          <text:p text:style-name="P846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4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47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9">П</text:span>роцедура файлПрочесть()</text:h>
      <text:p text:style-name="P320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2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13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17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168215034" text:style-name="L19">
        <text:list-item>
          <text:p text:style-name="P848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50"><text:soft-page-break/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51"><text:span text:style-name="T17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53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8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939878585" text:style-name="L20">
        <text:list-item>
          <text:p text:style-name="P85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5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57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59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56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9">П</text:span>роцедура файлЗаписать()</text:h>
      <text:p text:style-name="P321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19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14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08" text:outline-level="4">Двоичный файл</text:h>
      <text:p text:style-name="P316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221554445254620" text:continue-list="list3168215034" text:style-name="L19">
        <text:list-item>
          <text:p text:style-name="P849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52"><text:span text:style-name="T17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54"><text:span text:style-name="T17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809" text:outline-level="4"><text:soft-page-break/>Текстовый файл</text:h>
      <text:p text:style-name="P315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21555896643009" text:continue-numbering="true" text:style-name="L19">
        <text:list-item>
          <text:p text:style-name="P858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58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60"><text:span text:style-name="T16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55"><text:span text:style-name="T16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721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33">Возвращает истинное значение, если существует файл, <text:span text:style-name="T969">но не каталог,</text:span> с указанным именем.</text:p>
      <text:h text:style-name="P722" text:outline-level="3"><text:span text:style-name="T971">Функция</text:span> файл<text:span text:style-name="T967">Есть</text:span><text:span text:style-name="T970">Кат</text:span>()</text:h>
      <text:p text:style-name="P337"><text:span text:style-name="T968">функция</text:span> файлЕсть<text:span text:style-name="T970">Кат</text:span>(вх имя: строка): <text:span text:style-name="T968">логическое</text:span>;</text:p>
      <text:p text:style-name="P334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39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723" text:outline-level="3">Функция файл<text:span text:style-name="T974">В</text:span>рм<text:span text:style-name="T973">Имя</text:span>()</text:h>
      <text:p text:style-name="P338">функция файлВрм<text:span text:style-name="T1449">Имя</text:span>(вх общий: логическое; <text:span text:style-name="T973">вх префикс: строка</text:span>): строка;</text:p>
      <text:p text:style-name="P340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41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42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2"><text:soft-page-break/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724" text:outline-level="3">Функция файл<text:span text:style-name="T1017">Выполняемый</text:span>()</text:h>
      <text:p text:style-name="P348">функция файл<text:span text:style-name="T1017">Выполняемый</text:span>(): строка;</text:p>
      <text:p text:style-name="P346"><text:span text:style-name="T987">Возвращает имя файла выполняемой программы</text:span>.</text:p>
      <text:h text:style-name="P725" text:outline-level="3">Функция файл<text:span text:style-name="T1619">Путь</text:span>()</text:h>
      <text:p text:style-name="Исходный_20_код">функция файлПуть(вх путь: строка): строка;</text:p>
      <text:p text:style-name="P578">Выделяет из переданной строки часть, соответствующую пути к каталогу, включая последний символ-разделитель пути.</text:p>
      <text:h text:style-name="P726" text:outline-level="3">Функция файл<text:span text:style-name="T1620">Имя</text:span>()</text:h>
      <text:p text:style-name="P583">функция файл<text:span text:style-name="T1620">Имя</text:span>(вх путь: строка): строка;</text:p>
      <text:p text:style-name="P578">Выделяет из переданной строки часть, соответствующую имени файла, включая расширение.</text:p>
      <text:h text:style-name="P727" text:outline-level="3">Функция файл<text:span text:style-name="T1629">Расширение</text:span>()</text:h>
      <text:p text:style-name="P585">функция файл<text:span text:style-name="T1629">Расширение</text:span>(вх путь: строка): строка;</text:p>
      <text:p text:style-name="P579">Выделяет из переданной строки часть, соответствующую <text:span text:style-name="T1629">расширению имени</text:span> файла, включая <text:span text:style-name="T1629">ведущую точку</text:span>.</text:p>
      <text:h text:style-name="P728" text:outline-level="3">Функция файл<text:span text:style-name="T988">ДомКат</text:span>()</text:h>
      <text:p text:style-name="P349">функция файл<text:span text:style-name="T988">ДомКат</text:span>(): строка;</text:p>
      <text:p text:style-name="P343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29" text:outline-level="3">Функция файл<text:span text:style-name="T989">Атрибуты</text:span>()</text:h>
      <text:p text:style-name="P350">функция файл<text:span text:style-name="T989">Атрибуты</text:span>(<text:span text:style-name="T989">вх имя: строка</text:span>): <text:span text:style-name="T989">целое</text:span>;</text:p>
      <text:p text:style-name="P344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54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30" text:outline-level="3">Функция файл<text:span text:style-name="T996">Возраст</text:span>()</text:h>
      <text:p text:style-name="P351">функция файл<text:span text:style-name="T996">Возраст</text:span>(<text:span text:style-name="T989">вх имя: строка</text:span>): <text:span text:style-name="T996">момент</text:span>;</text:p>
      <text:p text:style-name="P345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31" text:outline-level="3"><text:soft-page-break/>Функция файл<text:span text:style-name="T1003">Переместить</text:span>()</text:h>
      <text:p text:style-name="P352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55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32" text:outline-level="3">Функция файл<text:span text:style-name="T1001">Удалить</text:span>()</text:h>
      <text:p text:style-name="P353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56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61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61">Шаблон может содержать абсолютный или относительный путь к каталогу, а также маску имени файла с символами «*» и «?».</text:p>
      <text:p text:style-name="P361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8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33" text:outline-level="3">Функция файл<text:span text:style-name="T1012">Следующий</text:span>()</text:h>
      <text:p text:style-name="P360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62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62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63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89" text:outline-level="2"><text:span text:style-name="T1909">Графика — г</text:span>рафический вывод</text:h>
      <text:p text:style-name="P867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6">Все функции графического вывода <text:span text:style-name="T1910">этой</text:span> библиотеки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71">Все функции графического вывода используют систему координат, где точкой начала отсчёта считается левый верхний угол <text:span text:style-name="T1633">холста —</text:span> графического окна <text:span text:style-name="T1633">или изображения</text:span>.</text:p>
      <text:h text:style-name="P734" text:outline-level="3">Типы</text:h>
      <text:p text:style-name="P575">тип<text:span text:style-name="T1628">ы</text:span><text:line-break/> <text:s text:c="3"/>Точка/Точки/Точек = структура<text:line-break/> <text:s text:c="7"/><text:span text:style-name="T1545">г, в: целое;</text:span><text:line-break/> <text:s text:c="3"/><text:span text:style-name="T154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6">Размер</text:span><text:span text:style-name="T1545">/</text:span><text:span text:style-name="T1586">Размеры</text:span><text:span text:style-name="T1545">/</text:span><text:span text:style-name="T1586">Размеров</text:span><text:span text:style-name="T1545"> = </text:span><text:span text:style-name="T1591">Точка</text:span><text:span text:style-name="T1545">;<text:line-break/></text:span></text:p>
      <text:h text:style-name="P735" text:outline-level="3">Константы</text:h>
      <text:p text:style-name="Исходный_20_код"><text:span text:style-name="T1484">к</text:span>онстанты<text:line-break/> <text:s text:c="3"/>// <text:span text:style-name="T1485">стили</text:span><text:span text:style-name="T1483"> пера<text:line-break/> <text:s text:c="3"/></text:span><text:span text:style-name="T1486">г</text:span><text:span text:style-name="T1489">р</text:span><text:span text:style-name="T1486">спПусто <text:s text:c="5"/>= 0;</text:span><text:line-break/> <text:s text:c="3"/><text:span text:style-name="T1483">г</text:span><text:span text:style-name="T1489">р</text:span><text:span text:style-name="T1485">с</text:span><text:span text:style-name="T1483">п</text:span><text:span text:style-name="T1498">Линия <text:s text:c="2"/></text:span><text:span text:style-name="T1486"><text:s text:c="3"/>= 1;<text:line-break/> <text:s text:c="3"/>г</text:span><text:span text:style-name="T1489">р</text:span><text:span text:style-name="T1486">спТочка <text:s text:c="5"/>= 2;<text:line-break/> <text:s text:c="3"/>г</text:span><text:span text:style-name="T1489">р</text:span><text:span text:style-name="T1486">спТире <text:s text:c="6"/>= 3;<text:line-break/> <text:s text:c="3"/>г</text:span><text:span text:style-name="T1489">р</text:span><text:span text:style-name="T1486">спТочкаТире <text:s/>= 4;<text:line-break/> <text:s text:c="3"/>г</text:span><text:span text:style-name="T1489">р</text:span><text:span text:style-name="T1486">сп2ТочкиТире = 5;</text:span></text:p>
      <text:p text:style-name="P563"><text:soft-page-break/>константы<text:line-break/> <text:s text:c="3"/>// стили кисти<text:line-break/> <text:s text:c="3"/>грскПусто = 0;<text:line-break/> <text:s text:c="3"/>грск<text:span text:style-name="T1547">Цвет</text:span> <text:s/>= 1;</text:p>
      <text:p text:style-name="P564"><text:span text:style-name="T782">константы</text:span><text:span text:style-name="T780"><text:line-break/></text:span> <text:s text:c="3"/>// <text:span text:style-name="T1546">с</text:span><text:span text:style-name="T780">тили шрифта</text:span><text:line-break/> <text:s text:c="3"/><text:span text:style-name="T1546">грс</text:span><text:span text:style-name="T752">шЖирный <text:s/>= </text:span>1; // жирный шрифт<text:line-break/> <text:s text:c="3"/><text:span text:style-name="T1546">грс</text:span><text:span text:style-name="T752">шКурсив <text:s/>= </text:span>2; // курсив<text:line-break/> <text:s text:c="3"/><text:span text:style-name="T1546">грс</text:span><text:span text:style-name="T752">шПодчерк = </text:span>4; // одинарное подчёркивание<text:line-break/> <text:s text:c="3"/><text:span text:style-name="T1546">грс</text:span><text:span text:style-name="T752">шЗачерк <text:s/>= </text:span>8; // <text:span text:style-name="T753">за</text:span>чёркнутый текст</text:p>
      <text:h text:style-name="P736" text:outline-level="3"><text:span text:style-name="T1466">Функция</text:span> <text:span text:style-name="T1466">гр</text:span><text:span text:style-name="T1748">Окно</text:span>()</text:h>
      <text:p text:style-name="P511"><text:span text:style-name="T1467">функция</text:span> <text:span text:style-name="T1467">гр</text:span><text:span text:style-name="T1749">Окно</text:span>(в<text:span text:style-name="T1467">х заголовок: строка</text:span>): <text:span text:style-name="T1467">объект</text:span>;</text:p>
      <text:p text:style-name="P332"><text:span text:style-name="T146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67">Название новой закладки должно быть передано в параметре </text:span><text:span text:style-name="Source_20_Text"><text:span text:style-name="T1467">заголовок</text:span></text:span><text:span text:style-name="T1467">. </text:span><text:span text:style-name="T1634">Созданное окно можно использовать в качестве холста для функций графического вывода.</text:span></text:p>
      <text:p text:style-name="P591">Возвращает объект, соответствующий созданному окну — этот <text:span text:style-name="T1708">объект </text:span><text:span text:style-name="T1707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68">процедуры</text:span> <text:span text:style-name="Source_20_Text">гр</text:span><text:span text:style-name="Source_20_Text"><text:span text:style-name="T1635">Уничтожить</text:span></text:span><text:span text:style-name="Source_20_Text">()</text:span>.</text:p>
      <text:h text:style-name="P737" text:outline-level="3"><text:span text:style-name="T1477">Процедура</text:span> <text:span text:style-name="T1466">гр</text:span><text:span text:style-name="T1640">Уничтожить</text:span>()</text:h>
      <text:p text:style-name="P512"><text:span text:style-name="T1477">процедура</text:span> <text:span text:style-name="T1467">гр</text:span><text:span text:style-name="T1645">Уничтожить</text:span>(в<text:span text:style-name="T1470">в</text:span><text:span text:style-name="T1467"> </text:span><text:span text:style-name="T1646">холст</text:span>: <text:span text:style-name="T1467">объект</text:span><text:span text:style-name="T1469">)</text:span>;</text:p>
      <text:p text:style-name="P510"><text:span text:style-name="T1647">Уничтожает переданный </text:span><text:span text:style-name="Source_20_Text"><text:span text:style-name="T1647">холст</text:span></text:span><text:span text:style-name="T1647"> — т.е., з</text:span>акрывает графическое окно, <text:span text:style-name="T1473">открытое функцией </text:span><text:span text:style-name="Source_20_Text"><text:span text:style-name="T1473">грОткрытьОкно()</text:span></text:span><text:span text:style-name="T1473">, </text:span><text:span text:style-name="T1647">или уничтожает </text:span><text:span text:style-name="T1649">объект-</text:span><text:span text:style-name="T1647">изображение. Переданно</text:span><text:span text:style-name="T1710">й</text:span><text:span text:style-name="T1647"> </text:span><text:span text:style-name="T1710">переменной</text:span><text:span text:style-name="T1647"> </text:span>присваивает<text:span text:style-name="T1647">ся</text:span> значение <text:span text:style-name="Source_20_Text">пусто</text:span><text:span text:style-name="T1473">.</text:span></text:p>
      <text:p text:style-name="P300">Эта функция обязательно должна быть вызвана <text:span text:style-name="T1474">для каждого </text:span><text:span text:style-name="T1648">графического объекта</text:span><text:span text:style-name="T1474">, </text:span><text:span text:style-name="T1648">созданного</text:span><text:span text:style-name="T1474"> программой</text:span>, иначе при завершении программы возникнет исключение <text:span text:style-name="Source_20_Text"><text:span text:style-name="T799">ОшибкаВыполнения</text:span></text:span>.</text:p>
      <text:h text:style-name="P738" text:outline-level="3"><text:span text:style-name="T1650">Функция</text:span> <text:span text:style-name="T1466">гр</text:span><text:span text:style-name="T1476">Размер</text:span>()</text:h>
      <text:p text:style-name="P593"><text:span text:style-name="T1650">функция </text:span><text:span text:style-name="T1467">гр</text:span><text:span text:style-name="T1476">Размер</text:span><text:span text:style-name="T1650">(в</text:span><text:span text:style-name="T1476">х</text:span><text:span text:style-name="T1467"> </text:span><text:span text:style-name="T1711">го</text:span><text:span text:style-name="T1650">: </text:span><text:span text:style-name="T1467">объект</text:span><text:span text:style-name="T1469">): </text:span><text:span text:style-name="T1651">Размер</text:span><text:span text:style-name="T1650">;<text:line-break/>функция</text:span> <text:span text:style-name="T1467">гр</text:span><text:span text:style-name="T1476">Размер</text:span>(в<text:span text:style-name="T1476">х</text:span><text:span text:style-name="T1467"> </text:span><text:span text:style-name="T1651">холст</text:span>: <text:span text:style-name="T1467">объект; </text:span><text:span text:style-name="T1476">вх горз, верт: целое</text:span><text:span text:style-name="T1469">): </text:span><text:span text:style-name="T1651">Размер</text:span>;</text:p>
      <text:p text:style-name="P525"><text:span text:style-name="T1652">Возвращает</text:span> размеры <text:span text:style-name="T1652">переданного </text:span><text:span text:style-name="T1711">графического объекта </text:span><text:span text:style-name="T1712">в точках</text:span>. <text:span text:style-name="T1712">В параметре </text:span><text:span text:style-name="Source_20_Text"><text:span text:style-name="T1712">го</text:span></text:span><text:span text:style-name="T1712"> может быть передано </text:span><text:span text:style-name="T1713">графическое</text:span><text:span text:style-name="T1712"> окно или изображение любого поддерживаемого формата.</text:span></text:p>
      <text:p text:style-name="P525"><text:span text:style-name="T1712">Если указаны параметры </text:span><text:span text:style-name="Source_20_Text"><text:span text:style-name="T1712">горз</text:span></text:span><text:span text:style-name="T1712"> и </text:span><text:span text:style-name="Source_20_Text"><text:span text:style-name="T1712">верт</text:span></text:span><text:span text:style-name="T1712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2">олстом — </text:span><text:span text:style-name="T1712">т.е., </text:span><text:span text:style-name="T1652">графическое окно или изображение в формате </text:span><text:span text:style-name="T34">image/bmp</text:span><text:span text:style-name="T1652">.</text:span></text:p>
      <text:h text:style-name="P739" text:outline-level="3"><text:span text:style-name="T1478">Процедура</text:span> <text:span text:style-name="T1466">гр</text:span><text:span text:style-name="T1477">Начать</text:span>()</text:h>
      <text:p text:style-name="P528"><text:span text:style-name="T1478">процедура</text:span> <text:span text:style-name="T1467">гр</text:span><text:span text:style-name="T1477">Начать</text:span>(в<text:span text:style-name="T1476">х</text:span><text:span text:style-name="T1467"> </text:span><text:span text:style-name="T1653">холст</text:span>: <text:span text:style-name="T1467">объект</text:span><text:span text:style-name="T1469">)</text:span>;</text:p>
      <text:p text:style-name="P513"><text:span text:style-name="T1477">Начинает серию операций графического вывода</text:span>.</text:p>
      <text:p text:style-name="P513"><text:span text:style-name="T1477">Все последующие вызовы функций графического вывода не будут приводить к </text:span><text:span text:style-name="T1654">выводу изображения на экран</text:span><text:span text:style-name="T1477"> до тех пор, пока серия не будет закончена вызовом </text:span><text:span text:style-name="Source_20_Text"><text:span text:style-name="T1479">грЗакончить()</text:span></text:span><text:span text:style-name="T1479">. Таким образом можно заметно увеличить быстродействие программы и избежать ненужных мерцаний на экране.</text:span></text:p>
      <text:p text:style-name="P526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29">начало<text:line-break/> <text:s text:c="3"/><text:span text:style-name="T1480">грНачать(</text:span><text:span text:style-name="T1656">окно</text:span><text:span text:style-name="T1480">);<text:line-break/> <text:s text:c="3"/>начало<text:line-break/> <text:s text:c="7"/>грКруг(</text:span><text:span text:style-name="T1656">окно</text:span><text:span text:style-name="T1655">, </text:span><text:span text:style-name="T1480">50, 50, 40);<text:line-break/> <text:s text:c="7"/>грПрямоугольник(</text:span><text:span text:style-name="T1656">окно</text:span><text:span text:style-name="T1655">, </text:span><text:span text:style-name="T1480">0, 10, 40, 20);<text:line-break/> <text:s text:c="7"/>грОтрезок(</text:span><text:span text:style-name="T1656">окно</text:span><text:span text:style-name="T1655">, </text:span><text:span text:style-name="T1480">0, 10, 40, 20);<text:line-break/> <text:s text:c="3"/>напоследок<text:line-break/> <text:s text:c="7"/>// </text:span><text:span text:style-name="T1481">в этот момент все нарисованные фигуры <text:line-break/> <text:s text:c="7"/>// будут показаны на экране одновременно</text:span><text:span text:style-name="T1480"><text:line-break/> <text:s text:c="7"/>грЗакончить(</text:span><text:span text:style-name="T1656">окно</text:span><text:span text:style-name="T1480">);<text:line-break/> <text:s text:c="3"/>конец;</text:span><text:line-break/>окончание.</text:p>
      <text:h text:style-name="P740" text:outline-level="3"><text:span text:style-name="T1478">Процедура</text:span> <text:span text:style-name="T1466">гр</text:span><text:span text:style-name="T1482">Закончить</text:span>()</text:h>
      <text:p text:style-name="P530"><text:span text:style-name="T1478">процедура</text:span> <text:span text:style-name="T1467">гр</text:span><text:span text:style-name="T1482">Закончить</text:span>(в<text:span text:style-name="T1476">х</text:span><text:span text:style-name="T1467"> </text:span><text:span text:style-name="T1657">холст</text:span>: <text:span text:style-name="T1467">объект</text:span><text:span text:style-name="T1469">)</text:span>;</text:p>
      <text:p text:style-name="P514"><text:span text:style-name="T1482">Заканчивает</text:span><text:span text:style-name="T1477"> серию операций графического вывода, </text:span><text:span text:style-name="T1482">начатую вызовом </text:span><text:span text:style-name="Source_20_Text"><text:span text:style-name="T1482">грНачать()</text:span></text:span><text:span text:style-name="T1482"> и выводит на экран все внесённые изменения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41" text:outline-level="3"><text:span text:style-name="T1478">Процедура</text:span> <text:span text:style-name="T1490">грП</text:span><text:span text:style-name="T1487">еро</text:span>()</text:h>
      <text:p text:style-name="P531"><text:span text:style-name="T1478">процедура</text:span> <text:span text:style-name="T1492">грП</text:span><text:span text:style-name="T1487">еро</text:span>(в<text:span text:style-name="T1476">х</text:span><text:span text:style-name="T1467"> </text:span><text:span text:style-name="T1658">холст</text:span>: <text:span text:style-name="T1467">объект; </text:span><text:span text:style-name="T1491">вх </text:span><text:span text:style-name="T1487">цвет: целое</text:span><text:span text:style-name="T1469">)</text:span>;<text:line-break/><text:span text:style-name="T1478">процедура</text:span> <text:span text:style-name="T1492">грП</text:span><text:span text:style-name="T1487">еро</text:span>(в<text:span text:style-name="T1476">х</text:span><text:span text:style-name="T1467"> </text:span><text:span text:style-name="T1658">холст</text:span>: <text:span text:style-name="T1467">объект; </text:span><text:span text:style-name="T1491">вх </text:span><text:span text:style-name="T1487">цвет, толщина: целое</text:span><text:span text:style-name="T1469">)</text:span>;<text:line-break/><text:span text:style-name="T1478">процедура</text:span> <text:span text:style-name="T1492">грП</text:span><text:span text:style-name="T1487">еро</text:span>(в<text:span text:style-name="T1476">х</text:span><text:span text:style-name="T1467"> </text:span><text:span text:style-name="T1658">холст</text:span>: <text:span text:style-name="T1467">объект; </text:span><text:span text:style-name="T1491">вх </text:span><text:span text:style-name="T1487">цвет, толщина, стиль: целое</text:span><text:span text:style-name="T1469">)</text:span>;</text:p>
      <text:p text:style-name="P515"><text:span text:style-name="T1488">Устанавливает свойства пера — цвет, толщину и стиль</text:span><text:span text:style-name="T1482">. </text:span><text:span text:style-name="T1488">Свойства пера используются для прорисовки линий и контуров геометрических фигур </text:span><text:span text:style-name="T1661">на переданном холсте</text:span><text:span text:style-name="T1488">.</text:span></text:p>
      <text:p text:style-name="P536"><text:span text:style-name="Source_20_Text">Цвет</text:span> должен быть указан в 24-битном формате RGB, где <text:span text:style-name="T1503">первый (младший)</text:span> байт <text:span text:style-name="T1503">соответствует красному цвету, </text:span><text:span text:style-name="T1659">второй</text:span><text:span text:style-name="T1503"> байт зелёному, а </text:span><text:span text:style-name="T1659">третий</text:span><text:span text:style-name="T1503"> синему.</text:span></text:p>
      <text:p text:style-name="P592"><text:span text:style-name="Source_20_Text">Толщина</text:span> означает толщину линии в точках.</text:p>
      <text:p text:style-name="P538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пХХХХ</text:span>.</text:p>
      <text:h text:style-name="P742" text:outline-level="3"><text:span text:style-name="T1478">Процедура</text:span> <text:span text:style-name="T1490">гр</text:span><text:span text:style-name="T1499">Кисть</text:span>()</text:h>
      <text:p text:style-name="P539"><text:span text:style-name="T1478">процедура</text:span> <text:span text:style-name="T1492">гр</text:span><text:span text:style-name="T1500">Кисть</text:span>(в<text:span text:style-name="T1476">х</text:span><text:span text:style-name="T1467"> </text:span><text:span text:style-name="T1660">холст</text:span>: <text:span text:style-name="T1467">объект; </text:span><text:span text:style-name="T1491">вх </text:span><text:span text:style-name="T1487">цвет: целое</text:span><text:span text:style-name="T1469">)</text:span>;<text:line-break/><text:span text:style-name="T1478">процедура</text:span> <text:span text:style-name="T1492">гр</text:span><text:span text:style-name="T1500">Кисть</text:span>(в<text:span text:style-name="T1476">х</text:span><text:span text:style-name="T1467"> </text:span><text:span text:style-name="T1660">холст</text:span>: <text:span text:style-name="T1467">объект; </text:span><text:span text:style-name="T1491">вх </text:span><text:span text:style-name="T1487">цвет, стиль: целое</text:span><text:span text:style-name="T1469">)</text:span>;</text:p>
      <text:p text:style-name="P516"><text:span text:style-name="T1488">Устанавливает свойства </text:span><text:span text:style-name="T1501">кисти</text:span><text:span text:style-name="T1488"> — цвет и стиль</text:span><text:span text:style-name="T1482">. </text:span><text:span text:style-name="T1488">Свойства </text:span><text:span text:style-name="T1501">кисти</text:span><text:span text:style-name="T1488"> используются для </text:span><text:span text:style-name="T1502">заливки </text:span><text:span text:style-name="T1488">геометрических фигур </text:span><text:span text:style-name="T1581">и в качестве фона при выводе текста </text:span><text:span text:style-name="T1662">на переданном холсте</text:span><text:span text:style-name="T1488">.</text:span></text:p>
      <text:p text:style-name="P533"><text:soft-page-break/><text:span text:style-name="Source_20_Text">Цвет</text:span> должен быть указан в 24-битном формате RGB, где <text:span text:style-name="T1503">первый (младший)</text:span> байт <text:span text:style-name="T1503">соответствует красному цвету, </text:span><text:span text:style-name="T1663">второй</text:span><text:span text:style-name="T1503"> байт зелёному, а </text:span><text:span text:style-name="T1663">третий</text:span><text:span text:style-name="T1503"> синему.</text:span></text:p>
      <text:p text:style-name="P537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</text:span><text:span text:style-name="Source_20_Text"><text:span text:style-name="T1564">к</text:span></text:span><text:span text:style-name="Source_20_Text">ХХХХ</text:span>.</text:p>
      <text:h text:style-name="P743" text:outline-level="3"><text:span text:style-name="T1478">Процедура</text:span> <text:span text:style-name="T1490">гр</text:span><text:span text:style-name="T1548">Шрифт</text:span>()</text:h>
      <text:p text:style-name="P565">процедура грШрифт(вх <text:span text:style-name="T1664">холст</text:span>: объект; вх <text:span text:style-name="T1667">цвет</text:span>: <text:span text:style-name="T1667">целое</text:span>);</text:p>
      <text:p text:style-name="P565">процедура грШрифт(вх <text:span text:style-name="T1664">холст</text:span>: объект; вх <text:span text:style-name="T1667">цвет, стиль</text:span>: целое);</text:p>
      <text:p text:style-name="P565">процедура грШрифт(вх <text:span text:style-name="T1664">холст</text:span>: объект; вх <text:span text:style-name="T1667">цвет, стиль, размер</text:span>: целое);</text:p>
      <text:p text:style-name="P594">процедура грШрифт(вх <text:span text:style-name="T1664">холст</text:span>: объект; <text:span text:style-name="T1668">вх </text:span><text:span text:style-name="T1667">цвет, стиль, размер</text:span><text:span text:style-name="T1668">: целое; </text:span>вх имя: строка);</text:p>
      <text:p text:style-name="P522"><text:span text:style-name="T1488">Устанавливает свойства </text:span><text:span text:style-name="T1549">шрифта</text:span><text:span text:style-name="T1488"> — </text:span><text:span text:style-name="T1560">имя</text:span><text:span text:style-name="T1549">, размер, стиль и цвет</text:span><text:span text:style-name="T1482">. </text:span><text:span text:style-name="T1488">Свойства </text:span><text:span text:style-name="T1549">шрифта</text:span><text:span text:style-name="T1488"> используются для </text:span><text:span text:style-name="T1549">вывода текста </text:span><text:span text:style-name="T1665">на холст</text:span><text:span text:style-name="T1488">.</text:span></text:p>
      <text:p text:style-name="P560"><text:span text:style-name="T1553">В параметре </text:span><text:span text:style-name="Source_20_Text"><text:span text:style-name="T1553">имя</text:span></text:span><text:span text:style-name="T1553"> должно быть указано наименование шрифта. </text:span>Если<text:span text:style-name="T1554"> </text:span><text:span text:style-name="T1555">здесь </text:span>передана пустая строка, <text:span text:style-name="T1556">то </text:span>используется <text:span text:style-name="T1561">такой</text:span><text:span text:style-name="T1550"> же </text:span>шрифт, <text:span text:style-name="T1562">какой был</text:span><text:span text:style-name="T1550"> </text:span><text:span text:style-name="T1669">указан в настройках среды</text:span><text:span text:style-name="T1550"> для </text:span><text:span text:style-name="T1551">вывода текста в </text:span><text:span text:style-name="T1550">отладочной консоли.</text:span></text:p>
      <text:p text:style-name="P570">Параметр <text:span text:style-name="Source_20_Text">размер</text:span> означает <text:span text:style-name="T1557">размер </text:span>шрифта в пунктах. <text:span text:style-name="T1567">Если здесь передан нуль, то используется такой же размер шрифта, </text:span><text:span text:style-name="T1562">какой был</text:span> <text:span text:style-name="T1669">указан в настройках среды</text:span> для <text:span text:style-name="T1551">вывода текста в </text:span>отладочной консоли.</text:p>
      <text:p text:style-name="P561">В параметре <text:span text:style-name="Source_20_Text">стиль</text:span> можно передать <text:span text:style-name="T1565">нуль — </text:span><text:span text:style-name="T1568">это соответствует обычному тексту,</text:span><text:span text:style-name="T156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2">За</text:span></text:span><text:span text:style-name="Source_20_Text">черк | </text:span><text:span text:style-name="Source_20_Text"><text:span text:style-name="T1558">грсшПодчерк</text:span></text:span><text:span text:style-name="Source_20_Text"> </text:span><text:span text:style-name="Source_20_Text"><text:span text:style-name="T1558">| </text:span></text:span><text:span text:style-name="Source_20_Text">грсшКурсив</text:span> означает <text:span text:style-name="T1552">за</text:span>чёркнутый <text:span text:style-name="T1559">и подчёркнутый </text:span>курсив.</text:p>
      <text:p text:style-name="P535"><text:span text:style-name="Source_20_Text">Цвет</text:span> должен быть указан в 24-битном формате RGB, где <text:span text:style-name="T1503">первый (младший)</text:span> байт <text:span text:style-name="T1503">соответствует красному цвету, </text:span><text:span text:style-name="T1666">второй</text:span><text:span text:style-name="T1503"> байт зелёному, а </text:span><text:span text:style-name="T1666">третий</text:span><text:span text:style-name="T1503"> синему.</text:span></text:p>
      <text:h text:style-name="P746" text:outline-level="3">Процедура гр<text:span text:style-name="T1592">Обрезка</text:span>()</text:h>
      <text:p text:style-name="P576">процедура гр<text:span text:style-name="T1592">Обрезка</text:span>(вх <text:span text:style-name="T1670">холст</text:span>: объект; вх г1, в1, г2, в2: целое);<text:line-break/>процедура гр<text:span text:style-name="T1592">Обрезка</text:span>(вх <text:span text:style-name="T1670">холст</text:span>: объект; вх <text:span text:style-name="T1592">вкл: логическое</text:span>);</text:p>
      <text:p text:style-name="P548"><text:span text:style-name="T1593">Устанавливает для переданного </text:span><text:span text:style-name="T1671">холста</text:span><text:span text:style-name="T1593"> </text:span><text:span text:style-name="T1513">прямоугольн</text:span><text:span text:style-name="T1594">ую область обрезки</text:span><text:span text:style-name="T1513">.</text:span><text:span text:style-name="T1511"> </text:span><text:span text:style-name="T1513">Параметры</text:span><text:span text:style-name="T1494"> </text:span><text:span text:style-name="Source_20_Text"><text:span text:style-name="T1494">г</text:span></text:span><text:span text:style-name="Source_20_Text"><text:span text:style-name="T1505">1,</text:span></text:span><text:span text:style-name="T1494"> </text:span><text:span text:style-name="Source_20_Text"><text:span text:style-name="T1494">в</text:span></text:span><text:span text:style-name="Source_20_Text"><text:span text:style-name="T1505">1</text:span></text:span><text:span text:style-name="T1494"> </text:span><text:span text:style-name="T1513">определяют координаты верхнего левого угла прямоугольника, а параметры </text:span><text:span text:style-name="Source_20_Text"><text:span text:style-name="T1505">г2,</text:span></text:span><text:span text:style-name="T1505"> </text:span><text:span text:style-name="Source_20_Text"><text:span text:style-name="T1505">в2</text:span></text:span><text:span text:style-name="T1505"> — </text:span><text:span text:style-name="T1513">правого нижнего.</text:span></text:p>
      <text:p text:style-name="P524"><text:span text:style-name="T1594">Если установлена область обрезки, то все функции графического вывода будут </text:span><text:span text:style-name="T1595">иметь эффект только в пределах этой области, а люб</text:span><text:span text:style-name="T1600">ой </text:span><text:span text:style-name="T1601">графический </text:span><text:span text:style-name="T1600">вывод, </text:span><text:span text:style-name="T1601">выходящий</text:span><text:span text:style-name="T1600"> </text:span><text:span text:style-name="T1595">за её предел</text:span><text:span text:style-name="T1601">ы, будет обрезан по границ</text:span><text:span text:style-name="T1602">ам</text:span><text:span text:style-name="T1601"> области</text:span><text:span text:style-name="T1496">.</text:span></text:p>
      <text:p text:style-name="P577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6">отменена, так что вновь станет возможен вывод в любом месте </text:span><text:span text:style-name="T1672">холста</text:span><text:span text:style-name="T1596">. </text:span><text:span text:style-name="T1597">Если передано </text:span><text:span text:style-name="Source_20_Text"><text:span text:style-name="T1597">да</text:span></text:span><text:span text:style-name="T1597">, то будет </text:span><text:span text:style-name="T1598">вновь </text:span><text:span text:style-name="T1597">применена </text:span><text:span text:style-name="T1599">та </text:span><text:span text:style-name="T1597">область обрезки, которая была установлена ранее.</text:span></text:p>
      <text:h text:style-name="P747" text:outline-level="3"><text:span text:style-name="T1535">Функция</text:span> гр<text:span text:style-name="T1535">Точка</text:span>()</text:h>
      <text:p text:style-name="P568"><text:span text:style-name="T1536">функция</text:span> гр<text:span text:style-name="T1535">Точка</text:span>(вх <text:span text:style-name="T1674">холст</text:span>: объект; вх г, в: целое): <text:span text:style-name="T1536">целое</text:span>;<text:line-break/><text:span text:style-name="T1536">функция</text:span> гр<text:span text:style-name="T1535">Точка</text:span>(вх <text:span text:style-name="T1674">холст</text:span>: объект; вх г, в, <text:span text:style-name="T1535">цвет</text:span>: целое): <text:span text:style-name="T1536">целое</text:span>;</text:p>
      <text:p text:style-name="P547"><text:span text:style-name="T1537">Возвращает</text:span> <text:span text:style-name="T1537">цвет точки с указанными координатами </text:span><text:span text:style-name="T1675">на</text:span><text:span text:style-name="T1538"> </text:span><text:span text:style-name="T1675">переданном холсте</text:span><text:span text:style-name="T1513">.</text:span><text:span text:style-name="T1511"> </text:span><text:span text:style-name="T1538">Если передан </text:span><text:span text:style-name="Source_20_Text"><text:span text:style-name="T1538">цвет</text:span></text:span><text:span text:style-name="T1538">, то для точки будет установлен новый цвет; при этом функция вернёт </text:span><text:span text:style-name="T1570">прежний</text:span><text:span text:style-name="T1538"> цвет точки</text:span><text:span text:style-name="T1496">.</text:span></text:p>
      <text:p text:style-name="P534"><text:span text:style-name="Source_20_Text">Цвет</text:span> должен быть указан в 24-битном формате RGB, где <text:span text:style-name="T1503">первый (младший)</text:span> байт <text:span text:style-name="T1503">соответствует красному цвету, </text:span><text:span text:style-name="T1676">второй</text:span><text:span text:style-name="T1503"> байт зелёному, а </text:span><text:span text:style-name="T1676">третий</text:span><text:span text:style-name="T1503"> синему.</text:span></text:p>
      <text:h text:style-name="P744" text:outline-level="3"><text:soft-page-break/><text:span text:style-name="T1478">Процедура</text:span> <text:span text:style-name="T1490">гр</text:span><text:span text:style-name="T1491">Круг</text:span>()</text:h>
      <text:p text:style-name="P532"><text:span text:style-name="T1478">процедура</text:span> <text:span text:style-name="T1493">грКруг</text:span>(в<text:span text:style-name="T1476">х</text:span><text:span text:style-name="T1467"> </text:span><text:span text:style-name="T1673">холст</text:span>: <text:span text:style-name="T1467">объект; </text:span><text:span text:style-name="T1491">вх г, в, радиус</text:span><text:span text:style-name="T1487">: целое</text:span><text:span text:style-name="T1469">)</text:span>;</text:p>
      <text:p text:style-name="P518"><text:span text:style-name="T1494">Выводит </text:span><text:span text:style-name="T1673">на</text:span><text:span text:style-name="T1495"> </text:span><text:span text:style-name="Source_20_Text"><text:span text:style-name="T1673">холст</text:span></text:span><text:span text:style-name="T1495"> </text:span><text:span text:style-name="T1494">круг с указанным радиусом. </text:span><text:span text:style-name="T1495">В</text:span><text:span text:style-name="T1494"> параметрах </text:span><text:span text:style-name="Source_20_Text"><text:span text:style-name="T1494">г</text:span></text:span><text:span text:style-name="T1494"> и </text:span><text:span text:style-name="Source_20_Text"><text:span text:style-name="T1494">в</text:span></text:span><text:span text:style-name="T1494"> </text:span><text:span text:style-name="T1495">должны быть переданы</text:span><text:span text:style-name="T1494"> горизонтальная и вертикальная координаты центра круга</text:span><text:span text:style-name="T1488">.</text:span></text:p>
      <text:p text:style-name="P518"><text:span text:style-name="T1496">Для прорисовки </text:span><text:span text:style-name="T1516">контура </text:span><text:span text:style-name="T1496">окружности используются </text:span><text:span text:style-name="T1497">установленные</text:span><text:span text:style-name="T1496"> свойства пера, область внутри окружности заполняется в соответствии с </text:span><text:span text:style-name="T1497">установленными</text:span><text:span text:style-name="T1496"> свойствами кисти.</text:span></text:p>
      <text:h text:style-name="P745" text:outline-level="3"><text:span text:style-name="T1478">Процедура</text:span> <text:span text:style-name="T1490">гр</text:span><text:span text:style-name="T1504">Эллипс</text:span>()</text:h>
      <text:p text:style-name="P554"><text:span text:style-name="T1478">процедура</text:span> <text:span text:style-name="T1493">гр</text:span><text:span text:style-name="T1504">Эллипс</text:span>(в<text:span text:style-name="T1476">х</text:span><text:span text:style-name="T1467"> </text:span><text:span text:style-name="T1677">холст</text:span>: <text:span text:style-name="T1467">объект; </text:span><text:span text:style-name="T1491">вх г</text:span><text:span text:style-name="T1504">1</text:span><text:span text:style-name="T1491">, в</text:span><text:span text:style-name="T1504">1</text:span><text:span text:style-name="T1491">, </text:span><text:span text:style-name="T1504">г2, в2</text:span><text:span text:style-name="T1487">: целое</text:span><text:span text:style-name="T1469">)</text:span>;</text:p>
      <text:p text:style-name="P517"><text:span text:style-name="T1494">Выводит </text:span><text:span text:style-name="T1678">на</text:span><text:span text:style-name="T1495"> </text:span><text:span text:style-name="Source_20_Text"><text:span text:style-name="T1678">холст</text:span></text:span><text:span text:style-name="T1495"> </text:span><text:span text:style-name="T1505">эллипс, вписанный в прямоугольник с указанными координатами</text:span><text:span text:style-name="T1494">. </text:span><text:span text:style-name="T1495">В</text:span><text:span text:style-name="T1494"> параметрах </text:span><text:span text:style-name="Source_20_Text"><text:span text:style-name="T1494">г</text:span></text:span><text:span text:style-name="Source_20_Text"><text:span text:style-name="T1505">1</text:span></text:span><text:span text:style-name="T1494"> и </text:span><text:span text:style-name="Source_20_Text"><text:span text:style-name="T1494">в</text:span></text:span><text:span text:style-name="Source_20_Text"><text:span text:style-name="T1505">1</text:span></text:span><text:span text:style-name="T1494"> </text:span><text:span text:style-name="T1495">должны быть переданы</text:span><text:span text:style-name="T1494"> горизонтальная и вертикальная координаты </text:span><text:span text:style-name="T1505">верхнего левого угла прямоугольника, а в параметрах </text:span><text:span text:style-name="Source_20_Text"><text:span text:style-name="T1505">г2</text:span></text:span><text:span text:style-name="T1505"> и </text:span><text:span text:style-name="Source_20_Text"><text:span text:style-name="T1505">в2</text:span></text:span><text:span text:style-name="T1505"> — правого нижнего</text:span><text:span text:style-name="T1488">.</text:span></text:p>
      <text:p text:style-name="P517"><text:span text:style-name="T1496">Для прорисовки </text:span><text:span text:style-name="T1514">контура </text:span><text:span text:style-name="T1506">эллипса</text:span><text:span text:style-name="T1496"> используются </text:span><text:span text:style-name="T1497">установленные</text:span><text:span text:style-name="T1496"> свойства пера, область внутри </text:span><text:span text:style-name="T1515">эллипса</text:span><text:span text:style-name="T1496"> заполняется в соответствии с </text:span><text:span text:style-name="T1497">установленными</text:span><text:span text:style-name="T149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1">холст</text:span>: объект; вх г1, в1, г2, в2: целое; вх нач<text:span text:style-name="T1679">ало</text:span>, <text:span text:style-name="T1683">размер</text:span>: дробное);</text:p>
      <text:p text:style-name="P542">Выводит <text:span text:style-name="T1680">на</text:span> <text:span text:style-name="Source_20_Text"><text:span text:style-name="T1680">холст</text:span></text:span> дугу эллипса, <text:span text:style-name="T1507">вписанного в прямоугольник с указанными координатами. </text:span><text:span text:style-name="T1495">В</text:span><text:span text:style-name="T1494"> параметрах </text:span><text:span text:style-name="Source_20_Text"><text:span text:style-name="T1494">г</text:span></text:span><text:span text:style-name="Source_20_Text"><text:span text:style-name="T1505">1</text:span></text:span><text:span text:style-name="T1494"> и </text:span><text:span text:style-name="Source_20_Text"><text:span text:style-name="T1494">в</text:span></text:span><text:span text:style-name="Source_20_Text"><text:span text:style-name="T1505">1</text:span></text:span><text:span text:style-name="T1494"> </text:span><text:span text:style-name="T1495">должны быть переданы</text:span><text:span text:style-name="T1494"> горизонтальная и вертикальная координаты </text:span><text:span text:style-name="T1505">верхнего левого угла прямоугольника, а в параметрах </text:span><text:span text:style-name="Source_20_Text"><text:span text:style-name="T1505">г2</text:span></text:span><text:span text:style-name="T1505"> и </text:span><text:span text:style-name="Source_20_Text"><text:span text:style-name="T1505">в2</text:span></text:span><text:span text:style-name="T1505"> — правого нижнего</text:span><text:span text:style-name="T1488">.</text:span></text:p>
      <text:p text:style-name="P551">Параметр <text:span text:style-name="Source_20_Text">нач</text:span><text:span text:style-name="Source_20_Text"><text:span text:style-name="T1527">ало</text:span></text:span> определяет угол, с которого начинается дуга, а параметр <text:span text:style-name="Source_20_Text"><text:span text:style-name="T1683">размер</text:span></text:span> — <text:span text:style-name="T1525">угловой размер дуги</text:span>. Эти параметры должны быть указаны в радианах, <text:span text:style-name="T1714">отсчёт ведётся от крайней правой точки эллипса против часовой стрелки.</text:span></text:p>
      <text:p text:style-name="P519"><text:span text:style-name="T1496">Для прорисовки </text:span><text:span text:style-name="T1508">дуги</text:span><text:span text:style-name="T1496"> используются </text:span><text:span text:style-name="T1497">установленные</text:span><text:span text:style-name="T1496"> свойства пера.</text:span></text:p>
      <text:h text:style-name="P748" text:outline-level="3">Процедура гр<text:span text:style-name="T1518">Сегмент</text:span>()</text:h>
      <text:p text:style-name="P555">процедура гр<text:span text:style-name="T1519">Сегмент</text:span>(<text:line-break/> <text:s text:c="3"/>вх <text:span text:style-name="T1682">холст</text:span>: объект; вх г1, в1, г2, в2: целое; вх нач<text:span text:style-name="T1528">ало</text:span>, <text:span text:style-name="T1683">размер</text:span>: дробное);</text:p>
      <text:p text:style-name="P544">Выводит <text:span text:style-name="T1686">на</text:span> <text:span text:style-name="Source_20_Text"><text:span text:style-name="T1686">холст</text:span></text:span> <text:span text:style-name="T1520">сегмент</text:span> эллипса, <text:span text:style-name="T1507">вписанного в прямоугольник с указанными координатами. </text:span><text:span text:style-name="T1495">В</text:span><text:span text:style-name="T1494"> параметрах </text:span><text:span text:style-name="Source_20_Text"><text:span text:style-name="T1494">г</text:span></text:span><text:span text:style-name="Source_20_Text"><text:span text:style-name="T1505">1</text:span></text:span><text:span text:style-name="T1494"> и </text:span><text:span text:style-name="Source_20_Text"><text:span text:style-name="T1494">в</text:span></text:span><text:span text:style-name="Source_20_Text"><text:span text:style-name="T1505">1</text:span></text:span><text:span text:style-name="T1494"> </text:span><text:span text:style-name="T1495">должны быть переданы</text:span><text:span text:style-name="T1494"> горизонтальная и вертикальная координаты </text:span><text:span text:style-name="T1505">верхнего левого угла прямоугольника, а в параметрах </text:span><text:span text:style-name="Source_20_Text"><text:span text:style-name="T1505">г2</text:span></text:span><text:span text:style-name="T1505"> и </text:span><text:span text:style-name="Source_20_Text"><text:span text:style-name="T1505">в2</text:span></text:span><text:span text:style-name="T1505"> — правого нижнего</text:span><text:span text:style-name="T1488">.</text:span></text:p>
      <text:p text:style-name="P552">Параметр <text:span text:style-name="Source_20_Text">нач</text:span><text:span text:style-name="Source_20_Text"><text:span text:style-name="T1528">ало</text:span></text:span> определяет угол, с которого начинается <text:span text:style-name="T1523">сегмент</text:span>, а параметр <text:span text:style-name="Source_20_Text"><text:span text:style-name="T1684">размер</text:span></text:span> — <text:span text:style-name="T1524">угловой размер сегмента</text:span>. Эти параметры должны быть указаны в радианах, <text:span text:style-name="T1714">отсчёт ведётся от крайней правой точки эллипса против часовой стрелки.</text:span></text:p>
      <text:p text:style-name="P520"><text:span text:style-name="T1496">Для прорисовки </text:span><text:span text:style-name="T1521">контура сегмента</text:span><text:span text:style-name="T1496"> используются </text:span><text:span text:style-name="T1497">установленные</text:span><text:span text:style-name="T1496"> свойства пера, область внутри </text:span><text:span text:style-name="T1522">сегмента</text:span><text:span text:style-name="T1496"> заполняется в соответствии с </text:span><text:span text:style-name="T1497">установленными</text:span><text:span text:style-name="T1496"> свойствами кисти.</text:span></text:p>
      <text:h text:style-name="P749" text:outline-level="3"><text:soft-page-break/>Процедура гр<text:span text:style-name="T1518">Се</text:span><text:span text:style-name="T1539">ктор</text:span>()</text:h>
      <text:p text:style-name="P558">процедура гр<text:span text:style-name="T1519">Се</text:span><text:span text:style-name="T1539">ктор</text:span>(<text:line-break/> <text:s text:c="3"/>вх <text:span text:style-name="T1685">холст</text:span>: объект; вх г1, в1, г2, в2: целое; вх нач<text:span text:style-name="T1528">ало</text:span>, <text:span text:style-name="T1526">разм</text:span><text:span text:style-name="T1528">ер</text:span>: дробное);</text:p>
      <text:p text:style-name="P545">Выводит <text:span text:style-name="T1687">на</text:span> <text:span text:style-name="Source_20_Text"><text:span text:style-name="T1687">холст</text:span></text:span> <text:span text:style-name="T1540">сектор</text:span> эллипса, <text:span text:style-name="T1507">вписанного в прямоугольник с указанными координатами. </text:span><text:span text:style-name="T1495">В</text:span><text:span text:style-name="T1494"> параметрах </text:span><text:span text:style-name="Source_20_Text"><text:span text:style-name="T1494">г</text:span></text:span><text:span text:style-name="Source_20_Text"><text:span text:style-name="T1505">1</text:span></text:span><text:span text:style-name="T1494"> и </text:span><text:span text:style-name="Source_20_Text"><text:span text:style-name="T1494">в</text:span></text:span><text:span text:style-name="Source_20_Text"><text:span text:style-name="T1505">1</text:span></text:span><text:span text:style-name="T1494"> </text:span><text:span text:style-name="T1495">должны быть переданы</text:span><text:span text:style-name="T1494"> горизонтальная и вертикальная координаты </text:span><text:span text:style-name="T1505">верхнего левого угла прямоугольника, а в параметрах </text:span><text:span text:style-name="Source_20_Text"><text:span text:style-name="T1505">г2</text:span></text:span><text:span text:style-name="T1505"> и </text:span><text:span text:style-name="Source_20_Text"><text:span text:style-name="T1505">в2</text:span></text:span><text:span text:style-name="T1505"> — правого нижнего</text:span><text:span text:style-name="T1488">.</text:span></text:p>
      <text:p text:style-name="P553">Параметр <text:span text:style-name="Source_20_Text">нач</text:span><text:span text:style-name="Source_20_Text"><text:span text:style-name="T1528">ало</text:span></text:span> определяет угол, с которого начинается <text:span text:style-name="T1541">сектор</text:span>, а параметр <text:span text:style-name="Source_20_Text"><text:span text:style-name="T1528">размер</text:span></text:span> — <text:span text:style-name="T1524">угловой размер </text:span><text:span text:style-name="T1541">сектора</text:span>. Эти параметры должны быть указаны в радианах, <text:span text:style-name="T1714">отсчёт ведётся от крайней правой точки эллипса против часовой стрелки.</text:span></text:p>
      <text:p text:style-name="P521"><text:span text:style-name="T1496">Для прорисовки </text:span><text:span text:style-name="T1521">контура </text:span><text:span text:style-name="T1541">сектора</text:span><text:span text:style-name="T1496"> используются </text:span><text:span text:style-name="T1497">установленные</text:span><text:span text:style-name="T1496"> свойства пера, область внутри </text:span><text:span text:style-name="T1542">сектора</text:span><text:span text:style-name="T1496"> заполняется в соответствии с </text:span><text:span text:style-name="T1497">установленными</text:span><text:span text:style-name="T1496"> свойствами кисти.</text:span></text:p>
      <text:h text:style-name="P750" text:outline-level="3">Процедура гр<text:span text:style-name="T1509">Отрезок</text:span>()</text:h>
      <text:p text:style-name="P540">процедура гр<text:span text:style-name="T1510">Отрезок</text:span>(вх <text:span text:style-name="T1688">холст</text:span>: объект; вх г1, в1, г2, в2: целое);</text:p>
      <text:p text:style-name="P546">Выводит <text:span text:style-name="T1689">на</text:span> <text:span text:style-name="Source_20_Text"><text:span text:style-name="T1689">холст</text:span></text:span> <text:span text:style-name="T1511">отрезок от точки с координатами</text:span><text:span text:style-name="T1494"> </text:span><text:span text:style-name="Source_20_Text"><text:span text:style-name="T1494">г</text:span></text:span><text:span text:style-name="Source_20_Text"><text:span text:style-name="T1505">1,</text:span></text:span><text:span text:style-name="T1494"> </text:span><text:span text:style-name="Source_20_Text"><text:span text:style-name="T1494">в</text:span></text:span><text:span text:style-name="Source_20_Text"><text:span text:style-name="T1505">1</text:span></text:span><text:span text:style-name="T1494"> </text:span><text:span text:style-name="T1511">до точки с координатами</text:span><text:span text:style-name="T1505"> </text:span><text:span text:style-name="Source_20_Text"><text:span text:style-name="T1505">г2,</text:span></text:span><text:span text:style-name="T1505"> </text:span><text:span text:style-name="Source_20_Text"><text:span text:style-name="T1505">в2</text:span></text:span><text:span text:style-name="T1505">. </text:span><text:span text:style-name="T1496">Для прорисовки </text:span><text:span text:style-name="T1511">отрезка</text:span><text:span text:style-name="T1496"> используются </text:span><text:span text:style-name="T1497">установленные</text:span><text:span text:style-name="T1496"> свойства пера.</text:span></text:p>
      <text:h text:style-name="P751" text:outline-level="3">Процедура гр<text:span text:style-name="T1543">Ломаная</text:span>()</text:h>
      <text:p text:style-name="P559">процедура гр<text:span text:style-name="T1543">Ломаная</text:span>(вх <text:span text:style-name="T1690">холст</text:span>: объект; вх <text:span text:style-name="T1544">точки: МассивТочек</text:span>);</text:p>
      <text:p text:style-name="P549">Выводит <text:span text:style-name="T1691">на</text:span> <text:span text:style-name="Source_20_Text"><text:span text:style-name="T1691">холст</text:span></text:span> <text:span text:style-name="T1575">ломаную линию</text:span><text:span text:style-name="T1496">. </text:span><text:span text:style-name="T1575">В параметре </text:span><text:span text:style-name="Source_20_Text"><text:span text:style-name="T1575">точки</text:span></text:span><text:span text:style-name="T1575"> долж</text:span><text:span text:style-name="T1692">ен</text:span><text:span text:style-name="T1575"> быть передан </text:span><text:span text:style-name="T1692">массив</text:span><text:span text:style-name="T1575"> пар координат для каждой вершины ломаной линии.</text:span></text:p>
      <text:p text:style-name="P595">Для прорисовки звеньев ломаной используются установленные свойства пера.</text:p>
      <text:h text:style-name="P752" text:outline-level="3">Процедура гр<text:span text:style-name="T1512">Прямоугольник</text:span>()</text:h>
      <text:p text:style-name="P541">процедура гр<text:span text:style-name="T1512">Прямоугольник</text:span>(вх <text:span text:style-name="T1693">холст</text:span>: объект; вх г1, в1, г2, в2: целое);<text:line-break/>процедура грПрямоугольник(вх <text:span text:style-name="T1693">холст</text:span>: объект; вх г1, в1, г2, в2, р: целое);</text:p>
      <text:p text:style-name="P541">процедура грПрямоугольник(вх <text:span text:style-name="T1693">холст</text:span>: объект; вх г1, в1, г2, в2, рг, рв: целое);</text:p>
      <text:p text:style-name="P543">Выводит <text:span text:style-name="T1694">на</text:span> <text:span text:style-name="Source_20_Text"><text:span text:style-name="T1694">холст</text:span></text:span> <text:span text:style-name="T1513">прямоугольник.</text:span><text:span text:style-name="T1511"> </text:span><text:span text:style-name="T1513">Параметры</text:span><text:span text:style-name="T1494"> </text:span><text:span text:style-name="Source_20_Text"><text:span text:style-name="T1494">г</text:span></text:span><text:span text:style-name="Source_20_Text"><text:span text:style-name="T1505">1,</text:span></text:span><text:span text:style-name="T1494"> </text:span><text:span text:style-name="Source_20_Text"><text:span text:style-name="T1494">в</text:span></text:span><text:span text:style-name="Source_20_Text"><text:span text:style-name="T1505">1</text:span></text:span><text:span text:style-name="T1494"> </text:span><text:span text:style-name="T1513">определяют координаты верхнего левого угла прямоугольника, а параметры </text:span><text:span text:style-name="Source_20_Text"><text:span text:style-name="T1505">г2,</text:span></text:span><text:span text:style-name="T1505"> </text:span><text:span text:style-name="Source_20_Text"><text:span text:style-name="T1505">в2</text:span></text:span><text:span text:style-name="T1505"> — </text:span><text:span text:style-name="T1513">правого нижнего.</text:span></text:p>
      <text:p text:style-name="P556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3"><text:span text:style-name="T1496">Для прорисовки </text:span><text:span text:style-name="T1514">контура </text:span><text:span text:style-name="T1517">прямоугольника</text:span><text:span text:style-name="T1496"> используются </text:span><text:span text:style-name="T1497">установленные</text:span><text:span text:style-name="T1496"> свойства пера, область внутри </text:span><text:span text:style-name="T1517">прямоугольника</text:span><text:span text:style-name="T1496"> заполняется в соответствии с </text:span><text:span text:style-name="T1497">установленными</text:span><text:span text:style-name="T1496"> свойствами кисти.</text:span></text:p>
      <text:h text:style-name="P753" text:outline-level="3">Процедура гр<text:span text:style-name="T1574">Многоугольник</text:span>()</text:h>
      <text:p text:style-name="P569">процедура гр<text:span text:style-name="T1574">Многоугольник</text:span>(вх <text:span text:style-name="T1695">холст</text:span>: объект; вх <text:span text:style-name="T1544">точки: МассивТочек</text:span>);</text:p>
      <text:p text:style-name="P550">Выводит <text:span text:style-name="T1696">на</text:span> <text:span text:style-name="Source_20_Text"><text:span text:style-name="T1696">холст</text:span></text:span> <text:span text:style-name="T1577">многоугольник</text:span><text:span text:style-name="T1496">. </text:span><text:span text:style-name="T1575">В параметре </text:span><text:span text:style-name="Source_20_Text"><text:span text:style-name="T1575">точки</text:span></text:span><text:span text:style-name="T1575"> долж</text:span><text:span text:style-name="T1697">ен</text:span><text:span text:style-name="T1575"> быть передан </text:span><text:span text:style-name="T1697">массив</text:span><text:span text:style-name="T1575"> пар координат для каждой вершины </text:span><text:span text:style-name="T1578">многоугольника</text:span><text:span text:style-name="T1575">.</text:span></text:p>
      <text:p text:style-name="P550"><text:soft-page-break/><text:span text:style-name="T1576">Для прорисовки </text:span><text:span text:style-name="T1580">сторон многоугольника</text:span><text:span text:style-name="T1576"> используются установленные свойства пера, </text:span><text:span text:style-name="T1579">область внутри многоугольника заполняется</text:span><text:span text:style-name="T1496"> в соответствии с </text:span><text:span text:style-name="T1497">установленными</text:span><text:span text:style-name="T1496"> свойствами кисти</text:span><text:span text:style-name="T1576">.</text:span></text:p>
      <text:h text:style-name="P754" text:outline-level="3"><text:span text:style-name="T1535">Функция</text:span> гр<text:span text:style-name="T1587">Размер</text:span><text:span text:style-name="T1569">Текс</text:span><text:span text:style-name="T1590">т</text:span><text:span text:style-name="T1587">а</text:span>()</text:h>
      <text:p text:style-name="P572"><text:span text:style-name="T1584">функция</text:span> гр<text:span text:style-name="T1588">Размер</text:span>Текст<text:span text:style-name="T1588">а</text:span>(вх <text:span text:style-name="T1698">холст</text:span>: объект; вх текст: строка): <text:span text:style-name="T1585">Размер</text:span>;</text:p>
      <text:p text:style-name="P574">Возвращает <text:span text:style-name="T1701">размер</text:span><text:span text:style-name="T1699"> прямоугольн</text:span><text:span text:style-name="T1700">ой области</text:span><text:span text:style-name="T1699">, </text:span><text:span text:style-name="T1700">требуемой</text:span><text:span text:style-name="T1699"> для вывода переданной строки на переданный </text:span><text:span text:style-name="Source_20_Text"><text:span text:style-name="T1699">холст</text:span></text:span>.</text:p>
      <text:p text:style-name="P574"><text:span text:style-name="T1572">Для </text:span><text:span text:style-name="T1589">вычисления размера </text:span><text:span text:style-name="T1572">используются свойства шрифта, установленные вызовом </text:span><text:span text:style-name="Source_20_Text"><text:span text:style-name="T1572">грШрифт()</text:span></text:span><text:span text:style-name="T1572">.</text:span></text:p>
      <text:h text:style-name="P755" text:outline-level="3"><text:span text:style-name="T1535">Функция</text:span> гр<text:span text:style-name="T1569">Текст</text:span>()</text:h>
      <text:p text:style-name="P567"><text:span text:style-name="T1584">функция</text:span> грТекст(вх <text:span text:style-name="T1702">холст</text:span>: объект; вх г, в: целое; вх текст: строка): <text:span text:style-name="T1585">Размер</text:span>;</text:p>
      <text:p text:style-name="Text_20_body"><text:span text:style-name="T1571">Выводит </text:span><text:span text:style-name="T1703">на</text:span><text:span text:style-name="T1571"> </text:span><text:span text:style-name="Source_20_Text"><text:span text:style-name="T1703">холст</text:span></text:span><text:span text:style-name="T1571"> переданный </text:span><text:span text:style-name="Source_20_Text"><text:span text:style-name="T1571">текст</text:span></text:span><text:span text:style-name="T1496">. </text:span><text:span text:style-name="T1571">Координаты верхнего левого угла прямоугольника с текстом должны быть переданы в параметрах </text:span><text:span text:style-name="Source_20_Text"><text:span text:style-name="T1706">г</text:span></text:span><text:span text:style-name="T1705"> и </text:span><text:span text:style-name="Source_20_Text"><text:span text:style-name="T1706">в</text:span></text:span><text:span text:style-name="T1571">. </text:span><text:span text:style-name="T1572">Для вывода текста используются свойства шрифта, установленные вызовом </text:span><text:span text:style-name="Source_20_Text"><text:span text:style-name="T1572">грШрифт()</text:span></text:span><text:span text:style-name="T1572">, фон прямоугольника </text:span><text:span text:style-name="T1573">заполняется в соответствии с текущими свойствами кисти.</text:span></text:p>
      <text:p text:style-name="P573">Возвращает вертикальный и горизонтальный размер <text:span text:style-name="T1704">прямоугольника, содержащего </text:span>выведенн<text:span text:style-name="T1704">ый</text:span> текст.</text:p>
      <text:h text:style-name="P756" text:outline-level="3">Функция <text:span text:style-name="T1636">грИ</text:span>зо<text:span text:style-name="T1616">Создать</text:span>()</text:h>
      <text:p text:style-name="P582">функция <text:span text:style-name="T1642">грИзо</text:span><text:span text:style-name="T1618">Создать</text:span>(вх <text:span text:style-name="T1616">источник: объект; вх г1, в1, </text:span><text:span text:style-name="T1617">г2, в2: целое</text:span>): объект;</text:p>
      <text:p text:style-name="P590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6">либо значение </text:span><text:span text:style-name="Source_20_Text"><text:span text:style-name="T1626">пусто</text:span></text:span>. <text:span text:style-name="T1626">В последнем случае создаётся чёрный прямоугольник </text:span><text:span text:style-name="T1627">шириной </text:span><text:span text:style-name="Source_20_Text"><text:span text:style-name="T1627">г2-г1</text:span></text:span><text:span text:style-name="T1627"> и высотой </text:span><text:span text:style-name="Source_20_Text"><text:span text:style-name="T1627">в2-в1</text:span></text:span><text:span text:style-name="T1627">.</text:span></text:p>
      <text:p text:style-name="P590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7">Изображение всегда создаётся в формате <text:span text:style-name="T33">image/bmp</text:span>, канал прозрачности не поддерживается. <text:span text:style-name="T1643">Созданное изображение можно выводить на холсты, а также использовать в качестве холста для функций графического вывода.</text:span></text:p>
      <text:p text:style-name="P587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4">гр</text:span></text:span><text:span text:style-name="Source_20_Text">Уничтожить()</text:span>.</text:p>
      <text:h text:style-name="P756" text:outline-level="3">Функция <text:span text:style-name="T1636">грИ</text:span>зо<text:span text:style-name="T1610">Загрузить</text:span>()</text:h>
      <text:p text:style-name="P588">функция <text:span text:style-name="T1637">грИ</text:span>зоЗагрузить(вх имяФайла: строка): объект;</text:p>
      <text:p text:style-name="P581">Загружает изображение из файла с переданным именем и возвращает объект, соответствующий созданному изображению. <text:span text:style-name="T1638">Созданное изображение можно выводить на холсты; кроме того, если изображение имеет формат </text:span><text:span text:style-name="T22">image/bmp</text:span><text:span text:style-name="T1638">, то его можно использовать в качестве холста для функций графического вывода.</text:span></text:p>
      <text:p text:style-name="P589">Поддерживаются следующие форматы изображений: <text:span text:style-name="T23">image/bmp</text:span><text:span text:style-name="T1624">, </text:span><text:span text:style-name="T24">image/x-</text:span><text:span text:style-name="T31">xpixmap</text:span><text:span text:style-name="T1624">, </text:span><text:span text:style-name="T25">image/png</text:span><text:span text:style-name="T1624">, </text:span><text:span text:style-name="T26">image/jpeg</text:span><text:span text:style-name="T1625">, </text:span><text:span text:style-name="T27">image/tiff</text:span><text:span text:style-name="T1625">, </text:span><text:span text:style-name="T28">image/gif</text:span><text:span text:style-name="T1625">, </text:span><text:span text:style-name="T29">image/</text:span><text:span text:style-name="T32">x-portable-bitmap</text:span><text:span text:style-name="T1625">, </text:span><text:span text:style-name="T1639">а также форматы </text:span><text:span text:style-name="T30">cur</text:span><text:span text:style-name="T1639">, </text:span><text:span text:style-name="T30">ico</text:span><text:span text:style-name="T1639"> и </text:span><text:span text:style-name="T30">icns</text:span><text:span text:style-name="T1639">.</text:span></text:p>
      <text:p text:style-name="P581"><text:span text:style-name="T1709">Каждое у</text:span>спешно загруженное изображение должно быть уничтожено вызовом <text:span text:style-name="Source_20_Text"><text:span text:style-name="T1641">гр</text:span></text:span><text:span text:style-name="Source_20_Text">Уничтожить()</text:span>.</text:p>
      <text:h text:style-name="P757" text:outline-level="3"><text:soft-page-break/><text:span text:style-name="T1715">Процедура</text:span> <text:span text:style-name="T1715">грИ</text:span>зо<text:span text:style-name="T1630">Сохранить</text:span>()</text:h>
      <text:p text:style-name="P584"><text:span text:style-name="T1631">процедура</text:span> <text:span text:style-name="T1717">грИ</text:span>зо<text:span text:style-name="T1630">Сохранить</text:span>(<text:span text:style-name="T1631">вх изо: объект; </text:span>вх имяФайла: строка);</text:p>
      <text:p text:style-name="P580"><text:span text:style-name="T1632">Записывает переданное изображение в файл с указанным именем</text:span>. <text:span text:style-name="T1718">В параметре </text:span><text:span text:style-name="Source_20_Text"><text:span text:style-name="T1718">изо</text:span></text:span><text:span text:style-name="T1718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18">, в котором будет сохранено содержимое окна.</text:span></text:p>
      <text:h text:style-name="P758" text:outline-level="3"><text:span text:style-name="T1611">Процедура</text:span> <text:span text:style-name="T1716">грИ</text:span>зо<text:span text:style-name="T1611">Вывести</text:span>()</text:h>
      <text:p text:style-name="Исходный_20_код">процедура <text:span text:style-name="T1719">грИ</text:span>зо<text:span text:style-name="T1615">Вывести</text:span>(<text:span text:style-name="T1613">вх </text:span><text:span text:style-name="T1719">холст</text:span><text:span text:style-name="T1612">: объект; </text:span><text:span text:style-name="T1614">вх г, в: целое; </text:span><text:span text:style-name="T1621">вх </text:span><text:span text:style-name="T1724">изо</text:span><text:span text:style-name="T1621">: объект</text:span>);</text:p>
      <text:p text:style-name="Text_20_body">Выводит <text:span text:style-name="T1720">на</text:span><text:span text:style-name="T1622"> </text:span><text:span text:style-name="Source_20_Text"><text:span text:style-name="T1720">холст</text:span></text:span><text:span text:style-name="T1622"> переданное изображение. В параметрах </text:span><text:span text:style-name="Source_20_Text"><text:span text:style-name="T1622">г, в</text:span></text:span><text:span text:style-name="T1622"> должны быть указаны координаты верхнего левого угла прямоугольника, </text:span><text:span text:style-name="T1723">куда будет выведено изображение,</text:span><text:span text:style-name="T1622"> </text:span><text:span text:style-name="T1623">а в параметре </text:span><text:span text:style-name="Source_20_Text"><text:span text:style-name="T1724">изо</text:span></text:span><text:span text:style-name="T1623"> — объект-</text:span><text:span text:style-name="T1721">изображение </text:span><text:span text:style-name="T1722">в любом поддерживаемом формате</text:span><text:span text:style-name="T1622"> </text:span><text:span text:style-name="T1721">или любой другой холст.</text:span></text:p>
      <text:h text:style-name="P690" text:outline-level="2"><text:span text:style-name="T1915">События — о</text:span>бработка событий</text:h>
      <text:p text:style-name="P868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596">Обработка событий клавиатуры и мыши в графических окнах реализована в виде очереди событий. <text:span text:style-name="T1755">Вызовом </text:span><text:span text:style-name="Source_20_Text"><text:span text:style-name="T1755">сбтЗаказать()</text:span></text:span><text:span text:style-name="T1755"> программа </text:span><text:span text:style-name="T1775">инициализирует</text:span><text:span text:style-name="T1755"> очередь событий, функции </text:span><text:span text:style-name="Source_20_Text"><text:span text:style-name="T1755">сбтЕсть()</text:span></text:span><text:span text:style-name="T1755"> и </text:span><text:span text:style-name="Source_20_Text"><text:span text:style-name="T1755">сбтЗабрать()</text:span></text:span><text:span text:style-name="T1755"> предназначены для выборки событий из очереди, </text:span><text:span text:style-name="T1766">а функции </text:span><text:span text:style-name="Source_20_Text"><text:span text:style-name="T1766">сбтСколько()</text:span></text:span><text:span text:style-name="T1766"> и </text:span><text:span text:style-name="Source_20_Text"><text:span text:style-name="T1766">сбтСмотреть()</text:span></text:span><text:span text:style-name="T1766"> — для просмотра </text:span><text:span text:style-name="T1779">событий в </text:span><text:span text:style-name="T1766">очереди.</text:span></text:p>
      <text:h text:style-name="P759" text:outline-level="3">Типы</text:h>
      <text:p text:style-name="P612"><text:span text:style-name="T1740">тип</text:span><text:span text:style-name="T1733"><text:line-break/> <text:s text:c="3"/></text:span><text:span text:style-name="T1725">Событие/</text:span><text:span text:style-name="T1747">Событий</text:span><text:span text:style-name="T1725"> = структура<text:line-break/> <text:s text:c="7"/></text:span><text:span text:style-name="T1731">что: целое; <text:s/>// </text:span><text:span text:style-name="T1732">тип события – </text:span><text:span text:style-name="T1734">одна из констант сбтХХХХ</text:span><text:span text:style-name="T1731"><text:line-break/> <text:s text:c="7"/>код: целое; <text:s/>// </text:span><text:span text:style-name="T1736">номер</text:span><text:span text:style-name="T1735"> клавиши или кнопки, код символа</text:span><text:span text:style-name="T1731"><text:line-break/> <text:s text:c="7"/>инфо: целое; // </text:span><text:span text:style-name="T1736">состояние </text:span><text:span text:style-name="T1737">специальных </text:span><text:span text:style-name="T1736">клавиш</text:span><text:span text:style-name="T1731"><text:line-break/> <text:s text:c="7"/>г, в: целое; // </text:span><text:span text:style-name="T1732">координаты </text:span><text:span text:style-name="T1742">указателя мыши</text:span><text:span text:style-name="T1725"><text:line-break/> <text:s text:c="3"/>окончание;</text:span></text:p>
      <text:p text:style-name="P606"><text:span text:style-name="T1782">С</text:span>труктура <text:span text:style-name="Source_20_Text"><text:span text:style-name="T1782">Событие</text:span></text:span><text:span text:style-name="T1782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84">в зависимости от типа события</text:span>:</text:p>
      <text:list xml:id="list2180344266" text:style-name="L21">
        <text:list-item>
          <text:p text:style-name="P861"><text:span text:style-name="Source_20_Text"><text:span text:style-name="T1772">сбтКлНаж</text:span></text:span><text:span text:style-name="T1772"> и </text:span><text:span text:style-name="Source_20_Text"><text:span text:style-name="T1772">сбтКлОтп</text:span></text:span><text:span text:style-name="T1772"> — виртуальный код клавиши на клавиатуре;</text:span></text:p>
        </text:list-item>
        <text:list-item>
          <text:p text:style-name="P862"><text:span text:style-name="Source_20_Text">сбтКлСмв</text:span> — кодпойнт Юникод введённого символа;</text:p>
        </text:list-item>
        <text:list-item>
          <text:p text:style-name="P863"><text:span text:style-name="Source_20_Text">сбтМшНаж</text:span> и <text:span text:style-name="Source_20_Text">сбтМшОтп</text:span> — номер кнопки мыши, <text:span text:style-name="T1789">одна из констант </text:span><text:span text:style-name="Source_20_Text"><text:span text:style-name="T1789">кнмХХХХ</text:span></text:span>;</text:p>
        </text:list-item>
        <text:list-item>
          <text:p text:style-name="P863"><text:span text:style-name="Source_20_Text">сбтМшКлс</text:span> — <text:span text:style-name="T1783">дистанцию</text:span> вращения колеса, <text:span text:style-name="T1785">отрицательное число соответствует вращению </text:span><text:span text:style-name="T1790">на</text:span><text:span text:style-name="T1785"> себя</text:span><text:span text:style-name="T1773">;</text:span></text:p>
        </text:list-item>
        <text:list-item>
          <text:p text:style-name="P864"><text:span text:style-name="Source_20_Text"><text:span text:style-name="T1784">сбтМшВх</text:span></text:span><text:span text:style-name="T1784">, </text:span><text:span text:style-name="Source_20_Text"><text:span text:style-name="T1784">сбтМшВых</text:span></text:span><text:span text:style-name="T1784"> и </text:span><text:span text:style-name="Source_20_Text"><text:span text:style-name="T1784">сбтМшДвг</text:span></text:span> — <text:span text:style-name="T1774">поле </text:span>не используется и равно нулю.</text:p>
        </text:list-item>
      </text:list>
      <text:p text:style-name="P613">Поле <text:span text:style-name="Source_20_Text"><text:span text:style-name="T1772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78">Для событи</text:span><text:span text:style-name="T1786">й</text:span><text:span text:style-name="T1778"> </text:span><text:span text:style-name="Source_20_Text"><text:span text:style-name="T1778">сбтКлСмв</text:span></text:span><text:span text:style-name="T1778">, </text:span><text:span text:style-name="Source_20_Text"><text:span text:style-name="T1778">сбт</text:span></text:span><text:span text:style-name="Source_20_Text"><text:span text:style-name="T1786">МшВх</text:span></text:span><text:span text:style-name="Source_20_Text"><text:span text:style-name="T1778"> </text:span></text:span><text:span text:style-name="Source_20_Text"><text:span text:style-name="T1786">и </text:span></text:span><text:span text:style-name="Source_20_Text"><text:span text:style-name="T1778">сбт</text:span></text:span><text:span text:style-name="Source_20_Text"><text:span text:style-name="T1786">МшВых</text:span></text:span><text:span text:style-name="Source_20_Text"><text:span text:style-name="T1778"> </text:span></text:span><text:span text:style-name="T1778">это поле не используется и равно нулю. </text:span><text:span text:style-name="T1780">Биты, связанные с состоянием мыши, </text:span><text:span text:style-name="T1781">действительны</text:span><text:span text:style-name="T1780"> только для событий мыши; для событий клавиатуры эти биты всегда равны нулю.</text:span></text:p>
      <text:p text:style-name="P608"><text:soft-page-break/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87">а также </text:span><text:span text:style-name="Source_20_Text"><text:span text:style-name="T1787">сбтМшВх</text:span></text:span><text:span text:style-name="T1787"> и </text:span><text:span text:style-name="Source_20_Text"><text:span text:style-name="T1787">сбтМшВых</text:span></text:span> эти поля не используются и равны нулю.</text:p>
      <text:h text:style-name="Heading_20_3" text:outline-level="3">Константы</text:h>
      <text:p text:style-name="P609"><text:span text:style-name="T1753">к</text:span>онстанты<text:line-break/> <text:s text:c="3"/>// <text:span text:style-name="T1752">т</text:span><text:span text:style-name="T1751">ипы событий</text:span><text:line-break/> <text:s text:c="3"/><text:span text:style-name="T1729">сбтКлНаж = <text:s text:c="2"/>1; // </text:span><text:span text:style-name="T1739">Нажатие клавиши на клавиатуре</text:span><text:span text:style-name="T1729"><text:line-break/> <text:s text:c="3"/>сбтКлОтп = <text:s text:c="2"/>2; // </text:span><text:span text:style-name="T1739">Отпускание клавиши на клавиатуре<text:line-break/> <text:s text:c="3"/>сбтКлСмв = <text:s text:c="2"/>4; // Ввод символа с клавиатуры</text:span><text:span text:style-name="T1729"><text:line-break/> <text:s text:c="3"/>сбтМшНаж = <text:s text:c="2"/></text:span><text:span text:style-name="T1739">8</text:span><text:span text:style-name="T1729">; // </text:span><text:span text:style-name="T1739">Нажатие кнопки мыши</text:span><text:span text:style-name="T1729"><text:line-break/> <text:s text:c="3"/>сбтМшОтп = <text:s/></text:span><text:span text:style-name="T1739">16</text:span><text:span text:style-name="T1729">; // </text:span><text:span text:style-name="T1739">Отпускание кнопки мыши</text:span><text:span text:style-name="T1729"><text:line-break/> <text:s text:c="3"/>сбтМшКлс = <text:s/></text:span><text:span text:style-name="T1750">32</text:span><text:span text:style-name="T1729">; // </text:span><text:span text:style-name="T1739">Вращение колеса мыши<text:line-break/></text:span><text:span text:style-name="T1729"> <text:s text:c="3"/>сбтМш</text:span><text:span text:style-name="T1750">Вх</text:span><text:span text:style-name="T1729"> <text:s/>= <text:s/></text:span><text:span text:style-name="T1750">64</text:span><text:span text:style-name="T1729">; // </text:span><text:span text:style-name="T1750">Вход</text:span><text:span text:style-name="T1739"> указателя мыши </text:span><text:span text:style-name="T1750">в границы окна</text:span><text:span text:style-name="T1739"><text:line-break/></text:span><text:span text:style-name="T1729"> <text:s text:c="3"/>сбтМш</text:span><text:span text:style-name="T1750">Вых</text:span><text:span text:style-name="T1729"> = </text:span><text:span text:style-name="T1750">128</text:span><text:span text:style-name="T1729">; // </text:span><text:span text:style-name="T1750">Выход</text:span><text:span text:style-name="T1739"> указателя мыши </text:span><text:span text:style-name="T1750">за границы окна</text:span><text:span text:style-name="T1739"><text:line-break/></text:span><text:span text:style-name="T1729"> <text:s text:c="3"/>сбтМшДвг = </text:span><text:span text:style-name="T1750">256</text:span><text:span text:style-name="T1729">; // </text:span><text:span text:style-name="T1739">Перемещение указателя мыши </text:span><text:span text:style-name="T1750">в окне</text:span></text:p>
      <text:p text:style-name="P609"/>
      <text:p text:style-name="P611"><text:span text:style-name="T1767">константы<text:line-break/> <text:s text:c="3"/>// </text:span><text:span text:style-name="T1769">состояние специальных клавиш</text:span><text:span text:style-name="T1767"><text:line-break/> <text:s text:c="3"/></text:span><text:span text:style-name="T1769">сскШифт</text:span><text:span text:style-name="T1768"> <text:s text:c="2"/>= <text:s/>1; // </text:span><text:span text:style-name="T1771">Нажата клавиша Shift</text:span><text:span text:style-name="T1768"><text:line-break/> <text:s text:c="3"/></text:span><text:span text:style-name="T1769">сскК</text:span><text:span text:style-name="T1770">трл</text:span><text:span text:style-name="T1768"> <text:s text:c="2"/>= <text:s/>2; // </text:span><text:span text:style-name="T1771">Нажата клавиша Ctrl</text:span><text:span text:style-name="T1768"><text:line-break/> <text:s text:c="3"/></text:span><text:span text:style-name="T1769">сск</text:span><text:span text:style-name="T1768">Альт <text:s text:c="2"/>= <text:s/></text:span><text:span text:style-name="T1770">4</text:span><text:span text:style-name="T1768">; // </text:span><text:span text:style-name="T1771">Нажата клавиша Alt</text:span><text:span text:style-name="T1768"><text:line-break/> <text:s text:c="3"/></text:span><text:span text:style-name="T1770">сскЛКМ <text:s text:c="3"/>= <text:s/>8; // </text:span><text:span text:style-name="T1771">Нажата левая кнопка мыши</text:span><text:span text:style-name="T1770"><text:line-break/> <text:s text:c="3"/>сскПКМ <text:s text:c="3"/>= 16; // </text:span><text:span text:style-name="T1771">Нажата правая кнопка мыши</text:span><text:span text:style-name="T1770"><text:line-break/> <text:s text:c="3"/>сскСКМ <text:s text:c="3"/>= 32; // </text:span><text:span text:style-name="T1771">Нажата средняя кнопка мыши</text:span><text:span text:style-name="T1770"><text:line-break/> <text:s text:c="3"/>сскДвКлик = 64; // </text:span><text:span text:style-name="T1771">Щелчок мыши следует считать двойным</text:span></text:p>
      <text:p text:style-name="P611"/>
      <text:p text:style-name="P614"><text:span text:style-name="T1767">константы<text:line-break/> <text:s text:c="3"/>// </text:span><text:span text:style-name="T1788">кнопки мыши</text:span><text:span text:style-name="T1767"><text:line-break/> <text:s text:c="3"/></text:span><text:span text:style-name="T1788">кнмЛевая</text:span><text:span text:style-name="T1768"> <text:s text:c="2"/>= <text:s text:c="2"/></text:span><text:span text:style-name="T1788">8</text:span><text:span text:style-name="T1768">;<text:line-break/> <text:s text:c="3"/></text:span><text:span text:style-name="T1788">кнмПравая</text:span><text:span text:style-name="T1768"> <text:s/>= <text:s/></text:span><text:span text:style-name="T1788">16</text:span><text:span text:style-name="T1768">;<text:line-break/> <text:s text:c="3"/></text:span><text:span text:style-name="T1788">кнмСредняя</text:span><text:span text:style-name="T1768"> = <text:s/></text:span><text:span text:style-name="T1788">32</text:span><text:span text:style-name="T1768">;</text:span></text:p>
      <text:h text:style-name="P760" text:outline-level="3">Процедура <text:span text:style-name="T1727">сбт</text:span><text:span text:style-name="T1728">Заказать</text:span><text:span text:style-name="T1726">()</text:span></text:h>
      <text:p text:style-name="Исходный_20_код"><text:span text:style-name="T1730">п</text:span>роцедура сбтЗаказать(<text:span text:style-name="T1760">окно</text:span><text:span text:style-name="T1738">: объект; </text:span><text:span text:style-name="T1730">что: целое</text:span>);</text:p>
      <text:p text:style-name="P597"><text:span text:style-name="T1776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6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58">передан нуль, очередь событий для указанного окна уничтожается.</text:span></text:p>
      <text:h text:style-name="P762" text:outline-level="3"><text:span text:style-name="T1725">Функция </text:span><text:span text:style-name="T1727">сбтЕ</text:span><text:span text:style-name="T1725">сть</text:span><text:span text:style-name="T1726">()</text:span></text:h>
      <text:p text:style-name="Исходный_20_код">функция сбтЕсть(<text:span text:style-name="T1761">окно</text:span><text:span text:style-name="T1741">: объект</text:span>): логическое;</text:p>
      <text:p text:style-name="P600">Возвращает истинное значение, если для указанного окна была <text:span text:style-name="T1777">создана</text:span> очередь событий, и в ней есть хотя бы одно <text:span text:style-name="T1759">событие</text:span>. <text:span text:style-name="T1759">В этом случае программа может вызвать</text:span><text:span text:style-name="T1757"> </text:span><text:span text:style-name="Source_20_Text"><text:span text:style-name="T1757">сбтЗабрать()</text:span></text:span><text:span text:style-name="T1757"> </text:span><text:span text:style-name="T1759">для извлечения события из очереди.</text:span></text:p>
      <text:h text:style-name="P761" text:outline-level="3"><text:soft-page-break/>Функция <text:span text:style-name="T1727">сбт</text:span><text:span text:style-name="T1745">Забрать</text:span><text:span text:style-name="T1726">()</text:span></text:h>
      <text:p text:style-name="P610">функция сбт<text:span text:style-name="T1746">Забрать</text:span>(<text:span text:style-name="T1761">окно</text:span>: объект): Событие;</text:p>
      <text:p text:style-name="P601">Удаляет из очереди переданного окна <text:span text:style-name="T1762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63" text:outline-level="3"><text:span text:style-name="T1725">Функция </text:span><text:span text:style-name="T1727">сбтС</text:span><text:span text:style-name="T1725">колько</text:span><text:span text:style-name="T1726">()</text:span></text:h>
      <text:p text:style-name="Исходный_20_код"><text:span text:style-name="T1743">ф</text:span>ункция сбтСколько(<text:span text:style-name="T1761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64">создана</text:span>, функция вернёт <text:span text:style-name="T1763">нуль</text:span>.</text:p>
      <text:h text:style-name="P763" text:outline-level="3"><text:span text:style-name="T1725">Функция</text:span> <text:span text:style-name="T1727">сбтС</text:span><text:span text:style-name="T1725">мотреть</text:span><text:span text:style-name="T1726">()</text:span></text:h>
      <text:p text:style-name="Исходный_20_код"><text:span text:style-name="T1744">ф</text:span>ункция сбтСмотреть(<text:span text:style-name="T1761">окно</text:span>: объект; <text:span text:style-name="T1754">идкс</text:span>: целое): Событие;</text:p>
      <text:p text:style-name="P605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65">НеверныйИндекс</text:span>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7-02T22:15:37.501298840</dc:date>
    <meta:editing-duration>P11DT18H20M28S</meta:editing-duration>
    <meta:editing-cycles>3262</meta:editing-cycles>
    <meta:generator>LibreOffice/7.3.7.2$Linux_X86_64 LibreOffice_project/30$Build-2</meta:generator>
    <meta:document-statistic meta:table-count="3" meta:image-count="0" meta:object-count="0" meta:page-count="71" meta:paragraph-count="1491" meta:word-count="20253" meta:character-count="153656" meta:non-whitespace-character-count="131443"/>
  </office:meta>
</office:document-meta>
</file>